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209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2173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1.6543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4.6457in"/>
    </style:style>
    <style:style style:name="co9" style:family="table-column">
      <style:table-column-properties fo:break-before="auto" style:column-width="0.8819in"/>
    </style:style>
    <style:style style:name="co10" style:family="table-column">
      <style:table-column-properties fo:break-before="auto" style:column-width="2.9839in"/>
    </style:style>
    <style:style style:name="co11" style:family="table-column">
      <style:table-column-properties fo:break-before="auto" style:column-width="2.0937in"/>
    </style:style>
    <style:style style:name="co12" style:family="table-column">
      <style:table-column-properties fo:break-before="auto" style:column-width="0.4965in"/>
    </style:style>
    <style:style style:name="co13" style:family="table-column">
      <style:table-column-properties fo:break-before="auto" style:column-width="1.622in"/>
    </style:style>
    <style:style style:name="co14" style:family="table-column">
      <style:table-column-properties fo:break-before="auto" style:column-width="4.88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padding="0.028in"/>
    </style:style>
  </office:automatic-styles>
  <office:body>
    <office:spreadsheet>
      <table:table table:name="Swis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S-cysteinyl 3-(oxidosulfanyl)alanine (Cys-Cys)</text:p>
          </table:table-cell>
          <table:table-cell office:value-type="float" office:value="112631" calcext:value-type="float">
            <text:p>11263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DISULFID</text:p>
          </table:table-cell>
          <table:table-cell table:formula="of:=[.B1]/SUM([.$B$1:.$B$507])" office:value-type="float" office:value="0.272609334420889" calcext:value-type="float">
            <text:p>0.2726093344</text:p>
          </table:table-cell>
          <table:table-cell table:formula="of:=LOG([.F1];2)" office:value-type="float" office:value="-1.87509313255288" calcext:value-type="float">
            <text:p>-1.8750931326</text:p>
          </table:table-cell>
          <table:table-cell table:formula="of:=[.G1]*[.F1]" office:value-type="float" office:value="-0.511167890842419" calcext:value-type="float">
            <text:p>-0.5111678908</text:p>
          </table:table-cell>
          <table:table-cell table:formula="of:=-SUM([.H1:.H507])" office:value-type="float" office:value="3.64052158050939" calcext:value-type="float">
            <text:p>3.6405215805</text:p>
          </table:table-cell>
          <table:table-cell table:formula="of:=2^[.I1]" office:value-type="float" office:value="12.4711411769976" calcext:value-type="float">
            <text:p>12.471141177</text:p>
          </table:table-cell>
        </table:table-row>
        <table:table-row table:style-name="ro1">
          <table:table-cell table:style-name="ce1" office:value-type="string" calcext:value-type="string">
            <text:p>N-linked (GlcNAc)</text:p>
          </table:table-cell>
          <table:table-cell office:value-type="float" office:value="103791" calcext:value-type="float">
            <text:p>10379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  <table:table-cell table:formula="of:=[.B2]/SUM([.$B$1:.$B$507])" office:value-type="float" office:value="0.251213213314971" calcext:value-type="float">
            <text:p>0.2512132133</text:p>
          </table:table-cell>
          <table:table-cell table:formula="of:=LOG([.F2];2)" office:value-type="float" office:value="-1.9930157457747" calcext:value-type="float">
            <text:p>-1.9930157458</text:p>
          </table:table-cell>
          <table:table-cell table:formula="of:=[.G2]*[.F2]" office:value-type="float" office:value="-0.500671889683395" calcext:value-type="float">
            <text:p>-0.500671889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hosphoserine</text:p>
          </table:table-cell>
          <table:table-cell office:value-type="float" office:value="68484" calcext:value-type="float">
            <text:p>68484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3]/SUM([.$B$1:.$B$507])" office:value-type="float" office:value="0.165757008802906" calcext:value-type="float">
            <text:p>0.1657570088</text:p>
          </table:table-cell>
          <table:table-cell table:formula="of:=LOG([.F3];2)" office:value-type="float" office:value="-2.59285822092105" calcext:value-type="float">
            <text:p>-2.5928582209</text:p>
          </table:table-cell>
          <table:table-cell table:formula="of:=[.G3]*[.F3]" office:value-type="float" office:value="-0.429784422949898" calcext:value-type="float">
            <text:p>-0.42978442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6-acetyllysine</text:p>
          </table:table-cell>
          <table:table-cell office:value-type="float" office:value="21878" calcext:value-type="float">
            <text:p>21878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4]/SUM([.$B$1:.$B$507])" office:value-type="float" office:value="0.0529529793614565" calcext:value-type="float">
            <text:p>0.0529529794</text:p>
          </table:table-cell>
          <table:table-cell table:formula="of:=LOG([.F4];2)" office:value-type="float" office:value="-4.23914433107033" calcext:value-type="float">
            <text:p>-4.2391443311</text:p>
          </table:table-cell>
          <table:table-cell table:formula="of:=[.G4]*[.F4]" office:value-type="float" office:value="-0.224475322273402" calcext:value-type="float">
            <text:p>-0.22447532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hosphothreonine</text:p>
          </table:table-cell>
          <table:table-cell office:value-type="float" office:value="16208" calcext:value-type="float">
            <text:p>16208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  <table:table-cell table:formula="of:=[.B5]/SUM([.$B$1:.$B$507])" office:value-type="float" office:value="0.0392294491951041" calcext:value-type="float">
            <text:p>0.0392294492</text:p>
          </table:table-cell>
          <table:table-cell table:formula="of:=LOG([.F5];2)" office:value-type="float" office:value="-4.67191911051752" calcext:value-type="float">
            <text:p>-4.6719191105</text:p>
          </table:table-cell>
          <table:table-cell table:formula="of:=[.G5]*[.F5]" office:value-type="float" office:value="-0.183276813389683" calcext:value-type="float">
            <text:p>-0.183276813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hosphotyrosine</text:p>
          </table:table-cell>
          <table:table-cell office:value-type="float" office:value="7952" calcext:value-type="float">
            <text:p>795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  <table:table-cell table:formula="of:=[.B6]/SUM([.$B$1:.$B$507])" office:value-type="float" office:value="0.0192468274925634" calcext:value-type="float">
            <text:p>0.0192468275</text:p>
          </table:table-cell>
          <table:table-cell table:formula="of:=LOG([.F6];2)" office:value-type="float" office:value="-5.69923552775637" calcext:value-type="float">
            <text:p>-5.6992355278</text:p>
          </table:table-cell>
          <table:table-cell table:formula="of:=[.G6]*[.F6]" office:value-type="float" office:value="-0.109692203042215" calcext:value-type="float">
            <text:p>-0.10969220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6-succinyllysine</text:p>
          </table:table-cell>
          <table:table-cell office:value-type="float" office:value="6777" calcext:value-type="float">
            <text:p>6777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7]/SUM([.$B$1:.$B$507])" office:value-type="float" office:value="0.0164028860559736" calcext:value-type="float">
            <text:p>0.0164028861</text:p>
          </table:table-cell>
          <table:table-cell table:formula="of:=LOG([.F7];2)" office:value-type="float" office:value="-5.92990651320441" calcext:value-type="float">
            <text:p>-5.9299065132</text:p>
          </table:table-cell>
          <table:table-cell table:formula="of:=[.G7]*[.F7]" office:value-type="float" office:value="-0.0972675808586678" calcext:value-type="float">
            <text:p>-0.097267580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6-(pyridoxal phosphate)lysine</text:p>
          </table:table-cell>
          <table:table-cell office:value-type="float" office:value="6456" calcext:value-type="float">
            <text:p>6456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8]/SUM([.$B$1:.$B$507])" office:value-type="float" office:value="0.0156259454592542" calcext:value-type="float">
            <text:p>0.0156259455</text:p>
          </table:table-cell>
          <table:table-cell table:formula="of:=LOG([.F8];2)" office:value-type="float" office:value="-5.99991270604087" calcext:value-type="float">
            <text:p>-5.999912706</text:p>
          </table:table-cell>
          <table:table-cell table:formula="of:=[.G8]*[.F8]" office:value-type="float" office:value="-0.0937543087048809" calcext:value-type="float">
            <text:p>-0.093754308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lycyl lysine isopeptide (Lys-Gly)</text:p>
          </table:table-cell>
          <table:table-cell office:value-type="float" office:value="4519" calcext:value-type="float">
            <text:p>4519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ROSSLNK</text:p>
          </table:table-cell>
          <table:table-cell table:formula="of:=[.B9]/SUM([.$B$1:.$B$507])" office:value-type="float" office:value="0.0109376777463398" calcext:value-type="float">
            <text:p>0.0109376777</text:p>
          </table:table-cell>
          <table:table-cell table:formula="of:=LOG([.F9];2)" office:value-type="float" office:value="-6.51454972764765" calcext:value-type="float">
            <text:p>-6.5145497276</text:p>
          </table:table-cell>
          <table:table-cell table:formula="of:=[.G9]*[.F9]" office:value-type="float" office:value="-0.0712540455835156" calcext:value-type="float">
            <text:p>-0.07125404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-acetylalanine</text:p>
          </table:table-cell>
          <table:table-cell office:value-type="float" office:value="3923" calcext:value-type="float">
            <text:p>3923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OD_RES</text:p>
          </table:table-cell>
          <table:table-cell table:formula="of:=[.B10]/SUM([.$B$1:.$B$507])" office:value-type="float" office:value="0.00949513383467382" calcext:value-type="float">
            <text:p>0.0094951338</text:p>
          </table:table-cell>
          <table:table-cell table:formula="of:=LOG([.F10];2)" office:value-type="float" office:value="-6.71859594924156" calcext:value-type="float">
            <text:p>-6.7185959492</text:p>
          </table:table-cell>
          <table:table-cell table:formula="of:=[.G10]*[.F10]" office:value-type="float" office:value="-0.063793967719146" calcext:value-type="float">
            <text:p>-0.063793967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-palmitoyl cysteine</text:p>
          </table:table-cell>
          <table:table-cell office:value-type="float" office:value="3769" calcext:value-type="float">
            <text:p>3769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IPID</text:p>
          </table:table-cell>
          <table:table-cell table:formula="of:=[.B11]/SUM([.$B$1:.$B$507])" office:value-type="float" office:value="0.00912239597830375" calcext:value-type="float">
            <text:p>0.009122396</text:p>
          </table:table-cell>
          <table:table-cell table:formula="of:=LOG([.F11];2)" office:value-type="float" office:value="-6.7763714896543" calcext:value-type="float">
            <text:p>-6.7763714897</text:p>
          </table:table-cell>
          <table:table-cell table:formula="of:=[.G11]*[.F11]" office:value-type="float" office:value="-0.0618167440247146" calcext:value-type="float">
            <text:p>-0.06181674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-acetylmethionine</text:p>
          </table:table-cell>
          <table:table-cell office:value-type="float" office:value="3190" calcext:value-type="float">
            <text:p>3190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OD_RES</text:p>
          </table:table-cell>
          <table:table-cell table:formula="of:=[.B12]/SUM([.$B$1:.$B$507])" office:value-type="float" office:value="0.00772099845337993" calcext:value-type="float">
            <text:p>0.0077209985</text:p>
          </table:table-cell>
          <table:table-cell table:formula="of:=LOG([.F12];2)" office:value-type="float" office:value="-7.01699686066642" calcext:value-type="float">
            <text:p>-7.0169968607</text:p>
          </table:table-cell>
          <table:table-cell table:formula="of:=[.G12]*[.F12]" office:value-type="float" office:value="-0.0541782219085773" calcext:value-type="float">
            <text:p>-0.0541782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acetylserine</text:p>
          </table:table-cell>
          <table:table-cell office:value-type="float" office:value="2403" calcext:value-type="float">
            <text:p>2403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13]/SUM([.$B$1:.$B$507])" office:value-type="float" office:value="0.00581616278478745" calcext:value-type="float">
            <text:p>0.0058161628</text:p>
          </table:table-cell>
          <table:table-cell table:formula="of:=LOG([.F13];2)" office:value-type="float" office:value="-7.42571663618879" calcext:value-type="float">
            <text:p>-7.4257166362</text:p>
          </table:table-cell>
          <table:table-cell table:formula="of:=[.G13]*[.F13]" office:value-type="float" office:value="-0.0431891767497783" calcext:value-type="float">
            <text:p>-0.0431891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palmitoyl cysteine</text:p>
          </table:table-cell>
          <table:table-cell office:value-type="float" office:value="2046" calcext:value-type="float">
            <text:p>2046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IPID</text:p>
          </table:table-cell>
          <table:table-cell table:formula="of:=[.B14]/SUM([.$B$1:.$B$507])" office:value-type="float" office:value="0.0049520886632023" calcext:value-type="float">
            <text:p>0.0049520887</text:p>
          </table:table-cell>
          <table:table-cell table:formula="of:=LOG([.F14];2)" office:value-type="float" office:value="-7.65774713957333" calcext:value-type="float">
            <text:p>-7.6577471396</text:p>
          </table:table-cell>
          <table:table-cell table:formula="of:=[.G14]*[.F14]" office:value-type="float" office:value="-0.0379218427955509" calcext:value-type="float">
            <text:p>-0.03792184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-diacylglycerol cysteine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IPID</text:p>
          </table:table-cell>
          <table:table-cell table:formula="of:=[.B15]/SUM([.$B$1:.$B$507])" office:value-type="float" office:value="0.00488431814386229" calcext:value-type="float">
            <text:p>0.0048843181</text:p>
          </table:table-cell>
          <table:table-cell table:formula="of:=LOG([.F15];2)" office:value-type="float" office:value="-7.6776271102123" calcext:value-type="float">
            <text:p>-7.6776271102</text:p>
          </table:table-cell>
          <table:table-cell table:formula="of:=[.G15]*[.F15]" office:value-type="float" office:value="-0.0374999733962189" calcext:value-type="float">
            <text:p>-0.0374999734</text:p>
          </table:table-cell>
          <table:table-cell table:style-name="ce2" office:value-type="string" calcext:value-type="string">
            <text:p>CROSSLNK</text:p>
          </table:table-cell>
          <table:table-cell/>
        </table:table-row>
        <table:table-row table:style-name="ro1">
          <table:table-cell office:value-type="string" calcext:value-type="string">
            <text:p>4-hydroxyproline</text:p>
          </table:table-cell>
          <table:table-cell office:value-type="float" office:value="1807" calcext:value-type="float">
            <text:p>1807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MOD_RES</text:p>
          </table:table-cell>
          <table:table-cell table:formula="of:=[.B16]/SUM([.$B$1:.$B$507])" office:value-type="float" office:value="0.00437361887312149" calcext:value-type="float">
            <text:p>0.0043736189</text:p>
          </table:table-cell>
          <table:table-cell table:formula="of:=LOG([.F16];2)" office:value-type="float" office:value="-7.83695677845406" calcext:value-type="float">
            <text:p>-7.8369567785</text:p>
          </table:table-cell>
          <table:table-cell table:formula="of:=[.G16]*[.F16]" office:value-type="float" office:value="-0.034275862074084" calcext:value-type="float">
            <text:p>-0.0342758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rrolidone carboxylic acid</text:p>
          </table:table-cell>
          <table:table-cell office:value-type="float" office:value="1607" calcext:value-type="float">
            <text:p>1607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MOD_RES</text:p>
          </table:table-cell>
          <table:table-cell table:formula="of:=[.B17]/SUM([.$B$1:.$B$507])" office:value-type="float" office:value="0.00388954373497854" calcext:value-type="float">
            <text:p>0.0038895437</text:p>
          </table:table-cell>
          <table:table-cell table:formula="of:=LOG([.F17];2)" office:value-type="float" office:value="-8.00618335564356" calcext:value-type="float">
            <text:p>-8.0061833556</text:p>
          </table:table-cell>
          <table:table-cell table:formula="of:=[.G17]*[.F17]" office:value-type="float" office:value="-0.0311404003120329" calcext:value-type="float">
            <text:p>-0.0311404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6-carboxylysine</text:p>
          </table:table-cell>
          <table:table-cell office:value-type="float" office:value="1607" calcext:value-type="float">
            <text:p>1607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18]/SUM([.$B$1:.$B$507])" office:value-type="float" office:value="0.00388954373497854" calcext:value-type="float">
            <text:p>0.0038895437</text:p>
          </table:table-cell>
          <table:table-cell table:formula="of:=LOG([.F18];2)" office:value-type="float" office:value="-8.00618335564356" calcext:value-type="float">
            <text:p>-8.0061833556</text:p>
          </table:table-cell>
          <table:table-cell table:formula="of:=[.G18]*[.F18]" office:value-type="float" office:value="-0.0311404003120329" calcext:value-type="float">
            <text:p>-0.0311404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myristoyl glycine</text:p>
          </table:table-cell>
          <table:table-cell office:value-type="float" office:value="1445" calcext:value-type="float">
            <text:p>1445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LIPID</text:p>
          </table:table-cell>
          <table:table-cell table:formula="of:=[.B19]/SUM([.$B$1:.$B$507])" office:value-type="float" office:value="0.00349744287308276" calcext:value-type="float">
            <text:p>0.0034974429</text:p>
          </table:table-cell>
          <table:table-cell table:formula="of:=LOG([.F19];2)" office:value-type="float" office:value="-8.15948379193061" calcext:value-type="float">
            <text:p>-8.1594837919</text:p>
          </table:table-cell>
          <table:table-cell table:formula="of:=[.G19]*[.F19]" office:value-type="float" office:value="-0.028537328436122" calcext:value-type="float">
            <text:p>-0.0285373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5-methylglutamine</text:p>
          </table:table-cell>
          <table:table-cell office:value-type="float" office:value="1410" calcext:value-type="float">
            <text:p>1410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MOD_RES</text:p>
          </table:table-cell>
          <table:table-cell table:formula="of:=[.B20]/SUM([.$B$1:.$B$507])" office:value-type="float" office:value="0.00341272972390774" calcext:value-type="float">
            <text:p>0.0034127297</text:p>
          </table:table-cell>
          <table:table-cell table:formula="of:=LOG([.F20];2)" office:value-type="float" office:value="-8.1948581220325" calcext:value-type="float">
            <text:p>-8.194858122</text:p>
          </table:table-cell>
          <table:table-cell table:formula="of:=[.G20]*[.F20]" office:value-type="float" office:value="-0.0279668358962671" calcext:value-type="float">
            <text:p>-0.0279668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GalNAc)</text:p>
          </table:table-cell>
          <table:table-cell office:value-type="float" office:value="1318" calcext:value-type="float">
            <text:p>1318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ARBOHYD</text:p>
          </table:table-cell>
          <table:table-cell table:formula="of:=[.B21]/SUM([.$B$1:.$B$507])" office:value-type="float" office:value="0.00319005516036199" calcext:value-type="float">
            <text:p>0.0031900552</text:p>
          </table:table-cell>
          <table:table-cell table:formula="of:=LOG([.F21];2)" office:value-type="float" office:value="-8.2922029143106" calcext:value-type="float">
            <text:p>-8.2922029143</text:p>
          </table:table-cell>
          <table:table-cell table:formula="of:=[.G21]*[.F21]" office:value-type="float" office:value="-0.0264525846975653" calcext:value-type="float">
            <text:p>-0.0264525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6,N6,N6-trimethyllysine</text:p>
          </table:table-cell>
          <table:table-cell office:value-type="float" office:value="1290" calcext:value-type="float">
            <text:p>1290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22]/SUM([.$B$1:.$B$507])" office:value-type="float" office:value="0.00312228464102198" calcext:value-type="float">
            <text:p>0.0031222846</text:p>
          </table:table-cell>
          <table:table-cell table:formula="of:=LOG([.F22];2)" office:value-type="float" office:value="-8.32318221900804" calcext:value-type="float">
            <text:p>-8.323182219</text:p>
          </table:table-cell>
          <table:table-cell table:formula="of:=[.G22]*[.F22]" office:value-type="float" office:value="-0.025987344006836" calcext:value-type="float">
            <text:p>-0.025987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carboxyglutamate</text:p>
          </table:table-cell>
          <table:table-cell office:value-type="float" office:value="1254" calcext:value-type="float">
            <text:p>1254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  <table:table-cell table:formula="of:=[.B23]/SUM([.$B$1:.$B$507])" office:value-type="float" office:value="0.00303515111615625" calcext:value-type="float">
            <text:p>0.0030351511</text:p>
          </table:table-cell>
          <table:table-cell table:formula="of:=LOG([.F23];2)" office:value-type="float" office:value="-8.36401593651662" calcext:value-type="float">
            <text:p>-8.3640159365</text:p>
          </table:table-cell>
          <table:table-cell table:formula="of:=[.G23]*[.F23]" office:value-type="float" office:value="-0.0253860523052671" calcext:value-type="float">
            <text:p>-0.0253860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ruvic acid (Ser)</text:p>
          </table:table-cell>
          <table:table-cell office:value-type="float" office:value="1210" calcext:value-type="float">
            <text:p>1210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24]/SUM([.$B$1:.$B$507])" office:value-type="float" office:value="0.0029286545857648" calcext:value-type="float">
            <text:p>0.0029286546</text:p>
          </table:table-cell>
          <table:table-cell table:formula="of:=LOG([.F24];2)" office:value-type="float" office:value="-8.4155462371567" calcext:value-type="float">
            <text:p>-8.4155462372</text:p>
          </table:table-cell>
          <table:table-cell table:formula="of:=[.G24]*[.F24]" office:value-type="float" office:value="-0.0246462280791647" calcext:value-type="float">
            <text:p>-0.0246462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6-methyllysine</text:p>
          </table:table-cell>
          <table:table-cell office:value-type="float" office:value="1117" calcext:value-type="float">
            <text:p>1117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25]/SUM([.$B$1:.$B$507])" office:value-type="float" office:value="0.00270355964652833" calcext:value-type="float">
            <text:p>0.0027035596</text:p>
          </table:table-cell>
          <table:table-cell table:formula="of:=LOG([.F25];2)" office:value-type="float" office:value="-8.53092409883534" calcext:value-type="float">
            <text:p>-8.5309240988</text:p>
          </table:table-cell>
          <table:table-cell table:formula="of:=[.G25]*[.F25]" office:value-type="float" office:value="-0.0230638621412073" calcext:value-type="float">
            <text:p>-0.0230638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geranylgeranyl cysteine</text:p>
          </table:table-cell>
          <table:table-cell office:value-type="float" office:value="1098" calcext:value-type="float">
            <text:p>1098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IPID</text:p>
          </table:table-cell>
          <table:table-cell table:formula="of:=[.B26]/SUM([.$B$1:.$B$507])" office:value-type="float" office:value="0.00265757250840475" calcext:value-type="float">
            <text:p>0.0026575725</text:p>
          </table:table-cell>
          <table:table-cell table:formula="of:=LOG([.F26];2)" office:value-type="float" office:value="-8.55567523031346" calcext:value-type="float">
            <text:p>-8.5556752303</text:p>
          </table:table-cell>
          <table:table-cell table:formula="of:=[.G26]*[.F26]" office:value-type="float" office:value="-0.0227373272829206" calcext:value-type="float">
            <text:p>-0.0227373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(pantetheine 4'-phosphoryl)serine</text:p>
          </table:table-cell>
          <table:table-cell office:value-type="float" office:value="1021" calcext:value-type="float">
            <text:p>102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27]/SUM([.$B$1:.$B$507])" office:value-type="float" office:value="0.00247120358021972" calcext:value-type="float">
            <text:p>0.0024712036</text:p>
          </table:table-cell>
          <table:table-cell table:formula="of:=LOG([.F27];2)" office:value-type="float" office:value="-8.66057041844085" calcext:value-type="float">
            <text:p>-8.6605704184</text:p>
          </table:table-cell>
          <table:table-cell table:formula="of:=[.G27]*[.F27]" office:value-type="float" office:value="-0.021402032624796" calcext:value-type="float">
            <text:p>-0.0214020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lfotyrosine</text:p>
          </table:table-cell>
          <table:table-cell office:value-type="float" office:value="1020" calcext:value-type="float">
            <text:p>102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  <table:table-cell table:formula="of:=[.B28]/SUM([.$B$1:.$B$507])" office:value-type="float" office:value="0.00246878320452901" calcext:value-type="float">
            <text:p>0.0024687832</text:p>
          </table:table-cell>
          <table:table-cell table:formula="of:=LOG([.F28];2)" office:value-type="float" office:value="-8.6619841324598" calcext:value-type="float">
            <text:p>-8.6619841325</text:p>
          </table:table-cell>
          <table:table-cell table:formula="of:=[.G28]*[.F28]" office:value-type="float" office:value="-0.0213845609441135" calcext:value-type="float">
            <text:p>-0.0213845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aspartylphosphate</text:p>
          </table:table-cell>
          <table:table-cell office:value-type="float" office:value="944" calcext:value-type="float">
            <text:p>944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MOD_RES</text:p>
          </table:table-cell>
          <table:table-cell table:formula="of:=[.B29]/SUM([.$B$1:.$B$507])" office:value-type="float" office:value="0.00228483465203469" calcext:value-type="float">
            <text:p>0.0022848347</text:p>
          </table:table-cell>
          <table:table-cell table:formula="of:=LOG([.F29];2)" office:value-type="float" office:value="-8.77369451995681" calcext:value-type="float">
            <text:p>-8.77369452</text:p>
          </table:table-cell>
          <table:table-cell table:formula="of:=[.G29]*[.F29]" office:value-type="float" office:value="-0.0200464412655642" calcext:value-type="float">
            <text:p>-0.02004644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enylalanine amide</text:p>
          </table:table-cell>
          <table:table-cell office:value-type="float" office:value="836" calcext:value-type="float">
            <text:p>836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MOD_RES</text:p>
          </table:table-cell>
          <table:table-cell table:formula="of:=[.B30]/SUM([.$B$1:.$B$507])" office:value-type="float" office:value="0.0020234340774375" calcext:value-type="float">
            <text:p>0.0020234341</text:p>
          </table:table-cell>
          <table:table-cell table:formula="of:=LOG([.F30];2)" office:value-type="float" office:value="-8.94897843723777" calcext:value-type="float">
            <text:p>-8.9489784372</text:p>
          </table:table-cell>
          <table:table-cell table:formula="of:=[.G30]*[.F30]" office:value-type="float" office:value="-0.0181076679281603" calcext:value-type="float">
            <text:p>-0.01810766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steine methyl ester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31]/SUM([.$B$1:.$B$507])" office:value-type="float" office:value="0.00200891182329321" calcext:value-type="float">
            <text:p>0.0020089118</text:p>
          </table:table-cell>
          <table:table-cell table:formula="of:=LOG([.F31];2)" office:value-type="float" office:value="-8.95937004308437" calcext:value-type="float">
            <text:p>-8.9593700431</text:p>
          </table:table-cell>
          <table:table-cell table:formula="of:=[.G31]*[.F31]" office:value-type="float" office:value="-0.0179985844088112" calcext:value-type="float">
            <text:p>-0.0179985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6,N6-dimethyllysine</text:p>
          </table:table-cell>
          <table:table-cell office:value-type="float" office:value="785" calcext:value-type="float">
            <text:p>785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32]/SUM([.$B$1:.$B$507])" office:value-type="float" office:value="0.00189999491721105" calcext:value-type="float">
            <text:p>0.0018999949</text:p>
          </table:table-cell>
          <table:table-cell table:formula="of:=LOG([.F32];2)" office:value-type="float" office:value="-9.03978872553966" calcext:value-type="float">
            <text:p>-9.0397887255</text:p>
          </table:table-cell>
          <table:table-cell table:formula="of:=[.G32]*[.F32]" office:value-type="float" office:value="-0.0171755526311871" calcext:value-type="float">
            <text:p>-0.0171755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ymmetric dimethylarginine</text:p>
          </table:table-cell>
          <table:table-cell office:value-type="float" office:value="775" calcext:value-type="float">
            <text:p>775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  <table:table-cell table:formula="of:=[.B33]/SUM([.$B$1:.$B$507])" office:value-type="float" office:value="0.0018757911603039" calcext:value-type="float">
            <text:p>0.0018757912</text:p>
          </table:table-cell>
          <table:table-cell table:formula="of:=LOG([.F33];2)" office:value-type="float" office:value="-9.05828506915706" calcext:value-type="float">
            <text:p>-9.0582850692</text:p>
          </table:table-cell>
          <table:table-cell table:formula="of:=[.G33]*[.F33]" office:value-type="float" office:value="-0.0169914510602376" calcext:value-type="float">
            <text:p>-0.0169914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ucine amide</text:p>
          </table:table-cell>
          <table:table-cell office:value-type="float" office:value="762" calcext:value-type="float">
            <text:p>762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MOD_RES</text:p>
          </table:table-cell>
          <table:table-cell table:formula="of:=[.B34]/SUM([.$B$1:.$B$507])" office:value-type="float" office:value="0.00184432627632461" calcext:value-type="float">
            <text:p>0.0018443263</text:p>
          </table:table-cell>
          <table:table-cell table:formula="of:=LOG([.F34];2)" office:value-type="float" office:value="-9.08269038182533" calcext:value-type="float">
            <text:p>-9.0826903818</text:p>
          </table:table-cell>
          <table:table-cell table:formula="of:=[.G34]*[.F34]" office:value-type="float" office:value="-0.0167514445309213" calcext:value-type="float">
            <text:p>-0.0167514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methylthioaspartic acid</text:p>
          </table:table-cell>
          <table:table-cell office:value-type="float" office:value="743" calcext:value-type="float">
            <text:p>743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MOD_RES</text:p>
          </table:table-cell>
          <table:table-cell table:formula="of:=[.B35]/SUM([.$B$1:.$B$507])" office:value-type="float" office:value="0.00179833913820103" calcext:value-type="float">
            <text:p>0.0017983391</text:p>
          </table:table-cell>
          <table:table-cell table:formula="of:=LOG([.F35];2)" office:value-type="float" office:value="-9.11911916878006" calcext:value-type="float">
            <text:p>-9.1191191688</text:p>
          </table:table-cell>
          <table:table-cell table:formula="of:=[.G35]*[.F35]" office:value-type="float" office:value="-0.0163992689071364" calcext:value-type="float">
            <text:p>-0.0163992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acetylthreonine</text:p>
          </table:table-cell>
          <table:table-cell office:value-type="float" office:value="732" calcext:value-type="float">
            <text:p>732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  <table:table-cell table:formula="of:=[.B36]/SUM([.$B$1:.$B$507])" office:value-type="float" office:value="0.00177171500560317" calcext:value-type="float">
            <text:p>0.001771715</text:p>
          </table:table-cell>
          <table:table-cell table:formula="of:=LOG([.F36];2)" office:value-type="float" office:value="-9.14063773103461" calcext:value-type="float">
            <text:p>-9.140637731</text:p>
          </table:table-cell>
          <table:table-cell table:formula="of:=[.G36]*[.F36]" office:value-type="float" office:value="-0.0161946050288565" calcext:value-type="float">
            <text:p>-0.016194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sphohistidine</text:p>
          </table:table-cell>
          <table:table-cell office:value-type="float" office:value="701" calcext:value-type="float">
            <text:p>701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  <table:table-cell table:formula="of:=[.B37]/SUM([.$B$1:.$B$507])" office:value-type="float" office:value="0.00169668335919101" calcext:value-type="float">
            <text:p>0.0016966834</text:p>
          </table:table-cell>
          <table:table-cell table:formula="of:=LOG([.F37];2)" office:value-type="float" office:value="-9.20306693530803" calcext:value-type="float">
            <text:p>-9.2030669353</text:p>
          </table:table-cell>
          <table:table-cell table:formula="of:=[.G37]*[.F37]" office:value-type="float" office:value="-0.0156146905226582" calcext:value-type="float">
            <text:p>-0.0156146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GalNAc)</text:p>
          </table:table-cell>
          <table:table-cell office:value-type="float" office:value="685" calcext:value-type="float">
            <text:p>685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  <table:table-cell table:formula="of:=[.B38]/SUM([.$B$1:.$B$507])" office:value-type="float" office:value="0.00165795734813958" calcext:value-type="float">
            <text:p>0.0016579573</text:p>
          </table:table-cell>
          <table:table-cell table:formula="of:=LOG([.F38];2)" office:value-type="float" office:value="-9.23637739147077" calcext:value-type="float">
            <text:p>-9.2363773915</text:p>
          </table:table-cell>
          <table:table-cell table:formula="of:=[.G38]*[.F38]" office:value-type="float" office:value="-0.0153135197663792" calcext:value-type="float">
            <text:p>-0.0153135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6-lipoyllysine</text:p>
          </table:table-cell>
          <table:table-cell office:value-type="float" office:value="585" calcext:value-type="float">
            <text:p>585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39]/SUM([.$B$1:.$B$507])" office:value-type="float" office:value="0.00141591977906811" calcext:value-type="float">
            <text:p>0.0014159198</text:p>
          </table:table-cell>
          <table:table-cell table:formula="of:=LOG([.F39];2)" office:value-type="float" office:value="-9.46404475484789" calcext:value-type="float">
            <text:p>-9.4640447548</text:p>
          </table:table-cell>
          <table:table-cell table:formula="of:=[.G39]*[.F39]" office:value-type="float" office:value="-0.0134003281583749" calcext:value-type="float">
            <text:p>-0.0134003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6-crotonyl-L-lysine</text:p>
          </table:table-cell>
          <table:table-cell office:value-type="float" office:value="549" calcext:value-type="float">
            <text:p>549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40]/SUM([.$B$1:.$B$507])" office:value-type="float" office:value="0.00132878625420238" calcext:value-type="float">
            <text:p>0.0013287863</text:p>
          </table:table-cell>
          <table:table-cell table:formula="of:=LOG([.F40];2)" office:value-type="float" office:value="-9.55567523031345" calcext:value-type="float">
            <text:p>-9.5556752303</text:p>
          </table:table-cell>
          <table:table-cell table:formula="of:=[.G40]*[.F40]" office:value-type="float" office:value="-0.0126974498956627" calcext:value-type="float">
            <text:p>-0.0126974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(S-cysteinyl)pyruvic acid O- phosphothioketal</text:p>
          </table:table-cell>
          <table:table-cell office:value-type="float" office:value="530" calcext:value-type="float">
            <text:p>53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41]/SUM([.$B$1:.$B$507])" office:value-type="float" office:value="0.0012827991160788" calcext:value-type="float">
            <text:p>0.0012827991</text:p>
          </table:table-cell>
          <table:table-cell table:formula="of:=LOG([.F41];2)" office:value-type="float" office:value="-9.60648901986809" calcext:value-type="float">
            <text:p>-9.6064890199</text:p>
          </table:table-cell>
          <table:table-cell table:formula="of:=[.G41]*[.F41]" office:value-type="float" office:value="-0.0123231956233075" calcext:value-type="float">
            <text:p>-0.0123231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(dipyrrolylmethanemethyl)cysteine</text:p>
          </table:table-cell>
          <table:table-cell office:value-type="float" office:value="471" calcext:value-type="float">
            <text:p>47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42]/SUM([.$B$1:.$B$507])" office:value-type="float" office:value="0.00113999695032663" calcext:value-type="float">
            <text:p>0.001139997</text:p>
          </table:table-cell>
          <table:table-cell table:formula="of:=LOG([.F42];2)" office:value-type="float" office:value="-9.77675431970587" calcext:value-type="float">
            <text:p>-9.7767543197</text:p>
          </table:table-cell>
          <table:table-cell table:formula="of:=[.G42]*[.F42]" office:value-type="float" office:value="-0.0111454701085574" calcext:value-type="float">
            <text:p>-0.01114547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nitrosocysteine</text:p>
          </table:table-cell>
          <table:table-cell office:value-type="float" office:value="468" calcext:value-type="float">
            <text:p>468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43]/SUM([.$B$1:.$B$507])" office:value-type="float" office:value="0.00113273582325449" calcext:value-type="float">
            <text:p>0.0011327358</text:p>
          </table:table-cell>
          <table:table-cell table:formula="of:=LOG([.F43];2)" office:value-type="float" office:value="-9.78597284973525" calcext:value-type="float">
            <text:p>-9.7859728497</text:p>
          </table:table-cell>
          <table:table-cell table:formula="of:=[.G43]*[.F43]" office:value-type="float" office:value="-0.0110849220122909" calcext:value-type="float">
            <text:p>-0.011084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rulline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  <table:table-cell table:formula="of:=[.B44]/SUM([.$B$1:.$B$507])" office:value-type="float" office:value="0.00105044304977019" calcext:value-type="float">
            <text:p>0.001050443</text:p>
          </table:table-cell>
          <table:table-cell table:formula="of:=LOG([.F44];2)" office:value-type="float" office:value="-9.89478633687417" calcext:value-type="float">
            <text:p>-9.8947863369</text:p>
          </table:table-cell>
          <table:table-cell table:formula="of:=[.G44]*[.F44]" office:value-type="float" office:value="-0.0103939095365305" calcext:value-type="float">
            <text:p>-0.0103939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ne amide</text:p>
          </table:table-cell>
          <table:table-cell office:value-type="float" office:value="417" calcext:value-type="float">
            <text:p>417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MOD_RES</text:p>
          </table:table-cell>
          <table:table-cell table:formula="of:=[.B45]/SUM([.$B$1:.$B$507])" office:value-type="float" office:value="0.00100929666302804" calcext:value-type="float">
            <text:p>0.0010092967</text:p>
          </table:table-cell>
          <table:table-cell table:formula="of:=LOG([.F45];2)" office:value-type="float" office:value="-9.95243399587399" calcext:value-type="float">
            <text:p>-9.9524339959</text:p>
          </table:table-cell>
          <table:table-cell table:formula="of:=[.G45]*[.F45]" office:value-type="float" office:value="-0.0100449584210424" calcext:value-type="float">
            <text:p>-0.0100449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-anchor amidated serine</text:p>
          </table:table-cell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LIPID</text:p>
          </table:table-cell>
          <table:table-cell table:formula="of:=[.B46]/SUM([.$B$1:.$B$507])" office:value-type="float" office:value="0.000977831779048744" calcext:value-type="float">
            <text:p>0.0009778318</text:p>
          </table:table-cell>
          <table:table-cell table:formula="of:=LOG([.F46];2)" office:value-type="float" office:value="-9.99812608656686" calcext:value-type="float">
            <text:p>-9.9981260866</text:p>
          </table:table-cell>
          <table:table-cell table:formula="of:=[.G46]*[.F46]" office:value-type="float" office:value="-0.00977648541838133" calcext:value-type="float">
            <text:p>-0.0097764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6-methylated lysine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47]/SUM([.$B$1:.$B$507])" office:value-type="float" office:value="0.000948787270760167" calcext:value-type="float">
            <text:p>0.0009487873</text:p>
          </table:table-cell>
          <table:table-cell table:formula="of:=LOG([.F47];2)" office:value-type="float" office:value="-10.0416277252034" calcext:value-type="float">
            <text:p>-10.0416277252</text:p>
          </table:table-cell>
          <table:table-cell table:formula="of:=[.G47]*[.F47]" office:value-type="float" office:value="-0.00952736856338541" calcext:value-type="float">
            <text:p>-0.00952736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GlcNAc)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  <table:table-cell table:formula="of:=[.B48]/SUM([.$B$1:.$B$507])" office:value-type="float" office:value="0.000943946519378738" calcext:value-type="float">
            <text:p>0.0009439465</text:p>
          </table:table-cell>
          <table:table-cell table:formula="of:=LOG([.F48];2)" office:value-type="float" office:value="-10.049007255569" calcext:value-type="float">
            <text:p>-10.0490072556</text:p>
          </table:table-cell>
          <table:table-cell table:formula="of:=[.G48]*[.F48]" office:value-type="float" office:value="-0.00948572542210608" calcext:value-type="float">
            <text:p>-0.0094857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farnesyl cysteine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IPID</text:p>
          </table:table-cell>
          <table:table-cell table:formula="of:=[.B49]/SUM([.$B$1:.$B$507])" office:value-type="float" office:value="0.00092458351385302" calcext:value-type="float">
            <text:p>0.0009245835</text:p>
          </table:table-cell>
          <table:table-cell table:formula="of:=LOG([.F49];2)" office:value-type="float" office:value="-10.0789087412829" calcext:value-type="float">
            <text:p>-10.0789087413</text:p>
          </table:table-cell>
          <table:table-cell table:formula="of:=[.G49]*[.F49]" office:value-type="float" office:value="-0.00931879285981927" calcext:value-type="float">
            <text:p>-0.00931879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cyl lysine isopeptide (Gly-Lys)</text:p>
          </table:table-cell>
          <table:table-cell office:value-type="float" office:value="354" calcext:value-type="float">
            <text:p>354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CROSSLNK</text:p>
          </table:table-cell>
          <table:table-cell table:formula="of:=[.B50]/SUM([.$B$1:.$B$507])" office:value-type="float" office:value="0.000856812994513008" calcext:value-type="float">
            <text:p>0.000856813</text:p>
          </table:table-cell>
          <table:table-cell table:formula="of:=LOG([.F50];2)" office:value-type="float" office:value="-10.1887320192357" calcext:value-type="float">
            <text:p>-10.1887320192</text:p>
          </table:table-cell>
          <table:table-cell table:formula="of:=[.G50]*[.F50]" office:value-type="float" office:value="-0.00872983799169187" calcext:value-type="float">
            <text:p>-0.008729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ga-N-methylated arginine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  <table:table-cell table:formula="of:=[.B51]/SUM([.$B$1:.$B$507])" office:value-type="float" office:value="0.000832609237605861" calcext:value-type="float">
            <text:p>0.0008326092</text:p>
          </table:table-cell>
          <table:table-cell table:formula="of:=LOG([.F51];2)" office:value-type="float" office:value="-10.2300728146166" calcext:value-type="float">
            <text:p>-10.2300728146</text:p>
          </table:table-cell>
          <table:table-cell table:formula="of:=[.G51]*[.F51]" office:value-type="float" office:value="-0.00851765312683034" calcext:value-type="float">
            <text:p>-0.0085176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yptophyl-tyrosyl-methioninium (Trp-Tyr)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SSLNK</text:p>
          </table:table-cell>
          <table:table-cell table:formula="of:=[.B52]/SUM([.$B$1:.$B$507])" office:value-type="float" office:value="0.000822927734843002" calcext:value-type="float">
            <text:p>0.0008229277</text:p>
          </table:table-cell>
          <table:table-cell table:formula="of:=LOG([.F52];2)" office:value-type="float" office:value="-10.246946633181" calcext:value-type="float">
            <text:p>-10.2469466332</text:p>
          </table:table-cell>
          <table:table-cell table:formula="of:=[.G52]*[.F52]" office:value-type="float" office:value="-0.00843249658190073" calcext:value-type="float">
            <text:p>-0.0084324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yptophyl-tyrosyl-methioninium (Tyr-Met)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ROSSLNK</text:p>
          </table:table-cell>
          <table:table-cell table:formula="of:=[.B53]/SUM([.$B$1:.$B$507])" office:value-type="float" office:value="0.000822927734843002" calcext:value-type="float">
            <text:p>0.0008229277</text:p>
          </table:table-cell>
          <table:table-cell table:formula="of:=LOG([.F53];2)" office:value-type="float" office:value="-10.246946633181" calcext:value-type="float">
            <text:p>-10.2469466332</text:p>
          </table:table-cell>
          <table:table-cell table:formula="of:=[.G53]*[.F53]" office:value-type="float" office:value="-0.00843249658190073" calcext:value-type="float">
            <text:p>-0.0084324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ga-N-methylarginine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  <table:table-cell table:formula="of:=[.B54]/SUM([.$B$1:.$B$507])" office:value-type="float" office:value="0.000808405480698714" calcext:value-type="float">
            <text:p>0.0008084055</text:p>
          </table:table-cell>
          <table:table-cell table:formula="of:=LOG([.F54];2)" office:value-type="float" office:value="-10.2726332768446" calcext:value-type="float">
            <text:p>-10.2726332768</text:p>
          </table:table-cell>
          <table:table-cell table:formula="of:=[.G54]*[.F54]" office:value-type="float" office:value="-0.00830445304220917" calcext:value-type="float">
            <text:p>-0.0083044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droxyproline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MOD_RES</text:p>
          </table:table-cell>
          <table:table-cell table:formula="of:=[.B55]/SUM([.$B$1:.$B$507])" office:value-type="float" office:value="0.000781781348100852" calcext:value-type="float">
            <text:p>0.0007817813</text:p>
          </table:table-cell>
          <table:table-cell table:formula="of:=LOG([.F55];2)" office:value-type="float" office:value="-10.3209472146247" calcext:value-type="float">
            <text:p>-10.3209472146</text:p>
          </table:table-cell>
          <table:table-cell table:formula="of:=[.G55]*[.F55]" office:value-type="float" office:value="-0.00806872402712706" calcext:value-type="float">
            <text:p>-0.008068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rated tyrosine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  <table:table-cell table:formula="of:=[.B56]/SUM([.$B$1:.$B$507])" office:value-type="float" office:value="0.000733373834286558" calcext:value-type="float">
            <text:p>0.0007333738</text:p>
          </table:table-cell>
          <table:table-cell table:formula="of:=LOG([.F56];2)" office:value-type="float" office:value="-10.4131635858457" calcext:value-type="float">
            <text:p>-10.4131635858</text:p>
          </table:table-cell>
          <table:table-cell table:formula="of:=[.G56]*[.F56]" office:value-type="float" office:value="-0.00763674170600483" calcext:value-type="float">
            <text:p>-0.0076367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acetylproline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MOD_RES</text:p>
          </table:table-cell>
          <table:table-cell table:formula="of:=[.B57]/SUM([.$B$1:.$B$507])" office:value-type="float" office:value="0.000728533082905129" calcext:value-type="float">
            <text:p>0.0007285331</text:p>
          </table:table-cell>
          <table:table-cell table:formula="of:=LOG([.F57];2)" office:value-type="float" office:value="-10.422717892559" calcext:value-type="float">
            <text:p>-10.4227178926</text:p>
          </table:table-cell>
          <table:table-cell table:formula="of:=[.G57]*[.F57]" office:value-type="float" office:value="-0.00759329479851642" calcext:value-type="float">
            <text:p>-0.0075932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,3-didehydroalanine (Ser)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58]/SUM([.$B$1:.$B$507])" office:value-type="float" office:value="0.000709170077379411" calcext:value-type="float">
            <text:p>0.0007091701</text:p>
          </table:table-cell>
          <table:table-cell table:formula="of:=LOG([.F58];2)" office:value-type="float" office:value="-10.4615807148964" calcext:value-type="float">
            <text:p>-10.4615807149</text:p>
          </table:table-cell>
          <table:table-cell table:formula="of:=[.G58]*[.F58]" office:value-type="float" office:value="-0.00741904000509404" calcext:value-type="float">
            <text:p>-0.00741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hydroxylysine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59]/SUM([.$B$1:.$B$507])" office:value-type="float" office:value="0.00067770519340012" calcext:value-type="float">
            <text:p>0.0006777052</text:p>
          </table:table-cell>
          <table:table-cell table:formula="of:=LOG([.F59];2)" office:value-type="float" office:value="-10.5270545523737" calcext:value-type="float">
            <text:p>-10.5270545524</text:p>
          </table:table-cell>
          <table:table-cell table:formula="of:=[.G59]*[.F59]" office:value-type="float" office:value="-0.00713423954135002" calcext:value-type="float">
            <text:p>-0.0071342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NAc) (complex)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  <table:table-cell table:formula="of:=[.B60]/SUM([.$B$1:.$B$507])" office:value-type="float" office:value="0.000668023690637261" calcext:value-type="float">
            <text:p>0.0006680237</text:p>
          </table:table-cell>
          <table:table-cell table:formula="of:=LOG([.F60];2)" office:value-type="float" office:value="-10.5478131125405" calcext:value-type="float">
            <text:p>-10.5478131125</text:p>
          </table:table-cell>
          <table:table-cell table:formula="of:=[.G60]*[.F60]" office:value-type="float" office:value="-0.00704618904359139" calcext:value-type="float">
            <text:p>-0.007046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-linked (Man)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ARBOHYD</text:p>
          </table:table-cell>
          <table:table-cell table:formula="of:=[.B61]/SUM([.$B$1:.$B$507])" office:value-type="float" office:value="0.000626877303895111" calcext:value-type="float">
            <text:p>0.0006268773</text:p>
          </table:table-cell>
          <table:table-cell table:formula="of:=LOG([.F61];2)" office:value-type="float" office:value="-10.6395292816321" calcext:value-type="float">
            <text:p>-10.6395292816</text:p>
          </table:table-cell>
          <table:table-cell table:formula="of:=[.G61]*[.F61]" office:value-type="float" office:value="-0.00666967943078261" calcext:value-type="float">
            <text:p>-0.0066696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imidazolinone (Ala-Gly)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  <table:table-cell table:formula="of:=[.B62]/SUM([.$B$1:.$B$507])" office:value-type="float" office:value="0.000605093922678678" calcext:value-type="float">
            <text:p>0.0006050939</text:p>
          </table:table-cell>
          <table:table-cell table:formula="of:=LOG([.F62];2)" office:value-type="float" office:value="-10.6905532846566" calcext:value-type="float">
            <text:p>-10.6905532847</text:p>
          </table:table-cell>
          <table:table-cell table:formula="of:=[.G62]*[.F62]" office:value-type="float" office:value="-0.00646878882261827" calcext:value-type="float">
            <text:p>-0.0064687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6-(retinylidene)lysine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63]/SUM([.$B$1:.$B$507])" office:value-type="float" office:value="0.000592992044225105" calcext:value-type="float">
            <text:p>0.000592992</text:p>
          </table:table-cell>
          <table:table-cell table:formula="of:=LOG([.F63];2)" office:value-type="float" office:value="-10.7196996303161" calcext:value-type="float">
            <text:p>-10.7196996303</text:p>
          </table:table-cell>
          <table:table-cell table:formula="of:=[.G63]*[.F63]" office:value-type="float" office:value="-0.00635669659726023" calcext:value-type="float">
            <text:p>-0.0063566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cine amide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  <table:table-cell table:formula="of:=[.B64]/SUM([.$B$1:.$B$507])" office:value-type="float" office:value="0.000576049414390102" calcext:value-type="float">
            <text:p>0.0005760494</text:p>
          </table:table-cell>
          <table:table-cell table:formula="of:=LOG([.F64];2)" office:value-type="float" office:value="-10.7615198060107" calcext:value-type="float">
            <text:p>-10.761519806</text:p>
          </table:table-cell>
          <table:table-cell table:formula="of:=[.G64]*[.F64]" office:value-type="float" office:value="-0.00619916718219995" calcext:value-type="float">
            <text:p>-0.0061991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midated asparagine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D_RES</text:p>
          </table:table-cell>
          <table:table-cell table:formula="of:=[.B65]/SUM([.$B$1:.$B$507])" office:value-type="float" office:value="0.000563947535936528" calcext:value-type="float">
            <text:p>0.0005639475</text:p>
          </table:table-cell>
          <table:table-cell table:formula="of:=LOG([.F65];2)" office:value-type="float" office:value="-10.7921514246644" calcext:value-type="float">
            <text:p>-10.7921514247</text:p>
          </table:table-cell>
          <table:table-cell table:formula="of:=[.G65]*[.F65]" office:value-type="float" office:value="-0.00608620720339336" calcext:value-type="float">
            <text:p>-0.0060862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steine sulfenic acid (-SOH)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66]/SUM([.$B$1:.$B$507])" office:value-type="float" office:value="0.00054458453041081" calcext:value-type="float">
            <text:p>0.0005445845</text:p>
          </table:table-cell>
          <table:table-cell table:formula="of:=LOG([.F66];2)" office:value-type="float" office:value="-10.8425563781016" calcext:value-type="float">
            <text:p>-10.8425563781</text:p>
          </table:table-cell>
          <table:table-cell table:formula="of:=[.G66]*[.F66]" office:value-type="float" office:value="-0.00590468847362121" calcext:value-type="float">
            <text:p>-0.0059046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'-histidyl-3'-tyrosine (His-Tyr)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SSLNK</text:p>
          </table:table-cell>
          <table:table-cell table:formula="of:=[.B67]/SUM([.$B$1:.$B$507])" office:value-type="float" office:value="0.000527641900575807" calcext:value-type="float">
            <text:p>0.0005276419</text:p>
          </table:table-cell>
          <table:table-cell table:formula="of:=LOG([.F67];2)" office:value-type="float" office:value="-10.8881532445417" calcext:value-type="float">
            <text:p>-10.8881532445</text:p>
          </table:table-cell>
          <table:table-cell table:formula="of:=[.G67]*[.F67]" office:value-type="float" office:value="-0.00574504587171064" calcext:value-type="float">
            <text:p>-0.0057450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acetylvaline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MOD_RES</text:p>
          </table:table-cell>
          <table:table-cell table:formula="of:=[.B68]/SUM([.$B$1:.$B$507])" office:value-type="float" office:value="0.000520380773503663" calcext:value-type="float">
            <text:p>0.0005203808</text:p>
          </table:table-cell>
          <table:table-cell table:formula="of:=LOG([.F68];2)" office:value-type="float" office:value="-10.9081447197292" calcext:value-type="float">
            <text:p>-10.9081447197</text:p>
          </table:table-cell>
          <table:table-cell table:formula="of:=[.G68]*[.F68]" office:value-type="float" office:value="-0.00567638878674258" calcext:value-type="float">
            <text:p>-0.00567638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inine amide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  <table:table-cell table:formula="of:=[.B69]/SUM([.$B$1:.$B$507])" office:value-type="float" office:value="0.00050827889505009" calcext:value-type="float">
            <text:p>0.0005082789</text:p>
          </table:table-cell>
          <table:table-cell table:formula="of:=LOG([.F69];2)" office:value-type="float" office:value="-10.9420920516525" calcext:value-type="float">
            <text:p>-10.9420920517</text:p>
          </table:table-cell>
          <table:table-cell table:formula="of:=[.G69]*[.F69]" office:value-type="float" office:value="-0.00556163445755032" calcext:value-type="float">
            <text:p>-0.0055616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steine amide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70]/SUM([.$B$1:.$B$507])" office:value-type="float" office:value="0.000498597392287231" calcext:value-type="float">
            <text:p>0.0004985974</text:p>
          </table:table-cell>
          <table:table-cell table:formula="of:=LOG([.F70];2)" office:value-type="float" office:value="-10.9698370421354" calcext:value-type="float">
            <text:p>-10.9698370421</text:p>
          </table:table-cell>
          <table:table-cell table:formula="of:=[.G70]*[.F70]" office:value-type="float" office:value="-0.0054695321430246" calcext:value-type="float">
            <text:p>-0.0054695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midated glutamine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MOD_RES</text:p>
          </table:table-cell>
          <table:table-cell table:formula="of:=[.B71]/SUM([.$B$1:.$B$507])" office:value-type="float" office:value="0.000496177016596516" calcext:value-type="float">
            <text:p>0.000496177</text:p>
          </table:table-cell>
          <table:table-cell table:formula="of:=LOG([.F71];2)" office:value-type="float" office:value="-10.9768574698132" calcext:value-type="float">
            <text:p>-10.9768574698</text:p>
          </table:table-cell>
          <table:table-cell table:formula="of:=[.G71]*[.F71]" office:value-type="float" office:value="-0.0054464643909771" calcext:value-type="float">
            <text:p>-0.00544646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aglycyl murein peptidoglycan amidated threonine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  <table:table-cell table:formula="of:=[.B72]/SUM([.$B$1:.$B$507])" office:value-type="float" office:value="0.000484075138142943" calcext:value-type="float">
            <text:p>0.0004840751</text:p>
          </table:table-cell>
          <table:table-cell table:formula="of:=LOG([.F72];2)" office:value-type="float" office:value="-11.0124813795439" calcext:value-type="float">
            <text:p>-11.0124813795</text:p>
          </table:table-cell>
          <table:table-cell table:formula="of:=[.G72]*[.F72]" office:value-type="float" office:value="-0.00533086844509931" calcext:value-type="float">
            <text:p>-0.0053308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6-malonyllysine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73]/SUM([.$B$1:.$B$507])" office:value-type="float" office:value="0.000484075138142943" calcext:value-type="float">
            <text:p>0.0004840751</text:p>
          </table:table-cell>
          <table:table-cell table:formula="of:=LOG([.F73];2)" office:value-type="float" office:value="-11.0124813795439" calcext:value-type="float">
            <text:p>-11.0124813795</text:p>
          </table:table-cell>
          <table:table-cell table:formula="of:=[.G73]*[.F73]" office:value-type="float" office:value="-0.00533086844509931" calcext:value-type="float">
            <text:p>-0.0053308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yptophan amide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MOD_RES</text:p>
          </table:table-cell>
          <table:table-cell table:formula="of:=[.B74]/SUM([.$B$1:.$B$507])" office:value-type="float" office:value="0.000474393635380084" calcext:value-type="float">
            <text:p>0.0004743936</text:p>
          </table:table-cell>
          <table:table-cell table:formula="of:=LOG([.F74];2)" office:value-type="float" office:value="-11.0416277252034" calcext:value-type="float">
            <text:p>-11.0416277252</text:p>
          </table:table-cell>
          <table:table-cell table:formula="of:=[.G74]*[.F74]" office:value-type="float" office:value="-0.00523807791707279" calcext:value-type="float">
            <text:p>-0.0052380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GlcNAc)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ARBOHYD</text:p>
          </table:table-cell>
          <table:table-cell table:formula="of:=[.B75]/SUM([.$B$1:.$B$507])" office:value-type="float" office:value="0.000471973259689369" calcext:value-type="float">
            <text:p>0.0004719733</text:p>
          </table:table-cell>
          <table:table-cell table:formula="of:=LOG([.F75];2)" office:value-type="float" office:value="-11.049007255569" calcext:value-type="float">
            <text:p>-11.0490072556</text:p>
          </table:table-cell>
          <table:table-cell table:formula="of:=[.G75]*[.F75]" office:value-type="float" office:value="-0.00521483597074241" calcext:value-type="float">
            <text:p>-0.005214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acetylglycine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  <table:table-cell table:formula="of:=[.B76]/SUM([.$B$1:.$B$507])" office:value-type="float" office:value="0.00046713250830794" calcext:value-type="float">
            <text:p>0.0004671325</text:p>
          </table:table-cell>
          <table:table-cell table:formula="of:=LOG([.F76];2)" office:value-type="float" office:value="-11.0638805320506" calcext:value-type="float">
            <text:p>-11.0638805321</text:p>
          </table:table-cell>
          <table:table-cell table:formula="of:=[.G76]*[.F76]" office:value-type="float" office:value="-0.00516829826455617" calcext:value-type="float">
            <text:p>-0.0051682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-anchor amidated glycine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LIPID</text:p>
          </table:table-cell>
          <table:table-cell table:formula="of:=[.B77]/SUM([.$B$1:.$B$507])" office:value-type="float" office:value="0.000455030629854366" calcext:value-type="float">
            <text:p>0.0004550306</text:p>
          </table:table-cell>
          <table:table-cell table:formula="of:=LOG([.F77];2)" office:value-type="float" office:value="-11.101748717641" calcext:value-type="float">
            <text:p>-11.1017487176</text:p>
          </table:table-cell>
          <table:table-cell table:formula="of:=[.G77]*[.F77]" office:value-type="float" office:value="-0.00505163571147309" calcext:value-type="float">
            <text:p>-0.00505163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-anchor amidated asparagine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IPID</text:p>
          </table:table-cell>
          <table:table-cell table:formula="of:=[.B78]/SUM([.$B$1:.$B$507])" office:value-type="float" office:value="0.000452610254163651" calcext:value-type="float">
            <text:p>0.0004526103</text:p>
          </table:table-cell>
          <table:table-cell table:formula="of:=LOG([.F78];2)" office:value-type="float" office:value="-11.109443109431" calcext:value-type="float">
            <text:p>-11.1094431094</text:p>
          </table:table-cell>
          <table:table-cell table:formula="of:=[.G78]*[.F78]" office:value-type="float" office:value="-0.0050282478693762" calcext:value-type="float">
            <text:p>-0.00502824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ionine (R)-sulfoxide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OD_RES</text:p>
          </table:table-cell>
          <table:table-cell table:formula="of:=[.B79]/SUM([.$B$1:.$B$507])" office:value-type="float" office:value="0.000440508375710078" calcext:value-type="float">
            <text:p>0.0004405084</text:p>
          </table:table-cell>
          <table:table-cell table:formula="of:=LOG([.F79];2)" office:value-type="float" office:value="-11.14854292912" calcext:value-type="float">
            <text:p>-11.1485429291</text:p>
          </table:table-cell>
          <table:table-cell table:formula="of:=[.G79]*[.F79]" office:value-type="float" office:value="-0.00491102653724071" calcext:value-type="float">
            <text:p>-0.0049110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formylmethionine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OD_RES</text:p>
          </table:table-cell>
          <table:table-cell table:formula="of:=[.B80]/SUM([.$B$1:.$B$507])" office:value-type="float" office:value="0.000423565745875075" calcext:value-type="float">
            <text:p>0.0004235657</text:p>
          </table:table-cell>
          <table:table-cell table:formula="of:=LOG([.F80];2)" office:value-type="float" office:value="-11.2051264574863" calcext:value-type="float">
            <text:p>-11.2051264575</text:p>
          </table:table-cell>
          <table:table-cell table:formula="of:=[.G80]*[.F80]" office:value-type="float" office:value="-0.00474610774558973" calcext:value-type="float">
            <text:p>-0.0047461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metric dimethylarginine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  <table:table-cell table:formula="of:=[.B81]/SUM([.$B$1:.$B$507])" office:value-type="float" office:value="0.000416304618802931" calcext:value-type="float">
            <text:p>0.0004163046</text:p>
          </table:table-cell>
          <table:table-cell table:formula="of:=LOG([.F81];2)" office:value-type="float" office:value="-11.2300728146166" calcext:value-type="float">
            <text:p>-11.2300728146</text:p>
          </table:table-cell>
          <table:table-cell table:formula="of:=[.G81]*[.F81]" office:value-type="float" office:value="-0.0046751311822181" calcext:value-type="float">
            <text:p>-0.0046751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Man)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ARBOHYD</text:p>
          </table:table-cell>
          <table:table-cell table:formula="of:=[.B82]/SUM([.$B$1:.$B$507])" office:value-type="float" office:value="0.000406623116040072" calcext:value-type="float">
            <text:p>0.0004066231</text:p>
          </table:table-cell>
          <table:table-cell table:formula="of:=LOG([.F82];2)" office:value-type="float" office:value="-11.2640201465399" calcext:value-type="float">
            <text:p>-11.2640201465</text:p>
          </table:table-cell>
          <table:table-cell table:formula="of:=[.G82]*[.F82]" office:value-type="float" office:value="-0.0045802109711242" calcext:value-type="float">
            <text:p>-0.004580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aragine amide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D_RES</text:p>
          </table:table-cell>
          <table:table-cell table:formula="of:=[.B83]/SUM([.$B$1:.$B$507])" office:value-type="float" office:value="0.000404202740349357" calcext:value-type="float">
            <text:p>0.0004042027</text:p>
          </table:table-cell>
          <table:table-cell table:formula="of:=LOG([.F83];2)" office:value-type="float" office:value="-11.2726332768446" calcext:value-type="float">
            <text:p>-11.2726332768</text:p>
          </table:table-cell>
          <table:table-cell table:formula="of:=[.G83]*[.F83]" office:value-type="float" office:value="-0.00455642926145394" calcext:value-type="float">
            <text:p>-0.0045564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palmitoyl serine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LIPID</text:p>
          </table:table-cell>
          <table:table-cell table:formula="of:=[.B84]/SUM([.$B$1:.$B$507])" office:value-type="float" office:value="0.000401782364658642" calcext:value-type="float">
            <text:p>0.0004017824</text:p>
          </table:table-cell>
          <table:table-cell table:formula="of:=LOG([.F84];2)" office:value-type="float" office:value="-11.2812981379717" calcext:value-type="float">
            <text:p>-11.281298138</text:p>
          </table:table-cell>
          <table:table-cell table:formula="of:=[.G84]*[.F84]" office:value-type="float" office:value="-0.00453262664229342" calcext:value-type="float">
            <text:p>-0.0045326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Ara)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ARBOHYD</text:p>
          </table:table-cell>
          <table:table-cell table:formula="of:=[.B85]/SUM([.$B$1:.$B$507])" office:value-type="float" office:value="0.000387260110514354" calcext:value-type="float">
            <text:p>0.0003872601</text:p>
          </table:table-cell>
          <table:table-cell table:formula="of:=LOG([.F85];2)" office:value-type="float" office:value="-11.3344094744313" calcext:value-type="float">
            <text:p>-11.3344094744</text:p>
          </table:table-cell>
          <table:table-cell table:formula="of:=[.G85]*[.F85]" office:value-type="float" office:value="-0.0043893646656832" calcext:value-type="float">
            <text:p>-0.0043893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methylated arginine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  <table:table-cell table:formula="of:=[.B86]/SUM([.$B$1:.$B$507])" office:value-type="float" office:value="0.00037999898344221" calcext:value-type="float">
            <text:p>0.000379999</text:p>
          </table:table-cell>
          <table:table-cell table:formula="of:=LOG([.F86];2)" office:value-type="float" office:value="-11.361716820427" calcext:value-type="float">
            <text:p>-11.3617168204</text:p>
          </table:table-cell>
          <table:table-cell table:formula="of:=[.G86]*[.F86]" office:value-type="float" office:value="-0.00431744084192053" calcext:value-type="float">
            <text:p>-0.0043174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leucine amide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MOD_RES</text:p>
          </table:table-cell>
          <table:table-cell table:formula="of:=[.B87]/SUM([.$B$1:.$B$507])" office:value-type="float" office:value="0.000377578607751495" calcext:value-type="float">
            <text:p>0.0003775786</text:p>
          </table:table-cell>
          <table:table-cell table:formula="of:=LOG([.F87];2)" office:value-type="float" office:value="-11.3709353504564" calcext:value-type="float">
            <text:p>-11.3709353505</text:p>
          </table:table-cell>
          <table:table-cell table:formula="of:=[.G87]*[.F87]" office:value-type="float" office:value="-0.00429342193845759" calcext:value-type="float">
            <text:p>-0.0042934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P-ribosylarginine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  <table:table-cell table:formula="of:=[.B88]/SUM([.$B$1:.$B$507])" office:value-type="float" office:value="0.00037515823206078" calcext:value-type="float">
            <text:p>0.0003751582</text:p>
          </table:table-cell>
          <table:table-cell table:formula="of:=LOG([.F88];2)" office:value-type="float" office:value="-11.3802131640444" calcext:value-type="float">
            <text:p>-11.380213164</text:p>
          </table:table-cell>
          <table:table-cell table:formula="of:=[.G88]*[.F88]" office:value-type="float" office:value="-0.00426938065109772" calcext:value-type="float">
            <text:p>-0.0042693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6-(3,6-diaminohexanoyl)-5-hydroxylysine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89]/SUM([.$B$1:.$B$507])" office:value-type="float" office:value="0.000367897104988636" calcext:value-type="float">
            <text:p>0.0003678971</text:p>
          </table:table-cell>
          <table:table-cell table:formula="of:=LOG([.F89];2)" office:value-type="float" office:value="-11.4084100558751" calcext:value-type="float">
            <text:p>-11.4084100559</text:p>
          </table:table-cell>
          <table:table-cell table:formula="of:=[.G89]*[.F89]" office:value-type="float" office:value="-0.00419712103207969" calcext:value-type="float">
            <text:p>-0.004197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(5'-phospho-RNA)-tyrosine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  <table:table-cell table:formula="of:=[.B90]/SUM([.$B$1:.$B$507])" office:value-type="float" office:value="0.000365476729297922" calcext:value-type="float">
            <text:p>0.0003654767</text:p>
          </table:table-cell>
          <table:table-cell table:formula="of:=LOG([.F90];2)" office:value-type="float" office:value="-11.4179328299936" calcext:value-type="float">
            <text:p>-11.41793283</text:p>
          </table:table-cell>
          <table:table-cell table:formula="of:=[.G90]*[.F90]" office:value-type="float" office:value="-0.00417298874604941" calcext:value-type="float">
            <text:p>-0.00417298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Xyl) (glycosaminoglycan)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  <table:table-cell table:formula="of:=[.B91]/SUM([.$B$1:.$B$507])" office:value-type="float" office:value="0.000360635977916492" calcext:value-type="float">
            <text:p>0.000360636</text:p>
          </table:table-cell>
          <table:table-cell table:formula="of:=LOG([.F91];2)" office:value-type="float" office:value="-11.4371690488565" calcext:value-type="float">
            <text:p>-11.4371690489</text:p>
          </table:table-cell>
          <table:table-cell table:formula="of:=[.G91]*[.F91]" office:value-type="float" office:value="-0.0041246546445306" calcext:value-type="float">
            <text:p>-0.00412465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Man)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  <table:table-cell table:formula="of:=[.B92]/SUM([.$B$1:.$B$507])" office:value-type="float" office:value="0.000358215602225777" calcext:value-type="float">
            <text:p>0.0003582156</text:p>
          </table:table-cell>
          <table:table-cell table:formula="of:=LOG([.F92];2)" office:value-type="float" office:value="-11.4468842036897" calcext:value-type="float">
            <text:p>-11.4468842037</text:p>
          </table:table-cell>
          <table:table-cell table:formula="of:=[.G92]*[.F92]" office:value-type="float" office:value="-0.00410045251863345" calcext:value-type="float">
            <text:p>-0.0041004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rosine amide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  <table:table-cell table:formula="of:=[.B93]/SUM([.$B$1:.$B$507])" office:value-type="float" office:value="0.000353374850844348" calcext:value-type="float">
            <text:p>0.0003533749</text:p>
          </table:table-cell>
          <table:table-cell table:formula="of:=LOG([.F93];2)" office:value-type="float" office:value="-11.4665130104386" calcext:value-type="float">
            <text:p>-11.4665130104</text:p>
          </table:table-cell>
          <table:table-cell table:formula="of:=[.G93]*[.F93]" office:value-type="float" office:value="-0.00405197732476853" calcext:value-type="float">
            <text:p>-0.00405197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ysine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94]/SUM([.$B$1:.$B$507])" office:value-type="float" office:value="0.000348534099462919" calcext:value-type="float">
            <text:p>0.0003485341</text:p>
          </table:table-cell>
          <table:table-cell table:formula="of:=LOG([.F94];2)" office:value-type="float" office:value="-11.4864125678763" calcext:value-type="float">
            <text:p>-11.4864125679</text:p>
          </table:table-cell>
          <table:table-cell table:formula="of:=[.G94]*[.F94]" office:value-type="float" office:value="-0.00400340646040433" calcext:value-type="float">
            <text:p>-0.0040034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line amide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MOD_RES</text:p>
          </table:table-cell>
          <table:table-cell table:formula="of:=[.B95]/SUM([.$B$1:.$B$507])" office:value-type="float" office:value="0.000348534099462919" calcext:value-type="float">
            <text:p>0.0003485341</text:p>
          </table:table-cell>
          <table:table-cell table:formula="of:=LOG([.F95];2)" office:value-type="float" office:value="-11.4864125678763" calcext:value-type="float">
            <text:p>-11.4864125679</text:p>
          </table:table-cell>
          <table:table-cell table:formula="of:=[.G95]*[.F95]" office:value-type="float" office:value="-0.00400340646040433" calcext:value-type="float">
            <text:p>-0.0040034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ionine sulfoxide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OD_RES</text:p>
          </table:table-cell>
          <table:table-cell table:formula="of:=[.B96]/SUM([.$B$1:.$B$507])" office:value-type="float" office:value="0.000343693348081489" calcext:value-type="float">
            <text:p>0.0003436933</text:p>
          </table:table-cell>
          <table:table-cell table:formula="of:=LOG([.F96];2)" office:value-type="float" office:value="-11.506590449814" calcext:value-type="float">
            <text:p>-11.5065904498</text:p>
          </table:table-cell>
          <table:table-cell table:formula="of:=[.G96]*[.F96]" office:value-type="float" office:value="-0.00395473859669905" calcext:value-type="float">
            <text:p>-0.0039547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Xyl) (chondroitin sulfate)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  <table:table-cell table:formula="of:=[.B97]/SUM([.$B$1:.$B$507])" office:value-type="float" office:value="0.000336432221009345" calcext:value-type="float">
            <text:p>0.0003364322</text:p>
          </table:table-cell>
          <table:table-cell table:formula="of:=LOG([.F97];2)" office:value-type="float" office:value="-11.5373964965951" calcext:value-type="float">
            <text:p>-11.5373964966</text:p>
          </table:table-cell>
          <table:table-cell table:formula="of:=[.G97]*[.F97]" office:value-type="float" office:value="-0.00388155192801494" calcext:value-type="float">
            <text:p>-0.0038815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ionine amide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OD_RES</text:p>
          </table:table-cell>
          <table:table-cell table:formula="of:=[.B98]/SUM([.$B$1:.$B$507])" office:value-type="float" office:value="0.000326750718246486" calcext:value-type="float">
            <text:p>0.0003267507</text:p>
          </table:table-cell>
          <table:table-cell table:formula="of:=LOG([.F98];2)" office:value-type="float" office:value="-11.5795219722678" calcext:value-type="float">
            <text:p>-11.5795219723</text:p>
          </table:table-cell>
          <table:table-cell table:formula="of:=[.G98]*[.F98]" office:value-type="float" office:value="-0.00378361712138948" calcext:value-type="float">
            <text:p>-0.0037836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glutamyl lysine isopeptide (Lys-Gln)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ROSSLNK</text:p>
          </table:table-cell>
          <table:table-cell table:formula="of:=[.B99]/SUM([.$B$1:.$B$507])" office:value-type="float" office:value="0.000321909966865057" calcext:value-type="float">
            <text:p>0.00032191</text:p>
          </table:table-cell>
          <table:table-cell table:formula="of:=LOG([.F99];2)" office:value-type="float" office:value="-11.6010551338175" calcext:value-type="float">
            <text:p>-11.6010551338</text:p>
          </table:table-cell>
          <table:table-cell table:formula="of:=[.G99]*[.F99]" office:value-type="float" office:value="-0.00373449527372688" calcext:value-type="float">
            <text:p>-0.0037344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',4'-dihydroxyphenylalanine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  <table:table-cell table:formula="of:=[.B100]/SUM([.$B$1:.$B$507])" office:value-type="float" office:value="0.000314648839792913" calcext:value-type="float">
            <text:p>0.0003146488</text:p>
          </table:table-cell>
          <table:table-cell table:formula="of:=LOG([.F100];2)" office:value-type="float" office:value="-11.6339697562902" calcext:value-type="float">
            <text:p>-11.6339697563</text:p>
          </table:table-cell>
          <table:table-cell table:formula="of:=[.G100]*[.F100]" office:value-type="float" office:value="-0.00366061508600255" calcext:value-type="float">
            <text:p>-0.0036606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acetylaspartate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MOD_RES</text:p>
          </table:table-cell>
          <table:table-cell table:formula="of:=[.B101]/SUM([.$B$1:.$B$507])" office:value-type="float" office:value="0.000302546961339339" calcext:value-type="float">
            <text:p>0.000302547</text:p>
          </table:table-cell>
          <table:table-cell table:formula="of:=LOG([.F101];2)" office:value-type="float" office:value="-11.6905532846566" calcext:value-type="float">
            <text:p>-11.6905532847</text:p>
          </table:table-cell>
          <table:table-cell table:formula="of:=[.G101]*[.F101]" office:value-type="float" office:value="-0.00353694137264847" calcext:value-type="float">
            <text:p>-0.0035369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cine radical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  <table:table-cell table:formula="of:=[.B102]/SUM([.$B$1:.$B$507])" office:value-type="float" office:value="0.00029770620995791" calcext:value-type="float">
            <text:p>0.0002977062</text:p>
          </table:table-cell>
          <table:table-cell table:formula="of:=LOG([.F102];2)" office:value-type="float" office:value="-11.7138230639794" calcext:value-type="float">
            <text:p>-11.713823064</text:p>
          </table:table-cell>
          <table:table-cell table:formula="of:=[.G102]*[.F102]" office:value-type="float" office:value="-0.00348727786849486" calcext:value-type="float">
            <text:p>-0.0034872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glutamyl glycerylphosphorylethanolamine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  <table:table-cell table:formula="of:=[.B103]/SUM([.$B$1:.$B$507])" office:value-type="float" office:value="0.000280763580122907" calcext:value-type="float">
            <text:p>0.0002807636</text:p>
          </table:table-cell>
          <table:table-cell table:formula="of:=LOG([.F103];2)" office:value-type="float" office:value="-11.7983565741911" calcext:value-type="float">
            <text:p>-11.7983565742</text:p>
          </table:table-cell>
          <table:table-cell table:formula="of:=[.G103]*[.F103]" office:value-type="float" office:value="-0.00331254883133652" calcext:value-type="float">
            <text:p>-0.0033125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Gal)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ARBOHYD</text:p>
          </table:table-cell>
          <table:table-cell table:formula="of:=[.B104]/SUM([.$B$1:.$B$507])" office:value-type="float" office:value="0.000273502453050763" calcext:value-type="float">
            <text:p>0.0002735025</text:p>
          </table:table-cell>
          <table:table-cell table:formula="of:=LOG([.F104];2)" office:value-type="float" office:value="-11.8361586069035" calcext:value-type="float">
            <text:p>-11.8361586069</text:p>
          </table:table-cell>
          <table:table-cell table:formula="of:=[.G104]*[.F104]" office:value-type="float" office:value="-0.00323721841368599" calcext:value-type="float">
            <text:p>-0.0032372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(phosphoribosyl dephospho-coenzyme A)serine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105]/SUM([.$B$1:.$B$507])" office:value-type="float" office:value="0.000271082077360048" calcext:value-type="float">
            <text:p>0.0002710821</text:p>
          </table:table-cell>
          <table:table-cell table:formula="of:=LOG([.F105];2)" office:value-type="float" office:value="-11.8489826472611" calcext:value-type="float">
            <text:p>-11.8489826473</text:p>
          </table:table-cell>
          <table:table-cell table:formula="of:=[.G105]*[.F105]" office:value-type="float" office:value="-0.00321204683062268" calcext:value-type="float">
            <text:p>-0.0032120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Xyl) (heparan sulfate)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  <table:table-cell table:formula="of:=[.B106]/SUM([.$B$1:.$B$507])" office:value-type="float" office:value="0.000271082077360048" calcext:value-type="float">
            <text:p>0.0002710821</text:p>
          </table:table-cell>
          <table:table-cell table:formula="of:=LOG([.F106];2)" office:value-type="float" office:value="-11.8489826472611" calcext:value-type="float">
            <text:p>-11.8489826473</text:p>
          </table:table-cell>
          <table:table-cell table:formula="of:=[.G106]*[.F106]" office:value-type="float" office:value="-0.00321204683062268" calcext:value-type="float">
            <text:p>-0.0032120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sine amide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107]/SUM([.$B$1:.$B$507])" office:value-type="float" office:value="0.000266241325978618" calcext:value-type="float">
            <text:p>0.0002662413</text:p>
          </table:table-cell>
          <table:table-cell table:formula="of:=LOG([.F107];2)" office:value-type="float" office:value="-11.874977855794" calcext:value-type="float">
            <text:p>-11.8749778558</text:p>
          </table:table-cell>
          <table:table-cell table:formula="of:=[.G107]*[.F107]" office:value-type="float" office:value="-0.00316160985029332" calcext:value-type="float">
            <text:p>-0.00316160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usine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108]/SUM([.$B$1:.$B$507])" office:value-type="float" office:value="0.000261400574597189" calcext:value-type="float">
            <text:p>0.0002614006</text:p>
          </table:table-cell>
          <table:table-cell table:formula="of:=LOG([.F108];2)" office:value-type="float" office:value="-11.9014500671552" calcext:value-type="float">
            <text:p>-11.9014500672</text:p>
          </table:table-cell>
          <table:table-cell table:formula="of:=[.G108]*[.F108]" office:value-type="float" office:value="-0.00311104588609412" calcext:value-type="float">
            <text:p>-0.0031110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ADP-ribosyl glutamic acid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  <table:table-cell table:formula="of:=[.B109]/SUM([.$B$1:.$B$507])" office:value-type="float" office:value="0.000258980198906474" calcext:value-type="float">
            <text:p>0.0002589802</text:p>
          </table:table-cell>
          <table:table-cell table:formula="of:=LOG([.F109];2)" office:value-type="float" office:value="-11.9148705829175" calcext:value-type="float">
            <text:p>-11.9148705829</text:p>
          </table:table-cell>
          <table:table-cell table:formula="of:=[.G109]*[.F109]" office:value-type="float" office:value="-0.00308571555350887" calcext:value-type="float">
            <text:p>-0.0030857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onine amide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  <table:table-cell table:formula="of:=[.B110]/SUM([.$B$1:.$B$507])" office:value-type="float" office:value="0.000254139447525045" calcext:value-type="float">
            <text:p>0.0002541394</text:p>
          </table:table-cell>
          <table:table-cell table:formula="of:=LOG([.F110];2)" office:value-type="float" office:value="-11.9420920516525" calcext:value-type="float">
            <text:p>-11.9420920517</text:p>
          </table:table-cell>
          <table:table-cell table:formula="of:=[.G110]*[.F110]" office:value-type="float" office:value="-0.0030349566763002" calcext:value-type="float">
            <text:p>-0.0030349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artyl aldehyde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MOD_RES</text:p>
          </table:table-cell>
          <table:table-cell table:formula="of:=[.B111]/SUM([.$B$1:.$B$507])" office:value-type="float" office:value="0.00025171907183433" calcext:value-type="float">
            <text:p>0.0002517191</text:p>
          </table:table-cell>
          <table:table-cell table:formula="of:=LOG([.F111];2)" office:value-type="float" office:value="-11.9558978511776" calcext:value-type="float">
            <text:p>-11.9558978512</text:p>
          </table:table-cell>
          <table:table-cell table:formula="of:=[.G111]*[.F111]" office:value-type="float" office:value="-0.00300952751004448" calcext:value-type="float">
            <text:p>-0.0030095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4-methylasparagine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D_RES</text:p>
          </table:table-cell>
          <table:table-cell table:formula="of:=[.B112]/SUM([.$B$1:.$B$507])" office:value-type="float" office:value="0.00025171907183433" calcext:value-type="float">
            <text:p>0.0002517191</text:p>
          </table:table-cell>
          <table:table-cell table:formula="of:=LOG([.F112];2)" office:value-type="float" office:value="-11.9558978511776" calcext:value-type="float">
            <text:p>-11.9558978512</text:p>
          </table:table-cell>
          <table:table-cell table:formula="of:=[.G112]*[.F112]" office:value-type="float" office:value="-0.00300952751004448" calcext:value-type="float">
            <text:p>-0.0030095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ne amide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113]/SUM([.$B$1:.$B$507])" office:value-type="float" office:value="0.000249298696143615" calcext:value-type="float">
            <text:p>0.0002492987</text:p>
          </table:table-cell>
          <table:table-cell table:formula="of:=LOG([.F113];2)" office:value-type="float" office:value="-11.9698370421354" calcext:value-type="float">
            <text:p>-11.9698370421</text:p>
          </table:table-cell>
          <table:table-cell table:formula="of:=[.G113]*[.F113]" office:value-type="float" office:value="-0.00298406476765591" calcext:value-type="float">
            <text:p>-0.0029840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'-hydroxytryptophan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MOD_RES</text:p>
          </table:table-cell>
          <table:table-cell table:formula="of:=[.B114]/SUM([.$B$1:.$B$507])" office:value-type="float" office:value="0.000227515314927183" calcext:value-type="float">
            <text:p>0.0002275153</text:p>
          </table:table-cell>
          <table:table-cell table:formula="of:=LOG([.F114];2)" office:value-type="float" office:value="-12.101748717641" calcext:value-type="float">
            <text:p>-12.1017487176</text:p>
          </table:table-cell>
          <table:table-cell table:formula="of:=[.G114]*[.F114]" office:value-type="float" office:value="-0.00275333317066373" calcext:value-type="float">
            <text:p>-0.0027533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phthamide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  <table:table-cell table:formula="of:=[.B115]/SUM([.$B$1:.$B$507])" office:value-type="float" office:value="0.000222674563545754" calcext:value-type="float">
            <text:p>0.0002226746</text:p>
          </table:table-cell>
          <table:table-cell table:formula="of:=LOG([.F115];2)" office:value-type="float" office:value="-12.1327756132616" calcext:value-type="float">
            <text:p>-12.1327756133</text:p>
          </table:table-cell>
          <table:table-cell table:formula="of:=[.G115]*[.F115]" office:value-type="float" office:value="-0.0027016605142816" calcext:value-type="float">
            <text:p>-0.0027016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-anchor amidated alanine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LIPID</text:p>
          </table:table-cell>
          <table:table-cell table:formula="of:=[.B116]/SUM([.$B$1:.$B$507])" office:value-type="float" office:value="0.000222674563545754" calcext:value-type="float">
            <text:p>0.0002226746</text:p>
          </table:table-cell>
          <table:table-cell table:formula="of:=LOG([.F116];2)" office:value-type="float" office:value="-12.1327756132616" calcext:value-type="float">
            <text:p>-12.1327756133</text:p>
          </table:table-cell>
          <table:table-cell table:formula="of:=[.G116]*[.F116]" office:value-type="float" office:value="-0.0027016605142816" calcext:value-type="float">
            <text:p>-0.0027016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'-bromotryptophan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MOD_RES</text:p>
          </table:table-cell>
          <table:table-cell table:formula="of:=[.B117]/SUM([.$B$1:.$B$507])" office:value-type="float" office:value="0.000215413436473609" calcext:value-type="float">
            <text:p>0.0002154134</text:p>
          </table:table-cell>
          <table:table-cell table:formula="of:=LOG([.F117];2)" office:value-type="float" office:value="-12.1806041383523" calcext:value-type="float">
            <text:p>-12.1806041384</text:p>
          </table:table-cell>
          <table:table-cell table:formula="of:=[.G117]*[.F117]" office:value-type="float" office:value="-0.00262386579576713" calcext:value-type="float">
            <text:p>-0.00262386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) (glycation)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ARBOHYD</text:p>
          </table:table-cell>
          <table:table-cell table:formula="of:=[.B118]/SUM([.$B$1:.$B$507])" office:value-type="float" office:value="0.000212993060782895" calcext:value-type="float">
            <text:p>0.0002129931</text:p>
          </table:table-cell>
          <table:table-cell table:formula="of:=LOG([.F118];2)" office:value-type="float" office:value="-12.1969059506814" calcext:value-type="float">
            <text:p>-12.1969059507</text:p>
          </table:table-cell>
          <table:table-cell table:formula="of:=[.G118]*[.F118]" office:value-type="float" office:value="-0.00259785633051672" calcext:value-type="float">
            <text:p>-0.0025978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eptide (Gly-Asn)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SSLNK</text:p>
          </table:table-cell>
          <table:table-cell table:formula="of:=[.B119]/SUM([.$B$1:.$B$507])" office:value-type="float" office:value="0.000212993060782895" calcext:value-type="float">
            <text:p>0.0002129931</text:p>
          </table:table-cell>
          <table:table-cell table:formula="of:=LOG([.F119];2)" office:value-type="float" office:value="-12.1969059506814" calcext:value-type="float">
            <text:p>-12.1969059507</text:p>
          </table:table-cell>
          <table:table-cell table:formula="of:=[.G119]*[.F119]" office:value-type="float" office:value="-0.00259785633051672" calcext:value-type="float">
            <text:p>-0.0025978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thioglycine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  <table:table-cell table:formula="of:=[.B120]/SUM([.$B$1:.$B$507])" office:value-type="float" office:value="0.000212993060782895" calcext:value-type="float">
            <text:p>0.0002129931</text:p>
          </table:table-cell>
          <table:table-cell table:formula="of:=LOG([.F120];2)" office:value-type="float" office:value="-12.1969059506814" calcext:value-type="float">
            <text:p>-12.1969059507</text:p>
          </table:table-cell>
          <table:table-cell table:formula="of:=[.G120]*[.F120]" office:value-type="float" office:value="-0.00259785633051672" calcext:value-type="float">
            <text:p>-0.0025978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glutamyl lysine isopeptide (Gln-Lys)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CROSSLNK</text:p>
          </table:table-cell>
          <table:table-cell table:formula="of:=[.B121]/SUM([.$B$1:.$B$507])" office:value-type="float" office:value="0.000200891182329321" calcext:value-type="float">
            <text:p>0.0002008912</text:p>
          </table:table-cell>
          <table:table-cell table:formula="of:=LOG([.F121];2)" office:value-type="float" office:value="-12.2812981379717" calcext:value-type="float">
            <text:p>-12.281298138</text:p>
          </table:table-cell>
          <table:table-cell table:formula="of:=[.G121]*[.F121]" office:value-type="float" office:value="-0.00246720450347603" calcext:value-type="float">
            <text:p>-0.0024672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6-biotinyllysine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122]/SUM([.$B$1:.$B$507])" office:value-type="float" office:value="0.000200891182329321" calcext:value-type="float">
            <text:p>0.0002008912</text:p>
          </table:table-cell>
          <table:table-cell table:formula="of:=LOG([.F122];2)" office:value-type="float" office:value="-12.2812981379717" calcext:value-type="float">
            <text:p>-12.281298138</text:p>
          </table:table-cell>
          <table:table-cell table:formula="of:=[.G122]*[.F122]" office:value-type="float" office:value="-0.00246720450347603" calcext:value-type="float">
            <text:p>-0.0024672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NAc) (high mannose)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  <table:table-cell table:formula="of:=[.B123]/SUM([.$B$1:.$B$507])" office:value-type="float" office:value="0.000198470806638606" calcext:value-type="float">
            <text:p>0.0001984708</text:p>
          </table:table-cell>
          <table:table-cell table:formula="of:=LOG([.F123];2)" office:value-type="float" office:value="-12.2987855647006" calcext:value-type="float">
            <text:p>-12.2987855647</text:p>
          </table:table-cell>
          <table:table-cell table:formula="of:=[.G123]*[.F123]" office:value-type="float" office:value="-0.00244094989170137" calcext:value-type="float">
            <text:p>-0.0024409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8alpha-FAD cysteine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124]/SUM([.$B$1:.$B$507])" office:value-type="float" office:value="0.000196050430947892" calcext:value-type="float">
            <text:p>0.0001960504</text:p>
          </table:table-cell>
          <table:table-cell table:formula="of:=LOG([.F124];2)" office:value-type="float" office:value="-12.316487566434" calcext:value-type="float">
            <text:p>-12.3164875664</text:p>
          </table:table-cell>
          <table:table-cell table:formula="of:=[.G124]*[.F124]" office:value-type="float" office:value="-0.00241465269516374" calcext:value-type="float">
            <text:p>-0.0024146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sphatidylethanolamine amidated glycine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LIPID</text:p>
          </table:table-cell>
          <table:table-cell table:formula="of:=[.B125]/SUM([.$B$1:.$B$507])" office:value-type="float" office:value="0.000196050430947892" calcext:value-type="float">
            <text:p>0.0001960504</text:p>
          </table:table-cell>
          <table:table-cell table:formula="of:=LOG([.F125];2)" office:value-type="float" office:value="-12.316487566434" calcext:value-type="float">
            <text:p>-12.3164875664</text:p>
          </table:table-cell>
          <table:table-cell table:formula="of:=[.G125]*[.F125]" office:value-type="float" office:value="-0.00241465269516374" calcext:value-type="float">
            <text:p>-0.0024146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-methylhistidine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  <table:table-cell table:formula="of:=[.B126]/SUM([.$B$1:.$B$507])" office:value-type="float" office:value="0.000191209679566462" calcext:value-type="float">
            <text:p>0.0001912097</text:p>
          </table:table-cell>
          <table:table-cell table:formula="of:=LOG([.F126];2)" office:value-type="float" office:value="-12.3525568211416" calcext:value-type="float">
            <text:p>-12.3525568211</text:p>
          </table:table-cell>
          <table:table-cell table:formula="of:=[.G126]*[.F126]" office:value-type="float" office:value="-0.00236192843159699" calcext:value-type="float">
            <text:p>-0.0023619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Glc)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  <table:table-cell table:formula="of:=[.B127]/SUM([.$B$1:.$B$507])" office:value-type="float" office:value="0.000191209679566462" calcext:value-type="float">
            <text:p>0.0001912097</text:p>
          </table:table-cell>
          <table:table-cell table:formula="of:=LOG([.F127];2)" office:value-type="float" office:value="-12.3525568211416" calcext:value-type="float">
            <text:p>-12.3525568211</text:p>
          </table:table-cell>
          <table:table-cell table:formula="of:=[.G127]*[.F127]" office:value-type="float" office:value="-0.00236192843159699" calcext:value-type="float">
            <text:p>-0.0023619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Fuc)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ARBOHYD</text:p>
          </table:table-cell>
          <table:table-cell table:formula="of:=[.B128]/SUM([.$B$1:.$B$507])" office:value-type="float" office:value="0.000183948552494318" calcext:value-type="float">
            <text:p>0.0001839486</text:p>
          </table:table-cell>
          <table:table-cell table:formula="of:=LOG([.F128];2)" office:value-type="float" office:value="-12.4084100558751" calcext:value-type="float">
            <text:p>-12.4084100559</text:p>
          </table:table-cell>
          <table:table-cell table:formula="of:=[.G128]*[.F128]" office:value-type="float" office:value="-0.00228250906853416" calcext:value-type="float">
            <text:p>-0.0022825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S)-3-hydroxyasparagine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D_RES</text:p>
          </table:table-cell>
          <table:table-cell table:formula="of:=[.B129]/SUM([.$B$1:.$B$507])" office:value-type="float" office:value="0.000181528176803603" calcext:value-type="float">
            <text:p>0.0001815282</text:p>
          </table:table-cell>
          <table:table-cell table:formula="of:=LOG([.F129];2)" office:value-type="float" office:value="-12.4275188788228" calcext:value-type="float">
            <text:p>-12.4275188788</text:p>
          </table:table-cell>
          <table:table-cell table:formula="of:=[.G129]*[.F129]" office:value-type="float" office:value="-0.00225594484426506" calcext:value-type="float">
            <text:p>-0.0022559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methylphenylalanine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MOD_RES</text:p>
          </table:table-cell>
          <table:table-cell table:formula="of:=[.B130]/SUM([.$B$1:.$B$507])" office:value-type="float" office:value="0.000179107801112889" calcext:value-type="float">
            <text:p>0.0001791078</text:p>
          </table:table-cell>
          <table:table-cell table:formula="of:=LOG([.F130];2)" office:value-type="float" office:value="-12.4468842036897" calcext:value-type="float">
            <text:p>-12.4468842037</text:p>
          </table:table-cell>
          <table:table-cell table:formula="of:=[.G130]*[.F130]" office:value-type="float" office:value="-0.00222933406042961" calcext:value-type="float">
            <text:p>-0.0022293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AMP-tyrosin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  <table:table-cell table:formula="of:=[.B131]/SUM([.$B$1:.$B$507])" office:value-type="float" office:value="0.000162165171277886" calcext:value-type="float">
            <text:p>0.0001621652</text:p>
          </table:table-cell>
          <table:table-cell table:formula="of:=LOG([.F131];2)" office:value-type="float" office:value="-12.5902483788609" calcext:value-type="float">
            <text:p>-12.5902483789</text:p>
          </table:table-cell>
          <table:table-cell table:formula="of:=[.G131]*[.F131]" office:value-type="float" office:value="-0.0020416997847891" calcext:value-type="float">
            <text:p>-0.0020416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-methyllanthionine (Thr-Cys)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132]/SUM([.$B$1:.$B$507])" office:value-type="float" office:value="0.000157324419896456" calcext:value-type="float">
            <text:p>0.0001573244</text:p>
          </table:table-cell>
          <table:table-cell table:formula="of:=LOG([.F132];2)" office:value-type="float" office:value="-12.6339697562902" calcext:value-type="float">
            <text:p>-12.6339697563</text:p>
          </table:table-cell>
          <table:table-cell table:formula="of:=[.G132]*[.F132]" office:value-type="float" office:value="-0.00198763196289773" calcext:value-type="float">
            <text:p>-0.001987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oxoalanine (Cys)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133]/SUM([.$B$1:.$B$507])" office:value-type="float" office:value="0.000152483668515027" calcext:value-type="float">
            <text:p>0.0001524837</text:p>
          </table:table-cell>
          <table:table-cell table:formula="of:=LOG([.F133];2)" office:value-type="float" office:value="-12.6790576458187" calcext:value-type="float">
            <text:p>-12.6790576458</text:p>
          </table:table-cell>
          <table:table-cell table:formula="of:=[.G133]*[.F133]" office:value-type="float" office:value="-0.00193334922314794" calcext:value-type="float">
            <text:p>-0.0019333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tamate methyl ester (Glu)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  <table:table-cell table:formula="of:=[.B134]/SUM([.$B$1:.$B$507])" office:value-type="float" office:value="0.000150063292824312" calcext:value-type="float">
            <text:p>0.0001500633</text:p>
          </table:table-cell>
          <table:table-cell table:formula="of:=LOG([.F134];2)" office:value-type="float" office:value="-12.7021412589318" calcext:value-type="float">
            <text:p>-12.7021412589</text:p>
          </table:table-cell>
          <table:table-cell table:formula="of:=[.G134]*[.F134]" office:value-type="float" office:value="-0.00190612514323486" calcext:value-type="float">
            <text:p>-0.0019061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ine amid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OD_RES</text:p>
          </table:table-cell>
          <table:table-cell table:formula="of:=[.B135]/SUM([.$B$1:.$B$507])" office:value-type="float" office:value="0.000150063292824312" calcext:value-type="float">
            <text:p>0.0001500633</text:p>
          </table:table-cell>
          <table:table-cell table:formula="of:=LOG([.F135];2)" office:value-type="float" office:value="-12.7021412589318" calcext:value-type="float">
            <text:p>-12.7021412589</text:p>
          </table:table-cell>
          <table:table-cell table:formula="of:=[.G135]*[.F135]" office:value-type="float" office:value="-0.00190612514323486" calcext:value-type="float">
            <text:p>-0.0019061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thionine (Ser-Cys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136]/SUM([.$B$1:.$B$507])" office:value-type="float" office:value="0.000147642917133597" calcext:value-type="float">
            <text:p>0.0001476429</text:p>
          </table:table-cell>
          <table:table-cell table:formula="of:=LOG([.F136];2)" office:value-type="float" office:value="-12.7256002317558" calcext:value-type="float">
            <text:p>-12.7256002318</text:p>
          </table:table-cell>
          <table:table-cell table:formula="of:=[.G136]*[.F136]" office:value-type="float" office:value="-0.00187884474049241" calcext:value-type="float">
            <text:p>-0.0018788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NAc) (keratan sulfate)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  <table:table-cell table:formula="of:=[.B137]/SUM([.$B$1:.$B$507])" office:value-type="float" office:value="0.000145222541442883" calcext:value-type="float">
            <text:p>0.0001452225</text:p>
          </table:table-cell>
          <table:table-cell table:formula="of:=LOG([.F137];2)" office:value-type="float" office:value="-12.7494469737101" calcext:value-type="float">
            <text:p>-12.7494469737</text:p>
          </table:table-cell>
          <table:table-cell table:formula="of:=[.G137]*[.F137]" office:value-type="float" office:value="-0.00185150709151346" calcext:value-type="float">
            <text:p>-0.0018515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glutathionyl cystein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138]/SUM([.$B$1:.$B$507])" office:value-type="float" office:value="0.000142802165752168" calcext:value-type="float">
            <text:p>0.0001428022</text:p>
          </table:table-cell>
          <table:table-cell table:formula="of:=LOG([.F138];2)" office:value-type="float" office:value="-12.7736945199568" calcext:value-type="float">
            <text:p>-12.77369452</text:p>
          </table:table-cell>
          <table:table-cell table:formula="of:=[.G138]*[.F138]" office:value-type="float" office:value="-0.00182411124210643" calcext:value-type="float">
            <text:p>-0.0018241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-8alpha-FAD histidin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  <table:table-cell table:formula="of:=[.B139]/SUM([.$B$1:.$B$507])" office:value-type="float" office:value="0.000142802165752168" calcext:value-type="float">
            <text:p>0.0001428022</text:p>
          </table:table-cell>
          <table:table-cell table:formula="of:=LOG([.F139];2)" office:value-type="float" office:value="-12.7736945199568" calcext:value-type="float">
            <text:p>-12.77369452</text:p>
          </table:table-cell>
          <table:table-cell table:formula="of:=[.G139]*[.F139]" office:value-type="float" office:value="-0.00182411124210643" calcext:value-type="float">
            <text:p>-0.0018241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hydroxyprolin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MOD_RES</text:p>
          </table:table-cell>
          <table:table-cell table:formula="of:=[.B140]/SUM([.$B$1:.$B$507])" office:value-type="float" office:value="0.000140381790061453" calcext:value-type="float">
            <text:p>0.0001403818</text:p>
          </table:table-cell>
          <table:table-cell table:formula="of:=LOG([.F140];2)" office:value-type="float" office:value="-12.7983565741911" calcext:value-type="float">
            <text:p>-12.7983565742</text:p>
          </table:table-cell>
          <table:table-cell table:formula="of:=[.G140]*[.F140]" office:value-type="float" office:value="-0.00179665620572971" calcext:value-type="float">
            <text:p>-0.0017966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6-myristoyl lysin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LIPID</text:p>
          </table:table-cell>
          <table:table-cell table:formula="of:=[.B141]/SUM([.$B$1:.$B$507])" office:value-type="float" office:value="0.000135541038680024" calcext:value-type="float">
            <text:p>0.000135541</text:p>
          </table:table-cell>
          <table:table-cell table:formula="of:=LOG([.F141];2)" office:value-type="float" office:value="-12.8489826472611" calcext:value-type="float">
            <text:p>-12.8489826473</text:p>
          </table:table-cell>
          <table:table-cell table:formula="of:=[.G141]*[.F141]" office:value-type="float" office:value="-0.00174156445399137" calcext:value-type="float">
            <text:p>-0.0017415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-acetylarginin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  <table:table-cell table:formula="of:=[.B142]/SUM([.$B$1:.$B$507])" office:value-type="float" office:value="0.000133120662989309" calcext:value-type="float">
            <text:p>0.0001331207</text:p>
          </table:table-cell>
          <table:table-cell table:formula="of:=LOG([.F142];2)" office:value-type="float" office:value="-12.874977855794" calcext:value-type="float">
            <text:p>-12.8749778558</text:p>
          </table:table-cell>
          <table:table-cell table:formula="of:=[.G142]*[.F142]" office:value-type="float" office:value="-0.00171392558813597" calcext:value-type="float">
            <text:p>-0.0017139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R,4S)-3,4-dihydroxyprolin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MOD_RES</text:p>
          </table:table-cell>
          <table:table-cell table:formula="of:=[.B143]/SUM([.$B$1:.$B$507])" office:value-type="float" office:value="0.000133120662989309" calcext:value-type="float">
            <text:p>0.0001331207</text:p>
          </table:table-cell>
          <table:table-cell table:formula="of:=LOG([.F143];2)" office:value-type="float" office:value="-12.874977855794" calcext:value-type="float">
            <text:p>-12.8749778558</text:p>
          </table:table-cell>
          <table:table-cell table:formula="of:=[.G143]*[.F143]" office:value-type="float" office:value="-0.00171392558813597" calcext:value-type="float">
            <text:p>-0.0017139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N phosphoryl threonin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  <table:table-cell table:formula="of:=[.B144]/SUM([.$B$1:.$B$507])" office:value-type="float" office:value="0.000130700287298594" calcext:value-type="float">
            <text:p>0.0001307003</text:p>
          </table:table-cell>
          <table:table-cell table:formula="of:=LOG([.F144];2)" office:value-type="float" office:value="-12.9014500671552" calcext:value-type="float">
            <text:p>-12.9014500672</text:p>
          </table:table-cell>
          <table:table-cell table:formula="of:=[.G144]*[.F144]" office:value-type="float" office:value="-0.00168622323034565" calcext:value-type="float">
            <text:p>-0.0016862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-anchor amidated aspartat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LIPID</text:p>
          </table:table-cell>
          <table:table-cell table:formula="of:=[.B145]/SUM([.$B$1:.$B$507])" office:value-type="float" office:value="0.00012827991160788" calcext:value-type="float">
            <text:p>0.0001282799</text:p>
          </table:table-cell>
          <table:table-cell table:formula="of:=LOG([.F145];2)" office:value-type="float" office:value="-12.9284171147555" calcext:value-type="float">
            <text:p>-12.9284171148</text:p>
          </table:table-cell>
          <table:table-cell table:formula="of:=[.G145]*[.F145]" office:value-type="float" office:value="-0.00165845620471063" calcext:value-type="float">
            <text:p>-0.0016584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tamine amid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MOD_RES</text:p>
          </table:table-cell>
          <table:table-cell table:formula="of:=[.B146]/SUM([.$B$1:.$B$507])" office:value-type="float" office:value="0.00012827991160788" calcext:value-type="float">
            <text:p>0.0001282799</text:p>
          </table:table-cell>
          <table:table-cell table:formula="of:=LOG([.F146];2)" office:value-type="float" office:value="-12.9284171147555" calcext:value-type="float">
            <text:p>-12.9284171148</text:p>
          </table:table-cell>
          <table:table-cell table:formula="of:=[.G146]*[.F146]" office:value-type="float" office:value="-0.00165845620471063" calcext:value-type="float">
            <text:p>-0.0016584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',4',5'-topaquinon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  <table:table-cell table:formula="of:=[.B147]/SUM([.$B$1:.$B$507])" office:value-type="float" office:value="0.00012827991160788" calcext:value-type="float">
            <text:p>0.0001282799</text:p>
          </table:table-cell>
          <table:table-cell table:formula="of:=LOG([.F147];2)" office:value-type="float" office:value="-12.9284171147555" calcext:value-type="float">
            <text:p>-12.9284171148</text:p>
          </table:table-cell>
          <table:table-cell table:formula="of:=[.G147]*[.F147]" office:value-type="float" office:value="-0.00165845620471063" calcext:value-type="float">
            <text:p>-0.0016584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,N,N-trimethylalanin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OD_RES</text:p>
          </table:table-cell>
          <table:table-cell table:formula="of:=[.B148]/SUM([.$B$1:.$B$507])" office:value-type="float" office:value="0.000121018784535736" calcext:value-type="float">
            <text:p>0.0001210188</text:p>
          </table:table-cell>
          <table:table-cell table:formula="of:=LOG([.F148];2)" office:value-type="float" office:value="-13.0124813795439" calcext:value-type="float">
            <text:p>-13.0124813795</text:p>
          </table:table-cell>
          <table:table-cell table:formula="of:=[.G148]*[.F148]" office:value-type="float" office:value="-0.0015747546803463" calcext:value-type="float">
            <text:p>-0.0015747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R)-3-hydroxyaspartat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MOD_RES</text:p>
          </table:table-cell>
          <table:table-cell table:formula="of:=[.B149]/SUM([.$B$1:.$B$507])" office:value-type="float" office:value="0.000116178033154306" calcext:value-type="float">
            <text:p>0.000116178</text:p>
          </table:table-cell>
          <table:table-cell table:formula="of:=LOG([.F149];2)" office:value-type="float" office:value="-13.0713750685975" calcext:value-type="float">
            <text:p>-13.0713750686</text:p>
          </table:table-cell>
          <table:table-cell table:formula="of:=[.G149]*[.F149]" office:value-type="float" office:value="-0.00151860664609189" calcext:value-type="float">
            <text:p>-0.0015186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acetylcystein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150]/SUM([.$B$1:.$B$507])" office:value-type="float" office:value="0.000116178033154306" calcext:value-type="float">
            <text:p>0.000116178</text:p>
          </table:table-cell>
          <table:table-cell table:formula="of:=LOG([.F150];2)" office:value-type="float" office:value="-13.0713750685975" calcext:value-type="float">
            <text:p>-13.0713750686</text:p>
          </table:table-cell>
          <table:table-cell table:formula="of:=[.G150]*[.F150]" office:value-type="float" office:value="-0.00151860664609189" calcext:value-type="float">
            <text:p>-0.0015186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'-(S-cysteinyl)-histidine (Cys-His)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ROSSLNK</text:p>
          </table:table-cell>
          <table:table-cell table:formula="of:=[.B151]/SUM([.$B$1:.$B$507])" office:value-type="float" office:value="0.000104076154700733" calcext:value-type="float">
            <text:p>0.0001040762</text:p>
          </table:table-cell>
          <table:table-cell table:formula="of:=LOG([.F151];2)" office:value-type="float" office:value="-13.2300728146166" calcext:value-type="float">
            <text:p>-13.2300728146</text:p>
          </table:table-cell>
          <table:table-cell table:formula="of:=[.G151]*[.F151]" office:value-type="float" office:value="-0.00137693510495599" calcext:value-type="float">
            <text:p>-0.0013769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glutamyl cysteine thioester (Cys-Gln)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ROSSLNK</text:p>
          </table:table-cell>
          <table:table-cell table:formula="of:=[.B152]/SUM([.$B$1:.$B$507])" office:value-type="float" office:value="0.000101655779010018" calcext:value-type="float">
            <text:p>0.0001016558</text:p>
          </table:table-cell>
          <table:table-cell table:formula="of:=LOG([.F152];2)" office:value-type="float" office:value="-13.2640201465399" calcext:value-type="float">
            <text:p>-13.2640201465</text:p>
          </table:table-cell>
          <table:table-cell table:formula="of:=[.G152]*[.F152]" office:value-type="float" office:value="-0.00134836430080109" calcext:value-type="float">
            <text:p>-0.0013483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s-8alpha-FAD histidin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  <table:table-cell table:formula="of:=[.B153]/SUM([.$B$1:.$B$507])" office:value-type="float" office:value="0.000101655779010018" calcext:value-type="float">
            <text:p>0.0001016558</text:p>
          </table:table-cell>
          <table:table-cell table:formula="of:=LOG([.F153];2)" office:value-type="float" office:value="-13.2640201465399" calcext:value-type="float">
            <text:p>-13.2640201465</text:p>
          </table:table-cell>
          <table:table-cell table:formula="of:=[.G153]*[.F153]" office:value-type="float" office:value="-0.00134836430080109" calcext:value-type="float">
            <text:p>-0.0013483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steinyl-selenocysteine (Cys-Sec)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ROSSLNK</text:p>
          </table:table-cell>
          <table:table-cell table:formula="of:=[.B154]/SUM([.$B$1:.$B$507])" office:value-type="float" office:value="0.0000992354033193032" calcext:value-type="float">
            <text:p>9.92354033193032E-005</text:p>
          </table:table-cell>
          <table:table-cell table:formula="of:=LOG([.F154];2)" office:value-type="float" office:value="-13.2987855647006" calcext:value-type="float">
            <text:p>-13.2987855647</text:p>
          </table:table-cell>
          <table:table-cell table:formula="of:=[.G154]*[.F154]" office:value-type="float" office:value="-0.00131971034916999" calcext:value-type="float">
            <text:p>-0.0013197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alNAc)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  <table:table-cell table:formula="of:=[.B155]/SUM([.$B$1:.$B$507])" office:value-type="float" office:value="0.0000919742762471591" calcext:value-type="float">
            <text:p>9.19742762471591E-005</text:p>
          </table:table-cell>
          <table:table-cell table:formula="of:=LOG([.F155];2)" office:value-type="float" office:value="-13.4084100558751" calcext:value-type="float">
            <text:p>-13.4084100559</text:p>
          </table:table-cell>
          <table:table-cell table:formula="of:=[.G155]*[.F155]" office:value-type="float" office:value="-0.00123322881051424" calcext:value-type="float">
            <text:p>-0.0012332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R)-3-hydroxyasparagin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D_RES</text:p>
          </table:table-cell>
          <table:table-cell table:formula="of:=[.B156]/SUM([.$B$1:.$B$507])" office:value-type="float" office:value="0.0000919742762471591" calcext:value-type="float">
            <text:p>9.19742762471591E-005</text:p>
          </table:table-cell>
          <table:table-cell table:formula="of:=LOG([.F156];2)" office:value-type="float" office:value="-13.4084100558751" calcext:value-type="float">
            <text:p>-13.4084100559</text:p>
          </table:table-cell>
          <table:table-cell table:formula="of:=[.G156]*[.F156]" office:value-type="float" office:value="-0.00123322881051424" calcext:value-type="float">
            <text:p>-0.0012332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UMP-tyrosin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  <table:table-cell table:formula="of:=[.B157]/SUM([.$B$1:.$B$507])" office:value-type="float" office:value="0.0000895539005564444" calcext:value-type="float">
            <text:p>8.95539005564444E-005</text:p>
          </table:table-cell>
          <table:table-cell table:formula="of:=LOG([.F157];2)" office:value-type="float" office:value="-13.4468842036897" calcext:value-type="float">
            <text:p>-13.4468842037</text:p>
          </table:table-cell>
          <table:table-cell table:formula="of:=[.G157]*[.F157]" office:value-type="float" office:value="-0.00120422093077125" calcext:value-type="float">
            <text:p>-0.0012042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rroloquinoline quinone (Glu-Tyr)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SSLNK</text:p>
          </table:table-cell>
          <table:table-cell table:formula="of:=[.B158]/SUM([.$B$1:.$B$507])" office:value-type="float" office:value="0.0000895539005564444" calcext:value-type="float">
            <text:p>8.95539005564444E-005</text:p>
          </table:table-cell>
          <table:table-cell table:formula="of:=LOG([.F158];2)" office:value-type="float" office:value="-13.4468842036897" calcext:value-type="float">
            <text:p>-13.4468842037</text:p>
          </table:table-cell>
          <table:table-cell table:formula="of:=[.G158]*[.F158]" office:value-type="float" office:value="-0.00120422093077125" calcext:value-type="float">
            <text:p>-0.0012042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4a-FMN cystein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159]/SUM([.$B$1:.$B$507])" office:value-type="float" office:value="0.0000871335248657297" calcext:value-type="float">
            <text:p>8.71335248657297E-005</text:p>
          </table:table-cell>
          <table:table-cell table:formula="of:=LOG([.F159];2)" office:value-type="float" office:value="-13.4864125678763" calcext:value-type="float">
            <text:p>-13.4864125679</text:p>
          </table:table-cell>
          <table:table-cell table:formula="of:=[.G159]*[.F159]" office:value-type="float" office:value="-0.00117511866483254" calcext:value-type="float">
            <text:p>-0.0011751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,3-didehydroalanine (Cys)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160]/SUM([.$B$1:.$B$507])" office:value-type="float" office:value="0.000084713149175015" calcext:value-type="float">
            <text:p>8.4713149175015E-005</text:p>
          </table:table-cell>
          <table:table-cell table:formula="of:=LOG([.F160];2)" office:value-type="float" office:value="-13.5270545523737" calcext:value-type="float">
            <text:p>-13.5270545524</text:p>
          </table:table-cell>
          <table:table-cell table:formula="of:=[.G160]*[.F160]" office:value-type="float" office:value="-0.0011459193901938" calcext:value-type="float">
            <text:p>-0.0011459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ucine methyl ester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MOD_RES</text:p>
          </table:table-cell>
          <table:table-cell table:formula="of:=[.B161]/SUM([.$B$1:.$B$507])" office:value-type="float" office:value="0.0000822927734843002" calcext:value-type="float">
            <text:p>8.22927734843002E-005</text:p>
          </table:table-cell>
          <table:table-cell table:formula="of:=LOG([.F161];2)" office:value-type="float" office:value="-13.5688747280683" calcext:value-type="float">
            <text:p>-13.5688747281</text:p>
          </table:table-cell>
          <table:table-cell table:formula="of:=[.G161]*[.F161]" office:value-type="float" office:value="-0.00111662033443377" calcext:value-type="float">
            <text:p>-0.0011166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P-ribosylcystein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162]/SUM([.$B$1:.$B$507])" office:value-type="float" office:value="0.0000798723977935855" calcext:value-type="float">
            <text:p>7.98723977935855E-005</text:p>
          </table:table-cell>
          <table:table-cell table:formula="of:=LOG([.F162];2)" office:value-type="float" office:value="-13.6119434499602" calcext:value-type="float">
            <text:p>-13.61194345</text:p>
          </table:table-cell>
          <table:table-cell table:formula="of:=[.G162]*[.F162]" office:value-type="float" office:value="-0.00108721856197901" calcext:value-type="float">
            <text:p>-0.0010872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tamate methyl ester (Gln)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MOD_RES</text:p>
          </table:table-cell>
          <table:table-cell table:formula="of:=[.B163]/SUM([.$B$1:.$B$507])" office:value-type="float" office:value="0.0000750316464121561" calcext:value-type="float">
            <text:p>7.50316464121561E-005</text:p>
          </table:table-cell>
          <table:table-cell table:formula="of:=LOG([.F163];2)" office:value-type="float" office:value="-13.7021412589318" calcext:value-type="float">
            <text:p>-13.7021412589</text:p>
          </table:table-cell>
          <table:table-cell table:formula="of:=[.G163]*[.F163]" office:value-type="float" office:value="-0.00102809421802958" calcext:value-type="float">
            <text:p>-0.00102809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acetylglutamat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  <table:table-cell table:formula="of:=[.B164]/SUM([.$B$1:.$B$507])" office:value-type="float" office:value="0.0000726112707214414" calcext:value-type="float">
            <text:p>7.26112707214414E-005</text:p>
          </table:table-cell>
          <table:table-cell table:formula="of:=LOG([.F164];2)" office:value-type="float" office:value="-13.7494469737101" calcext:value-type="float">
            <text:p>-13.7494469737</text:p>
          </table:table-cell>
          <table:table-cell table:formula="of:=[.G164]*[.F164]" office:value-type="float" office:value="-0.00099836481647817" calcext:value-type="float">
            <text:p>-0.0009983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cyl adenylat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  <table:table-cell table:formula="of:=[.B165]/SUM([.$B$1:.$B$507])" office:value-type="float" office:value="0.0000726112707214414" calcext:value-type="float">
            <text:p>7.26112707214414E-005</text:p>
          </table:table-cell>
          <table:table-cell table:formula="of:=LOG([.F165];2)" office:value-type="float" office:value="-13.7494469737101" calcext:value-type="float">
            <text:p>-13.7494469737</text:p>
          </table:table-cell>
          <table:table-cell table:formula="of:=[.G165]*[.F165]" office:value-type="float" office:value="-0.00099836481647817" calcext:value-type="float">
            <text:p>-0.0009983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d amino end (Ala)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OD_RES</text:p>
          </table:table-cell>
          <table:table-cell table:formula="of:=[.B166]/SUM([.$B$1:.$B$507])" office:value-type="float" office:value="0.0000726112707214414" calcext:value-type="float">
            <text:p>7.26112707214414E-005</text:p>
          </table:table-cell>
          <table:table-cell table:formula="of:=LOG([.F166];2)" office:value-type="float" office:value="-13.7494469737101" calcext:value-type="float">
            <text:p>-13.7494469737</text:p>
          </table:table-cell>
          <table:table-cell table:formula="of:=[.G166]*[.F166]" office:value-type="float" office:value="-0.00099836481647817" calcext:value-type="float">
            <text:p>-0.0009983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lesterol glycine este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LIPID</text:p>
          </table:table-cell>
          <table:table-cell table:formula="of:=[.B167]/SUM([.$B$1:.$B$507])" office:value-type="float" office:value="0.0000726112707214414" calcext:value-type="float">
            <text:p>7.26112707214414E-005</text:p>
          </table:table-cell>
          <table:table-cell table:formula="of:=LOG([.F167];2)" office:value-type="float" office:value="-13.7494469737101" calcext:value-type="float">
            <text:p>-13.7494469737</text:p>
          </table:table-cell>
          <table:table-cell table:formula="of:=[.G167]*[.F167]" office:value-type="float" office:value="-0.00099836481647817" calcext:value-type="float">
            <text:p>-0.0009983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HexNAc)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ARBOHYD</text:p>
          </table:table-cell>
          <table:table-cell table:formula="of:=[.B168]/SUM([.$B$1:.$B$507])" office:value-type="float" office:value="0.0000701908950307267" calcext:value-type="float">
            <text:p>7.01908950307267E-005</text:p>
          </table:table-cell>
          <table:table-cell table:formula="of:=LOG([.F168];2)" office:value-type="float" office:value="-13.7983565741911" calcext:value-type="float">
            <text:p>-13.7983565742</text:p>
          </table:table-cell>
          <table:table-cell table:formula="of:=[.G168]*[.F168]" office:value-type="float" office:value="-0.000968518997895584" calcext:value-type="float">
            <text:p>-0.000968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tamic acid 1-amid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  <table:table-cell table:formula="of:=[.B169]/SUM([.$B$1:.$B$507])" office:value-type="float" office:value="0.0000701908950307267" calcext:value-type="float">
            <text:p>7.01908950307267E-005</text:p>
          </table:table-cell>
          <table:table-cell table:formula="of:=LOG([.F169];2)" office:value-type="float" office:value="-13.7983565741911" calcext:value-type="float">
            <text:p>-13.7983565742</text:p>
          </table:table-cell>
          <table:table-cell table:formula="of:=[.G169]*[.F169]" office:value-type="float" office:value="-0.000968518997895584" calcext:value-type="float">
            <text:p>-0.000968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Fuc)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  <table:table-cell table:formula="of:=[.B170]/SUM([.$B$1:.$B$507])" office:value-type="float" office:value="0.000067770519340012" calcext:value-type="float">
            <text:p>6.7770519340012E-005</text:p>
          </table:table-cell>
          <table:table-cell table:formula="of:=LOG([.F170];2)" office:value-type="float" office:value="-13.8489826472611" calcext:value-type="float">
            <text:p>-13.8489826473</text:p>
          </table:table-cell>
          <table:table-cell table:formula="of:=[.G170]*[.F170]" office:value-type="float" office:value="-0.000938552746335695" calcext:value-type="float">
            <text:p>-0.0009385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,3-didehydrobutyrin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  <table:table-cell table:formula="of:=[.B171]/SUM([.$B$1:.$B$507])" office:value-type="float" office:value="0.000067770519340012" calcext:value-type="float">
            <text:p>6.7770519340012E-005</text:p>
          </table:table-cell>
          <table:table-cell table:formula="of:=LOG([.F171];2)" office:value-type="float" office:value="-13.8489826472611" calcext:value-type="float">
            <text:p>-13.8489826473</text:p>
          </table:table-cell>
          <table:table-cell table:formula="of:=[.G171]*[.F171]" office:value-type="float" office:value="-0.000938552746335695" calcext:value-type="float">
            <text:p>-0.0009385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Z)-2,3-didehydrobutyrin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  <table:table-cell table:formula="of:=[.B172]/SUM([.$B$1:.$B$507])" office:value-type="float" office:value="0.0000629297679585825" calcext:value-type="float">
            <text:p>6.29297679585825E-005</text:p>
          </table:table-cell>
          <table:table-cell table:formula="of:=LOG([.F172];2)" office:value-type="float" office:value="-13.9558978511776" calcext:value-type="float">
            <text:p>-13.9558978512</text:p>
          </table:table-cell>
          <table:table-cell table:formula="of:=[.G172]*[.F172]" office:value-type="float" office:value="-0.000878241413428285" calcext:value-type="float">
            <text:p>-0.0008782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d amino end (Met)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OD_RES</text:p>
          </table:table-cell>
          <table:table-cell table:formula="of:=[.B173]/SUM([.$B$1:.$B$507])" office:value-type="float" office:value="0.0000605093922678678" calcext:value-type="float">
            <text:p>6.05093922678678E-005</text:p>
          </table:table-cell>
          <table:table-cell table:formula="of:=LOG([.F173];2)" office:value-type="float" office:value="-14.0124813795439" calcext:value-type="float">
            <text:p>-14.0124813795</text:p>
          </table:table-cell>
          <table:table-cell table:formula="of:=[.G173]*[.F173]" office:value-type="float" office:value="-0.000847886732441017" calcext:value-type="float">
            <text:p>-0.0008478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tide (Met-Gly)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ROSSLNK</text:p>
          </table:table-cell>
          <table:table-cell table:formula="of:=[.B174]/SUM([.$B$1:.$B$507])" office:value-type="float" office:value="0.0000605093922678678" calcext:value-type="float">
            <text:p>6.05093922678678E-005</text:p>
          </table:table-cell>
          <table:table-cell table:formula="of:=LOG([.F174];2)" office:value-type="float" office:value="-14.0124813795439" calcext:value-type="float">
            <text:p>-14.0124813795</text:p>
          </table:table-cell>
          <table:table-cell table:formula="of:=[.G174]*[.F174]" office:value-type="float" office:value="-0.000847886732441017" calcext:value-type="float">
            <text:p>-0.0008478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idine amid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  <table:table-cell table:formula="of:=[.B175]/SUM([.$B$1:.$B$507])" office:value-type="float" office:value="0.0000580890165771531" calcext:value-type="float">
            <text:p>0.000058089</text:p>
          </table:table-cell>
          <table:table-cell table:formula="of:=LOG([.F175];2)" office:value-type="float" office:value="-14.0713750685975" calcext:value-type="float">
            <text:p>-14.0713750686</text:p>
          </table:table-cell>
          <table:table-cell table:formula="of:=[.G175]*[.F175]" office:value-type="float" office:value="-0.000817392339623099" calcext:value-type="float">
            <text:p>-0.0008173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eptide (Gly-Asp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ROSSLNK</text:p>
          </table:table-cell>
          <table:table-cell table:formula="of:=[.B176]/SUM([.$B$1:.$B$507])" office:value-type="float" office:value="0.0000556686408864384" calcext:value-type="float">
            <text:p>5.56686408864384E-005</text:p>
          </table:table-cell>
          <table:table-cell table:formula="of:=LOG([.F176];2)" office:value-type="float" office:value="-14.1327756132616" calcext:value-type="float">
            <text:p>-14.1327756133</text:p>
          </table:table-cell>
          <table:table-cell table:formula="of:=[.G176]*[.F176]" office:value-type="float" office:value="-0.000786752410343277" calcext:value-type="float">
            <text:p>-0.0007867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)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  <table:table-cell table:formula="of:=[.B177]/SUM([.$B$1:.$B$507])" office:value-type="float" office:value="0.0000556686408864384" calcext:value-type="float">
            <text:p>5.56686408864384E-005</text:p>
          </table:table-cell>
          <table:table-cell table:formula="of:=LOG([.F177];2)" office:value-type="float" office:value="-14.1327756132616" calcext:value-type="float">
            <text:p>-14.1327756133</text:p>
          </table:table-cell>
          <table:table-cell table:formula="of:=[.G177]*[.F177]" office:value-type="float" office:value="-0.000786752410343277" calcext:value-type="float">
            <text:p>-0.0007867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steine persulfid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178]/SUM([.$B$1:.$B$507])" office:value-type="float" office:value="0.0000556686408864384" calcext:value-type="float">
            <text:p>5.56686408864384E-005</text:p>
          </table:table-cell>
          <table:table-cell table:formula="of:=LOG([.F178];2)" office:value-type="float" office:value="-14.1327756132616" calcext:value-type="float">
            <text:p>-14.1327756133</text:p>
          </table:table-cell>
          <table:table-cell table:formula="of:=[.G178]*[.F178]" office:value-type="float" office:value="-0.000786752410343277" calcext:value-type="float">
            <text:p>-0.0007867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alanine (Ala)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OD_RES</text:p>
          </table:table-cell>
          <table:table-cell table:formula="of:=[.B179]/SUM([.$B$1:.$B$507])" office:value-type="float" office:value="0.0000532482651957237" calcext:value-type="float">
            <text:p>5.32482651957237E-005</text:p>
          </table:table-cell>
          <table:table-cell table:formula="of:=LOG([.F179];2)" office:value-type="float" office:value="-14.1969059506814" calcext:value-type="float">
            <text:p>-14.1969059507</text:p>
          </table:table-cell>
          <table:table-cell table:formula="of:=[.G179]*[.F179]" office:value-type="float" office:value="-0.000755960613020628" calcext:value-type="float">
            <text:p>-0.0007559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methylalanin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OD_RES</text:p>
          </table:table-cell>
          <table:table-cell table:formula="of:=[.B180]/SUM([.$B$1:.$B$507])" office:value-type="float" office:value="0.000050827889505009" calcext:value-type="float">
            <text:p>5.0827889505009E-005</text:p>
          </table:table-cell>
          <table:table-cell table:formula="of:=LOG([.F180];2)" office:value-type="float" office:value="-14.2640201465399" calcext:value-type="float">
            <text:p>-14.2640201465</text:p>
          </table:table-cell>
          <table:table-cell table:formula="of:=[.G180]*[.F180]" office:value-type="float" office:value="-0.000725010039905552" calcext:value-type="float">
            <text:p>-0.00072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glutamyl lysine isopeptide (Glu-Lys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CROSSLNK</text:p>
          </table:table-cell>
          <table:table-cell table:formula="of:=[.B181]/SUM([.$B$1:.$B$507])" office:value-type="float" office:value="0.0000484075138142943" calcext:value-type="float">
            <text:p>4.84075138142943E-005</text:p>
          </table:table-cell>
          <table:table-cell table:formula="of:=LOG([.F181];2)" office:value-type="float" office:value="-14.3344094744313" calcext:value-type="float">
            <text:p>-14.3344094744</text:p>
          </table:table-cell>
          <table:table-cell table:formula="of:=[.G181]*[.F181]" office:value-type="float" office:value="-0.000693893124653283" calcext:value-type="float">
            <text:p>-0.0006938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HexNAc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  <table:table-cell table:formula="of:=[.B182]/SUM([.$B$1:.$B$507])" office:value-type="float" office:value="0.0000484075138142943" calcext:value-type="float">
            <text:p>4.84075138142943E-005</text:p>
          </table:table-cell>
          <table:table-cell table:formula="of:=LOG([.F182];2)" office:value-type="float" office:value="-14.3344094744313" calcext:value-type="float">
            <text:p>-14.3344094744</text:p>
          </table:table-cell>
          <table:table-cell table:formula="of:=[.G182]*[.F182]" office:value-type="float" office:value="-0.000693893124653283" calcext:value-type="float">
            <text:p>-0.0006938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cyl cysteine thioester (Cys-Gly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183]/SUM([.$B$1:.$B$507])" office:value-type="float" office:value="0.0000484075138142943" calcext:value-type="float">
            <text:p>4.84075138142943E-005</text:p>
          </table:table-cell>
          <table:table-cell table:formula="of:=LOG([.F183];2)" office:value-type="float" office:value="-14.3344094744313" calcext:value-type="float">
            <text:p>-14.3344094744</text:p>
          </table:table-cell>
          <table:table-cell table:formula="of:=[.G183]*[.F183]" office:value-type="float" office:value="-0.000693893124653283" calcext:value-type="float">
            <text:p>-0.0006938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Hex)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  <table:table-cell table:formula="of:=[.B184]/SUM([.$B$1:.$B$507])" office:value-type="float" office:value="0.0000484075138142943" calcext:value-type="float">
            <text:p>4.84075138142943E-005</text:p>
          </table:table-cell>
          <table:table-cell table:formula="of:=LOG([.F184];2)" office:value-type="float" office:value="-14.3344094744313" calcext:value-type="float">
            <text:p>-14.3344094744</text:p>
          </table:table-cell>
          <table:table-cell table:formula="of:=[.G184]*[.F184]" office:value-type="float" office:value="-0.000693893124653283" calcext:value-type="float">
            <text:p>-0.0006938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s-methylhistidin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  <table:table-cell table:formula="of:=[.B185]/SUM([.$B$1:.$B$507])" office:value-type="float" office:value="0.0000459871381235795" calcext:value-type="float">
            <text:p>4.59871381235795E-005</text:p>
          </table:table-cell>
          <table:table-cell table:formula="of:=LOG([.F185];2)" office:value-type="float" office:value="-14.4084100558751" calcext:value-type="float">
            <text:p>-14.4084100559</text:p>
          </table:table-cell>
          <table:table-cell table:formula="of:=[.G185]*[.F185]" office:value-type="float" office:value="-0.000662601543380699" calcext:value-type="float">
            <text:p>-0.0006626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methylcystein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186]/SUM([.$B$1:.$B$507])" office:value-type="float" office:value="0.0000459871381235795" calcext:value-type="float">
            <text:p>4.59871381235795E-005</text:p>
          </table:table-cell>
          <table:table-cell table:formula="of:=LOG([.F186];2)" office:value-type="float" office:value="-14.4084100558751" calcext:value-type="float">
            <text:p>-14.4084100559</text:p>
          </table:table-cell>
          <table:table-cell table:formula="of:=[.G186]*[.F186]" office:value-type="float" office:value="-0.000662601543380699" calcext:value-type="float">
            <text:p>-0.0006626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steine sulfinic acid (-SO2H)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187]/SUM([.$B$1:.$B$507])" office:value-type="float" office:value="0.0000459871381235795" calcext:value-type="float">
            <text:p>4.59871381235795E-005</text:p>
          </table:table-cell>
          <table:table-cell table:formula="of:=LOG([.F187];2)" office:value-type="float" office:value="-14.4084100558751" calcext:value-type="float">
            <text:p>-14.4084100559</text:p>
          </table:table-cell>
          <table:table-cell table:formula="of:=[.G187]*[.F187]" office:value-type="float" office:value="-0.000662601543380699" calcext:value-type="float">
            <text:p>-0.0006626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Glc)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ARBOHYD</text:p>
          </table:table-cell>
          <table:table-cell table:formula="of:=[.B188]/SUM([.$B$1:.$B$507])" office:value-type="float" office:value="0.0000459871381235795" calcext:value-type="float">
            <text:p>4.59871381235795E-005</text:p>
          </table:table-cell>
          <table:table-cell table:formula="of:=LOG([.F188];2)" office:value-type="float" office:value="-14.4084100558751" calcext:value-type="float">
            <text:p>-14.4084100559</text:p>
          </table:table-cell>
          <table:table-cell table:formula="of:=[.G188]*[.F188]" office:value-type="float" office:value="-0.000662601543380699" calcext:value-type="float">
            <text:p>-0.0006626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6-murein peptidoglycan lysin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189]/SUM([.$B$1:.$B$507])" office:value-type="float" office:value="0.0000459871381235795" calcext:value-type="float">
            <text:p>4.59871381235795E-005</text:p>
          </table:table-cell>
          <table:table-cell table:formula="of:=LOG([.F189];2)" office:value-type="float" office:value="-14.4084100558751" calcext:value-type="float">
            <text:p>-14.4084100559</text:p>
          </table:table-cell>
          <table:table-cell table:formula="of:=[.G189]*[.F189]" office:value-type="float" office:value="-0.000662601543380699" calcext:value-type="float">
            <text:p>-0.0006626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sine tyrosylquinone (Lys-Tyr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SSLNK</text:p>
          </table:table-cell>
          <table:table-cell table:formula="of:=[.B190]/SUM([.$B$1:.$B$507])" office:value-type="float" office:value="0.0000435667624328648" calcext:value-type="float">
            <text:p>4.35667624328648E-005</text:p>
          </table:table-cell>
          <table:table-cell table:formula="of:=LOG([.F190];2)" office:value-type="float" office:value="-14.4864125678763" calcext:value-type="float">
            <text:p>-14.4864125679</text:p>
          </table:table-cell>
          <table:table-cell table:formula="of:=[.G190]*[.F190]" office:value-type="float" office:value="-0.000631126094849136" calcext:value-type="float">
            <text:p>-0.0006311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phenylalanin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MOD_RES</text:p>
          </table:table-cell>
          <table:table-cell table:formula="of:=[.B191]/SUM([.$B$1:.$B$507])" office:value-type="float" office:value="0.0000435667624328648" calcext:value-type="float">
            <text:p>4.35667624328648E-005</text:p>
          </table:table-cell>
          <table:table-cell table:formula="of:=LOG([.F191];2)" office:value-type="float" office:value="-14.4864125678763" calcext:value-type="float">
            <text:p>-14.4864125679</text:p>
          </table:table-cell>
          <table:table-cell table:formula="of:=[.G191]*[.F191]" office:value-type="float" office:value="-0.000631126094849136" calcext:value-type="float">
            <text:p>-0.0006311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ylhistidin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  <table:table-cell table:formula="of:=[.B192]/SUM([.$B$1:.$B$507])" office:value-type="float" office:value="0.0000435667624328648" calcext:value-type="float">
            <text:p>4.35667624328648E-005</text:p>
          </table:table-cell>
          <table:table-cell table:formula="of:=LOG([.F192];2)" office:value-type="float" office:value="-14.4864125678763" calcext:value-type="float">
            <text:p>-14.4864125679</text:p>
          </table:table-cell>
          <table:table-cell table:formula="of:=[.G192]*[.F192]" office:value-type="float" office:value="-0.000631126094849136" calcext:value-type="float">
            <text:p>-0.0006311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d amino end (Ser)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193]/SUM([.$B$1:.$B$507])" office:value-type="float" office:value="0.0000435667624328648" calcext:value-type="float">
            <text:p>4.35667624328648E-005</text:p>
          </table:table-cell>
          <table:table-cell table:formula="of:=LOG([.F193];2)" office:value-type="float" office:value="-14.4864125678763" calcext:value-type="float">
            <text:p>-14.4864125679</text:p>
          </table:table-cell>
          <table:table-cell table:formula="of:=[.G193]*[.F193]" office:value-type="float" office:value="-0.000631126094849136" calcext:value-type="float">
            <text:p>-0.0006311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NAc) (high mannose or hybrid)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  <table:table-cell table:formula="of:=[.B194]/SUM([.$B$1:.$B$507])" office:value-type="float" office:value="0.0000435667624328648" calcext:value-type="float">
            <text:p>4.35667624328648E-005</text:p>
          </table:table-cell>
          <table:table-cell table:formula="of:=LOG([.F194];2)" office:value-type="float" office:value="-14.4864125678763" calcext:value-type="float">
            <text:p>-14.4864125679</text:p>
          </table:table-cell>
          <table:table-cell table:formula="of:=[.G194]*[.F194]" office:value-type="float" office:value="-0.000631126094849136" calcext:value-type="float">
            <text:p>-0.0006311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palmitoyl glycin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LIPID</text:p>
          </table:table-cell>
          <table:table-cell table:formula="of:=[.B195]/SUM([.$B$1:.$B$507])" office:value-type="float" office:value="0.0000435667624328648" calcext:value-type="float">
            <text:p>4.35667624328648E-005</text:p>
          </table:table-cell>
          <table:table-cell table:formula="of:=LOG([.F195];2)" office:value-type="float" office:value="-14.4864125678763" calcext:value-type="float">
            <text:p>-14.4864125679</text:p>
          </table:table-cell>
          <table:table-cell table:formula="of:=[.G195]*[.F195]" office:value-type="float" office:value="-0.000631126094849136" calcext:value-type="float">
            <text:p>-0.0006311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S)-3-hydroxyhistidin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  <table:table-cell table:formula="of:=[.B196]/SUM([.$B$1:.$B$507])" office:value-type="float" office:value="0.0000411463867421501" calcext:value-type="float">
            <text:p>4.11463867421501E-005</text:p>
          </table:table-cell>
          <table:table-cell table:formula="of:=LOG([.F196];2)" office:value-type="float" office:value="-14.5688747280683" calcext:value-type="float">
            <text:p>-14.5688747281</text:p>
          </table:table-cell>
          <table:table-cell table:formula="of:=[.G196]*[.F196]" office:value-type="float" office:value="-0.000599456553959036" calcext:value-type="float">
            <text:p>-0.00059945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-like-anchor amidated serin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LIPID</text:p>
          </table:table-cell>
          <table:table-cell table:formula="of:=[.B197]/SUM([.$B$1:.$B$507])" office:value-type="float" office:value="0.0000387260110514354" calcext:value-type="float">
            <text:p>0.000038726</text:p>
          </table:table-cell>
          <table:table-cell table:formula="of:=LOG([.F197];2)" office:value-type="float" office:value="-14.6563375693187" calcext:value-type="float">
            <text:p>-14.6563375693</text:p>
          </table:table-cell>
          <table:table-cell table:formula="of:=[.G197]*[.F197]" office:value-type="float" office:value="-0.000567581490683002" calcext:value-type="float">
            <text:p>-0.0005675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Gal)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ARBOHYD</text:p>
          </table:table-cell>
          <table:table-cell table:formula="of:=[.B198]/SUM([.$B$1:.$B$507])" office:value-type="float" office:value="0.0000387260110514354" calcext:value-type="float">
            <text:p>0.000038726</text:p>
          </table:table-cell>
          <table:table-cell table:formula="of:=LOG([.F198];2)" office:value-type="float" office:value="-14.6563375693187" calcext:value-type="float">
            <text:p>-14.6563375693</text:p>
          </table:table-cell>
          <table:table-cell table:formula="of:=[.G198]*[.F198]" office:value-type="float" office:value="-0.000567581490683002" calcext:value-type="float">
            <text:p>-0.0005675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azole-4-carboxylic acid (Ser-Cys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199]/SUM([.$B$1:.$B$507])" office:value-type="float" office:value="0.0000387260110514354" calcext:value-type="float">
            <text:p>0.000038726</text:p>
          </table:table-cell>
          <table:table-cell table:formula="of:=LOG([.F199];2)" office:value-type="float" office:value="-14.6563375693187" calcext:value-type="float">
            <text:p>-14.6563375693</text:p>
          </table:table-cell>
          <table:table-cell table:formula="of:=[.G199]*[.F199]" office:value-type="float" office:value="-0.000567581490683002" calcext:value-type="float">
            <text:p>-0.0005675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(O4'-tyrosyl)-valine (Val-Tyr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SSLNK</text:p>
          </table:table-cell>
          <table:table-cell table:formula="of:=[.B200]/SUM([.$B$1:.$B$507])" office:value-type="float" office:value="0.0000363056353607207" calcext:value-type="float">
            <text:p>3.63056353607207E-005</text:p>
          </table:table-cell>
          <table:table-cell table:formula="of:=LOG([.F200];2)" office:value-type="float" office:value="-14.7494469737101" calcext:value-type="float">
            <text:p>-14.7494469737</text:p>
          </table:table-cell>
          <table:table-cell table:formula="of:=[.G200]*[.F200]" office:value-type="float" office:value="-0.000535488043599806" calcext:value-type="float">
            <text:p>-0.000535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eptide (Cys-Arg)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201]/SUM([.$B$1:.$B$507])" office:value-type="float" office:value="0.0000363056353607207" calcext:value-type="float">
            <text:p>3.63056353607207E-005</text:p>
          </table:table-cell>
          <table:table-cell table:formula="of:=LOG([.F201];2)" office:value-type="float" office:value="-14.7494469737101" calcext:value-type="float">
            <text:p>-14.7494469737</text:p>
          </table:table-cell>
          <table:table-cell table:formula="of:=[.G201]*[.F201]" office:value-type="float" office:value="-0.000535488043599806" calcext:value-type="float">
            <text:p>-0.000535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-anchor amidated cystein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IPID</text:p>
          </table:table-cell>
          <table:table-cell table:formula="of:=[.B202]/SUM([.$B$1:.$B$507])" office:value-type="float" office:value="0.0000363056353607207" calcext:value-type="float">
            <text:p>3.63056353607207E-005</text:p>
          </table:table-cell>
          <table:table-cell table:formula="of:=LOG([.F202];2)" office:value-type="float" office:value="-14.7494469737101" calcext:value-type="float">
            <text:p>-14.7494469737</text:p>
          </table:table-cell>
          <table:table-cell table:formula="of:=[.G202]*[.F202]" office:value-type="float" office:value="-0.000535488043599806" calcext:value-type="float">
            <text:p>-0.000535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eptide (Arg-Cys)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CROSSLNK</text:p>
          </table:table-cell>
          <table:table-cell table:formula="of:=[.B203]/SUM([.$B$1:.$B$507])" office:value-type="float" office:value="0.0000363056353607207" calcext:value-type="float">
            <text:p>3.63056353607207E-005</text:p>
          </table:table-cell>
          <table:table-cell table:formula="of:=LOG([.F203];2)" office:value-type="float" office:value="-14.7494469737101" calcext:value-type="float">
            <text:p>-14.7494469737</text:p>
          </table:table-cell>
          <table:table-cell table:formula="of:=[.G203]*[.F203]" office:value-type="float" office:value="-0.000535488043599806" calcext:value-type="float">
            <text:p>-0.000535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-like-anchor amidated asparagin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IPID</text:p>
          </table:table-cell>
          <table:table-cell table:formula="of:=[.B204]/SUM([.$B$1:.$B$507])" office:value-type="float" office:value="0.0000363056353607207" calcext:value-type="float">
            <text:p>3.63056353607207E-005</text:p>
          </table:table-cell>
          <table:table-cell table:formula="of:=LOG([.F204];2)" office:value-type="float" office:value="-14.7494469737101" calcext:value-type="float">
            <text:p>-14.7494469737</text:p>
          </table:table-cell>
          <table:table-cell table:formula="of:=[.G204]*[.F204]" office:value-type="float" office:value="-0.000535488043599806" calcext:value-type="float">
            <text:p>-0.000535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,N-dimethylprolin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MOD_RES</text:p>
          </table:table-cell>
          <table:table-cell table:formula="of:=[.B205]/SUM([.$B$1:.$B$507])" office:value-type="float" office:value="0.0000363056353607207" calcext:value-type="float">
            <text:p>3.63056353607207E-005</text:p>
          </table:table-cell>
          <table:table-cell table:formula="of:=LOG([.F205];2)" office:value-type="float" office:value="-14.7494469737101" calcext:value-type="float">
            <text:p>-14.7494469737</text:p>
          </table:table-cell>
          <table:table-cell table:formula="of:=[.G205]*[.F205]" office:value-type="float" office:value="-0.000535488043599806" calcext:value-type="float">
            <text:p>-0.000535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(2-cholinephosphoryl)serin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206]/SUM([.$B$1:.$B$507])" office:value-type="float" office:value="0.0000363056353607207" calcext:value-type="float">
            <text:p>3.63056353607207E-005</text:p>
          </table:table-cell>
          <table:table-cell table:formula="of:=LOG([.F206];2)" office:value-type="float" office:value="-14.7494469737101" calcext:value-type="float">
            <text:p>-14.7494469737</text:p>
          </table:table-cell>
          <table:table-cell table:formula="of:=[.G206]*[.F206]" office:value-type="float" office:value="-0.000535488043599806" calcext:value-type="float">
            <text:p>-0.000535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d amino end (Thr)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  <table:table-cell table:formula="of:=[.B207]/SUM([.$B$1:.$B$507])" office:value-type="float" office:value="0.0000363056353607207" calcext:value-type="float">
            <text:p>3.63056353607207E-005</text:p>
          </table:table-cell>
          <table:table-cell table:formula="of:=LOG([.F207];2)" office:value-type="float" office:value="-14.7494469737101" calcext:value-type="float">
            <text:p>-14.7494469737</text:p>
          </table:table-cell>
          <table:table-cell table:formula="of:=[.G207]*[.F207]" office:value-type="float" office:value="-0.000535488043599806" calcext:value-type="float">
            <text:p>-0.000535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NAc) (hybrid)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  <table:table-cell table:formula="of:=[.B208]/SUM([.$B$1:.$B$507])" office:value-type="float" office:value="0.000033885259670006" calcext:value-type="float">
            <text:p>3.3885259670006E-005</text:p>
          </table:table-cell>
          <table:table-cell table:formula="of:=LOG([.F208];2)" office:value-type="float" office:value="-14.8489826472611" calcext:value-type="float">
            <text:p>-14.8489826473</text:p>
          </table:table-cell>
          <table:table-cell table:formula="of:=[.G208]*[.F208]" office:value-type="float" office:value="-0.000503161632837853" calcext:value-type="float">
            <text:p>-0.0005031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tryptophan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MOD_RES</text:p>
          </table:table-cell>
          <table:table-cell table:formula="of:=[.B209]/SUM([.$B$1:.$B$507])" office:value-type="float" office:value="0.0000314648839792913" calcext:value-type="float">
            <text:p>3.14648839792913E-005</text:p>
          </table:table-cell>
          <table:table-cell table:formula="of:=LOG([.F209];2)" office:value-type="float" office:value="-14.9558978511776" calcext:value-type="float">
            <text:p>-14.9558978512</text:p>
          </table:table-cell>
          <table:table-cell table:formula="of:=[.G209]*[.F209]" office:value-type="float" office:value="-0.000470585590693434" calcext:value-type="float">
            <text:p>-0.0004705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6-palmitoyl lysin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LIPID</text:p>
          </table:table-cell>
          <table:table-cell table:formula="of:=[.B210]/SUM([.$B$1:.$B$507])" office:value-type="float" office:value="0.0000314648839792913" calcext:value-type="float">
            <text:p>3.14648839792913E-005</text:p>
          </table:table-cell>
          <table:table-cell table:formula="of:=LOG([.F210];2)" office:value-type="float" office:value="-14.9558978511776" calcext:value-type="float">
            <text:p>-14.9558978512</text:p>
          </table:table-cell>
          <table:table-cell table:formula="of:=[.G210]*[.F210]" office:value-type="float" office:value="-0.000470585590693434" calcext:value-type="float">
            <text:p>-0.0004705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methylmethionin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OD_RES</text:p>
          </table:table-cell>
          <table:table-cell table:formula="of:=[.B211]/SUM([.$B$1:.$B$507])" office:value-type="float" office:value="0.0000314648839792913" calcext:value-type="float">
            <text:p>3.14648839792913E-005</text:p>
          </table:table-cell>
          <table:table-cell table:formula="of:=LOG([.F211];2)" office:value-type="float" office:value="-14.9558978511776" calcext:value-type="float">
            <text:p>-14.9558978512</text:p>
          </table:table-cell>
          <table:table-cell table:formula="of:=[.G211]*[.F211]" office:value-type="float" office:value="-0.000470585590693434" calcext:value-type="float">
            <text:p>-0.0004705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Xyl) (keratan sulfate)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ARBOHYD</text:p>
          </table:table-cell>
          <table:table-cell table:formula="of:=[.B212]/SUM([.$B$1:.$B$507])" office:value-type="float" office:value="0.0000314648839792913" calcext:value-type="float">
            <text:p>3.14648839792913E-005</text:p>
          </table:table-cell>
          <table:table-cell table:formula="of:=LOG([.F212];2)" office:value-type="float" office:value="-14.9558978511776" calcext:value-type="float">
            <text:p>-14.9558978512</text:p>
          </table:table-cell>
          <table:table-cell table:formula="of:=[.G212]*[.F212]" office:value-type="float" office:value="-0.000470585590693434" calcext:value-type="float">
            <text:p>-0.0004705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(5'-phospho-DNA)-serin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213]/SUM([.$B$1:.$B$507])" office:value-type="float" office:value="0.0000314648839792913" calcext:value-type="float">
            <text:p>3.14648839792913E-005</text:p>
          </table:table-cell>
          <table:table-cell table:formula="of:=LOG([.F213];2)" office:value-type="float" office:value="-14.9558978511776" calcext:value-type="float">
            <text:p>-14.9558978512</text:p>
          </table:table-cell>
          <table:table-cell table:formula="of:=[.G213]*[.F213]" office:value-type="float" office:value="-0.000470585590693434" calcext:value-type="float">
            <text:p>-0.0004705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'-(S-cysteinyl)-tyrosine (Cys-Tyr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SSLNK</text:p>
          </table:table-cell>
          <table:table-cell table:formula="of:=[.B214]/SUM([.$B$1:.$B$507])" office:value-type="float" office:value="0.0000314648839792913" calcext:value-type="float">
            <text:p>3.14648839792913E-005</text:p>
          </table:table-cell>
          <table:table-cell table:formula="of:=LOG([.F214];2)" office:value-type="float" office:value="-14.9558978511776" calcext:value-type="float">
            <text:p>-14.9558978512</text:p>
          </table:table-cell>
          <table:table-cell table:formula="of:=[.G214]*[.F214]" office:value-type="float" office:value="-0.000470585590693434" calcext:value-type="float">
            <text:p>-0.0004705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6-poly(methylaminopropyl)lysin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215]/SUM([.$B$1:.$B$507])" office:value-type="float" office:value="0.0000314648839792913" calcext:value-type="float">
            <text:p>3.14648839792913E-005</text:p>
          </table:table-cell>
          <table:table-cell table:formula="of:=LOG([.F215];2)" office:value-type="float" office:value="-14.9558978511776" calcext:value-type="float">
            <text:p>-14.9558978512</text:p>
          </table:table-cell>
          <table:table-cell table:formula="of:=[.G215]*[.F215]" office:value-type="float" office:value="-0.000470585590693434" calcext:value-type="float">
            <text:p>-0.0004705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yroxin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  <table:table-cell table:formula="of:=[.B216]/SUM([.$B$1:.$B$507])" office:value-type="float" office:value="0.0000314648839792913" calcext:value-type="float">
            <text:p>3.14648839792913E-005</text:p>
          </table:table-cell>
          <table:table-cell table:formula="of:=LOG([.F216];2)" office:value-type="float" office:value="-14.9558978511776" calcext:value-type="float">
            <text:p>-14.9558978512</text:p>
          </table:table-cell>
          <table:table-cell table:formula="of:=[.G216]*[.F216]" office:value-type="float" office:value="-0.000470585590693434" calcext:value-type="float">
            <text:p>-0.0004705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artate 1-(chondroitin 4-sulfate)-ester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MOD_RES</text:p>
          </table:table-cell>
          <table:table-cell table:formula="of:=[.B217]/SUM([.$B$1:.$B$507])" office:value-type="float" office:value="0.0000314648839792913" calcext:value-type="float">
            <text:p>3.14648839792913E-005</text:p>
          </table:table-cell>
          <table:table-cell table:formula="of:=LOG([.F217];2)" office:value-type="float" office:value="-14.9558978511776" calcext:value-type="float">
            <text:p>-14.9558978512</text:p>
          </table:table-cell>
          <table:table-cell table:formula="of:=[.G217]*[.F217]" office:value-type="float" office:value="-0.000470585590693434" calcext:value-type="float">
            <text:p>-0.0004705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archaeol cystein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IPID</text:p>
          </table:table-cell>
          <table:table-cell table:formula="of:=[.B218]/SUM([.$B$1:.$B$507])" office:value-type="float" office:value="0.0000290445082885766" calcext:value-type="float">
            <text:p>2.90445082885766E-005</text:p>
          </table:table-cell>
          <table:table-cell table:formula="of:=LOG([.F218];2)" office:value-type="float" office:value="-15.0713750685975" calcext:value-type="float">
            <text:p>-15.0713750686</text:p>
          </table:table-cell>
          <table:table-cell table:formula="of:=[.G218]*[.F218]" office:value-type="float" office:value="-0.000437740678100126" calcext:value-type="float">
            <text:p>-0.0004377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methylarginin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  <table:table-cell table:formula="of:=[.B219]/SUM([.$B$1:.$B$507])" office:value-type="float" office:value="0.0000290445082885766" calcext:value-type="float">
            <text:p>2.90445082885766E-005</text:p>
          </table:table-cell>
          <table:table-cell table:formula="of:=LOG([.F219];2)" office:value-type="float" office:value="-15.0713750685975" calcext:value-type="float">
            <text:p>-15.0713750686</text:p>
          </table:table-cell>
          <table:table-cell table:formula="of:=[.G219]*[.F219]" office:value-type="float" office:value="-0.000437740678100126" calcext:value-type="float">
            <text:p>-0.0004377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Gal)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  <table:table-cell table:formula="of:=[.B220]/SUM([.$B$1:.$B$507])" office:value-type="float" office:value="0.0000290445082885766" calcext:value-type="float">
            <text:p>2.90445082885766E-005</text:p>
          </table:table-cell>
          <table:table-cell table:formula="of:=LOG([.F220];2)" office:value-type="float" office:value="-15.0713750685975" calcext:value-type="float">
            <text:p>-15.0713750686</text:p>
          </table:table-cell>
          <table:table-cell table:formula="of:=[.G220]*[.F220]" office:value-type="float" office:value="-0.000437740678100126" calcext:value-type="float">
            <text:p>-0.0004377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octanoyl serin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LIPID</text:p>
          </table:table-cell>
          <table:table-cell table:formula="of:=[.B221]/SUM([.$B$1:.$B$507])" office:value-type="float" office:value="0.0000290445082885766" calcext:value-type="float">
            <text:p>2.90445082885766E-005</text:p>
          </table:table-cell>
          <table:table-cell table:formula="of:=LOG([.F221];2)" office:value-type="float" office:value="-15.0713750685975" calcext:value-type="float">
            <text:p>-15.0713750686</text:p>
          </table:table-cell>
          <table:table-cell table:formula="of:=[.G221]*[.F221]" office:value-type="float" office:value="-0.000437740678100126" calcext:value-type="float">
            <text:p>-0.0004377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stearoyl cystein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IPID</text:p>
          </table:table-cell>
          <table:table-cell table:formula="of:=[.B222]/SUM([.$B$1:.$B$507])" office:value-type="float" office:value="0.0000266241325978618" calcext:value-type="float">
            <text:p>2.66241325978618E-005</text:p>
          </table:table-cell>
          <table:table-cell table:formula="of:=LOG([.F222];2)" office:value-type="float" office:value="-15.1969059506814" calcext:value-type="float">
            <text:p>-15.1969059507</text:p>
          </table:table-cell>
          <table:table-cell table:formula="of:=[.G222]*[.F222]" office:value-type="float" office:value="-0.000404604439108176" calcext:value-type="float">
            <text:p>-0.0004046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-methyllanthionine (Cys-Thr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ROSSLNK</text:p>
          </table:table-cell>
          <table:table-cell table:formula="of:=[.B223]/SUM([.$B$1:.$B$507])" office:value-type="float" office:value="0.0000266241325978618" calcext:value-type="float">
            <text:p>2.66241325978618E-005</text:p>
          </table:table-cell>
          <table:table-cell table:formula="of:=LOG([.F223];2)" office:value-type="float" office:value="-15.1969059506814" calcext:value-type="float">
            <text:p>-15.1969059507</text:p>
          </table:table-cell>
          <table:table-cell table:formula="of:=[.G223]*[.F223]" office:value-type="float" office:value="-0.000404604439108176" calcext:value-type="float">
            <text:p>-0.0004046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aspartyl lysine isopeptide (Lys-Asn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SSLNK</text:p>
          </table:table-cell>
          <table:table-cell table:formula="of:=[.B224]/SUM([.$B$1:.$B$507])" office:value-type="float" office:value="0.0000266241325978618" calcext:value-type="float">
            <text:p>2.66241325978618E-005</text:p>
          </table:table-cell>
          <table:table-cell table:formula="of:=LOG([.F224];2)" office:value-type="float" office:value="-15.1969059506814" calcext:value-type="float">
            <text:p>-15.1969059507</text:p>
          </table:table-cell>
          <table:table-cell table:formula="of:=[.G224]*[.F224]" office:value-type="float" office:value="-0.000404604439108176" calcext:value-type="float">
            <text:p>-0.0004046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NAc) (polylactosaminoglycan)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  <table:table-cell table:formula="of:=[.B225]/SUM([.$B$1:.$B$507])" office:value-type="float" office:value="0.0000266241325978618" calcext:value-type="float">
            <text:p>2.66241325978618E-005</text:p>
          </table:table-cell>
          <table:table-cell table:formula="of:=LOG([.F225];2)" office:value-type="float" office:value="-15.1969059506814" calcext:value-type="float">
            <text:p>-15.1969059507</text:p>
          </table:table-cell>
          <table:table-cell table:formula="of:=[.G225]*[.F225]" office:value-type="float" office:value="-0.000404604439108176" calcext:value-type="float">
            <text:p>-0.0004046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,N-dimethylalanin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OD_RES</text:p>
          </table:table-cell>
          <table:table-cell table:formula="of:=[.B226]/SUM([.$B$1:.$B$507])" office:value-type="float" office:value="0.0000266241325978618" calcext:value-type="float">
            <text:p>2.66241325978618E-005</text:p>
          </table:table-cell>
          <table:table-cell table:formula="of:=LOG([.F226];2)" office:value-type="float" office:value="-15.1969059506814" calcext:value-type="float">
            <text:p>-15.1969059507</text:p>
          </table:table-cell>
          <table:table-cell table:formula="of:=[.G226]*[.F226]" office:value-type="float" office:value="-0.000404604439108176" calcext:value-type="float">
            <text:p>-0.0004046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methylprolin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MOD_RES</text:p>
          </table:table-cell>
          <table:table-cell table:formula="of:=[.B227]/SUM([.$B$1:.$B$507])" office:value-type="float" office:value="0.0000266241325978618" calcext:value-type="float">
            <text:p>2.66241325978618E-005</text:p>
          </table:table-cell>
          <table:table-cell table:formula="of:=LOG([.F227];2)" office:value-type="float" office:value="-15.1969059506814" calcext:value-type="float">
            <text:p>-15.1969059507</text:p>
          </table:table-cell>
          <table:table-cell table:formula="of:=[.G227]*[.F227]" office:value-type="float" office:value="-0.000404604439108176" calcext:value-type="float">
            <text:p>-0.0004046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leucin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MOD_RES</text:p>
          </table:table-cell>
          <table:table-cell table:formula="of:=[.B228]/SUM([.$B$1:.$B$507])" office:value-type="float" office:value="0.0000242037569071471" calcext:value-type="float">
            <text:p>2.42037569071471E-005</text:p>
          </table:table-cell>
          <table:table-cell table:formula="of:=LOG([.F228];2)" office:value-type="float" office:value="-15.3344094744313" calcext:value-type="float">
            <text:p>-15.3344094744</text:p>
          </table:table-cell>
          <table:table-cell table:formula="of:=[.G228]*[.F228]" office:value-type="float" office:value="-0.000371150319233789" calcext:value-type="float">
            <text:p>-0.00037115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azole-4-carboxylic acid (Thr-Cys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229]/SUM([.$B$1:.$B$507])" office:value-type="float" office:value="0.0000242037569071471" calcext:value-type="float">
            <text:p>2.42037569071471E-005</text:p>
          </table:table-cell>
          <table:table-cell table:formula="of:=LOG([.F229];2)" office:value-type="float" office:value="-15.3344094744313" calcext:value-type="float">
            <text:p>-15.3344094744</text:p>
          </table:table-cell>
          <table:table-cell table:formula="of:=[.G229]*[.F229]" office:value-type="float" office:value="-0.000371150319233789" calcext:value-type="float">
            <text:p>-0.00037115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artic acid 1-amid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MOD_RES</text:p>
          </table:table-cell>
          <table:table-cell table:formula="of:=[.B230]/SUM([.$B$1:.$B$507])" office:value-type="float" office:value="0.0000242037569071471" calcext:value-type="float">
            <text:p>2.42037569071471E-005</text:p>
          </table:table-cell>
          <table:table-cell table:formula="of:=LOG([.F230];2)" office:value-type="float" office:value="-15.3344094744313" calcext:value-type="float">
            <text:p>-15.3344094744</text:p>
          </table:table-cell>
          <table:table-cell table:formula="of:=[.G230]*[.F230]" office:value-type="float" office:value="-0.000371150319233789" calcext:value-type="float">
            <text:p>-0.00037115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(15-deoxy-Delta12,14-prostaglandin J2- 9-yl)cystein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IPID</text:p>
          </table:table-cell>
          <table:table-cell table:formula="of:=[.B231]/SUM([.$B$1:.$B$507])" office:value-type="float" office:value="0.0000242037569071471" calcext:value-type="float">
            <text:p>2.42037569071471E-005</text:p>
          </table:table-cell>
          <table:table-cell table:formula="of:=LOG([.F231];2)" office:value-type="float" office:value="-15.3344094744313" calcext:value-type="float">
            <text:p>-15.3344094744</text:p>
          </table:table-cell>
          <table:table-cell table:formula="of:=[.G231]*[.F231]" office:value-type="float" office:value="-0.000371150319233789" calcext:value-type="float">
            <text:p>-0.00037115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Lysyl-methionine sulfilimine (Met-Lys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CROSSLNK</text:p>
          </table:table-cell>
          <table:table-cell table:formula="of:=[.B232]/SUM([.$B$1:.$B$507])" office:value-type="float" office:value="0.0000217833812164324" calcext:value-type="float">
            <text:p>2.17833812164324E-005</text:p>
          </table:table-cell>
          <table:table-cell table:formula="of:=LOG([.F232];2)" office:value-type="float" office:value="-15.4864125678763" calcext:value-type="float">
            <text:p>-15.4864125679</text:p>
          </table:table-cell>
          <table:table-cell table:formula="of:=[.G232]*[.F232]" office:value-type="float" office:value="-0.000337346428641" calcext:value-type="float">
            <text:p>-0.0003373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ga-hydroxyceramide glutamate ester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LIPID</text:p>
          </table:table-cell>
          <table:table-cell table:formula="of:=[.B233]/SUM([.$B$1:.$B$507])" office:value-type="float" office:value="0.0000217833812164324" calcext:value-type="float">
            <text:p>2.17833812164324E-005</text:p>
          </table:table-cell>
          <table:table-cell table:formula="of:=LOG([.F233];2)" office:value-type="float" office:value="-15.4864125678763" calcext:value-type="float">
            <text:p>-15.4864125679</text:p>
          </table:table-cell>
          <table:table-cell table:formula="of:=[.G233]*[.F233]" office:value-type="float" office:value="-0.000337346428641" calcext:value-type="float">
            <text:p>-0.0003373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cysteinyl cystein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234]/SUM([.$B$1:.$B$507])" office:value-type="float" office:value="0.0000217833812164324" calcext:value-type="float">
            <text:p>2.17833812164324E-005</text:p>
          </table:table-cell>
          <table:table-cell table:formula="of:=LOG([.F234];2)" office:value-type="float" office:value="-15.4864125678763" calcext:value-type="float">
            <text:p>-15.4864125679</text:p>
          </table:table-cell>
          <table:table-cell table:formula="of:=[.G234]*[.F234]" office:value-type="float" office:value="-0.000337346428641" calcext:value-type="float">
            <text:p>-0.0003373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(5'-phospho-RNA)-serin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235]/SUM([.$B$1:.$B$507])" office:value-type="float" office:value="0.0000217833812164324" calcext:value-type="float">
            <text:p>2.17833812164324E-005</text:p>
          </table:table-cell>
          <table:table-cell table:formula="of:=LOG([.F235];2)" office:value-type="float" office:value="-15.4864125678763" calcext:value-type="float">
            <text:p>-15.4864125679</text:p>
          </table:table-cell>
          <table:table-cell table:formula="of:=[.G235]*[.F235]" office:value-type="float" office:value="-0.000337346428641" calcext:value-type="float">
            <text:p>-0.0003373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yptophylquinon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MOD_RES</text:p>
          </table:table-cell>
          <table:table-cell table:formula="of:=[.B236]/SUM([.$B$1:.$B$507])" office:value-type="float" office:value="0.0000217833812164324" calcext:value-type="float">
            <text:p>2.17833812164324E-005</text:p>
          </table:table-cell>
          <table:table-cell table:formula="of:=LOG([.F236];2)" office:value-type="float" office:value="-15.4864125678763" calcext:value-type="float">
            <text:p>-15.4864125679</text:p>
          </table:table-cell>
          <table:table-cell table:formula="of:=[.G236]*[.F236]" office:value-type="float" office:value="-0.000337346428641" calcext:value-type="float">
            <text:p>-0.0003373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Lysyl-methionine sulfilimine (Lys-Met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ROSSLNK</text:p>
          </table:table-cell>
          <table:table-cell table:formula="of:=[.B237]/SUM([.$B$1:.$B$507])" office:value-type="float" office:value="0.0000217833812164324" calcext:value-type="float">
            <text:p>2.17833812164324E-005</text:p>
          </table:table-cell>
          <table:table-cell table:formula="of:=LOG([.F237];2)" office:value-type="float" office:value="-15.4864125678763" calcext:value-type="float">
            <text:p>-15.4864125679</text:p>
          </table:table-cell>
          <table:table-cell table:formula="of:=[.G237]*[.F237]" office:value-type="float" office:value="-0.000337346428641" calcext:value-type="float">
            <text:p>-0.0003373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glutamyl polyglycin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  <table:table-cell table:formula="of:=[.B238]/SUM([.$B$1:.$B$507])" office:value-type="float" office:value="0.0000193630055257177" calcext:value-type="float">
            <text:p>0.000019363</text:p>
          </table:table-cell>
          <table:table-cell table:formula="of:=LOG([.F238];2)" office:value-type="float" office:value="-15.6563375693187" calcext:value-type="float">
            <text:p>-15.6563375693</text:p>
          </table:table-cell>
          <table:table-cell table:formula="of:=[.G238]*[.F238]" office:value-type="float" office:value="-0.000303153750867219" calcext:value-type="float">
            <text:p>-0.000303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Man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ARBOHYD</text:p>
          </table:table-cell>
          <table:table-cell table:formula="of:=[.B239]/SUM([.$B$1:.$B$507])" office:value-type="float" office:value="0.0000193630055257177" calcext:value-type="float">
            <text:p>0.000019363</text:p>
          </table:table-cell>
          <table:table-cell table:formula="of:=LOG([.F239];2)" office:value-type="float" office:value="-15.6563375693187" calcext:value-type="float">
            <text:p>-15.6563375693</text:p>
          </table:table-cell>
          <table:table-cell table:formula="of:=[.G239]*[.F239]" office:value-type="float" office:value="-0.000303153750867219" calcext:value-type="float">
            <text:p>-0.000303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steine methyl disulfid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240]/SUM([.$B$1:.$B$507])" office:value-type="float" office:value="0.0000193630055257177" calcext:value-type="float">
            <text:p>0.000019363</text:p>
          </table:table-cell>
          <table:table-cell table:formula="of:=LOG([.F240];2)" office:value-type="float" office:value="-15.6563375693187" calcext:value-type="float">
            <text:p>-15.6563375693</text:p>
          </table:table-cell>
          <table:table-cell table:formula="of:=[.G240]*[.F240]" office:value-type="float" office:value="-0.000303153750867219" calcext:value-type="float">
            <text:p>-0.000303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,3-didehydrotyrosin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  <table:table-cell table:formula="of:=[.B241]/SUM([.$B$1:.$B$507])" office:value-type="float" office:value="0.0000193630055257177" calcext:value-type="float">
            <text:p>0.000019363</text:p>
          </table:table-cell>
          <table:table-cell table:formula="of:=LOG([.F241];2)" office:value-type="float" office:value="-15.6563375693187" calcext:value-type="float">
            <text:p>-15.6563375693</text:p>
          </table:table-cell>
          <table:table-cell table:formula="of:=[.G241]*[.F241]" office:value-type="float" office:value="-0.000303153750867219" calcext:value-type="float">
            <text:p>-0.000303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P-ribosylasparagin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D_RES</text:p>
          </table:table-cell>
          <table:table-cell table:formula="of:=[.B242]/SUM([.$B$1:.$B$507])" office:value-type="float" office:value="0.0000193630055257177" calcext:value-type="float">
            <text:p>0.000019363</text:p>
          </table:table-cell>
          <table:table-cell table:formula="of:=LOG([.F242];2)" office:value-type="float" office:value="-15.6563375693187" calcext:value-type="float">
            <text:p>-15.6563375693</text:p>
          </table:table-cell>
          <table:table-cell table:formula="of:=[.G242]*[.F242]" office:value-type="float" office:value="-0.000303153750867219" calcext:value-type="float">
            <text:p>-0.000303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,5-dihydroxylysin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243]/SUM([.$B$1:.$B$507])" office:value-type="float" office:value="0.0000193630055257177" calcext:value-type="float">
            <text:p>0.000019363</text:p>
          </table:table-cell>
          <table:table-cell table:formula="of:=LOG([.F243];2)" office:value-type="float" office:value="-15.6563375693187" calcext:value-type="float">
            <text:p>-15.6563375693</text:p>
          </table:table-cell>
          <table:table-cell table:formula="of:=[.G243]*[.F243]" office:value-type="float" office:value="-0.000303153750867219" calcext:value-type="float">
            <text:p>-0.000303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azole-4-carboxylic acid (Cys-Cys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244]/SUM([.$B$1:.$B$507])" office:value-type="float" office:value="0.000016942629835003" calcext:value-type="float">
            <text:p>1.6942629835003E-005</text:p>
          </table:table-cell>
          <table:table-cell table:formula="of:=LOG([.F244];2)" office:value-type="float" office:value="-15.8489826472611" calcext:value-type="float">
            <text:p>-15.8489826473</text:p>
          </table:table-cell>
          <table:table-cell table:formula="of:=[.G244]*[.F244]" office:value-type="float" office:value="-0.00026852344625393" calcext:value-type="float">
            <text:p>-0.0002685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P-ribosylseri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245]/SUM([.$B$1:.$B$507])" office:value-type="float" office:value="0.000016942629835003" calcext:value-type="float">
            <text:p>1.6942629835003E-005</text:p>
          </table:table-cell>
          <table:table-cell table:formula="of:=LOG([.F245];2)" office:value-type="float" office:value="-15.8489826472611" calcext:value-type="float">
            <text:p>-15.8489826473</text:p>
          </table:table-cell>
          <table:table-cell table:formula="of:=[.G245]*[.F245]" office:value-type="float" office:value="-0.00026852344625393" calcext:value-type="float">
            <text:p>-0.0002685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-like-anchor amidated alani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LIPID</text:p>
          </table:table-cell>
          <table:table-cell table:formula="of:=[.B246]/SUM([.$B$1:.$B$507])" office:value-type="float" office:value="0.000016942629835003" calcext:value-type="float">
            <text:p>1.6942629835003E-005</text:p>
          </table:table-cell>
          <table:table-cell table:formula="of:=LOG([.F246];2)" office:value-type="float" office:value="-15.8489826472611" calcext:value-type="float">
            <text:p>-15.8489826473</text:p>
          </table:table-cell>
          <table:table-cell table:formula="of:=[.G246]*[.F246]" office:value-type="float" office:value="-0.00026852344625393" calcext:value-type="float">
            <text:p>-0.0002685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methioni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OD_RES</text:p>
          </table:table-cell>
          <table:table-cell table:formula="of:=[.B247]/SUM([.$B$1:.$B$507])" office:value-type="float" office:value="0.000016942629835003" calcext:value-type="float">
            <text:p>1.6942629835003E-005</text:p>
          </table:table-cell>
          <table:table-cell table:formula="of:=LOG([.F247];2)" office:value-type="float" office:value="-15.8489826472611" calcext:value-type="float">
            <text:p>-15.8489826473</text:p>
          </table:table-cell>
          <table:table-cell table:formula="of:=[.G247]*[.F247]" office:value-type="float" office:value="-0.00026852344625393" calcext:value-type="float">
            <text:p>-0.0002685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Hex)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ARBOHYD</text:p>
          </table:table-cell>
          <table:table-cell table:formula="of:=[.B248]/SUM([.$B$1:.$B$507])" office:value-type="float" office:value="0.000016942629835003" calcext:value-type="float">
            <text:p>1.6942629835003E-005</text:p>
          </table:table-cell>
          <table:table-cell table:formula="of:=LOG([.F248];2)" office:value-type="float" office:value="-15.8489826472611" calcext:value-type="float">
            <text:p>-15.8489826473</text:p>
          </table:table-cell>
          <table:table-cell table:formula="of:=[.G248]*[.F248]" office:value-type="float" office:value="-0.00026852344625393" calcext:value-type="float">
            <text:p>-0.0002685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'-(S-cysteinyl)-tyrosine (Tyr-Cy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249]/SUM([.$B$1:.$B$507])" office:value-type="float" office:value="0.0000145222541442883" calcext:value-type="float">
            <text:p>1.45222541442883E-005</text:p>
          </table:table-cell>
          <table:table-cell table:formula="of:=LOG([.F249];2)" office:value-type="float" office:value="-16.0713750685975" calcext:value-type="float">
            <text:p>-16.0713750686</text:p>
          </table:table-cell>
          <table:table-cell table:formula="of:=[.G249]*[.F249]" office:value-type="float" office:value="-0.000233392593194351" calcext:value-type="float">
            <text:p>-0.0002333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ridine-2,5-dicarboxylic acid (Ser-Cys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250]/SUM([.$B$1:.$B$507])" office:value-type="float" office:value="0.0000145222541442883" calcext:value-type="float">
            <text:p>1.45222541442883E-005</text:p>
          </table:table-cell>
          <table:table-cell table:formula="of:=LOG([.F250];2)" office:value-type="float" office:value="-16.0713750685975" calcext:value-type="float">
            <text:p>-16.0713750686</text:p>
          </table:table-cell>
          <table:table-cell table:formula="of:=[.G250]*[.F250]" office:value-type="float" office:value="-0.000233392593194351" calcext:value-type="float">
            <text:p>-0.0002333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decanoyl serin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LIPID</text:p>
          </table:table-cell>
          <table:table-cell table:formula="of:=[.B251]/SUM([.$B$1:.$B$507])" office:value-type="float" office:value="0.0000145222541442883" calcext:value-type="float">
            <text:p>1.45222541442883E-005</text:p>
          </table:table-cell>
          <table:table-cell table:formula="of:=LOG([.F251];2)" office:value-type="float" office:value="-16.0713750685975" calcext:value-type="float">
            <text:p>-16.0713750686</text:p>
          </table:table-cell>
          <table:table-cell table:formula="of:=[.G251]*[.F251]" office:value-type="float" office:value="-0.000233392593194351" calcext:value-type="float">
            <text:p>-0.0002333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ridine-2,5-dicarboxylic acid (Ser-Ser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ROSSLNK</text:p>
          </table:table-cell>
          <table:table-cell table:formula="of:=[.B252]/SUM([.$B$1:.$B$507])" office:value-type="float" office:value="0.0000145222541442883" calcext:value-type="float">
            <text:p>1.45222541442883E-005</text:p>
          </table:table-cell>
          <table:table-cell table:formula="of:=LOG([.F252];2)" office:value-type="float" office:value="-16.0713750685975" calcext:value-type="float">
            <text:p>-16.0713750686</text:p>
          </table:table-cell>
          <table:table-cell table:formula="of:=[.G252]*[.F252]" office:value-type="float" office:value="-0.000233392593194351" calcext:value-type="float">
            <text:p>-0.0002333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oxobutanoic aci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  <table:table-cell table:formula="of:=[.B253]/SUM([.$B$1:.$B$507])" office:value-type="float" office:value="0.0000145222541442883" calcext:value-type="float">
            <text:p>1.45222541442883E-005</text:p>
          </table:table-cell>
          <table:table-cell table:formula="of:=LOG([.F253];2)" office:value-type="float" office:value="-16.0713750685975" calcext:value-type="float">
            <text:p>-16.0713750686</text:p>
          </table:table-cell>
          <table:table-cell table:formula="of:=[.G253]*[.F253]" office:value-type="float" office:value="-0.000233392593194351" calcext:value-type="float">
            <text:p>-0.0002333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yptophan tryptophylquinone (Trp-Trp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ROSSLNK</text:p>
          </table:table-cell>
          <table:table-cell table:formula="of:=[.B254]/SUM([.$B$1:.$B$507])" office:value-type="float" office:value="0.0000145222541442883" calcext:value-type="float">
            <text:p>1.45222541442883E-005</text:p>
          </table:table-cell>
          <table:table-cell table:formula="of:=LOG([.F254];2)" office:value-type="float" office:value="-16.0713750685975" calcext:value-type="float">
            <text:p>-16.0713750686</text:p>
          </table:table-cell>
          <table:table-cell table:formula="of:=[.G254]*[.F254]" office:value-type="float" office:value="-0.000233392593194351" calcext:value-type="float">
            <text:p>-0.0002333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rrolidone carboxylic acid (Glu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  <table:table-cell table:formula="of:=[.B255]/SUM([.$B$1:.$B$507])" office:value-type="float" office:value="0.0000145222541442883" calcext:value-type="float">
            <text:p>1.45222541442883E-005</text:p>
          </table:table-cell>
          <table:table-cell table:formula="of:=LOG([.F255];2)" office:value-type="float" office:value="-16.0713750685975" calcext:value-type="float">
            <text:p>-16.0713750686</text:p>
          </table:table-cell>
          <table:table-cell table:formula="of:=[.G255]*[.F255]" office:value-type="float" office:value="-0.000233392593194351" calcext:value-type="float">
            <text:p>-0.0002333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azole-4-carboxylic acid (Ser-Ser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ROSSLNK</text:p>
          </table:table-cell>
          <table:table-cell table:formula="of:=[.B256]/SUM([.$B$1:.$B$507])" office:value-type="float" office:value="0.0000145222541442883" calcext:value-type="float">
            <text:p>1.45222541442883E-005</text:p>
          </table:table-cell>
          <table:table-cell table:formula="of:=LOG([.F256];2)" office:value-type="float" office:value="-16.0713750685975" calcext:value-type="float">
            <text:p>-16.0713750686</text:p>
          </table:table-cell>
          <table:table-cell table:formula="of:=[.G256]*[.F256]" office:value-type="float" office:value="-0.000233392593194351" calcext:value-type="float">
            <text:p>-0.0002333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allo-isoleucin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MOD_RES</text:p>
          </table:table-cell>
          <table:table-cell table:formula="of:=[.B257]/SUM([.$B$1:.$B$507])" office:value-type="float" office:value="0.0000145222541442883" calcext:value-type="float">
            <text:p>1.45222541442883E-005</text:p>
          </table:table-cell>
          <table:table-cell table:formula="of:=LOG([.F257];2)" office:value-type="float" office:value="-16.0713750685975" calcext:value-type="float">
            <text:p>-16.0713750686</text:p>
          </table:table-cell>
          <table:table-cell table:formula="of:=[.G257]*[.F257]" office:value-type="float" office:value="-0.000233392593194351" calcext:value-type="float">
            <text:p>-0.0002333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6-formyllysin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258]/SUM([.$B$1:.$B$507])" office:value-type="float" office:value="0.0000145222541442883" calcext:value-type="float">
            <text:p>1.45222541442883E-005</text:p>
          </table:table-cell>
          <table:table-cell table:formula="of:=LOG([.F258];2)" office:value-type="float" office:value="-16.0713750685975" calcext:value-type="float">
            <text:p>-16.0713750686</text:p>
          </table:table-cell>
          <table:table-cell table:formula="of:=[.G258]*[.F258]" office:value-type="float" office:value="-0.000233392593194351" calcext:value-type="float">
            <text:p>-0.0002333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cysteinyl-aspartic acid (Cys-Asp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ROSSLNK</text:p>
          </table:table-cell>
          <table:table-cell table:formula="of:=[.B259]/SUM([.$B$1:.$B$507])" office:value-type="float" office:value="0.0000145222541442883" calcext:value-type="float">
            <text:p>1.45222541442883E-005</text:p>
          </table:table-cell>
          <table:table-cell table:formula="of:=LOG([.F259];2)" office:value-type="float" office:value="-16.0713750685975" calcext:value-type="float">
            <text:p>-16.0713750686</text:p>
          </table:table-cell>
          <table:table-cell table:formula="of:=[.G259]*[.F259]" office:value-type="float" office:value="-0.000233392593194351" calcext:value-type="float">
            <text:p>-0.0002333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d amino end (Gln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MOD_RES</text:p>
          </table:table-cell>
          <table:table-cell table:formula="of:=[.B260]/SUM([.$B$1:.$B$507])" office:value-type="float" office:value="0.0000145222541442883" calcext:value-type="float">
            <text:p>1.45222541442883E-005</text:p>
          </table:table-cell>
          <table:table-cell table:formula="of:=LOG([.F260];2)" office:value-type="float" office:value="-16.0713750685975" calcext:value-type="float">
            <text:p>-16.0713750686</text:p>
          </table:table-cell>
          <table:table-cell table:formula="of:=[.G260]*[.F260]" office:value-type="float" office:value="-0.000233392593194351" calcext:value-type="float">
            <text:p>-0.0002333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(2-aminovinyl)-D-cysteine (Ser-Cys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261]/SUM([.$B$1:.$B$507])" office:value-type="float" office:value="0.0000121018784535736" calcext:value-type="float">
            <text:p>1.21018784535736E-005</text:p>
          </table:table-cell>
          <table:table-cell table:formula="of:=LOG([.F261];2)" office:value-type="float" office:value="-16.3344094744313" calcext:value-type="float">
            <text:p>-16.3344094744</text:p>
          </table:table-cell>
          <table:table-cell table:formula="of:=[.G261]*[.F261]" office:value-type="float" office:value="-0.000197677038070468" calcext:value-type="float">
            <text:p>-0.000197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(4-hydroxycinnamyl)cyste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262]/SUM([.$B$1:.$B$507])" office:value-type="float" office:value="0.0000121018784535736" calcext:value-type="float">
            <text:p>1.21018784535736E-005</text:p>
          </table:table-cell>
          <table:table-cell table:formula="of:=LOG([.F262];2)" office:value-type="float" office:value="-16.3344094744313" calcext:value-type="float">
            <text:p>-16.3344094744</text:p>
          </table:table-cell>
          <table:table-cell table:formula="of:=[.G262]*[.F262]" office:value-type="float" office:value="-0.000197677038070468" calcext:value-type="float">
            <text:p>-0.000197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sinoalanine (Ser-Lys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ROSSLNK</text:p>
          </table:table-cell>
          <table:table-cell table:formula="of:=[.B263]/SUM([.$B$1:.$B$507])" office:value-type="float" office:value="0.0000121018784535736" calcext:value-type="float">
            <text:p>1.21018784535736E-005</text:p>
          </table:table-cell>
          <table:table-cell table:formula="of:=LOG([.F263];2)" office:value-type="float" office:value="-16.3344094744313" calcext:value-type="float">
            <text:p>-16.3344094744</text:p>
          </table:table-cell>
          <table:table-cell table:formula="of:=[.G263]*[.F263]" office:value-type="float" office:value="-0.000197677038070468" calcext:value-type="float">
            <text:p>-0.000197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Man6P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ARBOHYD</text:p>
          </table:table-cell>
          <table:table-cell table:formula="of:=[.B264]/SUM([.$B$1:.$B$507])" office:value-type="float" office:value="0.0000121018784535736" calcext:value-type="float">
            <text:p>1.21018784535736E-005</text:p>
          </table:table-cell>
          <table:table-cell table:formula="of:=LOG([.F264];2)" office:value-type="float" office:value="-16.3344094744313" calcext:value-type="float">
            <text:p>-16.3344094744</text:p>
          </table:table-cell>
          <table:table-cell table:formula="of:=[.G264]*[.F264]" office:value-type="float" office:value="-0.000197677038070468" calcext:value-type="float">
            <text:p>-0.000197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hydroxytryptoph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MOD_RES</text:p>
          </table:table-cell>
          <table:table-cell table:formula="of:=[.B265]/SUM([.$B$1:.$B$507])" office:value-type="float" office:value="0.0000121018784535736" calcext:value-type="float">
            <text:p>1.21018784535736E-005</text:p>
          </table:table-cell>
          <table:table-cell table:formula="of:=LOG([.F265];2)" office:value-type="float" office:value="-16.3344094744313" calcext:value-type="float">
            <text:p>-16.3344094744</text:p>
          </table:table-cell>
          <table:table-cell table:formula="of:=[.G265]*[.F265]" office:value-type="float" office:value="-0.000197677038070468" calcext:value-type="float">
            <text:p>-0.000197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palmitoyl threon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LIPID</text:p>
          </table:table-cell>
          <table:table-cell table:formula="of:=[.B266]/SUM([.$B$1:.$B$507])" office:value-type="float" office:value="0.0000121018784535736" calcext:value-type="float">
            <text:p>1.21018784535736E-005</text:p>
          </table:table-cell>
          <table:table-cell table:formula="of:=LOG([.F266];2)" office:value-type="float" office:value="-16.3344094744313" calcext:value-type="float">
            <text:p>-16.3344094744</text:p>
          </table:table-cell>
          <table:table-cell table:formula="of:=[.G266]*[.F266]" office:value-type="float" office:value="-0.000197677038070468" calcext:value-type="float">
            <text:p>-0.000197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hydroxyasparag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D_RES</text:p>
          </table:table-cell>
          <table:table-cell table:formula="of:=[.B267]/SUM([.$B$1:.$B$507])" office:value-type="float" office:value="0.0000121018784535736" calcext:value-type="float">
            <text:p>1.21018784535736E-005</text:p>
          </table:table-cell>
          <table:table-cell table:formula="of:=LOG([.F267];2)" office:value-type="float" office:value="-16.3344094744313" calcext:value-type="float">
            <text:p>-16.3344094744</text:p>
          </table:table-cell>
          <table:table-cell table:formula="of:=[.G267]*[.F267]" office:value-type="float" office:value="-0.000197677038070468" calcext:value-type="float">
            <text:p>-0.000197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NAc) (low mannose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  <table:table-cell table:formula="of:=[.B268]/SUM([.$B$1:.$B$507])" office:value-type="float" office:value="0.0000121018784535736" calcext:value-type="float">
            <text:p>1.21018784535736E-005</text:p>
          </table:table-cell>
          <table:table-cell table:formula="of:=LOG([.F268];2)" office:value-type="float" office:value="-16.3344094744313" calcext:value-type="float">
            <text:p>-16.3344094744</text:p>
          </table:table-cell>
          <table:table-cell table:formula="of:=[.G268]*[.F268]" office:value-type="float" office:value="-0.000197677038070468" calcext:value-type="float">
            <text:p>-0.000197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eptide (Ser-Asn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SSLNK</text:p>
          </table:table-cell>
          <table:table-cell table:formula="of:=[.B269]/SUM([.$B$1:.$B$507])" office:value-type="float" office:value="0.0000121018784535736" calcext:value-type="float">
            <text:p>1.21018784535736E-005</text:p>
          </table:table-cell>
          <table:table-cell table:formula="of:=LOG([.F269];2)" office:value-type="float" office:value="-16.3344094744313" calcext:value-type="float">
            <text:p>-16.3344094744</text:p>
          </table:table-cell>
          <table:table-cell table:formula="of:=[.G269]*[.F269]" office:value-type="float" office:value="-0.000197677038070468" calcext:value-type="float">
            <text:p>-0.000197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sphocyste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270]/SUM([.$B$1:.$B$507])" office:value-type="float" office:value="0.0000121018784535736" calcext:value-type="float">
            <text:p>1.21018784535736E-005</text:p>
          </table:table-cell>
          <table:table-cell table:formula="of:=LOG([.F270];2)" office:value-type="float" office:value="-16.3344094744313" calcext:value-type="float">
            <text:p>-16.3344094744</text:p>
          </table:table-cell>
          <table:table-cell table:formula="of:=[.G270]*[.F270]" office:value-type="float" office:value="-0.000197677038070468" calcext:value-type="float">
            <text:p>-0.000197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6,N6,N6-trimethyl-5-hydroxylys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271]/SUM([.$B$1:.$B$507])" office:value-type="float" office:value="0.0000121018784535736" calcext:value-type="float">
            <text:p>1.21018784535736E-005</text:p>
          </table:table-cell>
          <table:table-cell table:formula="of:=LOG([.F271];2)" office:value-type="float" office:value="-16.3344094744313" calcext:value-type="float">
            <text:p>-16.3344094744</text:p>
          </table:table-cell>
          <table:table-cell table:formula="of:=[.G271]*[.F271]" office:value-type="float" office:value="-0.000197677038070468" calcext:value-type="float">
            <text:p>-0.000197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azole-4-carboxylic acid (Val-Cys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272]/SUM([.$B$1:.$B$507])" office:value-type="float" office:value="0.0000121018784535736" calcext:value-type="float">
            <text:p>1.21018784535736E-005</text:p>
          </table:table-cell>
          <table:table-cell table:formula="of:=LOG([.F272];2)" office:value-type="float" office:value="-16.3344094744313" calcext:value-type="float">
            <text:p>-16.3344094744</text:p>
          </table:table-cell>
          <table:table-cell table:formula="of:=[.G272]*[.F272]" office:value-type="float" office:value="-0.000197677038070468" calcext:value-type="float">
            <text:p>-0.000197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E)-2,3-didehydrobutyr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  <table:table-cell table:formula="of:=[.B273]/SUM([.$B$1:.$B$507])" office:value-type="float" office:value="0.0000121018784535736" calcext:value-type="float">
            <text:p>1.21018784535736E-005</text:p>
          </table:table-cell>
          <table:table-cell table:formula="of:=LOG([.F273];2)" office:value-type="float" office:value="-16.3344094744313" calcext:value-type="float">
            <text:p>-16.3344094744</text:p>
          </table:table-cell>
          <table:table-cell table:formula="of:=[.G273]*[.F273]" office:value-type="float" office:value="-0.000197677038070468" calcext:value-type="float">
            <text:p>-0.000197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imidazolinone (Ser-Gly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  <table:table-cell table:formula="of:=[.B274]/SUM([.$B$1:.$B$507])" office:value-type="float" office:value="0.0000121018784535736" calcext:value-type="float">
            <text:p>1.21018784535736E-005</text:p>
          </table:table-cell>
          <table:table-cell table:formula="of:=LOG([.F274];2)" office:value-type="float" office:value="-16.3344094744313" calcext:value-type="float">
            <text:p>-16.3344094744</text:p>
          </table:table-cell>
          <table:table-cell table:formula="of:=[.G274]*[.F274]" office:value-type="float" office:value="-0.000197677038070468" calcext:value-type="float">
            <text:p>-0.000197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linked (Hex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ARBOHYD</text:p>
          </table:table-cell>
          <table:table-cell table:formula="of:=[.B275]/SUM([.$B$1:.$B$507])" office:value-type="float" office:value="0.0000121018784535736" calcext:value-type="float">
            <text:p>1.21018784535736E-005</text:p>
          </table:table-cell>
          <table:table-cell table:formula="of:=LOG([.F275];2)" office:value-type="float" office:value="-16.3344094744313" calcext:value-type="float">
            <text:p>-16.3344094744</text:p>
          </table:table-cell>
          <table:table-cell table:formula="of:=[.G275]*[.F275]" office:value-type="float" office:value="-0.000197677038070468" calcext:value-type="float">
            <text:p>-0.000197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5-methylargini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  <table:table-cell table:formula="of:=[.B276]/SUM([.$B$1:.$B$507])" office:value-type="float" office:value="0.0000121018784535736" calcext:value-type="float">
            <text:p>1.21018784535736E-005</text:p>
          </table:table-cell>
          <table:table-cell table:formula="of:=LOG([.F276];2)" office:value-type="float" office:value="-16.3344094744313" calcext:value-type="float">
            <text:p>-16.3344094744</text:p>
          </table:table-cell>
          <table:table-cell table:formula="of:=[.G276]*[.F276]" office:value-type="float" office:value="-0.000197677038070468" calcext:value-type="float">
            <text:p>-0.000197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Xyl) (dermatan sulfate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  <table:table-cell table:formula="of:=[.B277]/SUM([.$B$1:.$B$507])" office:value-type="float" office:value="0.0000121018784535736" calcext:value-type="float">
            <text:p>1.21018784535736E-005</text:p>
          </table:table-cell>
          <table:table-cell table:formula="of:=LOG([.F277];2)" office:value-type="float" office:value="-16.3344094744313" calcext:value-type="float">
            <text:p>-16.3344094744</text:p>
          </table:table-cell>
          <table:table-cell table:formula="of:=[.G277]*[.F277]" office:value-type="float" office:value="-0.000197677038070468" calcext:value-type="float">
            <text:p>-0.000197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iminomethyl-5-imidazolinone (Gln-Gly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  <table:table-cell table:formula="of:=[.B278]/SUM([.$B$1:.$B$507])" office:value-type="float" office:value="0.0000121018784535736" calcext:value-type="float">
            <text:p>1.21018784535736E-005</text:p>
          </table:table-cell>
          <table:table-cell table:formula="of:=LOG([.F278];2)" office:value-type="float" office:value="-16.3344094744313" calcext:value-type="float">
            <text:p>-16.3344094744</text:p>
          </table:table-cell>
          <table:table-cell table:formula="of:=[.G278]*[.F278]" office:value-type="float" office:value="-0.000197677038070468" calcext:value-type="float">
            <text:p>-0.000197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glutamyl N2-lys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  <table:table-cell table:formula="of:=[.B279]/SUM([.$B$1:.$B$507])" office:value-type="float" office:value="0.00000968150276285885" calcext:value-type="float">
            <text:p>9.68150276285885E-006</text:p>
          </table:table-cell>
          <table:table-cell table:formula="of:=LOG([.F279];2)" office:value-type="float" office:value="-16.6563375693187" calcext:value-type="float">
            <text:p>-16.6563375693</text:p>
          </table:table-cell>
          <table:table-cell table:formula="of:=[.G279]*[.F279]" office:value-type="float" office:value="-0.000161258378196468" calcext:value-type="float">
            <text:p>-0.0001612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NAc or GlcNAc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  <table:table-cell table:formula="of:=[.B280]/SUM([.$B$1:.$B$507])" office:value-type="float" office:value="0.00000968150276285885" calcext:value-type="float">
            <text:p>9.68150276285885E-006</text:p>
          </table:table-cell>
          <table:table-cell table:formula="of:=LOG([.F280];2)" office:value-type="float" office:value="-16.6563375693187" calcext:value-type="float">
            <text:p>-16.6563375693</text:p>
          </table:table-cell>
          <table:table-cell table:formula="of:=[.G280]*[.F280]" office:value-type="float" office:value="-0.000161258378196468" calcext:value-type="float">
            <text:p>-0.0001612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oxoalanine (Ser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281]/SUM([.$B$1:.$B$507])" office:value-type="float" office:value="0.00000968150276285885" calcext:value-type="float">
            <text:p>9.68150276285885E-006</text:p>
          </table:table-cell>
          <table:table-cell table:formula="of:=LOG([.F281];2)" office:value-type="float" office:value="-16.6563375693187" calcext:value-type="float">
            <text:p>-16.6563375693</text:p>
          </table:table-cell>
          <table:table-cell table:formula="of:=[.G281]*[.F281]" office:value-type="float" office:value="-0.000161258378196468" calcext:value-type="float">
            <text:p>-0.0001612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imidazolinone (Cys-Gly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  <table:table-cell table:formula="of:=[.B282]/SUM([.$B$1:.$B$507])" office:value-type="float" office:value="0.00000968150276285885" calcext:value-type="float">
            <text:p>9.68150276285885E-006</text:p>
          </table:table-cell>
          <table:table-cell table:formula="of:=LOG([.F282];2)" office:value-type="float" office:value="-16.6563375693187" calcext:value-type="float">
            <text:p>-16.6563375693</text:p>
          </table:table-cell>
          <table:table-cell table:formula="of:=[.G282]*[.F282]" office:value-type="float" office:value="-0.000161258378196468" calcext:value-type="float">
            <text:p>-0.0001612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methyloxazole-4-carboxylic acid (Cys- Thr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ROSSLNK</text:p>
          </table:table-cell>
          <table:table-cell table:formula="of:=[.B283]/SUM([.$B$1:.$B$507])" office:value-type="float" office:value="0.00000968150276285885" calcext:value-type="float">
            <text:p>9.68150276285885E-006</text:p>
          </table:table-cell>
          <table:table-cell table:formula="of:=LOG([.F283];2)" office:value-type="float" office:value="-16.6563375693187" calcext:value-type="float">
            <text:p>-16.6563375693</text:p>
          </table:table-cell>
          <table:table-cell table:formula="of:=[.G283]*[.F283]" office:value-type="float" office:value="-0.000161258378196468" calcext:value-type="float">
            <text:p>-0.0001612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6-1-carboxyethyl lys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284]/SUM([.$B$1:.$B$507])" office:value-type="float" office:value="0.00000968150276285885" calcext:value-type="float">
            <text:p>9.68150276285885E-006</text:p>
          </table:table-cell>
          <table:table-cell table:formula="of:=LOG([.F284];2)" office:value-type="float" office:value="-16.6563375693187" calcext:value-type="float">
            <text:p>-16.6563375693</text:p>
          </table:table-cell>
          <table:table-cell table:formula="of:=[.G284]*[.F284]" office:value-type="float" office:value="-0.000161258378196468" calcext:value-type="float">
            <text:p>-0.0001612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glutamyl 2-aminoadipic aci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  <table:table-cell table:formula="of:=[.B285]/SUM([.$B$1:.$B$507])" office:value-type="float" office:value="0.00000968150276285885" calcext:value-type="float">
            <text:p>9.68150276285885E-006</text:p>
          </table:table-cell>
          <table:table-cell table:formula="of:=LOG([.F285];2)" office:value-type="float" office:value="-16.6563375693187" calcext:value-type="float">
            <text:p>-16.6563375693</text:p>
          </table:table-cell>
          <table:table-cell table:formula="of:=[.G285]*[.F285]" office:value-type="float" office:value="-0.000161258378196468" calcext:value-type="float">
            <text:p>-0.0001612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azole-4-carboxylic acid (Gly-Cys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286]/SUM([.$B$1:.$B$507])" office:value-type="float" office:value="0.00000968150276285885" calcext:value-type="float">
            <text:p>9.68150276285885E-006</text:p>
          </table:table-cell>
          <table:table-cell table:formula="of:=LOG([.F286];2)" office:value-type="float" office:value="-16.6563375693187" calcext:value-type="float">
            <text:p>-16.6563375693</text:p>
          </table:table-cell>
          <table:table-cell table:formula="of:=[.G286]*[.F286]" office:value-type="float" office:value="-0.000161258378196468" calcext:value-type="float">
            <text:p>-0.0001612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iodothyron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  <table:table-cell table:formula="of:=[.B287]/SUM([.$B$1:.$B$507])" office:value-type="float" office:value="0.00000968150276285885" calcext:value-type="float">
            <text:p>9.68150276285885E-006</text:p>
          </table:table-cell>
          <table:table-cell table:formula="of:=LOG([.F287];2)" office:value-type="float" office:value="-16.6563375693187" calcext:value-type="float">
            <text:p>-16.6563375693</text:p>
          </table:table-cell>
          <table:table-cell table:formula="of:=[.G287]*[.F287]" office:value-type="float" office:value="-0.000161258378196468" calcext:value-type="float">
            <text:p>-0.0001612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ruvic acid (Cys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288]/SUM([.$B$1:.$B$507])" office:value-type="float" office:value="0.00000968150276285885" calcext:value-type="float">
            <text:p>9.68150276285885E-006</text:p>
          </table:table-cell>
          <table:table-cell table:formula="of:=LOG([.F288];2)" office:value-type="float" office:value="-16.6563375693187" calcext:value-type="float">
            <text:p>-16.6563375693</text:p>
          </table:table-cell>
          <table:table-cell table:formula="of:=[.G288]*[.F288]" office:value-type="float" office:value="-0.000161258378196468" calcext:value-type="float">
            <text:p>-0.0001612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osphoargin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  <table:table-cell table:formula="of:=[.B289]/SUM([.$B$1:.$B$507])" office:value-type="float" office:value="0.00000968150276285885" calcext:value-type="float">
            <text:p>9.68150276285885E-006</text:p>
          </table:table-cell>
          <table:table-cell table:formula="of:=LOG([.F289];2)" office:value-type="float" office:value="-16.6563375693187" calcext:value-type="float">
            <text:p>-16.6563375693</text:p>
          </table:table-cell>
          <table:table-cell table:formula="of:=[.G289]*[.F289]" office:value-type="float" office:value="-0.000161258378196468" calcext:value-type="float">
            <text:p>-0.0001612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CARBOHYD</text:p>
          </table:table-cell>
          <table:table-cell table:formula="of:=[.B290]/SUM([.$B$1:.$B$507])" office:value-type="float" office:value="0.00000968150276285885" calcext:value-type="float">
            <text:p>9.68150276285885E-006</text:p>
          </table:table-cell>
          <table:table-cell table:formula="of:=LOG([.F290];2)" office:value-type="float" office:value="-16.6563375693187" calcext:value-type="float">
            <text:p>-16.6563375693</text:p>
          </table:table-cell>
          <table:table-cell table:formula="of:=[.G290]*[.F290]" office:value-type="float" office:value="-0.000161258378196468" calcext:value-type="float">
            <text:p>-0.0001612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selanylcyste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291]/SUM([.$B$1:.$B$507])" office:value-type="float" office:value="0.00000968150276285885" calcext:value-type="float">
            <text:p>9.68150276285885E-006</text:p>
          </table:table-cell>
          <table:table-cell table:formula="of:=LOG([.F291];2)" office:value-type="float" office:value="-16.6563375693187" calcext:value-type="float">
            <text:p>-16.6563375693</text:p>
          </table:table-cell>
          <table:table-cell table:formula="of:=[.G291]*[.F291]" office:value-type="float" office:value="-0.000161258378196468" calcext:value-type="float">
            <text:p>-0.0001612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cyl serine ester (Ser-Gly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ROSSLNK</text:p>
          </table:table-cell>
          <table:table-cell table:formula="of:=[.B292]/SUM([.$B$1:.$B$507])" office:value-type="float" office:value="0.00000968150276285885" calcext:value-type="float">
            <text:p>9.68150276285885E-006</text:p>
          </table:table-cell>
          <table:table-cell table:formula="of:=LOG([.F292];2)" office:value-type="float" office:value="-16.6563375693187" calcext:value-type="float">
            <text:p>-16.6563375693</text:p>
          </table:table-cell>
          <table:table-cell table:formula="of:=[.G292]*[.F292]" office:value-type="float" office:value="-0.000161258378196468" calcext:value-type="float">
            <text:p>-0.0001612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-like-anchor amidated glyc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LIPID</text:p>
          </table:table-cell>
          <table:table-cell table:formula="of:=[.B293]/SUM([.$B$1:.$B$507])" office:value-type="float" office:value="0.00000968150276285885" calcext:value-type="float">
            <text:p>9.68150276285885E-006</text:p>
          </table:table-cell>
          <table:table-cell table:formula="of:=LOG([.F293];2)" office:value-type="float" office:value="-16.6563375693187" calcext:value-type="float">
            <text:p>-16.6563375693</text:p>
          </table:table-cell>
          <table:table-cell table:formula="of:=[.G293]*[.F293]" office:value-type="float" office:value="-0.000161258378196468" calcext:value-type="float">
            <text:p>-0.0001612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d amino end (Gly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  <table:table-cell table:formula="of:=[.B294]/SUM([.$B$1:.$B$507])" office:value-type="float" office:value="0.00000968150276285885" calcext:value-type="float">
            <text:p>9.68150276285885E-006</text:p>
          </table:table-cell>
          <table:table-cell table:formula="of:=LOG([.F294];2)" office:value-type="float" office:value="-16.6563375693187" calcext:value-type="float">
            <text:p>-16.6563375693</text:p>
          </table:table-cell>
          <table:table-cell table:formula="of:=[.G294]*[.F294]" office:value-type="float" office:value="-0.000161258378196468" calcext:value-type="float">
            <text:p>-0.0001612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linked (Glc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ARBOHYD</text:p>
          </table:table-cell>
          <table:table-cell table:formula="of:=[.B295]/SUM([.$B$1:.$B$507])" office:value-type="float" office:value="0.00000968150276285885" calcext:value-type="float">
            <text:p>9.68150276285885E-006</text:p>
          </table:table-cell>
          <table:table-cell table:formula="of:=LOG([.F295];2)" office:value-type="float" office:value="-16.6563375693187" calcext:value-type="float">
            <text:p>-16.6563375693</text:p>
          </table:table-cell>
          <table:table-cell table:formula="of:=[.G295]*[.F295]" office:value-type="float" office:value="-0.000161258378196468" calcext:value-type="float">
            <text:p>-0.0001612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azole-4-carboxylic acid (Gly-S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OSSLNK</text:p>
          </table:table-cell>
          <table:table-cell table:formula="of:=[.B296]/SUM([.$B$1:.$B$507])" office:value-type="float" office:value="0.00000726112707214414" calcext:value-type="float">
            <text:p>7.26112707214414E-006</text:p>
          </table:table-cell>
          <table:table-cell table:formula="of:=LOG([.F296];2)" office:value-type="float" office:value="-17.0713750685975" calcext:value-type="float">
            <text:p>-17.0713750686</text:p>
          </table:table-cell>
          <table:table-cell table:formula="of:=[.G296]*[.F296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cysteinyl-glutamic acid (Cys-Glu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ROSSLNK</text:p>
          </table:table-cell>
          <table:table-cell table:formula="of:=[.B297]/SUM([.$B$1:.$B$507])" office:value-type="float" office:value="0.00000726112707214414" calcext:value-type="float">
            <text:p>7.26112707214414E-006</text:p>
          </table:table-cell>
          <table:table-cell table:formula="of:=LOG([.F297];2)" office:value-type="float" office:value="-17.0713750685975" calcext:value-type="float">
            <text:p>-17.0713750686</text:p>
          </table:table-cell>
          <table:table-cell table:formula="of:=[.G297]*[.F297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sine derivativ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298]/SUM([.$B$1:.$B$507])" office:value-type="float" office:value="0.00000726112707214414" calcext:value-type="float">
            <text:p>7.26112707214414E-006</text:p>
          </table:table-cell>
          <table:table-cell table:formula="of:=LOG([.F298];2)" office:value-type="float" office:value="-17.0713750685975" calcext:value-type="float">
            <text:p>-17.0713750686</text:p>
          </table:table-cell>
          <table:table-cell table:formula="of:=[.G298]*[.F298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hydroxyval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MOD_RES</text:p>
          </table:table-cell>
          <table:table-cell table:formula="of:=[.B299]/SUM([.$B$1:.$B$507])" office:value-type="float" office:value="0.00000726112707214414" calcext:value-type="float">
            <text:p>7.26112707214414E-006</text:p>
          </table:table-cell>
          <table:table-cell table:formula="of:=LOG([.F299];2)" office:value-type="float" office:value="-17.0713750685975" calcext:value-type="float">
            <text:p>-17.0713750686</text:p>
          </table:table-cell>
          <table:table-cell table:formula="of:=[.G299]*[.F299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methylleuc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MOD_RES</text:p>
          </table:table-cell>
          <table:table-cell table:formula="of:=[.B300]/SUM([.$B$1:.$B$507])" office:value-type="float" office:value="0.00000726112707214414" calcext:value-type="float">
            <text:p>7.26112707214414E-006</text:p>
          </table:table-cell>
          <table:table-cell table:formula="of:=LOG([.F300];2)" office:value-type="float" office:value="-17.0713750685975" calcext:value-type="float">
            <text:p>-17.0713750686</text:p>
          </table:table-cell>
          <table:table-cell table:formula="of:=[.G300]*[.F300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AMP-threon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  <table:table-cell table:formula="of:=[.B301]/SUM([.$B$1:.$B$507])" office:value-type="float" office:value="0.00000726112707214414" calcext:value-type="float">
            <text:p>7.26112707214414E-006</text:p>
          </table:table-cell>
          <table:table-cell table:formula="of:=LOG([.F301];2)" office:value-type="float" office:value="-17.0713750685975" calcext:value-type="float">
            <text:p>-17.0713750686</text:p>
          </table:table-cell>
          <table:table-cell table:formula="of:=[.G301]*[.F301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,N,N-trimethylglyc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  <table:table-cell table:formula="of:=[.B302]/SUM([.$B$1:.$B$507])" office:value-type="float" office:value="0.00000726112707214414" calcext:value-type="float">
            <text:p>7.26112707214414E-006</text:p>
          </table:table-cell>
          <table:table-cell table:formula="of:=LOG([.F302];2)" office:value-type="float" office:value="-17.0713750685975" calcext:value-type="float">
            <text:p>-17.0713750686</text:p>
          </table:table-cell>
          <table:table-cell table:formula="of:=[.G302]*[.F302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steine derivativ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303]/SUM([.$B$1:.$B$507])" office:value-type="float" office:value="0.00000726112707214414" calcext:value-type="float">
            <text:p>7.26112707214414E-006</text:p>
          </table:table-cell>
          <table:table-cell table:formula="of:=LOG([.F303];2)" office:value-type="float" office:value="-17.0713750685975" calcext:value-type="float">
            <text:p>-17.0713750686</text:p>
          </table:table-cell>
          <table:table-cell table:formula="of:=[.G303]*[.F303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d amino end (Pro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MOD_RES</text:p>
          </table:table-cell>
          <table:table-cell table:formula="of:=[.B304]/SUM([.$B$1:.$B$507])" office:value-type="float" office:value="0.00000726112707214414" calcext:value-type="float">
            <text:p>7.26112707214414E-006</text:p>
          </table:table-cell>
          <table:table-cell table:formula="of:=LOG([.F304];2)" office:value-type="float" office:value="-17.0713750685975" calcext:value-type="float">
            <text:p>-17.0713750686</text:p>
          </table:table-cell>
          <table:table-cell table:formula="of:=[.G304]*[.F304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glutamyl glutamat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  <table:table-cell table:formula="of:=[.B305]/SUM([.$B$1:.$B$507])" office:value-type="float" office:value="0.00000726112707214414" calcext:value-type="float">
            <text:p>7.26112707214414E-006</text:p>
          </table:table-cell>
          <table:table-cell table:formula="of:=LOG([.F305];2)" office:value-type="float" office:value="-17.0713750685975" calcext:value-type="float">
            <text:p>-17.0713750686</text:p>
          </table:table-cell>
          <table:table-cell table:formula="of:=[.G305]*[.F305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acetylser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306]/SUM([.$B$1:.$B$507])" office:value-type="float" office:value="0.00000726112707214414" calcext:value-type="float">
            <text:p>7.26112707214414E-006</text:p>
          </table:table-cell>
          <table:table-cell table:formula="of:=LOG([.F306];2)" office:value-type="float" office:value="-17.0713750685975" calcext:value-type="float">
            <text:p>-17.0713750686</text:p>
          </table:table-cell>
          <table:table-cell table:formula="of:=[.G306]*[.F306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NAc) (high mannose and complex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  <table:table-cell table:formula="of:=[.B307]/SUM([.$B$1:.$B$507])" office:value-type="float" office:value="0.00000726112707214414" calcext:value-type="float">
            <text:p>7.26112707214414E-006</text:p>
          </table:table-cell>
          <table:table-cell table:formula="of:=LOG([.F307];2)" office:value-type="float" office:value="-17.0713750685975" calcext:value-type="float">
            <text:p>-17.0713750686</text:p>
          </table:table-cell>
          <table:table-cell table:formula="of:=[.G307]*[.F307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lfoser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308]/SUM([.$B$1:.$B$507])" office:value-type="float" office:value="0.00000726112707214414" calcext:value-type="float">
            <text:p>7.26112707214414E-006</text:p>
          </table:table-cell>
          <table:table-cell table:formula="of:=LOG([.F308];2)" office:value-type="float" office:value="-17.0713750685975" calcext:value-type="float">
            <text:p>-17.0713750686</text:p>
          </table:table-cell>
          <table:table-cell table:formula="of:=[.G308]*[.F308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dityrosine (Tyr-Tyr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ROSSLNK</text:p>
          </table:table-cell>
          <table:table-cell table:formula="of:=[.B309]/SUM([.$B$1:.$B$507])" office:value-type="float" office:value="0.00000726112707214414" calcext:value-type="float">
            <text:p>7.26112707214414E-006</text:p>
          </table:table-cell>
          <table:table-cell table:formula="of:=LOG([.F309];2)" office:value-type="float" office:value="-17.0713750685975" calcext:value-type="float">
            <text:p>-17.0713750686</text:p>
          </table:table-cell>
          <table:table-cell table:formula="of:=[.G309]*[.F309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artyl isopeptide (Asn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D_RES</text:p>
          </table:table-cell>
          <table:table-cell table:formula="of:=[.B310]/SUM([.$B$1:.$B$507])" office:value-type="float" office:value="0.00000726112707214414" calcext:value-type="float">
            <text:p>7.26112707214414E-006</text:p>
          </table:table-cell>
          <table:table-cell table:formula="of:=LOG([.F310];2)" office:value-type="float" office:value="-17.0713750685975" calcext:value-type="float">
            <text:p>-17.0713750686</text:p>
          </table:table-cell>
          <table:table-cell table:formula="of:=[.G310]*[.F310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(sn-1-glycerophosphoryl)ser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311]/SUM([.$B$1:.$B$507])" office:value-type="float" office:value="0.00000726112707214414" calcext:value-type="float">
            <text:p>7.26112707214414E-006</text:p>
          </table:table-cell>
          <table:table-cell table:formula="of:=LOG([.F311];2)" office:value-type="float" office:value="-17.0713750685975" calcext:value-type="float">
            <text:p>-17.0713750686</text:p>
          </table:table-cell>
          <table:table-cell table:formula="of:=[.G311]*[.F311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acetylthreon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  <table:table-cell table:formula="of:=[.B312]/SUM([.$B$1:.$B$507])" office:value-type="float" office:value="0.00000726112707214414" calcext:value-type="float">
            <text:p>7.26112707214414E-006</text:p>
          </table:table-cell>
          <table:table-cell table:formula="of:=LOG([.F312];2)" office:value-type="float" office:value="-17.0713750685975" calcext:value-type="float">
            <text:p>-17.0713750686</text:p>
          </table:table-cell>
          <table:table-cell table:formula="of:=[.G312]*[.F312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artate 1-(chondroitin 4-sulfate)- est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MOD_RES</text:p>
          </table:table-cell>
          <table:table-cell table:formula="of:=[.B313]/SUM([.$B$1:.$B$507])" office:value-type="float" office:value="0.00000726112707214414" calcext:value-type="float">
            <text:p>7.26112707214414E-006</text:p>
          </table:table-cell>
          <table:table-cell table:formula="of:=LOG([.F313];2)" office:value-type="float" office:value="-17.0713750685975" calcext:value-type="float">
            <text:p>-17.0713750686</text:p>
          </table:table-cell>
          <table:table-cell table:formula="of:=[.G313]*[.F313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alanine (Ser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314]/SUM([.$B$1:.$B$507])" office:value-type="float" office:value="0.00000726112707214414" calcext:value-type="float">
            <text:p>7.26112707214414E-006</text:p>
          </table:table-cell>
          <table:table-cell table:formula="of:=LOG([.F314];2)" office:value-type="float" office:value="-17.0713750685975" calcext:value-type="float">
            <text:p>-17.0713750686</text:p>
          </table:table-cell>
          <table:table-cell table:formula="of:=[.G314]*[.F314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E)-2,3-didehydrotyros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  <table:table-cell table:formula="of:=[.B315]/SUM([.$B$1:.$B$507])" office:value-type="float" office:value="0.00000726112707214414" calcext:value-type="float">
            <text:p>7.26112707214414E-006</text:p>
          </table:table-cell>
          <table:table-cell table:formula="of:=LOG([.F315];2)" office:value-type="float" office:value="-17.0713750685975" calcext:value-type="float">
            <text:p>-17.0713750686</text:p>
          </table:table-cell>
          <table:table-cell table:formula="of:=[.G315]*[.F315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Gal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ARBOHYD</text:p>
          </table:table-cell>
          <table:table-cell table:formula="of:=[.B316]/SUM([.$B$1:.$B$507])" office:value-type="float" office:value="0.00000726112707214414" calcext:value-type="float">
            <text:p>7.26112707214414E-006</text:p>
          </table:table-cell>
          <table:table-cell table:formula="of:=LOG([.F316];2)" office:value-type="float" office:value="-17.0713750685975" calcext:value-type="float">
            <text:p>-17.0713750686</text:p>
          </table:table-cell>
          <table:table-cell table:formula="of:=[.G316]*[.F316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'-cysteinyl-tryptophylquinone (Cys-Trp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ROSSLNK</text:p>
          </table:table-cell>
          <table:table-cell table:formula="of:=[.B317]/SUM([.$B$1:.$B$507])" office:value-type="float" office:value="0.00000726112707214414" calcext:value-type="float">
            <text:p>7.26112707214414E-006</text:p>
          </table:table-cell>
          <table:table-cell table:formula="of:=LOG([.F317];2)" office:value-type="float" office:value="-17.0713750685975" calcext:value-type="float">
            <text:p>-17.0713750686</text:p>
          </table:table-cell>
          <table:table-cell table:formula="of:=[.G317]*[.F317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arboxylated threon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  <table:table-cell table:formula="of:=[.B318]/SUM([.$B$1:.$B$507])" office:value-type="float" office:value="0.00000726112707214414" calcext:value-type="float">
            <text:p>7.26112707214414E-006</text:p>
          </table:table-cell>
          <table:table-cell table:formula="of:=LOG([.F318];2)" office:value-type="float" office:value="-17.0713750685975" calcext:value-type="float">
            <text:p>-17.0713750686</text:p>
          </table:table-cell>
          <table:table-cell table:formula="of:=[.G318]*[.F318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Z)-2,3-didehydrotyros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  <table:table-cell table:formula="of:=[.B319]/SUM([.$B$1:.$B$507])" office:value-type="float" office:value="0.00000726112707214414" calcext:value-type="float">
            <text:p>7.26112707214414E-006</text:p>
          </table:table-cell>
          <table:table-cell table:formula="of:=LOG([.F319];2)" office:value-type="float" office:value="-17.0713750685975" calcext:value-type="float">
            <text:p>-17.0713750686</text:p>
          </table:table-cell>
          <table:table-cell table:formula="of:=[.G319]*[.F319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glutamyl N2-ornith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  <table:table-cell table:formula="of:=[.B320]/SUM([.$B$1:.$B$507])" office:value-type="float" office:value="0.00000726112707214414" calcext:value-type="float">
            <text:p>7.26112707214414E-006</text:p>
          </table:table-cell>
          <table:table-cell table:formula="of:=LOG([.F320];2)" office:value-type="float" office:value="-17.0713750685975" calcext:value-type="float">
            <text:p>-17.0713750686</text:p>
          </table:table-cell>
          <table:table-cell table:formula="of:=[.G320]*[.F320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NAc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CARBOHYD</text:p>
          </table:table-cell>
          <table:table-cell table:formula="of:=[.B321]/SUM([.$B$1:.$B$507])" office:value-type="float" office:value="0.00000726112707214414" calcext:value-type="float">
            <text:p>7.26112707214414E-006</text:p>
          </table:table-cell>
          <table:table-cell table:formula="of:=LOG([.F321];2)" office:value-type="float" office:value="-17.0713750685975" calcext:value-type="float">
            <text:p>-17.0713750686</text:p>
          </table:table-cell>
          <table:table-cell table:formula="of:=[.G321]*[.F321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methylthreon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  <table:table-cell table:formula="of:=[.B322]/SUM([.$B$1:.$B$507])" office:value-type="float" office:value="0.00000726112707214414" calcext:value-type="float">
            <text:p>7.26112707214414E-006</text:p>
          </table:table-cell>
          <table:table-cell table:formula="of:=LOG([.F322];2)" office:value-type="float" office:value="-17.0713750685975" calcext:value-type="float">
            <text:p>-17.0713750686</text:p>
          </table:table-cell>
          <table:table-cell table:formula="of:=[.G322]*[.F322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phenyllactic aci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MOD_RES</text:p>
          </table:table-cell>
          <table:table-cell table:formula="of:=[.B323]/SUM([.$B$1:.$B$507])" office:value-type="float" office:value="0.00000726112707214414" calcext:value-type="float">
            <text:p>7.26112707214414E-006</text:p>
          </table:table-cell>
          <table:table-cell table:formula="of:=LOG([.F323];2)" office:value-type="float" office:value="-17.0713750685975" calcext:value-type="float">
            <text:p>-17.0713750686</text:p>
          </table:table-cell>
          <table:table-cell table:formula="of:=[.G323]*[.F323]" office:value-type="float" office:value="-0.00012395742366932" calcext:value-type="float">
            <text:p>-0.000123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eptide (Ser-Gly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  <table:table-cell table:formula="of:=[.B324]/SUM([.$B$1:.$B$507])" office:value-type="float" office:value="0.00000484075138142943" calcext:value-type="float">
            <text:p>4.84075138142943E-006</text:p>
          </table:table-cell>
          <table:table-cell table:formula="of:=LOG([.F324];2)" office:value-type="float" office:value="-17.6563375693187" calcext:value-type="float">
            <text:p>-17.6563375693</text:p>
          </table:table-cell>
          <table:table-cell table:formula="of:=[.G324]*[.F324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'-nitrotyr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  <table:table-cell table:formula="of:=[.B325]/SUM([.$B$1:.$B$507])" office:value-type="float" office:value="0.00000484075138142943" calcext:value-type="float">
            <text:p>4.84075138142943E-006</text:p>
          </table:table-cell>
          <table:table-cell table:formula="of:=LOG([.F325];2)" office:value-type="float" office:value="-17.6563375693187" calcext:value-type="float">
            <text:p>-17.6563375693</text:p>
          </table:table-cell>
          <table:table-cell table:formula="of:=[.G325]*[.F325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,N,N-trimethylser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326]/SUM([.$B$1:.$B$507])" office:value-type="float" office:value="0.00000484075138142943" calcext:value-type="float">
            <text:p>4.84075138142943E-006</text:p>
          </table:table-cell>
          <table:table-cell table:formula="of:=LOG([.F326];2)" office:value-type="float" office:value="-17.6563375693187" calcext:value-type="float">
            <text:p>-17.6563375693</text:p>
          </table:table-cell>
          <table:table-cell table:formula="of:=[.G326]*[.F326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methyloxazole-4-carboxylic acid (Thr- Thr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ROSSLNK</text:p>
          </table:table-cell>
          <table:table-cell table:formula="of:=[.B327]/SUM([.$B$1:.$B$507])" office:value-type="float" office:value="0.00000484075138142943" calcext:value-type="float">
            <text:p>4.84075138142943E-006</text:p>
          </table:table-cell>
          <table:table-cell table:formula="of:=LOG([.F327];2)" office:value-type="float" office:value="-17.6563375693187" calcext:value-type="float">
            <text:p>-17.6563375693</text:p>
          </table:table-cell>
          <table:table-cell table:formula="of:=[.G327]*[.F327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'-cysteinyl-6'-hydroxytryptophan sulfoxide (Trp-Cy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328]/SUM([.$B$1:.$B$507])" office:value-type="float" office:value="0.00000484075138142943" calcext:value-type="float">
            <text:p>4.84075138142943E-006</text:p>
          </table:table-cell>
          <table:table-cell table:formula="of:=LOG([.F328];2)" office:value-type="float" office:value="-17.6563375693187" calcext:value-type="float">
            <text:p>-17.6563375693</text:p>
          </table:table-cell>
          <table:table-cell table:formula="of:=[.G328]*[.F328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tamine derivati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MOD_RES</text:p>
          </table:table-cell>
          <table:table-cell table:formula="of:=[.B329]/SUM([.$B$1:.$B$507])" office:value-type="float" office:value="0.00000484075138142943" calcext:value-type="float">
            <text:p>4.84075138142943E-006</text:p>
          </table:table-cell>
          <table:table-cell table:formula="of:=LOG([.F329];2)" office:value-type="float" office:value="-17.6563375693187" calcext:value-type="float">
            <text:p>-17.6563375693</text:p>
          </table:table-cell>
          <table:table-cell table:formula="of:=[.G329]*[.F329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acetyltyr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  <table:table-cell table:formula="of:=[.B330]/SUM([.$B$1:.$B$507])" office:value-type="float" office:value="0.00000484075138142943" calcext:value-type="float">
            <text:p>4.84075138142943E-006</text:p>
          </table:table-cell>
          <table:table-cell table:formula="of:=LOG([.F330];2)" office:value-type="float" office:value="-17.6563375693187" calcext:value-type="float">
            <text:p>-17.6563375693</text:p>
          </table:table-cell>
          <table:table-cell table:formula="of:=[.G330]*[.F330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4-hydroxyval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MOD_RES</text:p>
          </table:table-cell>
          <table:table-cell table:formula="of:=[.B331]/SUM([.$B$1:.$B$507])" office:value-type="float" office:value="0.00000484075138142943" calcext:value-type="float">
            <text:p>4.84075138142943E-006</text:p>
          </table:table-cell>
          <table:table-cell table:formula="of:=LOG([.F331];2)" office:value-type="float" office:value="-17.6563375693187" calcext:value-type="float">
            <text:p>-17.6563375693</text:p>
          </table:table-cell>
          <table:table-cell table:formula="of:=[.G331]*[.F331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methyltyr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  <table:table-cell table:formula="of:=[.B332]/SUM([.$B$1:.$B$507])" office:value-type="float" office:value="0.00000484075138142943" calcext:value-type="float">
            <text:p>4.84075138142943E-006</text:p>
          </table:table-cell>
          <table:table-cell table:formula="of:=LOG([.F332];2)" office:value-type="float" office:value="-17.6563375693187" calcext:value-type="float">
            <text:p>-17.6563375693</text:p>
          </table:table-cell>
          <table:table-cell table:formula="of:=[.G332]*[.F332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tic aci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333]/SUM([.$B$1:.$B$507])" office:value-type="float" office:value="0.00000484075138142943" calcext:value-type="float">
            <text:p>4.84075138142943E-006</text:p>
          </table:table-cell>
          <table:table-cell table:formula="of:=LOG([.F333];2)" office:value-type="float" office:value="-17.6563375693187" calcext:value-type="float">
            <text:p>-17.6563375693</text:p>
          </table:table-cell>
          <table:table-cell table:formula="of:=[.G333]*[.F333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aspartyl cysteine isopeptide (Cys- Asn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SSLNK</text:p>
          </table:table-cell>
          <table:table-cell table:formula="of:=[.B334]/SUM([.$B$1:.$B$507])" office:value-type="float" office:value="0.00000484075138142943" calcext:value-type="float">
            <text:p>4.84075138142943E-006</text:p>
          </table:table-cell>
          <table:table-cell table:formula="of:=LOG([.F334];2)" office:value-type="float" office:value="-17.6563375693187" calcext:value-type="float">
            <text:p>-17.6563375693</text:p>
          </table:table-cell>
          <table:table-cell table:formula="of:=[.G334]*[.F334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iminomethyl-5-imidazolinone (Met-Gly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  <table:table-cell table:formula="of:=[.B335]/SUM([.$B$1:.$B$507])" office:value-type="float" office:value="0.00000484075138142943" calcext:value-type="float">
            <text:p>4.84075138142943E-006</text:p>
          </table:table-cell>
          <table:table-cell table:formula="of:=LOG([.F335];2)" office:value-type="float" office:value="-17.6563375693187" calcext:value-type="float">
            <text:p>-17.6563375693</text:p>
          </table:table-cell>
          <table:table-cell table:formula="of:=[.G335]*[.F335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serine (Ser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336]/SUM([.$B$1:.$B$507])" office:value-type="float" office:value="0.00000484075138142943" calcext:value-type="float">
            <text:p>4.84075138142943E-006</text:p>
          </table:table-cell>
          <table:table-cell table:formula="of:=LOG([.F336];2)" office:value-type="float" office:value="-17.6563375693187" calcext:value-type="float">
            <text:p>-17.6563375693</text:p>
          </table:table-cell>
          <table:table-cell table:formula="of:=[.G336]*[.F336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6-(ADP-ribosyl)ly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337]/SUM([.$B$1:.$B$507])" office:value-type="float" office:value="0.00000484075138142943" calcext:value-type="float">
            <text:p>4.84075138142943E-006</text:p>
          </table:table-cell>
          <table:table-cell table:formula="of:=LOG([.F337];2)" office:value-type="float" office:value="-17.6563375693187" calcext:value-type="float">
            <text:p>-17.6563375693</text:p>
          </table:table-cell>
          <table:table-cell table:formula="of:=[.G337]*[.F337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GlcA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  <table:table-cell table:formula="of:=[.B338]/SUM([.$B$1:.$B$507])" office:value-type="float" office:value="0.00000484075138142943" calcext:value-type="float">
            <text:p>4.84075138142943E-006</text:p>
          </table:table-cell>
          <table:table-cell table:formula="of:=LOG([.F338];2)" office:value-type="float" office:value="-17.6563375693187" calcext:value-type="float">
            <text:p>-17.6563375693</text:p>
          </table:table-cell>
          <table:table-cell table:formula="of:=[.G338]*[.F338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methyloxazoline-4-carboxylic acid (Ser- Thr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ROSSLNK</text:p>
          </table:table-cell>
          <table:table-cell table:formula="of:=[.B339]/SUM([.$B$1:.$B$507])" office:value-type="float" office:value="0.00000484075138142943" calcext:value-type="float">
            <text:p>4.84075138142943E-006</text:p>
          </table:table-cell>
          <table:table-cell table:formula="of:=LOG([.F339];2)" office:value-type="float" office:value="-17.6563375693187" calcext:value-type="float">
            <text:p>-17.6563375693</text:p>
          </table:table-cell>
          <table:table-cell table:formula="of:=[.G339]*[.F339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eptide (Ile-Pr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ROSSLNK</text:p>
          </table:table-cell>
          <table:table-cell table:formula="of:=[.B340]/SUM([.$B$1:.$B$507])" office:value-type="float" office:value="0.00000484075138142943" calcext:value-type="float">
            <text:p>4.84075138142943E-006</text:p>
          </table:table-cell>
          <table:table-cell table:formula="of:=LOG([.F340];2)" office:value-type="float" office:value="-17.6563375693187" calcext:value-type="float">
            <text:p>-17.6563375693</text:p>
          </table:table-cell>
          <table:table-cell table:formula="of:=[.G340]*[.F340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azoline-4-carboxylic acid (Cys-Ser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OSSLNK</text:p>
          </table:table-cell>
          <table:table-cell table:formula="of:=[.B341]/SUM([.$B$1:.$B$507])" office:value-type="float" office:value="0.00000484075138142943" calcext:value-type="float">
            <text:p>4.84075138142943E-006</text:p>
          </table:table-cell>
          <table:table-cell table:formula="of:=LOG([.F341];2)" office:value-type="float" office:value="-17.6563375693187" calcext:value-type="float">
            <text:p>-17.6563375693</text:p>
          </table:table-cell>
          <table:table-cell table:formula="of:=[.G341]*[.F341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azole-4-carboxylic acid (Ile-Cy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342]/SUM([.$B$1:.$B$507])" office:value-type="float" office:value="0.00000484075138142943" calcext:value-type="float">
            <text:p>4.84075138142943E-006</text:p>
          </table:table-cell>
          <table:table-cell table:formula="of:=LOG([.F342];2)" office:value-type="float" office:value="-17.6563375693187" calcext:value-type="float">
            <text:p>-17.6563375693</text:p>
          </table:table-cell>
          <table:table-cell table:formula="of:=[.G342]*[.F342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d amino end (Xaa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OD_RES</text:p>
          </table:table-cell>
          <table:table-cell table:formula="of:=[.B343]/SUM([.$B$1:.$B$507])" office:value-type="float" office:value="0.00000484075138142943" calcext:value-type="float">
            <text:p>4.84075138142943E-006</text:p>
          </table:table-cell>
          <table:table-cell table:formula="of:=LOG([.F343];2)" office:value-type="float" office:value="-17.6563375693187" calcext:value-type="float">
            <text:p>-17.6563375693</text:p>
          </table:table-cell>
          <table:table-cell table:formula="of:=[.G343]*[.F343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allo-isoleuc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MOD_RES</text:p>
          </table:table-cell>
          <table:table-cell table:formula="of:=[.B344]/SUM([.$B$1:.$B$507])" office:value-type="float" office:value="0.00000484075138142943" calcext:value-type="float">
            <text:p>4.84075138142943E-006</text:p>
          </table:table-cell>
          <table:table-cell table:formula="of:=LOG([.F344];2)" office:value-type="float" office:value="-17.6563375693187" calcext:value-type="float">
            <text:p>-17.6563375693</text:p>
          </table:table-cell>
          <table:table-cell table:formula="of:=[.G344]*[.F344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6-FMN cyste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345]/SUM([.$B$1:.$B$507])" office:value-type="float" office:value="0.00000484075138142943" calcext:value-type="float">
            <text:p>4.84075138142943E-006</text:p>
          </table:table-cell>
          <table:table-cell table:formula="of:=LOG([.F345];2)" office:value-type="float" office:value="-17.6563375693187" calcext:value-type="float">
            <text:p>-17.6563375693</text:p>
          </table:table-cell>
          <table:table-cell table:formula="of:=[.G345]*[.F345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NAc) (high mannose or hybrid or polylactosaminoglycan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  <table:table-cell table:formula="of:=[.B346]/SUM([.$B$1:.$B$507])" office:value-type="float" office:value="0.00000484075138142943" calcext:value-type="float">
            <text:p>4.84075138142943E-006</text:p>
          </table:table-cell>
          <table:table-cell table:formula="of:=LOG([.F346];2)" office:value-type="float" office:value="-17.6563375693187" calcext:value-type="float">
            <text:p>-17.6563375693</text:p>
          </table:table-cell>
          <table:table-cell table:formula="of:=[.G346]*[.F346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N phosphoryl ser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347]/SUM([.$B$1:.$B$507])" office:value-type="float" office:value="0.00000484075138142943" calcext:value-type="float">
            <text:p>4.84075138142943E-006</text:p>
          </table:table-cell>
          <table:table-cell table:formula="of:=LOG([.F347];2)" office:value-type="float" office:value="-17.6563375693187" calcext:value-type="float">
            <text:p>-17.6563375693</text:p>
          </table:table-cell>
          <table:table-cell table:formula="of:=[.G347]*[.F347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azole-4-carboxylic acid (Arg-Cy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348]/SUM([.$B$1:.$B$507])" office:value-type="float" office:value="0.00000484075138142943" calcext:value-type="float">
            <text:p>4.84075138142943E-006</text:p>
          </table:table-cell>
          <table:table-cell table:formula="of:=LOG([.F348];2)" office:value-type="float" office:value="-17.6563375693187" calcext:value-type="float">
            <text:p>-17.6563375693</text:p>
          </table:table-cell>
          <table:table-cell table:formula="of:=[.G348]*[.F348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R,4S)-4-hydroxyisoleuc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MOD_RES</text:p>
          </table:table-cell>
          <table:table-cell table:formula="of:=[.B349]/SUM([.$B$1:.$B$507])" office:value-type="float" office:value="0.00000484075138142943" calcext:value-type="float">
            <text:p>4.84075138142943E-006</text:p>
          </table:table-cell>
          <table:table-cell table:formula="of:=LOG([.F349];2)" office:value-type="float" office:value="-17.6563375693187" calcext:value-type="float">
            <text:p>-17.6563375693</text:p>
          </table:table-cell>
          <table:table-cell table:formula="of:=[.G349]*[.F349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S)-3-hydroxyaspartat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MOD_RES</text:p>
          </table:table-cell>
          <table:table-cell table:formula="of:=[.B350]/SUM([.$B$1:.$B$507])" office:value-type="float" office:value="0.00000484075138142943" calcext:value-type="float">
            <text:p>4.84075138142943E-006</text:p>
          </table:table-cell>
          <table:table-cell table:formula="of:=LOG([.F350];2)" office:value-type="float" office:value="-17.6563375693187" calcext:value-type="float">
            <text:p>-17.6563375693</text:p>
          </table:table-cell>
          <table:table-cell table:formula="of:=[.G350]*[.F350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,4-dihydroxyargin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  <table:table-cell table:formula="of:=[.B351]/SUM([.$B$1:.$B$507])" office:value-type="float" office:value="0.00000484075138142943" calcext:value-type="float">
            <text:p>4.84075138142943E-006</text:p>
          </table:table-cell>
          <table:table-cell table:formula="of:=LOG([.F351];2)" office:value-type="float" office:value="-17.6563375693187" calcext:value-type="float">
            <text:p>-17.6563375693</text:p>
          </table:table-cell>
          <table:table-cell table:formula="of:=[.G351]*[.F351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GlcNAc6P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  <table:table-cell table:formula="of:=[.B352]/SUM([.$B$1:.$B$507])" office:value-type="float" office:value="0.00000484075138142943" calcext:value-type="float">
            <text:p>4.84075138142943E-006</text:p>
          </table:table-cell>
          <table:table-cell table:formula="of:=LOG([.F352];2)" office:value-type="float" office:value="-17.6563375693187" calcext:value-type="float">
            <text:p>-17.6563375693</text:p>
          </table:table-cell>
          <table:table-cell table:formula="of:=[.G352]*[.F352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eptide (Lys-Asp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ROSSLNK</text:p>
          </table:table-cell>
          <table:table-cell table:formula="of:=[.B353]/SUM([.$B$1:.$B$507])" office:value-type="float" office:value="0.00000484075138142943" calcext:value-type="float">
            <text:p>4.84075138142943E-006</text:p>
          </table:table-cell>
          <table:table-cell table:formula="of:=LOG([.F353];2)" office:value-type="float" office:value="-17.6563375693187" calcext:value-type="float">
            <text:p>-17.6563375693</text:p>
          </table:table-cell>
          <table:table-cell table:formula="of:=[.G353]*[.F353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'-geranyl-2',N2-cyclotryptoph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LIPID</text:p>
          </table:table-cell>
          <table:table-cell table:formula="of:=[.B354]/SUM([.$B$1:.$B$507])" office:value-type="float" office:value="0.00000484075138142943" calcext:value-type="float">
            <text:p>4.84075138142943E-006</text:p>
          </table:table-cell>
          <table:table-cell table:formula="of:=LOG([.F354];2)" office:value-type="float" office:value="-17.6563375693187" calcext:value-type="float">
            <text:p>-17.6563375693</text:p>
          </table:table-cell>
          <table:table-cell table:formula="of:=[.G354]*[.F354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sO-cysteine adduc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  <table:table-cell table:formula="of:=[.B355]/SUM([.$B$1:.$B$507])" office:value-type="float" office:value="0.00000484075138142943" calcext:value-type="float">
            <text:p>4.84075138142943E-006</text:p>
          </table:table-cell>
          <table:table-cell table:formula="of:=LOG([.F355];2)" office:value-type="float" office:value="-17.6563375693187" calcext:value-type="float">
            <text:p>-17.6563375693</text:p>
          </table:table-cell>
          <table:table-cell table:formula="of:=[.G355]*[.F355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NAc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  <table:table-cell table:formula="of:=[.B356]/SUM([.$B$1:.$B$507])" office:value-type="float" office:value="0.00000484075138142943" calcext:value-type="float">
            <text:p>4.84075138142943E-006</text:p>
          </table:table-cell>
          <table:table-cell table:formula="of:=LOG([.F356];2)" office:value-type="float" office:value="-17.6563375693187" calcext:value-type="float">
            <text:p>-17.6563375693</text:p>
          </table:table-cell>
          <table:table-cell table:formula="of:=[.G356]*[.F356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acetylalan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MOD_RES</text:p>
          </table:table-cell>
          <table:table-cell table:formula="of:=[.B357]/SUM([.$B$1:.$B$507])" office:value-type="float" office:value="0.00000484075138142943" calcext:value-type="float">
            <text:p>4.84075138142943E-006</text:p>
          </table:table-cell>
          <table:table-cell table:formula="of:=LOG([.F357];2)" office:value-type="float" office:value="-17.6563375693187" calcext:value-type="float">
            <text:p>-17.6563375693</text:p>
          </table:table-cell>
          <table:table-cell table:formula="of:=[.G357]*[.F357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P-Man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  <table:table-cell table:formula="of:=[.B358]/SUM([.$B$1:.$B$507])" office:value-type="float" office:value="0.00000484075138142943" calcext:value-type="float">
            <text:p>4.84075138142943E-006</text:p>
          </table:table-cell>
          <table:table-cell table:formula="of:=LOG([.F358];2)" office:value-type="float" office:value="-17.6563375693187" calcext:value-type="float">
            <text:p>-17.6563375693</text:p>
          </table:table-cell>
          <table:table-cell table:formula="of:=[.G358]*[.F358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s-14-hydroxy-10,13-dioxo-7- heptadecenoic acid aspartate est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LIPID</text:p>
          </table:table-cell>
          <table:table-cell table:formula="of:=[.B359]/SUM([.$B$1:.$B$507])" office:value-type="float" office:value="0.00000484075138142943" calcext:value-type="float">
            <text:p>4.84075138142943E-006</text:p>
          </table:table-cell>
          <table:table-cell table:formula="of:=LOG([.F359];2)" office:value-type="float" office:value="-17.6563375693187" calcext:value-type="float">
            <text:p>-17.6563375693</text:p>
          </table:table-cell>
          <table:table-cell table:formula="of:=[.G359]*[.F359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-phosphohistid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  <table:table-cell table:formula="of:=[.B360]/SUM([.$B$1:.$B$507])" office:value-type="float" office:value="0.00000484075138142943" calcext:value-type="float">
            <text:p>4.84075138142943E-006</text:p>
          </table:table-cell>
          <table:table-cell table:formula="of:=LOG([.F360];2)" office:value-type="float" office:value="-17.6563375693187" calcext:value-type="float">
            <text:p>-17.6563375693</text:p>
          </table:table-cell>
          <table:table-cell table:formula="of:=[.G360]*[.F360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,N2-dimethylargin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  <table:table-cell table:formula="of:=[.B361]/SUM([.$B$1:.$B$507])" office:value-type="float" office:value="0.00000484075138142943" calcext:value-type="float">
            <text:p>4.84075138142943E-006</text:p>
          </table:table-cell>
          <table:table-cell table:formula="of:=LOG([.F361];2)" office:value-type="float" office:value="-17.6563375693187" calcext:value-type="float">
            <text:p>-17.6563375693</text:p>
          </table:table-cell>
          <table:table-cell table:formula="of:=[.G361]*[.F361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azole-4-carboxylic acid (Ile-Ser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OSSLNK</text:p>
          </table:table-cell>
          <table:table-cell table:formula="of:=[.B362]/SUM([.$B$1:.$B$507])" office:value-type="float" office:value="0.00000484075138142943" calcext:value-type="float">
            <text:p>4.84075138142943E-006</text:p>
          </table:table-cell>
          <table:table-cell table:formula="of:=LOG([.F362];2)" office:value-type="float" office:value="-17.6563375693187" calcext:value-type="float">
            <text:p>-17.6563375693</text:p>
          </table:table-cell>
          <table:table-cell table:formula="of:=[.G362]*[.F362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R,4R)-4,5-dihydroxyisoleuc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MOD_RES</text:p>
          </table:table-cell>
          <table:table-cell table:formula="of:=[.B363]/SUM([.$B$1:.$B$507])" office:value-type="float" office:value="0.00000484075138142943" calcext:value-type="float">
            <text:p>4.84075138142943E-006</text:p>
          </table:table-cell>
          <table:table-cell table:formula="of:=LOG([.F363];2)" office:value-type="float" office:value="-17.6563375693187" calcext:value-type="float">
            <text:p>-17.6563375693</text:p>
          </table:table-cell>
          <table:table-cell table:formula="of:=[.G363]*[.F363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GlcNAc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CARBOHYD</text:p>
          </table:table-cell>
          <table:table-cell table:formula="of:=[.B364]/SUM([.$B$1:.$B$507])" office:value-type="float" office:value="0.00000484075138142943" calcext:value-type="float">
            <text:p>4.84075138142943E-006</text:p>
          </table:table-cell>
          <table:table-cell table:formula="of:=LOG([.F364];2)" office:value-type="float" office:value="-17.6563375693187" calcext:value-type="float">
            <text:p>-17.6563375693</text:p>
          </table:table-cell>
          <table:table-cell table:formula="of:=[.G364]*[.F364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12-hydroxyfarnesyl cyste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IPID</text:p>
          </table:table-cell>
          <table:table-cell table:formula="of:=[.B365]/SUM([.$B$1:.$B$507])" office:value-type="float" office:value="0.00000484075138142943" calcext:value-type="float">
            <text:p>4.84075138142943E-006</text:p>
          </table:table-cell>
          <table:table-cell table:formula="of:=LOG([.F365];2)" office:value-type="float" office:value="-17.6563375693187" calcext:value-type="float">
            <text:p>-17.6563375693</text:p>
          </table:table-cell>
          <table:table-cell table:formula="of:=[.G365]*[.F365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methylthiazole-4-carboxylic acid (Asn- Cy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366]/SUM([.$B$1:.$B$507])" office:value-type="float" office:value="0.00000484075138142943" calcext:value-type="float">
            <text:p>4.84075138142943E-006</text:p>
          </table:table-cell>
          <table:table-cell table:formula="of:=LOG([.F366];2)" office:value-type="float" office:value="-17.6563375693187" calcext:value-type="float">
            <text:p>-17.6563375693</text:p>
          </table:table-cell>
          <table:table-cell table:formula="of:=[.G366]*[.F366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val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MOD_RES</text:p>
          </table:table-cell>
          <table:table-cell table:formula="of:=[.B367]/SUM([.$B$1:.$B$507])" office:value-type="float" office:value="0.00000484075138142943" calcext:value-type="float">
            <text:p>4.84075138142943E-006</text:p>
          </table:table-cell>
          <table:table-cell table:formula="of:=LOG([.F367];2)" office:value-type="float" office:value="-17.6563375693187" calcext:value-type="float">
            <text:p>-17.6563375693</text:p>
          </table:table-cell>
          <table:table-cell table:formula="of:=[.G367]*[.F367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onyl lysine isopeptide (Thr-Lys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ROSSLNK</text:p>
          </table:table-cell>
          <table:table-cell table:formula="of:=[.B368]/SUM([.$B$1:.$B$507])" office:value-type="float" office:value="0.00000484075138142943" calcext:value-type="float">
            <text:p>4.84075138142943E-006</text:p>
          </table:table-cell>
          <table:table-cell table:formula="of:=LOG([.F368];2)" office:value-type="float" office:value="-17.6563375693187" calcext:value-type="float">
            <text:p>-17.6563375693</text:p>
          </table:table-cell>
          <table:table-cell table:formula="of:=[.G368]*[.F368]" office:value-type="float" office:value="-0.0000854699404796635" calcext:value-type="float">
            <text:p>-8.5469940479663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d amino end (Ile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MOD_RES</text:p>
          </table:table-cell>
          <table:table-cell table:formula="of:=[.B369]/SUM([.$B$1:.$B$507])" office:value-type="float" office:value="0.00000242037569071471" calcext:value-type="float">
            <text:p>2.42037569071471E-006</text:p>
          </table:table-cell>
          <table:table-cell table:formula="of:=LOG([.F369];2)" office:value-type="float" office:value="-18.6563375693187" calcext:value-type="float">
            <text:p>-18.6563375693</text:p>
          </table:table-cell>
          <table:table-cell table:formula="of:=[.G369]*[.F369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artic acid 1-[(3-aminopropyl)(5'- adenosyl)phosphono]amid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D_RES</text:p>
          </table:table-cell>
          <table:table-cell table:formula="of:=[.B370]/SUM([.$B$1:.$B$507])" office:value-type="float" office:value="0.00000242037569071471" calcext:value-type="float">
            <text:p>2.42037569071471E-006</text:p>
          </table:table-cell>
          <table:table-cell table:formula="of:=LOG([.F370];2)" office:value-type="float" office:value="-18.6563375693187" calcext:value-type="float">
            <text:p>-18.6563375693</text:p>
          </table:table-cell>
          <table:table-cell table:formula="of:=[.G370]*[.F370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d carboxyl end (Arg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  <table:table-cell table:formula="of:=[.B371]/SUM([.$B$1:.$B$507])" office:value-type="float" office:value="0.00000242037569071471" calcext:value-type="float">
            <text:p>2.42037569071471E-006</text:p>
          </table:table-cell>
          <table:table-cell table:formula="of:=LOG([.F371];2)" office:value-type="float" office:value="-18.6563375693187" calcext:value-type="float">
            <text:p>-18.6563375693</text:p>
          </table:table-cell>
          <table:table-cell table:formula="of:=[.G371]*[.F371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pyruvate 2-iminyl-cyste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372]/SUM([.$B$1:.$B$507])" office:value-type="float" office:value="0.00000242037569071471" calcext:value-type="float">
            <text:p>2.42037569071471E-006</text:p>
          </table:table-cell>
          <table:table-cell table:formula="of:=LOG([.F372];2)" office:value-type="float" office:value="-18.6563375693187" calcext:value-type="float">
            <text:p>-18.6563375693</text:p>
          </table:table-cell>
          <table:table-cell table:formula="of:=[.G372]*[.F372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iminomethyl-5-imidazolinone (Glu-Gl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  <table:table-cell table:formula="of:=[.B373]/SUM([.$B$1:.$B$507])" office:value-type="float" office:value="0.00000242037569071471" calcext:value-type="float">
            <text:p>2.42037569071471E-006</text:p>
          </table:table-cell>
          <table:table-cell table:formula="of:=LOG([.F373];2)" office:value-type="float" office:value="-18.6563375693187" calcext:value-type="float">
            <text:p>-18.6563375693</text:p>
          </table:table-cell>
          <table:table-cell table:formula="of:=[.G373]*[.F373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hydroxypyridine-2,5-dicarboxylic acid (Ser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374]/SUM([.$B$1:.$B$507])" office:value-type="float" office:value="0.00000242037569071471" calcext:value-type="float">
            <text:p>2.42037569071471E-006</text:p>
          </table:table-cell>
          <table:table-cell table:formula="of:=LOG([.F374];2)" office:value-type="float" office:value="-18.6563375693187" calcext:value-type="float">
            <text:p>-18.6563375693</text:p>
          </table:table-cell>
          <table:table-cell table:formula="of:=[.G374]*[.F374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bacillithiol cysteine disulfid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375]/SUM([.$B$1:.$B$507])" office:value-type="float" office:value="0.00000242037569071471" calcext:value-type="float">
            <text:p>2.42037569071471E-006</text:p>
          </table:table-cell>
          <table:table-cell table:formula="of:=LOG([.F375];2)" office:value-type="float" office:value="-18.6563375693187" calcext:value-type="float">
            <text:p>-18.6563375693</text:p>
          </table:table-cell>
          <table:table-cell table:formula="of:=[.G375]*[.F375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d amino end (Glu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  <table:table-cell table:formula="of:=[.B376]/SUM([.$B$1:.$B$507])" office:value-type="float" office:value="0.00000242037569071471" calcext:value-type="float">
            <text:p>2.42037569071471E-006</text:p>
          </table:table-cell>
          <table:table-cell table:formula="of:=LOG([.F376];2)" office:value-type="float" office:value="-18.6563375693187" calcext:value-type="float">
            <text:p>-18.6563375693</text:p>
          </table:table-cell>
          <table:table-cell table:formula="of:=[.G376]*[.F376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onyl lysine isopeptide (Lys-Thr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ROSSLNK</text:p>
          </table:table-cell>
          <table:table-cell table:formula="of:=[.B377]/SUM([.$B$1:.$B$507])" office:value-type="float" office:value="0.00000242037569071471" calcext:value-type="float">
            <text:p>2.42037569071471E-006</text:p>
          </table:table-cell>
          <table:table-cell table:formula="of:=LOG([.F377];2)" office:value-type="float" office:value="-18.6563375693187" calcext:value-type="float">
            <text:p>-18.6563375693</text:p>
          </table:table-cell>
          <table:table-cell table:formula="of:=[.G377]*[.F377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-like-anchor amidated asparta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LIPID</text:p>
          </table:table-cell>
          <table:table-cell table:formula="of:=[.B378]/SUM([.$B$1:.$B$507])" office:value-type="float" office:value="0.00000242037569071471" calcext:value-type="float">
            <text:p>2.42037569071471E-006</text:p>
          </table:table-cell>
          <table:table-cell table:formula="of:=LOG([.F378];2)" office:value-type="float" office:value="-18.6563375693187" calcext:value-type="float">
            <text:p>-18.6563375693</text:p>
          </table:table-cell>
          <table:table-cell table:formula="of:=[.G378]*[.F378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inomalonic acid (Ser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379]/SUM([.$B$1:.$B$507])" office:value-type="float" office:value="0.00000242037569071471" calcext:value-type="float">
            <text:p>2.42037569071471E-006</text:p>
          </table:table-cell>
          <table:table-cell table:formula="of:=LOG([.F379];2)" office:value-type="float" office:value="-18.6563375693187" calcext:value-type="float">
            <text:p>-18.6563375693</text:p>
          </table:table-cell>
          <table:table-cell table:formula="of:=[.G379]*[.F379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ionine derivati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OD_RES</text:p>
          </table:table-cell>
          <table:table-cell table:formula="of:=[.B380]/SUM([.$B$1:.$B$507])" office:value-type="float" office:value="0.00000242037569071471" calcext:value-type="float">
            <text:p>2.42037569071471E-006</text:p>
          </table:table-cell>
          <table:table-cell table:formula="of:=LOG([.F380];2)" office:value-type="float" office:value="-18.6563375693187" calcext:value-type="float">
            <text:p>-18.6563375693</text:p>
          </table:table-cell>
          <table:table-cell table:formula="of:=[.G380]*[.F380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cysteinyl-D-phenylalanine (Cys-Ph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ROSSLNK</text:p>
          </table:table-cell>
          <table:table-cell table:formula="of:=[.B381]/SUM([.$B$1:.$B$507])" office:value-type="float" office:value="0.00000242037569071471" calcext:value-type="float">
            <text:p>2.42037569071471E-006</text:p>
          </table:table-cell>
          <table:table-cell table:formula="of:=LOG([.F381];2)" office:value-type="float" office:value="-18.6563375693187" calcext:value-type="float">
            <text:p>-18.6563375693</text:p>
          </table:table-cell>
          <table:table-cell table:formula="of:=[.G381]*[.F381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-decarboxylated asparta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MOD_RES</text:p>
          </table:table-cell>
          <table:table-cell table:formula="of:=[.B382]/SUM([.$B$1:.$B$507])" office:value-type="float" office:value="0.00000242037569071471" calcext:value-type="float">
            <text:p>2.42037569071471E-006</text:p>
          </table:table-cell>
          <table:table-cell table:formula="of:=LOG([.F382];2)" office:value-type="float" office:value="-18.6563375693187" calcext:value-type="float">
            <text:p>-18.6563375693</text:p>
          </table:table-cell>
          <table:table-cell table:formula="of:=[.G382]*[.F382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-succinyltryptoph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MOD_RES</text:p>
          </table:table-cell>
          <table:table-cell table:formula="of:=[.B383]/SUM([.$B$1:.$B$507])" office:value-type="float" office:value="0.00000242037569071471" calcext:value-type="float">
            <text:p>2.42037569071471E-006</text:p>
          </table:table-cell>
          <table:table-cell table:formula="of:=LOG([.F383];2)" office:value-type="float" office:value="-18.6563375693187" calcext:value-type="float">
            <text:p>-18.6563375693</text:p>
          </table:table-cell>
          <table:table-cell table:formula="of:=[.G383]*[.F383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(coelenterazin-3a-yl)cyste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384]/SUM([.$B$1:.$B$507])" office:value-type="float" office:value="0.00000242037569071471" calcext:value-type="float">
            <text:p>2.42037569071471E-006</text:p>
          </table:table-cell>
          <table:table-cell table:formula="of:=LOG([.F384];2)" office:value-type="float" office:value="-18.6563375693187" calcext:value-type="float">
            <text:p>-18.6563375693</text:p>
          </table:table-cell>
          <table:table-cell table:formula="of:=[.G384]*[.F384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hydroxyphenylalan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MOD_RES</text:p>
          </table:table-cell>
          <table:table-cell table:formula="of:=[.B385]/SUM([.$B$1:.$B$507])" office:value-type="float" office:value="0.00000242037569071471" calcext:value-type="float">
            <text:p>2.42037569071471E-006</text:p>
          </table:table-cell>
          <table:table-cell table:formula="of:=LOG([.F385];2)" office:value-type="float" office:value="-18.6563375693187" calcext:value-type="float">
            <text:p>-18.6563375693</text:p>
          </table:table-cell>
          <table:table-cell table:formula="of:=[.G385]*[.F385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amino-piperideine-2,5-dicarboxylic acid (Ser-Ser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ROSSLNK</text:p>
          </table:table-cell>
          <table:table-cell table:formula="of:=[.B386]/SUM([.$B$1:.$B$507])" office:value-type="float" office:value="0.00000242037569071471" calcext:value-type="float">
            <text:p>2.42037569071471E-006</text:p>
          </table:table-cell>
          <table:table-cell table:formula="of:=LOG([.F386];2)" office:value-type="float" office:value="-18.6563375693187" calcext:value-type="float">
            <text:p>-18.6563375693</text:p>
          </table:table-cell>
          <table:table-cell table:formula="of:=[.G386]*[.F386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hydroxy-3-methylproline (Ile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MOD_RES</text:p>
          </table:table-cell>
          <table:table-cell table:formula="of:=[.B387]/SUM([.$B$1:.$B$507])" office:value-type="float" office:value="0.00000242037569071471" calcext:value-type="float">
            <text:p>2.42037569071471E-006</text:p>
          </table:table-cell>
          <table:table-cell table:formula="of:=LOG([.F387];2)" office:value-type="float" office:value="-18.6563375693187" calcext:value-type="float">
            <text:p>-18.6563375693</text:p>
          </table:table-cell>
          <table:table-cell table:formula="of:=[.G387]*[.F387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NAc) (high mannose or complex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  <table:table-cell table:formula="of:=[.B388]/SUM([.$B$1:.$B$507])" office:value-type="float" office:value="0.00000242037569071471" calcext:value-type="float">
            <text:p>2.42037569071471E-006</text:p>
          </table:table-cell>
          <table:table-cell table:formula="of:=LOG([.F388];2)" office:value-type="float" office:value="-18.6563375693187" calcext:value-type="float">
            <text:p>-18.6563375693</text:p>
          </table:table-cell>
          <table:table-cell table:formula="of:=[.G388]*[.F388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eptide (Leu-Trp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ROSSLNK</text:p>
          </table:table-cell>
          <table:table-cell table:formula="of:=[.B389]/SUM([.$B$1:.$B$507])" office:value-type="float" office:value="0.00000242037569071471" calcext:value-type="float">
            <text:p>2.42037569071471E-006</text:p>
          </table:table-cell>
          <table:table-cell table:formula="of:=LOG([.F389];2)" office:value-type="float" office:value="-18.6563375693187" calcext:value-type="float">
            <text:p>-18.6563375693</text:p>
          </table:table-cell>
          <table:table-cell table:formula="of:=[.G389]*[.F389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,5,5'-trihydroxyleuc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MOD_RES</text:p>
          </table:table-cell>
          <table:table-cell table:formula="of:=[.B390]/SUM([.$B$1:.$B$507])" office:value-type="float" office:value="0.00000242037569071471" calcext:value-type="float">
            <text:p>2.42037569071471E-006</text:p>
          </table:table-cell>
          <table:table-cell table:formula="of:=LOG([.F390];2)" office:value-type="float" office:value="-18.6563375693187" calcext:value-type="float">
            <text:p>-18.6563375693</text:p>
          </table:table-cell>
          <table:table-cell table:formula="of:=[.G390]*[.F390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ionine sulf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MOD_RES</text:p>
          </table:table-cell>
          <table:table-cell table:formula="of:=[.B391]/SUM([.$B$1:.$B$507])" office:value-type="float" office:value="0.00000242037569071471" calcext:value-type="float">
            <text:p>2.42037569071471E-006</text:p>
          </table:table-cell>
          <table:table-cell table:formula="of:=LOG([.F391];2)" office:value-type="float" office:value="-18.6563375693187" calcext:value-type="float">
            <text:p>-18.6563375693</text:p>
          </table:table-cell>
          <table:table-cell table:formula="of:=[.G391]*[.F391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eptide (Ala-Pro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ROSSLNK</text:p>
          </table:table-cell>
          <table:table-cell table:formula="of:=[.B392]/SUM([.$B$1:.$B$507])" office:value-type="float" office:value="0.00000242037569071471" calcext:value-type="float">
            <text:p>2.42037569071471E-006</text:p>
          </table:table-cell>
          <table:table-cell table:formula="of:=LOG([.F392];2)" office:value-type="float" office:value="-18.6563375693187" calcext:value-type="float">
            <text:p>-18.6563375693</text:p>
          </table:table-cell>
          <table:table-cell table:formula="of:=[.G392]*[.F392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GalNAc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  <table:table-cell table:formula="of:=[.B393]/SUM([.$B$1:.$B$507])" office:value-type="float" office:value="0.00000242037569071471" calcext:value-type="float">
            <text:p>2.42037569071471E-006</text:p>
          </table:table-cell>
          <table:table-cell table:formula="of:=LOG([.F393];2)" office:value-type="float" office:value="-18.6563375693187" calcext:value-type="float">
            <text:p>-18.6563375693</text:p>
          </table:table-cell>
          <table:table-cell table:formula="of:=[.G393]*[.F393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eptide (Leu-Leu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CROSSLNK</text:p>
          </table:table-cell>
          <table:table-cell table:formula="of:=[.B394]/SUM([.$B$1:.$B$507])" office:value-type="float" office:value="0.00000242037569071471" calcext:value-type="float">
            <text:p>2.42037569071471E-006</text:p>
          </table:table-cell>
          <table:table-cell table:formula="of:=LOG([.F394];2)" office:value-type="float" office:value="-18.6563375693187" calcext:value-type="float">
            <text:p>-18.6563375693</text:p>
          </table:table-cell>
          <table:table-cell table:formula="of:=[.G394]*[.F394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aspartyl lysine isopeptide (Lys-Asp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ROSSLNK</text:p>
          </table:table-cell>
          <table:table-cell table:formula="of:=[.B395]/SUM([.$B$1:.$B$507])" office:value-type="float" office:value="0.00000242037569071471" calcext:value-type="float">
            <text:p>2.42037569071471E-006</text:p>
          </table:table-cell>
          <table:table-cell table:formula="of:=LOG([.F395];2)" office:value-type="float" office:value="-18.6563375693187" calcext:value-type="float">
            <text:p>-18.6563375693</text:p>
          </table:table-cell>
          <table:table-cell table:formula="of:=[.G395]*[.F395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eptide (His-Asp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ROSSLNK</text:p>
          </table:table-cell>
          <table:table-cell table:formula="of:=[.B396]/SUM([.$B$1:.$B$507])" office:value-type="float" office:value="0.00000242037569071471" calcext:value-type="float">
            <text:p>2.42037569071471E-006</text:p>
          </table:table-cell>
          <table:table-cell table:formula="of:=LOG([.F396];2)" office:value-type="float" office:value="-18.6563375693187" calcext:value-type="float">
            <text:p>-18.6563375693</text:p>
          </table:table-cell>
          <table:table-cell table:formula="of:=[.G396]*[.F396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eptide (Asp-As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SSLNK</text:p>
          </table:table-cell>
          <table:table-cell table:formula="of:=[.B397]/SUM([.$B$1:.$B$507])" office:value-type="float" office:value="0.00000242037569071471" calcext:value-type="float">
            <text:p>2.42037569071471E-006</text:p>
          </table:table-cell>
          <table:table-cell table:formula="of:=LOG([.F397];2)" office:value-type="float" office:value="-18.6563375693187" calcext:value-type="float">
            <text:p>-18.6563375693</text:p>
          </table:table-cell>
          <table:table-cell table:formula="of:=[.G397]*[.F397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(2-aminovinyl)-D-cysteine (Cys-Cys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398]/SUM([.$B$1:.$B$507])" office:value-type="float" office:value="0.00000242037569071471" calcext:value-type="float">
            <text:p>2.42037569071471E-006</text:p>
          </table:table-cell>
          <table:table-cell table:formula="of:=LOG([.F398];2)" office:value-type="float" office:value="-18.6563375693187" calcext:value-type="float">
            <text:p>-18.6563375693</text:p>
          </table:table-cell>
          <table:table-cell table:formula="of:=[.G398]*[.F398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NAc) (high mannose or polylactosaminoglycan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  <table:table-cell table:formula="of:=[.B399]/SUM([.$B$1:.$B$507])" office:value-type="float" office:value="0.00000242037569071471" calcext:value-type="float">
            <text:p>2.42037569071471E-006</text:p>
          </table:table-cell>
          <table:table-cell table:formula="of:=LOG([.F399];2)" office:value-type="float" office:value="-18.6563375693187" calcext:value-type="float">
            <text:p>-18.6563375693</text:p>
          </table:table-cell>
          <table:table-cell table:formula="of:=[.G399]*[.F399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[(12R)-12-hydroxymyristoyl]cyste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IPID</text:p>
          </table:table-cell>
          <table:table-cell table:formula="of:=[.B400]/SUM([.$B$1:.$B$507])" office:value-type="float" office:value="0.00000242037569071471" calcext:value-type="float">
            <text:p>2.42037569071471E-006</text:p>
          </table:table-cell>
          <table:table-cell table:formula="of:=LOG([.F400];2)" office:value-type="float" office:value="-18.6563375693187" calcext:value-type="float">
            <text:p>-18.6563375693</text:p>
          </table:table-cell>
          <table:table-cell table:formula="of:=[.G400]*[.F400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FucNAc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  <table:table-cell table:formula="of:=[.B401]/SUM([.$B$1:.$B$507])" office:value-type="float" office:value="0.00000242037569071471" calcext:value-type="float">
            <text:p>2.42037569071471E-006</text:p>
          </table:table-cell>
          <table:table-cell table:formula="of:=LOG([.F401];2)" office:value-type="float" office:value="-18.6563375693187" calcext:value-type="float">
            <text:p>-18.6563375693</text:p>
          </table:table-cell>
          <table:table-cell table:formula="of:=[.G401]*[.F401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DADDGlc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ARBOHYD</text:p>
          </table:table-cell>
          <table:table-cell table:formula="of:=[.B402]/SUM([.$B$1:.$B$507])" office:value-type="float" office:value="0.00000242037569071471" calcext:value-type="float">
            <text:p>2.42037569071471E-006</text:p>
          </table:table-cell>
          <table:table-cell table:formula="of:=LOG([.F402];2)" office:value-type="float" office:value="-18.6563375693187" calcext:value-type="float">
            <text:p>-18.6563375693</text:p>
          </table:table-cell>
          <table:table-cell table:formula="of:=[.G402]*[.F402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imidazolinone (Lys-Gl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  <table:table-cell table:formula="of:=[.B403]/SUM([.$B$1:.$B$507])" office:value-type="float" office:value="0.00000242037569071471" calcext:value-type="float">
            <text:p>2.42037569071471E-006</text:p>
          </table:table-cell>
          <table:table-cell table:formula="of:=LOG([.F403];2)" office:value-type="float" office:value="-18.6563375693187" calcext:value-type="float">
            <text:p>-18.6563375693</text:p>
          </table:table-cell>
          <table:table-cell table:formula="of:=[.G403]*[.F403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d amino end (Val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MOD_RES</text:p>
          </table:table-cell>
          <table:table-cell table:formula="of:=[.B404]/SUM([.$B$1:.$B$507])" office:value-type="float" office:value="0.00000242037569071471" calcext:value-type="float">
            <text:p>2.42037569071471E-006</text:p>
          </table:table-cell>
          <table:table-cell table:formula="of:=LOG([.F404];2)" office:value-type="float" office:value="-18.6563375693187" calcext:value-type="float">
            <text:p>-18.6563375693</text:p>
          </table:table-cell>
          <table:table-cell table:formula="of:=[.G404]*[.F404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linked (Gal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ARBOHYD</text:p>
          </table:table-cell>
          <table:table-cell table:formula="of:=[.B405]/SUM([.$B$1:.$B$507])" office:value-type="float" office:value="0.00000242037569071471" calcext:value-type="float">
            <text:p>2.42037569071471E-006</text:p>
          </table:table-cell>
          <table:table-cell table:formula="of:=LOG([.F405];2)" office:value-type="float" office:value="-18.6563375693187" calcext:value-type="float">
            <text:p>-18.6563375693</text:p>
          </table:table-cell>
          <table:table-cell table:formula="of:=[.G405]*[.F405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) (glycation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CARBOHYD</text:p>
          </table:table-cell>
          <table:table-cell table:formula="of:=[.B406]/SUM([.$B$1:.$B$507])" office:value-type="float" office:value="0.00000242037569071471" calcext:value-type="float">
            <text:p>2.42037569071471E-006</text:p>
          </table:table-cell>
          <table:table-cell table:formula="of:=LOG([.F406];2)" office:value-type="float" office:value="-18.6563375693187" calcext:value-type="float">
            <text:p>-18.6563375693</text:p>
          </table:table-cell>
          <table:table-cell table:formula="of:=[.G406]*[.F406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GalNAc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ARBOHYD</text:p>
          </table:table-cell>
          <table:table-cell table:formula="of:=[.B407]/SUM([.$B$1:.$B$507])" office:value-type="float" office:value="0.00000242037569071471" calcext:value-type="float">
            <text:p>2.42037569071471E-006</text:p>
          </table:table-cell>
          <table:table-cell table:formula="of:=LOG([.F407];2)" office:value-type="float" office:value="-18.6563375693187" calcext:value-type="float">
            <text:p>-18.6563375693</text:p>
          </table:table-cell>
          <table:table-cell table:formula="of:=[.G407]*[.F407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d amino end (Cys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408]/SUM([.$B$1:.$B$507])" office:value-type="float" office:value="0.00000242037569071471" calcext:value-type="float">
            <text:p>2.42037569071471E-006</text:p>
          </table:table-cell>
          <table:table-cell table:formula="of:=LOG([.F408];2)" office:value-type="float" office:value="-18.6563375693187" calcext:value-type="float">
            <text:p>-18.6563375693</text:p>
          </table:table-cell>
          <table:table-cell table:formula="of:=[.G408]*[.F408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eptide (Ala-Il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ROSSLNK</text:p>
          </table:table-cell>
          <table:table-cell table:formula="of:=[.B409]/SUM([.$B$1:.$B$507])" office:value-type="float" office:value="0.00000242037569071471" calcext:value-type="float">
            <text:p>2.42037569071471E-006</text:p>
          </table:table-cell>
          <table:table-cell table:formula="of:=LOG([.F409];2)" office:value-type="float" office:value="-18.6563375693187" calcext:value-type="float">
            <text:p>-18.6563375693</text:p>
          </table:table-cell>
          <table:table-cell table:formula="of:=[.G409]*[.F409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,4-dihydroxyp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MOD_RES</text:p>
          </table:table-cell>
          <table:table-cell table:formula="of:=[.B410]/SUM([.$B$1:.$B$507])" office:value-type="float" office:value="0.00000242037569071471" calcext:value-type="float">
            <text:p>2.42037569071471E-006</text:p>
          </table:table-cell>
          <table:table-cell table:formula="of:=LOG([.F410];2)" office:value-type="float" office:value="-18.6563375693187" calcext:value-type="float">
            <text:p>-18.6563375693</text:p>
          </table:table-cell>
          <table:table-cell table:formula="of:=[.G410]*[.F410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-methyllanthionine sulfoxide (Thr- 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411]/SUM([.$B$1:.$B$507])" office:value-type="float" office:value="0.00000242037569071471" calcext:value-type="float">
            <text:p>2.42037569071471E-006</text:p>
          </table:table-cell>
          <table:table-cell table:formula="of:=LOG([.F411];2)" office:value-type="float" office:value="-18.6563375693187" calcext:value-type="float">
            <text:p>-18.6563375693</text:p>
          </table:table-cell>
          <table:table-cell table:formula="of:=[.G411]*[.F411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line 5-hydroxy-oxazole-4-carbothionic acid (Pro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412]/SUM([.$B$1:.$B$507])" office:value-type="float" office:value="0.00000242037569071471" calcext:value-type="float">
            <text:p>2.42037569071471E-006</text:p>
          </table:table-cell>
          <table:table-cell table:formula="of:=LOG([.F412];2)" office:value-type="float" office:value="-18.6563375693187" calcext:value-type="float">
            <text:p>-18.6563375693</text:p>
          </table:table-cell>
          <table:table-cell table:formula="of:=[.G412]*[.F412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azole-4-carboxylic acid (Cys-S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OSSLNK</text:p>
          </table:table-cell>
          <table:table-cell table:formula="of:=[.B413]/SUM([.$B$1:.$B$507])" office:value-type="float" office:value="0.00000242037569071471" calcext:value-type="float">
            <text:p>2.42037569071471E-006</text:p>
          </table:table-cell>
          <table:table-cell table:formula="of:=LOG([.F413];2)" office:value-type="float" office:value="-18.6563375693187" calcext:value-type="float">
            <text:p>-18.6563375693</text:p>
          </table:table-cell>
          <table:table-cell table:formula="of:=[.G413]*[.F413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glutamyl glycine isopeptide (Gly-Glu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ROSSLNK</text:p>
          </table:table-cell>
          <table:table-cell table:formula="of:=[.B414]/SUM([.$B$1:.$B$507])" office:value-type="float" office:value="0.00000242037569071471" calcext:value-type="float">
            <text:p>2.42037569071471E-006</text:p>
          </table:table-cell>
          <table:table-cell table:formula="of:=LOG([.F414];2)" office:value-type="float" office:value="-18.6563375693187" calcext:value-type="float">
            <text:p>-18.6563375693</text:p>
          </table:table-cell>
          <table:table-cell table:formula="of:=[.G414]*[.F414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formylglyc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  <table:table-cell table:formula="of:=[.B415]/SUM([.$B$1:.$B$507])" office:value-type="float" office:value="0.00000242037569071471" calcext:value-type="float">
            <text:p>2.42037569071471E-006</text:p>
          </table:table-cell>
          <table:table-cell table:formula="of:=LOG([.F415];2)" office:value-type="float" office:value="-18.6563375693187" calcext:value-type="float">
            <text:p>-18.6563375693</text:p>
          </table:table-cell>
          <table:table-cell table:formula="of:=[.G415]*[.F415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hydroxypyridine-2,5-dicarboxylic acid (Ser-Ser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CROSSLNK</text:p>
          </table:table-cell>
          <table:table-cell table:formula="of:=[.B416]/SUM([.$B$1:.$B$507])" office:value-type="float" office:value="0.00000242037569071471" calcext:value-type="float">
            <text:p>2.42037569071471E-006</text:p>
          </table:table-cell>
          <table:table-cell table:formula="of:=LOG([.F416];2)" office:value-type="float" office:value="-18.6563375693187" calcext:value-type="float">
            <text:p>-18.6563375693</text:p>
          </table:table-cell>
          <table:table-cell table:formula="of:=[.G416]*[.F416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NAc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ARBOHYD</text:p>
          </table:table-cell>
          <table:table-cell table:formula="of:=[.B417]/SUM([.$B$1:.$B$507])" office:value-type="float" office:value="0.00000242037569071471" calcext:value-type="float">
            <text:p>2.42037569071471E-006</text:p>
          </table:table-cell>
          <table:table-cell table:formula="of:=LOG([.F417];2)" office:value-type="float" office:value="-18.6563375693187" calcext:value-type="float">
            <text:p>-18.6563375693</text:p>
          </table:table-cell>
          <table:table-cell table:formula="of:=[.G417]*[.F417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eptide (Asn-Gl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  <table:table-cell table:formula="of:=[.B418]/SUM([.$B$1:.$B$507])" office:value-type="float" office:value="0.00000242037569071471" calcext:value-type="float">
            <text:p>2.42037569071471E-006</text:p>
          </table:table-cell>
          <table:table-cell table:formula="of:=LOG([.F418];2)" office:value-type="float" office:value="-18.6563375693187" calcext:value-type="float">
            <text:p>-18.6563375693</text:p>
          </table:table-cell>
          <table:table-cell table:formula="of:=[.G418]*[.F418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aspartyl glycine isopeptide (Gly-As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SSLNK</text:p>
          </table:table-cell>
          <table:table-cell table:formula="of:=[.B419]/SUM([.$B$1:.$B$507])" office:value-type="float" office:value="0.00000242037569071471" calcext:value-type="float">
            <text:p>2.42037569071471E-006</text:p>
          </table:table-cell>
          <table:table-cell table:formula="of:=LOG([.F419];2)" office:value-type="float" office:value="-18.6563375693187" calcext:value-type="float">
            <text:p>-18.6563375693</text:p>
          </table:table-cell>
          <table:table-cell table:formula="of:=[.G419]*[.F419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steinyl-selenocysteine (Sec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420]/SUM([.$B$1:.$B$507])" office:value-type="float" office:value="0.00000242037569071471" calcext:value-type="float">
            <text:p>2.42037569071471E-006</text:p>
          </table:table-cell>
          <table:table-cell table:formula="of:=LOG([.F420];2)" office:value-type="float" office:value="-18.6563375693187" calcext:value-type="float">
            <text:p>-18.6563375693</text:p>
          </table:table-cell>
          <table:table-cell table:formula="of:=[.G420]*[.F420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,N-dimethylleuc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MOD_RES</text:p>
          </table:table-cell>
          <table:table-cell table:formula="of:=[.B421]/SUM([.$B$1:.$B$507])" office:value-type="float" office:value="0.00000242037569071471" calcext:value-type="float">
            <text:p>2.42037569071471E-006</text:p>
          </table:table-cell>
          <table:table-cell table:formula="of:=LOG([.F421];2)" office:value-type="float" office:value="-18.6563375693187" calcext:value-type="float">
            <text:p>-18.6563375693</text:p>
          </table:table-cell>
          <table:table-cell table:formula="of:=[.G421]*[.F421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-8alpha-FMN histid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  <table:table-cell table:formula="of:=[.B422]/SUM([.$B$1:.$B$507])" office:value-type="float" office:value="0.00000242037569071471" calcext:value-type="float">
            <text:p>2.42037569071471E-006</text:p>
          </table:table-cell>
          <table:table-cell table:formula="of:=LOG([.F422];2)" office:value-type="float" office:value="-18.6563375693187" calcext:value-type="float">
            <text:p>-18.6563375693</text:p>
          </table:table-cell>
          <table:table-cell table:formula="of:=[.G422]*[.F422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(5'-phospho-DNA)-tyr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  <table:table-cell table:formula="of:=[.B423]/SUM([.$B$1:.$B$507])" office:value-type="float" office:value="0.00000242037569071471" calcext:value-type="float">
            <text:p>2.42037569071471E-006</text:p>
          </table:table-cell>
          <table:table-cell table:formula="of:=LOG([.F423];2)" office:value-type="float" office:value="-18.6563375693187" calcext:value-type="float">
            <text:p>-18.6563375693</text:p>
          </table:table-cell>
          <table:table-cell table:formula="of:=[.G423]*[.F423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amino-2-propa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  <table:table-cell table:formula="of:=[.B424]/SUM([.$B$1:.$B$507])" office:value-type="float" office:value="0.00000242037569071471" calcext:value-type="float">
            <text:p>2.42037569071471E-006</text:p>
          </table:table-cell>
          <table:table-cell table:formula="of:=LOG([.F424];2)" office:value-type="float" office:value="-18.6563375693187" calcext:value-type="float">
            <text:p>-18.6563375693</text:p>
          </table:table-cell>
          <table:table-cell table:formula="of:=[.G424]*[.F424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) (glycation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ARBOHYD</text:p>
          </table:table-cell>
          <table:table-cell table:formula="of:=[.B425]/SUM([.$B$1:.$B$507])" office:value-type="float" office:value="0.00000242037569071471" calcext:value-type="float">
            <text:p>2.42037569071471E-006</text:p>
          </table:table-cell>
          <table:table-cell table:formula="of:=LOG([.F425];2)" office:value-type="float" office:value="-18.6563375693187" calcext:value-type="float">
            <text:p>-18.6563375693</text:p>
          </table:table-cell>
          <table:table-cell table:formula="of:=[.G425]*[.F425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S,4R)-3,4-dihydroxyisoleuc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MOD_RES</text:p>
          </table:table-cell>
          <table:table-cell table:formula="of:=[.B426]/SUM([.$B$1:.$B$507])" office:value-type="float" office:value="0.00000242037569071471" calcext:value-type="float">
            <text:p>2.42037569071471E-006</text:p>
          </table:table-cell>
          <table:table-cell table:formula="of:=LOG([.F426];2)" office:value-type="float" office:value="-18.6563375693187" calcext:value-type="float">
            <text:p>-18.6563375693</text:p>
          </table:table-cell>
          <table:table-cell table:formula="of:=[.G426]*[.F426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azoline-4-carboxylic acid (Phe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427]/SUM([.$B$1:.$B$507])" office:value-type="float" office:value="0.00000242037569071471" calcext:value-type="float">
            <text:p>2.42037569071471E-006</text:p>
          </table:table-cell>
          <table:table-cell table:formula="of:=LOG([.F427];2)" office:value-type="float" office:value="-18.6563375693187" calcext:value-type="float">
            <text:p>-18.6563375693</text:p>
          </table:table-cell>
          <table:table-cell table:formula="of:=[.G427]*[.F427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d carboxyl end (His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  <table:table-cell table:formula="of:=[.B428]/SUM([.$B$1:.$B$507])" office:value-type="float" office:value="0.00000242037569071471" calcext:value-type="float">
            <text:p>2.42037569071471E-006</text:p>
          </table:table-cell>
          <table:table-cell table:formula="of:=LOG([.F428];2)" office:value-type="float" office:value="-18.6563375693187" calcext:value-type="float">
            <text:p>-18.6563375693</text:p>
          </table:table-cell>
          <table:table-cell table:formula="of:=[.G428]*[.F428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4R)-4,5-dihydroxyleuc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MOD_RES</text:p>
          </table:table-cell>
          <table:table-cell table:formula="of:=[.B429]/SUM([.$B$1:.$B$507])" office:value-type="float" office:value="0.00000242037569071471" calcext:value-type="float">
            <text:p>2.42037569071471E-006</text:p>
          </table:table-cell>
          <table:table-cell table:formula="of:=LOG([.F429];2)" office:value-type="float" office:value="-18.6563375693187" calcext:value-type="float">
            <text:p>-18.6563375693</text:p>
          </table:table-cell>
          <table:table-cell table:formula="of:=[.G429]*[.F429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(S-cysteinyl)-tyrosine (Cys-Ty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SSLNK</text:p>
          </table:table-cell>
          <table:table-cell table:formula="of:=[.B430]/SUM([.$B$1:.$B$507])" office:value-type="float" office:value="0.00000242037569071471" calcext:value-type="float">
            <text:p>2.42037569071471E-006</text:p>
          </table:table-cell>
          <table:table-cell table:formula="of:=LOG([.F430];2)" office:value-type="float" office:value="-18.6563375693187" calcext:value-type="float">
            <text:p>-18.6563375693</text:p>
          </table:table-cell>
          <table:table-cell table:formula="of:=[.G430]*[.F430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R,4R)-3,4-dihydroxyp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MOD_RES</text:p>
          </table:table-cell>
          <table:table-cell table:formula="of:=[.B431]/SUM([.$B$1:.$B$507])" office:value-type="float" office:value="0.00000242037569071471" calcext:value-type="float">
            <text:p>2.42037569071471E-006</text:p>
          </table:table-cell>
          <table:table-cell table:formula="of:=LOG([.F431];2)" office:value-type="float" office:value="-18.6563375693187" calcext:value-type="float">
            <text:p>-18.6563375693</text:p>
          </table:table-cell>
          <table:table-cell table:formula="of:=[.G431]*[.F431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eptide (Ala-Arg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ROSSLNK</text:p>
          </table:table-cell>
          <table:table-cell table:formula="of:=[.B432]/SUM([.$B$1:.$B$507])" office:value-type="float" office:value="0.00000242037569071471" calcext:value-type="float">
            <text:p>2.42037569071471E-006</text:p>
          </table:table-cell>
          <table:table-cell table:formula="of:=LOG([.F432];2)" office:value-type="float" office:value="-18.6563375693187" calcext:value-type="float">
            <text:p>-18.6563375693</text:p>
          </table:table-cell>
          <table:table-cell table:formula="of:=[.G432]*[.F432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aspartyl lysine isopeptide (Asn-Lys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ROSSLNK</text:p>
          </table:table-cell>
          <table:table-cell table:formula="of:=[.B433]/SUM([.$B$1:.$B$507])" office:value-type="float" office:value="0.00000242037569071471" calcext:value-type="float">
            <text:p>2.42037569071471E-006</text:p>
          </table:table-cell>
          <table:table-cell table:formula="of:=LOG([.F433];2)" office:value-type="float" office:value="-18.6563375693187" calcext:value-type="float">
            <text:p>-18.6563375693</text:p>
          </table:table-cell>
          <table:table-cell table:formula="of:=[.G433]*[.F433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yptophan derivati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MOD_RES</text:p>
          </table:table-cell>
          <table:table-cell table:formula="of:=[.B434]/SUM([.$B$1:.$B$507])" office:value-type="float" office:value="0.00000242037569071471" calcext:value-type="float">
            <text:p>2.42037569071471E-006</text:p>
          </table:table-cell>
          <table:table-cell table:formula="of:=LOG([.F434];2)" office:value-type="float" office:value="-18.6563375693187" calcext:value-type="float">
            <text:p>-18.6563375693</text:p>
          </table:table-cell>
          <table:table-cell table:formula="of:=[.G434]*[.F434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eptide (Pro-Me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ROSSLNK</text:p>
          </table:table-cell>
          <table:table-cell table:formula="of:=[.B435]/SUM([.$B$1:.$B$507])" office:value-type="float" office:value="0.00000242037569071471" calcext:value-type="float">
            <text:p>2.42037569071471E-006</text:p>
          </table:table-cell>
          <table:table-cell table:formula="of:=LOG([.F435];2)" office:value-type="float" office:value="-18.6563375693187" calcext:value-type="float">
            <text:p>-18.6563375693</text:p>
          </table:table-cell>
          <table:table-cell table:formula="of:=[.G435]*[.F435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hydroxyargin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  <table:table-cell table:formula="of:=[.B436]/SUM([.$B$1:.$B$507])" office:value-type="float" office:value="0.00000242037569071471" calcext:value-type="float">
            <text:p>2.42037569071471E-006</text:p>
          </table:table-cell>
          <table:table-cell table:formula="of:=LOG([.F436];2)" office:value-type="float" office:value="-18.6563375693187" calcext:value-type="float">
            <text:p>-18.6563375693</text:p>
          </table:table-cell>
          <table:table-cell table:formula="of:=[.G436]*[.F436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(12-oxomyristoyl)cyste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LIPID</text:p>
          </table:table-cell>
          <table:table-cell table:formula="of:=[.B437]/SUM([.$B$1:.$B$507])" office:value-type="float" office:value="0.00000242037569071471" calcext:value-type="float">
            <text:p>2.42037569071471E-006</text:p>
          </table:table-cell>
          <table:table-cell table:formula="of:=LOG([.F437];2)" office:value-type="float" office:value="-18.6563375693187" calcext:value-type="float">
            <text:p>-18.6563375693</text:p>
          </table:table-cell>
          <table:table-cell table:formula="of:=[.G437]*[.F437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methylisoleuc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MOD_RES</text:p>
          </table:table-cell>
          <table:table-cell table:formula="of:=[.B438]/SUM([.$B$1:.$B$507])" office:value-type="float" office:value="0.00000242037569071471" calcext:value-type="float">
            <text:p>2.42037569071471E-006</text:p>
          </table:table-cell>
          <table:table-cell table:formula="of:=LOG([.F438];2)" office:value-type="float" office:value="-18.6563375693187" calcext:value-type="float">
            <text:p>-18.6563375693</text:p>
          </table:table-cell>
          <table:table-cell table:formula="of:=[.G438]*[.F438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asparag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D_RES</text:p>
          </table:table-cell>
          <table:table-cell table:formula="of:=[.B439]/SUM([.$B$1:.$B$507])" office:value-type="float" office:value="0.00000242037569071471" calcext:value-type="float">
            <text:p>2.42037569071471E-006</text:p>
          </table:table-cell>
          <table:table-cell table:formula="of:=LOG([.F439];2)" office:value-type="float" office:value="-18.6563375693187" calcext:value-type="float">
            <text:p>-18.6563375693</text:p>
          </table:table-cell>
          <table:table-cell table:formula="of:=[.G439]*[.F439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tetrahydro-2-pyridyl-5-imidazolinone (Lys-Gl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  <table:table-cell table:formula="of:=[.B440]/SUM([.$B$1:.$B$507])" office:value-type="float" office:value="0.00000242037569071471" calcext:value-type="float">
            <text:p>2.42037569071471E-006</text:p>
          </table:table-cell>
          <table:table-cell table:formula="of:=LOG([.F440];2)" office:value-type="float" office:value="-18.6563375693187" calcext:value-type="float">
            <text:p>-18.6563375693</text:p>
          </table:table-cell>
          <table:table-cell table:formula="of:=[.G440]*[.F440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-anchor amidated threon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LIPID</text:p>
          </table:table-cell>
          <table:table-cell table:formula="of:=[.B441]/SUM([.$B$1:.$B$507])" office:value-type="float" office:value="0.00000242037569071471" calcext:value-type="float">
            <text:p>2.42037569071471E-006</text:p>
          </table:table-cell>
          <table:table-cell table:formula="of:=LOG([.F441];2)" office:value-type="float" office:value="-18.6563375693187" calcext:value-type="float">
            <text:p>-18.6563375693</text:p>
          </table:table-cell>
          <table:table-cell table:formula="of:=[.G441]*[.F441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octanoyl threon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LIPID</text:p>
          </table:table-cell>
          <table:table-cell table:formula="of:=[.B442]/SUM([.$B$1:.$B$507])" office:value-type="float" office:value="0.00000242037569071471" calcext:value-type="float">
            <text:p>2.42037569071471E-006</text:p>
          </table:table-cell>
          <table:table-cell table:formula="of:=LOG([.F442];2)" office:value-type="float" office:value="-18.6563375693187" calcext:value-type="float">
            <text:p>-18.6563375693</text:p>
          </table:table-cell>
          <table:table-cell table:formula="of:=[.G442]*[.F442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pyruvate 2-iminyl-va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MOD_RES</text:p>
          </table:table-cell>
          <table:table-cell table:formula="of:=[.B443]/SUM([.$B$1:.$B$507])" office:value-type="float" office:value="0.00000242037569071471" calcext:value-type="float">
            <text:p>2.42037569071471E-006</text:p>
          </table:table-cell>
          <table:table-cell table:formula="of:=LOG([.F443];2)" office:value-type="float" office:value="-18.6563375693187" calcext:value-type="float">
            <text:p>-18.6563375693</text:p>
          </table:table-cell>
          <table:table-cell table:formula="of:=[.G443]*[.F443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carbamoylalan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OD_RES</text:p>
          </table:table-cell>
          <table:table-cell table:formula="of:=[.B444]/SUM([.$B$1:.$B$507])" office:value-type="float" office:value="0.00000242037569071471" calcext:value-type="float">
            <text:p>2.42037569071471E-006</text:p>
          </table:table-cell>
          <table:table-cell table:formula="of:=LOG([.F444];2)" office:value-type="float" office:value="-18.6563375693187" calcext:value-type="float">
            <text:p>-18.6563375693</text:p>
          </table:table-cell>
          <table:table-cell table:formula="of:=[.G444]*[.F444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2-aminosuccinimidyl)acetic acid (Asp- Gl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  <table:table-cell table:formula="of:=[.B445]/SUM([.$B$1:.$B$507])" office:value-type="float" office:value="0.00000242037569071471" calcext:value-type="float">
            <text:p>2.42037569071471E-006</text:p>
          </table:table-cell>
          <table:table-cell table:formula="of:=LOG([.F445];2)" office:value-type="float" office:value="-18.6563375693187" calcext:value-type="float">
            <text:p>-18.6563375693</text:p>
          </table:table-cell>
          <table:table-cell table:formula="of:=[.G445]*[.F445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'-chlorotryptoph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MOD_RES</text:p>
          </table:table-cell>
          <table:table-cell table:formula="of:=[.B446]/SUM([.$B$1:.$B$507])" office:value-type="float" office:value="0.00000242037569071471" calcext:value-type="float">
            <text:p>2.42037569071471E-006</text:p>
          </table:table-cell>
          <table:table-cell table:formula="of:=LOG([.F446];2)" office:value-type="float" office:value="-18.6563375693187" calcext:value-type="float">
            <text:p>-18.6563375693</text:p>
          </table:table-cell>
          <table:table-cell table:formula="of:=[.G446]*[.F446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(3-methylbutanoyl)-5-hydroxyoxazole-4- carbothionic acid (Leu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447]/SUM([.$B$1:.$B$507])" office:value-type="float" office:value="0.00000242037569071471" calcext:value-type="float">
            <text:p>2.42037569071471E-006</text:p>
          </table:table-cell>
          <table:table-cell table:formula="of:=LOG([.F447];2)" office:value-type="float" office:value="-18.6563375693187" calcext:value-type="float">
            <text:p>-18.6563375693</text:p>
          </table:table-cell>
          <table:table-cell table:formula="of:=[.G447]*[.F447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ne microcin E492 siderophore es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448]/SUM([.$B$1:.$B$507])" office:value-type="float" office:value="0.00000242037569071471" calcext:value-type="float">
            <text:p>2.42037569071471E-006</text:p>
          </table:table-cell>
          <table:table-cell table:formula="of:=LOG([.F448];2)" office:value-type="float" office:value="-18.6563375693187" calcext:value-type="float">
            <text:p>-18.6563375693</text:p>
          </table:table-cell>
          <table:table-cell table:formula="of:=[.G448]*[.F448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methylglutam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MOD_RES</text:p>
          </table:table-cell>
          <table:table-cell table:formula="of:=[.B449]/SUM([.$B$1:.$B$507])" office:value-type="float" office:value="0.00000242037569071471" calcext:value-type="float">
            <text:p>2.42037569071471E-006</text:p>
          </table:table-cell>
          <table:table-cell table:formula="of:=LOG([.F449];2)" office:value-type="float" office:value="-18.6563375693187" calcext:value-type="float">
            <text:p>-18.6563375693</text:p>
          </table:table-cell>
          <table:table-cell table:formula="of:=[.G449]*[.F449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mohistid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  <table:table-cell table:formula="of:=[.B450]/SUM([.$B$1:.$B$507])" office:value-type="float" office:value="0.00000242037569071471" calcext:value-type="float">
            <text:p>2.42037569071471E-006</text:p>
          </table:table-cell>
          <table:table-cell table:formula="of:=LOG([.F450];2)" office:value-type="float" office:value="-18.6563375693187" calcext:value-type="float">
            <text:p>-18.6563375693</text:p>
          </table:table-cell>
          <table:table-cell table:formula="of:=[.G450]*[.F450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hydroxyglutama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MOD_RES</text:p>
          </table:table-cell>
          <table:table-cell table:formula="of:=[.B451]/SUM([.$B$1:.$B$507])" office:value-type="float" office:value="0.00000242037569071471" calcext:value-type="float">
            <text:p>2.42037569071471E-006</text:p>
          </table:table-cell>
          <table:table-cell table:formula="of:=LOG([.F451];2)" office:value-type="float" office:value="-18.6563375693187" calcext:value-type="float">
            <text:p>-18.6563375693</text:p>
          </table:table-cell>
          <table:table-cell table:formula="of:=[.G451]*[.F451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azole-4-carboxylic acid (Glu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452]/SUM([.$B$1:.$B$507])" office:value-type="float" office:value="0.00000242037569071471" calcext:value-type="float">
            <text:p>2.42037569071471E-006</text:p>
          </table:table-cell>
          <table:table-cell table:formula="of:=LOG([.F452];2)" office:value-type="float" office:value="-18.6563375693187" calcext:value-type="float">
            <text:p>-18.6563375693</text:p>
          </table:table-cell>
          <table:table-cell table:formula="of:=[.G452]*[.F452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aglycyl murein peptidoglycan amidated alan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OD_RES</text:p>
          </table:table-cell>
          <table:table-cell table:formula="of:=[.B453]/SUM([.$B$1:.$B$507])" office:value-type="float" office:value="0.00000242037569071471" calcext:value-type="float">
            <text:p>2.42037569071471E-006</text:p>
          </table:table-cell>
          <table:table-cell table:formula="of:=LOG([.F453];2)" office:value-type="float" office:value="-18.6563375693187" calcext:value-type="float">
            <text:p>-18.6563375693</text:p>
          </table:table-cell>
          <table:table-cell table:formula="of:=[.G453]*[.F453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,N-(cysteine-1,S-diyl)serine (Cys-S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OSSLNK</text:p>
          </table:table-cell>
          <table:table-cell table:formula="of:=[.B454]/SUM([.$B$1:.$B$507])" office:value-type="float" office:value="0.00000242037569071471" calcext:value-type="float">
            <text:p>2.42037569071471E-006</text:p>
          </table:table-cell>
          <table:table-cell table:formula="of:=LOG([.F454];2)" office:value-type="float" office:value="-18.6563375693187" calcext:value-type="float">
            <text:p>-18.6563375693</text:p>
          </table:table-cell>
          <table:table-cell table:formula="of:=[.G454]*[.F454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'-tyrosyl-5'-aminotyrosine (Tyr-Tyr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ROSSLNK</text:p>
          </table:table-cell>
          <table:table-cell table:formula="of:=[.B455]/SUM([.$B$1:.$B$507])" office:value-type="float" office:value="0.00000242037569071471" calcext:value-type="float">
            <text:p>2.42037569071471E-006</text:p>
          </table:table-cell>
          <table:table-cell table:formula="of:=LOG([.F455];2)" office:value-type="float" office:value="-18.6563375693187" calcext:value-type="float">
            <text:p>-18.6563375693</text:p>
          </table:table-cell>
          <table:table-cell table:formula="of:=[.G455]*[.F455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methylser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456]/SUM([.$B$1:.$B$507])" office:value-type="float" office:value="0.00000242037569071471" calcext:value-type="float">
            <text:p>2.42037569071471E-006</text:p>
          </table:table-cell>
          <table:table-cell table:formula="of:=LOG([.F456];2)" office:value-type="float" office:value="-18.6563375693187" calcext:value-type="float">
            <text:p>-18.6563375693</text:p>
          </table:table-cell>
          <table:table-cell table:formula="of:=[.G456]*[.F456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3R)-3-hydroxyargin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  <table:table-cell table:formula="of:=[.B457]/SUM([.$B$1:.$B$507])" office:value-type="float" office:value="0.00000242037569071471" calcext:value-type="float">
            <text:p>2.42037569071471E-006</text:p>
          </table:table-cell>
          <table:table-cell table:formula="of:=LOG([.F457];2)" office:value-type="float" office:value="-18.6563375693187" calcext:value-type="float">
            <text:p>-18.6563375693</text:p>
          </table:table-cell>
          <table:table-cell table:formula="of:=[.G457]*[.F457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4,N4-dimethylasparag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D_RES</text:p>
          </table:table-cell>
          <table:table-cell table:formula="of:=[.B458]/SUM([.$B$1:.$B$507])" office:value-type="float" office:value="0.00000242037569071471" calcext:value-type="float">
            <text:p>2.42037569071471E-006</text:p>
          </table:table-cell>
          <table:table-cell table:formula="of:=LOG([.F458];2)" office:value-type="float" office:value="-18.6563375693187" calcext:value-type="float">
            <text:p>-18.6563375693</text:p>
          </table:table-cell>
          <table:table-cell table:formula="of:=[.G458]*[.F458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cysteinyl-L-phenylalanine (Cys-Ph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ROSSLNK</text:p>
          </table:table-cell>
          <table:table-cell table:formula="of:=[.B459]/SUM([.$B$1:.$B$507])" office:value-type="float" office:value="0.00000242037569071471" calcext:value-type="float">
            <text:p>2.42037569071471E-006</text:p>
          </table:table-cell>
          <table:table-cell table:formula="of:=LOG([.F459];2)" office:value-type="float" office:value="-18.6563375693187" calcext:value-type="float">
            <text:p>-18.6563375693</text:p>
          </table:table-cell>
          <table:table-cell table:formula="of:=[.G459]*[.F459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(tryptophan-3-yl)-tryptophan (Trp-Trp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CROSSLNK</text:p>
          </table:table-cell>
          <table:table-cell table:formula="of:=[.B460]/SUM([.$B$1:.$B$507])" office:value-type="float" office:value="0.00000242037569071471" calcext:value-type="float">
            <text:p>2.42037569071471E-006</text:p>
          </table:table-cell>
          <table:table-cell table:formula="of:=LOG([.F460];2)" office:value-type="float" office:value="-18.6563375693187" calcext:value-type="float">
            <text:p>-18.6563375693</text:p>
          </table:table-cell>
          <table:table-cell table:formula="of:=[.G460]*[.F460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[(prolylserin)-O-yl] cysteina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461]/SUM([.$B$1:.$B$507])" office:value-type="float" office:value="0.00000242037569071471" calcext:value-type="float">
            <text:p>2.42037569071471E-006</text:p>
          </table:table-cell>
          <table:table-cell table:formula="of:=LOG([.F461];2)" office:value-type="float" office:value="-18.6563375693187" calcext:value-type="float">
            <text:p>-18.6563375693</text:p>
          </table:table-cell>
          <table:table-cell table:formula="of:=[.G461]*[.F461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azole-4-carboxylic acid (Phe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462]/SUM([.$B$1:.$B$507])" office:value-type="float" office:value="0.00000242037569071471" calcext:value-type="float">
            <text:p>2.42037569071471E-006</text:p>
          </table:table-cell>
          <table:table-cell table:formula="of:=LOG([.F462];2)" office:value-type="float" office:value="-18.6563375693187" calcext:value-type="float">
            <text:p>-18.6563375693</text:p>
          </table:table-cell>
          <table:table-cell table:formula="of:=[.G462]*[.F462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4S)-thiazoline-4-carboxylic acid (Thr- 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463]/SUM([.$B$1:.$B$507])" office:value-type="float" office:value="0.00000242037569071471" calcext:value-type="float">
            <text:p>2.42037569071471E-006</text:p>
          </table:table-cell>
          <table:table-cell table:formula="of:=LOG([.F463];2)" office:value-type="float" office:value="-18.6563375693187" calcext:value-type="float">
            <text:p>-18.6563375693</text:p>
          </table:table-cell>
          <table:table-cell table:formula="of:=[.G463]*[.F463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azole-4-carboxylic acid (Asn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464]/SUM([.$B$1:.$B$507])" office:value-type="float" office:value="0.00000242037569071471" calcext:value-type="float">
            <text:p>2.42037569071471E-006</text:p>
          </table:table-cell>
          <table:table-cell table:formula="of:=LOG([.F464];2)" office:value-type="float" office:value="-18.6563375693187" calcext:value-type="float">
            <text:p>-18.6563375693</text:p>
          </table:table-cell>
          <table:table-cell table:formula="of:=[.G464]*[.F464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cyl cysteine dithioester (Gly-Cys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CROSSLNK</text:p>
          </table:table-cell>
          <table:table-cell table:formula="of:=[.B465]/SUM([.$B$1:.$B$507])" office:value-type="float" office:value="0.00000242037569071471" calcext:value-type="float">
            <text:p>2.42037569071471E-006</text:p>
          </table:table-cell>
          <table:table-cell table:formula="of:=LOG([.F465];2)" office:value-type="float" office:value="-18.6563375693187" calcext:value-type="float">
            <text:p>-18.6563375693</text:p>
          </table:table-cell>
          <table:table-cell table:formula="of:=[.G465]*[.F465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'-methylsulfonyltryptoph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MOD_RES</text:p>
          </table:table-cell>
          <table:table-cell table:formula="of:=[.B466]/SUM([.$B$1:.$B$507])" office:value-type="float" office:value="0.00000242037569071471" calcext:value-type="float">
            <text:p>2.42037569071471E-006</text:p>
          </table:table-cell>
          <table:table-cell table:formula="of:=LOG([.F466];2)" office:value-type="float" office:value="-18.6563375693187" calcext:value-type="float">
            <text:p>-18.6563375693</text:p>
          </table:table-cell>
          <table:table-cell table:formula="of:=[.G466]*[.F466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serine (Cys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MOD_RES</text:p>
          </table:table-cell>
          <table:table-cell table:formula="of:=[.B467]/SUM([.$B$1:.$B$507])" office:value-type="float" office:value="0.00000242037569071471" calcext:value-type="float">
            <text:p>2.42037569071471E-006</text:p>
          </table:table-cell>
          <table:table-cell table:formula="of:=LOG([.F467];2)" office:value-type="float" office:value="-18.6563375693187" calcext:value-type="float">
            <text:p>-18.6563375693</text:p>
          </table:table-cell>
          <table:table-cell table:formula="of:=[.G467]*[.F467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'-histidyl-3-tyrosine (His-Ty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SSLNK</text:p>
          </table:table-cell>
          <table:table-cell table:formula="of:=[.B468]/SUM([.$B$1:.$B$507])" office:value-type="float" office:value="0.00000242037569071471" calcext:value-type="float">
            <text:p>2.42037569071471E-006</text:p>
          </table:table-cell>
          <table:table-cell table:formula="of:=LOG([.F468];2)" office:value-type="float" office:value="-18.6563375693187" calcext:value-type="float">
            <text:p>-18.6563375693</text:p>
          </table:table-cell>
          <table:table-cell table:formula="of:=[.G468]*[.F468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d amino end (Asp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MOD_RES</text:p>
          </table:table-cell>
          <table:table-cell table:formula="of:=[.B469]/SUM([.$B$1:.$B$507])" office:value-type="float" office:value="0.00000242037569071471" calcext:value-type="float">
            <text:p>2.42037569071471E-006</text:p>
          </table:table-cell>
          <table:table-cell table:formula="of:=LOG([.F469];2)" office:value-type="float" office:value="-18.6563375693187" calcext:value-type="float">
            <text:p>-18.6563375693</text:p>
          </table:table-cell>
          <table:table-cell table:formula="of:=[.G469]*[.F469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methylglyc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  <table:table-cell table:formula="of:=[.B470]/SUM([.$B$1:.$B$507])" office:value-type="float" office:value="0.00000242037569071471" calcext:value-type="float">
            <text:p>2.42037569071471E-006</text:p>
          </table:table-cell>
          <table:table-cell table:formula="of:=LOG([.F470];2)" office:value-type="float" office:value="-18.6563375693187" calcext:value-type="float">
            <text:p>-18.6563375693</text:p>
          </table:table-cell>
          <table:table-cell table:formula="of:=[.G470]*[.F470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linked (Xyl) (glycosaminoglycan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ARBOHYD</text:p>
          </table:table-cell>
          <table:table-cell table:formula="of:=[.B471]/SUM([.$B$1:.$B$507])" office:value-type="float" office:value="0.00000242037569071471" calcext:value-type="float">
            <text:p>2.42037569071471E-006</text:p>
          </table:table-cell>
          <table:table-cell table:formula="of:=LOG([.F471];2)" office:value-type="float" office:value="-18.6563375693187" calcext:value-type="float">
            <text:p>-18.6563375693</text:p>
          </table:table-cell>
          <table:table-cell table:formula="of:=[.G471]*[.F471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alNAc) (glycosaminoglycan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ARBOHYD</text:p>
          </table:table-cell>
          <table:table-cell table:formula="of:=[.B472]/SUM([.$B$1:.$B$507])" office:value-type="float" office:value="0.00000242037569071471" calcext:value-type="float">
            <text:p>2.42037569071471E-006</text:p>
          </table:table-cell>
          <table:table-cell table:formula="of:=LOG([.F472];2)" office:value-type="float" office:value="-18.6563375693187" calcext:value-type="float">
            <text:p>-18.6563375693</text:p>
          </table:table-cell>
          <table:table-cell table:formula="of:=[.G472]*[.F472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D-glucuronoyl glyc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  <table:table-cell table:formula="of:=[.B473]/SUM([.$B$1:.$B$507])" office:value-type="float" office:value="0.00000242037569071471" calcext:value-type="float">
            <text:p>2.42037569071471E-006</text:p>
          </table:table-cell>
          <table:table-cell table:formula="of:=LOG([.F473];2)" office:value-type="float" office:value="-18.6563375693187" calcext:value-type="float">
            <text:p>-18.6563375693</text:p>
          </table:table-cell>
          <table:table-cell table:formula="of:=[.G473]*[.F473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eptide (Pro-Ty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SSLNK</text:p>
          </table:table-cell>
          <table:table-cell table:formula="of:=[.B474]/SUM([.$B$1:.$B$507])" office:value-type="float" office:value="0.00000242037569071471" calcext:value-type="float">
            <text:p>2.42037569071471E-006</text:p>
          </table:table-cell>
          <table:table-cell table:formula="of:=LOG([.F474];2)" office:value-type="float" office:value="-18.6563375693187" calcext:value-type="float">
            <text:p>-18.6563375693</text:p>
          </table:table-cell>
          <table:table-cell table:formula="of:=[.G474]*[.F474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-(1,2,3-trihydroxypropan-2- yl)histid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MOD_RES</text:p>
          </table:table-cell>
          <table:table-cell table:formula="of:=[.B475]/SUM([.$B$1:.$B$507])" office:value-type="float" office:value="0.00000242037569071471" calcext:value-type="float">
            <text:p>2.42037569071471E-006</text:p>
          </table:table-cell>
          <table:table-cell table:formula="of:=LOG([.F475];2)" office:value-type="float" office:value="-18.6563375693187" calcext:value-type="float">
            <text:p>-18.6563375693</text:p>
          </table:table-cell>
          <table:table-cell table:formula="of:=[.G475]*[.F475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sine methyl es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476]/SUM([.$B$1:.$B$507])" office:value-type="float" office:value="0.00000242037569071471" calcext:value-type="float">
            <text:p>2.42037569071471E-006</text:p>
          </table:table-cell>
          <table:table-cell table:formula="of:=LOG([.F476];2)" office:value-type="float" office:value="-18.6563375693187" calcext:value-type="float">
            <text:p>-18.6563375693</text:p>
          </table:table-cell>
          <table:table-cell table:formula="of:=[.G476]*[.F476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linked (GlcNAc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ARBOHYD</text:p>
          </table:table-cell>
          <table:table-cell table:formula="of:=[.B477]/SUM([.$B$1:.$B$507])" office:value-type="float" office:value="0.00000242037569071471" calcext:value-type="float">
            <text:p>2.42037569071471E-006</text:p>
          </table:table-cell>
          <table:table-cell table:formula="of:=LOG([.F477];2)" office:value-type="float" office:value="-18.6563375693187" calcext:value-type="float">
            <text:p>-18.6563375693</text:p>
          </table:table-cell>
          <table:table-cell table:formula="of:=[.G477]*[.F477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decanoyl threon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LIPID</text:p>
          </table:table-cell>
          <table:table-cell table:formula="of:=[.B478]/SUM([.$B$1:.$B$507])" office:value-type="float" office:value="0.00000242037569071471" calcext:value-type="float">
            <text:p>2.42037569071471E-006</text:p>
          </table:table-cell>
          <table:table-cell table:formula="of:=LOG([.F478];2)" office:value-type="float" office:value="-18.6563375693187" calcext:value-type="float">
            <text:p>-18.6563375693</text:p>
          </table:table-cell>
          <table:table-cell table:formula="of:=[.G478]*[.F478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artyl isopeptide (Asp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MOD_RES</text:p>
          </table:table-cell>
          <table:table-cell table:formula="of:=[.B479]/SUM([.$B$1:.$B$507])" office:value-type="float" office:value="0.00000242037569071471" calcext:value-type="float">
            <text:p>2.42037569071471E-006</text:p>
          </table:table-cell>
          <table:table-cell table:formula="of:=LOG([.F479];2)" office:value-type="float" office:value="-18.6563375693187" calcext:value-type="float">
            <text:p>-18.6563375693</text:p>
          </table:table-cell>
          <table:table-cell table:formula="of:=[.G479]*[.F479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thionine (Cys-S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ROSSLNK</text:p>
          </table:table-cell>
          <table:table-cell table:formula="of:=[.B480]/SUM([.$B$1:.$B$507])" office:value-type="float" office:value="0.00000242037569071471" calcext:value-type="float">
            <text:p>2.42037569071471E-006</text:p>
          </table:table-cell>
          <table:table-cell table:formula="of:=LOG([.F480];2)" office:value-type="float" office:value="-18.6563375693187" calcext:value-type="float">
            <text:p>-18.6563375693</text:p>
          </table:table-cell>
          <table:table-cell table:formula="of:=[.G480]*[.F480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NAc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CARBOHYD</text:p>
          </table:table-cell>
          <table:table-cell table:formula="of:=[.B481]/SUM([.$B$1:.$B$507])" office:value-type="float" office:value="0.00000242037569071471" calcext:value-type="float">
            <text:p>2.42037569071471E-006</text:p>
          </table:table-cell>
          <table:table-cell table:formula="of:=LOG([.F481];2)" office:value-type="float" office:value="-18.6563375693187" calcext:value-type="float">
            <text:p>-18.6563375693</text:p>
          </table:table-cell>
          <table:table-cell table:formula="of:=[.G481]*[.F481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(2-aminovinyl)-3-methyl-D-cysteine (Thr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482]/SUM([.$B$1:.$B$507])" office:value-type="float" office:value="0.00000242037569071471" calcext:value-type="float">
            <text:p>2.42037569071471E-006</text:p>
          </table:table-cell>
          <table:table-cell table:formula="of:=LOG([.F482];2)" office:value-type="float" office:value="-18.6563375693187" calcext:value-type="float">
            <text:p>-18.6563375693</text:p>
          </table:table-cell>
          <table:table-cell table:formula="of:=[.G482]*[.F482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leucine derivati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MOD_RES</text:p>
          </table:table-cell>
          <table:table-cell table:formula="of:=[.B483]/SUM([.$B$1:.$B$507])" office:value-type="float" office:value="0.00000242037569071471" calcext:value-type="float">
            <text:p>2.42037569071471E-006</text:p>
          </table:table-cell>
          <table:table-cell table:formula="of:=LOG([.F483];2)" office:value-type="float" office:value="-18.6563375693187" calcext:value-type="float">
            <text:p>-18.6563375693</text:p>
          </table:table-cell>
          <table:table-cell table:formula="of:=[.G483]*[.F483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,N-(cysteine-1,S-diyl)phenylalanine (Cys-Ph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ROSSLNK</text:p>
          </table:table-cell>
          <table:table-cell table:formula="of:=[.B484]/SUM([.$B$1:.$B$507])" office:value-type="float" office:value="0.00000242037569071471" calcext:value-type="float">
            <text:p>2.42037569071471E-006</text:p>
          </table:table-cell>
          <table:table-cell table:formula="of:=LOG([.F484];2)" office:value-type="float" office:value="-18.6563375693187" calcext:value-type="float">
            <text:p>-18.6563375693</text:p>
          </table:table-cell>
          <table:table-cell table:formula="of:=[.G484]*[.F484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sine tyrosylquinone (Tyr-L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ROSSLNK</text:p>
          </table:table-cell>
          <table:table-cell table:formula="of:=[.B485]/SUM([.$B$1:.$B$507])" office:value-type="float" office:value="0.00000242037569071471" calcext:value-type="float">
            <text:p>2.42037569071471E-006</text:p>
          </table:table-cell>
          <table:table-cell table:formula="of:=LOG([.F485];2)" office:value-type="float" office:value="-18.6563375693187" calcext:value-type="float">
            <text:p>-18.6563375693</text:p>
          </table:table-cell>
          <table:table-cell table:formula="of:=[.G485]*[.F485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,N-dimethylser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486]/SUM([.$B$1:.$B$507])" office:value-type="float" office:value="0.00000242037569071471" calcext:value-type="float">
            <text:p>2.42037569071471E-006</text:p>
          </table:table-cell>
          <table:table-cell table:formula="of:=LOG([.F486];2)" office:value-type="float" office:value="-18.6563375693187" calcext:value-type="float">
            <text:p>-18.6563375693</text:p>
          </table:table-cell>
          <table:table-cell table:formula="of:=[.G486]*[.F486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cysteinyl-D-allo-threonine (Cys-Th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ROSSLNK</text:p>
          </table:table-cell>
          <table:table-cell table:formula="of:=[.B487]/SUM([.$B$1:.$B$507])" office:value-type="float" office:value="0.00000242037569071471" calcext:value-type="float">
            <text:p>2.42037569071471E-006</text:p>
          </table:table-cell>
          <table:table-cell table:formula="of:=LOG([.F487];2)" office:value-type="float" office:value="-18.6563375693187" calcext:value-type="float">
            <text:p>-18.6563375693</text:p>
          </table:table-cell>
          <table:table-cell table:formula="of:=[.G487]*[.F487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ine isoaspartyl cyclopeptide (Ala- As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SSLNK</text:p>
          </table:table-cell>
          <table:table-cell table:formula="of:=[.B488]/SUM([.$B$1:.$B$507])" office:value-type="float" office:value="0.00000242037569071471" calcext:value-type="float">
            <text:p>2.42037569071471E-006</text:p>
          </table:table-cell>
          <table:table-cell table:formula="of:=LOG([.F488];2)" office:value-type="float" office:value="-18.6563375693187" calcext:value-type="float">
            <text:p>-18.6563375693</text:p>
          </table:table-cell>
          <table:table-cell table:formula="of:=[.G488]*[.F488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sino-D-alanine (Lys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MOD_RES</text:p>
          </table:table-cell>
          <table:table-cell table:formula="of:=[.B489]/SUM([.$B$1:.$B$507])" office:value-type="float" office:value="0.00000242037569071471" calcext:value-type="float">
            <text:p>2.42037569071471E-006</text:p>
          </table:table-cell>
          <table:table-cell table:formula="of:=LOG([.F489];2)" office:value-type="float" office:value="-18.6563375693187" calcext:value-type="float">
            <text:p>-18.6563375693</text:p>
          </table:table-cell>
          <table:table-cell table:formula="of:=[.G489]*[.F489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NAc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CARBOHYD</text:p>
          </table:table-cell>
          <table:table-cell table:formula="of:=[.B490]/SUM([.$B$1:.$B$507])" office:value-type="float" office:value="0.00000242037569071471" calcext:value-type="float">
            <text:p>2.42037569071471E-006</text:p>
          </table:table-cell>
          <table:table-cell table:formula="of:=LOG([.F490];2)" office:value-type="float" office:value="-18.6563375693187" calcext:value-type="float">
            <text:p>-18.6563375693</text:p>
          </table:table-cell>
          <table:table-cell table:formula="of:=[.G490]*[.F490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(methoxymethyl)thiazole-4-carboxylic acid (Val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491]/SUM([.$B$1:.$B$507])" office:value-type="float" office:value="0.00000242037569071471" calcext:value-type="float">
            <text:p>2.42037569071471E-006</text:p>
          </table:table-cell>
          <table:table-cell table:formula="of:=LOG([.F491];2)" office:value-type="float" office:value="-18.6563375693187" calcext:value-type="float">
            <text:p>-18.6563375693</text:p>
          </table:table-cell>
          <table:table-cell table:formula="of:=[.G491]*[.F491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d amino end (Arg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MOD_RES</text:p>
          </table:table-cell>
          <table:table-cell table:formula="of:=[.B492]/SUM([.$B$1:.$B$507])" office:value-type="float" office:value="0.00000242037569071471" calcext:value-type="float">
            <text:p>2.42037569071471E-006</text:p>
          </table:table-cell>
          <table:table-cell table:formula="of:=LOG([.F492];2)" office:value-type="float" office:value="-18.6563375693187" calcext:value-type="float">
            <text:p>-18.6563375693</text:p>
          </table:table-cell>
          <table:table-cell table:formula="of:=[.G492]*[.F492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amino-piperideine-2,5-dicarboxylic acid (Ser-Cy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493]/SUM([.$B$1:.$B$507])" office:value-type="float" office:value="0.00000242037569071471" calcext:value-type="float">
            <text:p>2.42037569071471E-006</text:p>
          </table:table-cell>
          <table:table-cell table:formula="of:=LOG([.F493];2)" office:value-type="float" office:value="-18.6563375693187" calcext:value-type="float">
            <text:p>-18.6563375693</text:p>
          </table:table-cell>
          <table:table-cell table:formula="of:=[.G493]*[.F493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methyloxazole-4-carboxylic acid (Ser- Th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ROSSLNK</text:p>
          </table:table-cell>
          <table:table-cell table:formula="of:=[.B494]/SUM([.$B$1:.$B$507])" office:value-type="float" office:value="0.00000242037569071471" calcext:value-type="float">
            <text:p>2.42037569071471E-006</text:p>
          </table:table-cell>
          <table:table-cell table:formula="of:=LOG([.F494];2)" office:value-type="float" office:value="-18.6563375693187" calcext:value-type="float">
            <text:p>-18.6563375693</text:p>
          </table:table-cell>
          <table:table-cell table:formula="of:=[.G494]*[.F494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cyl cysteine dithioester (Cys-Gly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ROSSLNK</text:p>
          </table:table-cell>
          <table:table-cell table:formula="of:=[.B495]/SUM([.$B$1:.$B$507])" office:value-type="float" office:value="0.00000242037569071471" calcext:value-type="float">
            <text:p>2.42037569071471E-006</text:p>
          </table:table-cell>
          <table:table-cell table:formula="of:=LOG([.F495];2)" office:value-type="float" office:value="-18.6563375693187" calcext:value-type="float">
            <text:p>-18.6563375693</text:p>
          </table:table-cell>
          <table:table-cell table:formula="of:=[.G495]*[.F495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threon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  <table:table-cell table:formula="of:=[.B496]/SUM([.$B$1:.$B$507])" office:value-type="float" office:value="0.00000242037569071471" calcext:value-type="float">
            <text:p>2.42037569071471E-006</text:p>
          </table:table-cell>
          <table:table-cell table:formula="of:=LOG([.F496];2)" office:value-type="float" office:value="-18.6563375693187" calcext:value-type="float">
            <text:p>-18.6563375693</text:p>
          </table:table-cell>
          <table:table-cell table:formula="of:=[.G496]*[.F496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lfothreon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D_RES</text:p>
          </table:table-cell>
          <table:table-cell table:formula="of:=[.B497]/SUM([.$B$1:.$B$507])" office:value-type="float" office:value="0.00000242037569071471" calcext:value-type="float">
            <text:p>2.42037569071471E-006</text:p>
          </table:table-cell>
          <table:table-cell table:formula="of:=LOG([.F497];2)" office:value-type="float" office:value="-18.6563375693187" calcext:value-type="float">
            <text:p>-18.6563375693</text:p>
          </table:table-cell>
          <table:table-cell table:formula="of:=[.G497]*[.F497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d amino end (Leu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MOD_RES</text:p>
          </table:table-cell>
          <table:table-cell table:formula="of:=[.B498]/SUM([.$B$1:.$B$507])" office:value-type="float" office:value="0.00000242037569071471" calcext:value-type="float">
            <text:p>2.42037569071471E-006</text:p>
          </table:table-cell>
          <table:table-cell table:formula="of:=LOG([.F498];2)" office:value-type="float" office:value="-18.6563375693187" calcext:value-type="float">
            <text:p>-18.6563375693</text:p>
          </table:table-cell>
          <table:table-cell table:formula="of:=[.G498]*[.F498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) (glycation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</text:p>
          </table:table-cell>
          <table:table-cell office:value-type="string" calcext:value-type="string">
            <text:p>CARBOHYD</text:p>
          </table:table-cell>
          <table:table-cell table:formula="of:=[.B499]/SUM([.$B$1:.$B$507])" office:value-type="float" office:value="0.00000242037569071471" calcext:value-type="float">
            <text:p>2.42037569071471E-006</text:p>
          </table:table-cell>
          <table:table-cell table:formula="of:=LOG([.F499];2)" office:value-type="float" office:value="-18.6563375693187" calcext:value-type="float">
            <text:p>-18.6563375693</text:p>
          </table:table-cell>
          <table:table-cell table:formula="of:=[.G499]*[.F499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,N-dimethylglyc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  <table:table-cell table:formula="of:=[.B500]/SUM([.$B$1:.$B$507])" office:value-type="float" office:value="0.00000242037569071471" calcext:value-type="float">
            <text:p>2.42037569071471E-006</text:p>
          </table:table-cell>
          <table:table-cell table:formula="of:=LOG([.F500];2)" office:value-type="float" office:value="-18.6563375693187" calcext:value-type="float">
            <text:p>-18.6563375693</text:p>
          </table:table-cell>
          <table:table-cell table:formula="of:=[.G500]*[.F500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ed amino end (Asn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D_RES</text:p>
          </table:table-cell>
          <table:table-cell table:formula="of:=[.B501]/SUM([.$B$1:.$B$507])" office:value-type="float" office:value="0.00000242037569071471" calcext:value-type="float">
            <text:p>2.42037569071471E-006</text:p>
          </table:table-cell>
          <table:table-cell table:formula="of:=LOG([.F501];2)" office:value-type="float" office:value="-18.6563375693187" calcext:value-type="float">
            <text:p>-18.6563375693</text:p>
          </table:table-cell>
          <table:table-cell table:formula="of:=[.G501]*[.F501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eptide (His-As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SSLNK</text:p>
          </table:table-cell>
          <table:table-cell table:formula="of:=[.B502]/SUM([.$B$1:.$B$507])" office:value-type="float" office:value="0.00000242037569071471" calcext:value-type="float">
            <text:p>2.42037569071471E-006</text:p>
          </table:table-cell>
          <table:table-cell table:formula="of:=LOG([.F502];2)" office:value-type="float" office:value="-18.6563375693187" calcext:value-type="float">
            <text:p>-18.6563375693</text:p>
          </table:table-cell>
          <table:table-cell table:formula="of:=[.G502]*[.F502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8alpha-FAD tyr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MOD_RES</text:p>
          </table:table-cell>
          <table:table-cell table:formula="of:=[.B503]/SUM([.$B$1:.$B$507])" office:value-type="float" office:value="0.00000242037569071471" calcext:value-type="float">
            <text:p>2.42037569071471E-006</text:p>
          </table:table-cell>
          <table:table-cell table:formula="of:=LOG([.F503];2)" office:value-type="float" office:value="-18.6563375693187" calcext:value-type="float">
            <text:p>-18.6563375693</text:p>
          </table:table-cell>
          <table:table-cell table:formula="of:=[.G503]*[.F503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(2-aminoethylphosphoryl)ser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MOD_RES</text:p>
          </table:table-cell>
          <table:table-cell table:formula="of:=[.B504]/SUM([.$B$1:.$B$507])" office:value-type="float" office:value="0.00000242037569071471" calcext:value-type="float">
            <text:p>2.42037569071471E-006</text:p>
          </table:table-cell>
          <table:table-cell table:formula="of:=LOG([.F504];2)" office:value-type="float" office:value="-18.6563375693187" calcext:value-type="float">
            <text:p>-18.6563375693</text:p>
          </table:table-cell>
          <table:table-cell table:formula="of:=[.G504]*[.F504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imidazolinone (Asn-Gl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ROSSLNK</text:p>
          </table:table-cell>
          <table:table-cell table:formula="of:=[.B505]/SUM([.$B$1:.$B$507])" office:value-type="float" office:value="0.00000242037569071471" calcext:value-type="float">
            <text:p>2.42037569071471E-006</text:p>
          </table:table-cell>
          <table:table-cell table:formula="of:=LOG([.F505];2)" office:value-type="float" office:value="-18.6563375693187" calcext:value-type="float">
            <text:p>-18.6563375693</text:p>
          </table:table-cell>
          <table:table-cell table:formula="of:=[.G505]*[.F505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acetylser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MOD_RES</text:p>
          </table:table-cell>
          <table:table-cell table:formula="of:=[.B506]/SUM([.$B$1:.$B$507])" office:value-type="float" office:value="0.00000242037569071471" calcext:value-type="float">
            <text:p>2.42037569071471E-006</text:p>
          </table:table-cell>
          <table:table-cell table:formula="of:=LOG([.F506];2)" office:value-type="float" office:value="-18.6563375693187" calcext:value-type="float">
            <text:p>-18.6563375693</text:p>
          </table:table-cell>
          <table:table-cell table:formula="of:=[.G506]*[.F506]" office:value-type="float" office:value="-0.0000451553459305465" calcext:value-type="float">
            <text:p>-4.51553459305465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-linked (Glc) (glycation), alterna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K</text:p>
          </table:table-cell>
          <table:table-cell office:value-type="string" calcext:value-type="string">
            <text:p>CARBOHYD</text:p>
          </table:table-cell>
          <table:table-cell table:formula="of:=[.B507]/SUM([.$B$1:.$B$507])" office:value-type="float" office:value="0.00000242037569071471" calcext:value-type="float">
            <text:p>2.42037569071471E-006</text:p>
          </table:table-cell>
          <table:table-cell table:formula="of:=LOG([.F507];2)" office:value-type="float" office:value="-18.6563375693187" calcext:value-type="float">
            <text:p>-18.6563375693</text:p>
          </table:table-cell>
          <table:table-cell table:formula="of:=[.G507]*[.F507]" office:value-type="float" office:value="-0.0000451553459305465" calcext:value-type="float">
            <text:p>-4.51553459305465E-005</text:p>
          </table:table-cell>
          <table:table-cell table:number-columns-repeated="2"/>
        </table:table-row>
      </table:table>
      <table:table table:name="Table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7" table:number-columns-repeated="250" table:default-cell-style-name="ce2"/>
        <table:table-row table:style-name="ro2">
          <table:table-cell office:value-type="string" calcext:value-type="string">
            <text:p>(2-aminosuccinimidyl)acetic acid (Asn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paragine-Glycine</text:p>
          </table:table-cell>
          <table:table-cell office:value-type="string" calcext:value-type="string">
            <text:p>N-G</text:p>
          </table:table-cell>
          <table:table-cell office:value-type="string" calcext:value-type="string">
            <text:p>PTM-0450</text:p>
          </table:table-cell>
          <table:table-cell office:value-type="string" calcext:value-type="string">
            <text:p>RESID; AA0441 --- PSI-MOD; 0162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(2-aminosuccinimidyl)acetic acid (Asp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partate-Glycine</text:p>
          </table:table-cell>
          <table:table-cell office:value-type="string" calcext:value-type="string">
            <text:p>D-G</text:p>
          </table:table-cell>
          <table:table-cell office:value-type="string" calcext:value-type="string">
            <text:p>PTM-0312</text:p>
          </table:table-cell>
          <table:table-cell office:value-type="string" calcext:value-type="string">
            <text:p>RESID; AA0441 --- PSI-MOD; 0095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(3R)-3-hydroxy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476</text:p>
          </table:table-cell>
          <table:table-cell office:value-type="string" calcext:value-type="string">
            <text:p>PSI-MOD; 0195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(3R)-3-hydroxyasparag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Asparag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M-0369</text:p>
          </table:table-cell>
          <table:table-cell office:value-type="string" calcext:value-type="string">
            <text:p>RESID; AA0026 --- PSI-MOD; 0003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(3R)-3-hydroxyaspart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Aspart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TM-0371</text:p>
          </table:table-cell>
          <table:table-cell office:value-type="string" calcext:value-type="string">
            <text:p>RESID; AA0027 --- PSI-MOD; 0003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(3R,4R)-3,4-dihydroxypro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rolin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TM-0368</text:p>
          </table:table-cell>
          <table:table-cell office:value-type="string" calcext:value-type="string">
            <text:p>RESID; AA0479 --- PSI-MOD; 0140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(3R,4R)-4,5-dihydroxyiso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Isoleuc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TM-0336</text:p>
          </table:table-cell>
          <table:table-cell office:value-type="string" calcext:value-type="string">
            <text:p>RESID; AA0449 --- PSI-MOD; 0137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(3R,4S)-3,4-dihydroxypro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rolin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TM-0306</text:p>
          </table:table-cell>
          <table:table-cell office:value-type="string" calcext:value-type="string">
            <text:p>RESID; AA0282 --- PSI-MOD; 0028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(3R,4S)-4-hydroxyiso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Isoleuc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TM-0337</text:p>
          </table:table-cell>
          <table:table-cell office:value-type="string" calcext:value-type="string">
            <text:p>RESID; AA0448 --- PSI-MOD; 0137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(3S)-3-hydroxyasparag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Asparag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M-0370</text:p>
          </table:table-cell>
          <table:table-cell office:value-type="string" calcext:value-type="string">
            <text:p>RESID; AA0478 --- PSI-MOD; 0140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(3S)-3-hydroxyaspart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Aspart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TM-0473</text:p>
          </table:table-cell>
          <table:table-cell office:value-type="string" calcext:value-type="string">
            <text:p>PSI-MOD; 0191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(3S)-3-hydroxy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Histid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TM-0477</text:p>
          </table:table-cell>
          <table:table-cell office:value-type="string" calcext:value-type="string">
            <text:p>PSI-MOD; 0192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(3S,4R)-3,4-dihydroxyiso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Isoleuc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TM-0343</text:p>
          </table:table-cell>
          <table:table-cell office:value-type="string" calcext:value-type="string">
            <text:p>RESID; AA0447 --- PSI-MOD; 0137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(4R)-4,5-dihydroxy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Leucin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M-0340</text:p>
          </table:table-cell>
          <table:table-cell office:value-type="string" calcext:value-type="string">
            <text:p>RESID; AA0445 --- PSI-MOD; 0137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(4S)-thiazoline-4-carboxylic acid (Th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Threonine-Cysteine</text:p>
          </table:table-cell>
          <table:table-cell office:value-type="string" calcext:value-type="string">
            <text:p>T-C</text:p>
          </table:table-cell>
          <table:table-cell office:value-type="string" calcext:value-type="string">
            <text:p>PTM-0392</text:p>
          </table:table-cell>
          <table:table-cell office:value-type="string" calcext:value-type="string">
            <text:p>RESID; AA0485 --- PSI-MOD; 0140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(5R)-5-hydroxy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471</text:p>
          </table:table-cell>
          <table:table-cell office:value-type="string" calcext:value-type="string">
            <text:p>RESID; AA0028 --- PSI-MOD; 0192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(5S)-5-hydroxy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472</text:p>
          </table:table-cell>
          <table:table-cell office:value-type="string" calcext:value-type="string">
            <text:p>PSI-MOD; 0191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(E)-2,3-didehydrobuty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441</text:p>
          </table:table-cell>
          <table:table-cell office:value-type="string" calcext:value-type="string">
            <text:p>RESID; AA0547 --- PSI-MOD; 0184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(E)-2,3-didehydro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001</text:p>
          </table:table-cell>
          <table:table-cell office:value-type="string" calcext:value-type="string">
            <text:p>RESID; AA0365 --- PSI-MOD; 0037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(Z)-2,3-didehydrobuty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440</text:p>
          </table:table-cell>
          <table:table-cell office:value-type="string" calcext:value-type="string">
            <text:p>RESID; AA0182 --- PSI-MOD; 0019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(Z)-2,3-didehydro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002</text:p>
          </table:table-cell>
          <table:table-cell office:value-type="string" calcext:value-type="string">
            <text:p>RESID; AA0183 --- PSI-MOD; 0019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1'-histidyl-3'-tyrosine (His-Ty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istidine-Tyrosine</text:p>
          </table:table-cell>
          <table:table-cell office:value-type="string" calcext:value-type="string">
            <text:p>H-Y</text:p>
          </table:table-cell>
          <table:table-cell office:value-type="string" calcext:value-type="string">
            <text:p>PTM-0003</text:p>
          </table:table-cell>
          <table:table-cell office:value-type="string" calcext:value-type="string">
            <text:p>RESID; AA0270 --- PSI-MOD; 0027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1-(tryptophan-3-yl)-tryptophan (Trp-Trp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yptophan-Tryptophan</text:p>
          </table:table-cell>
          <table:table-cell office:value-type="string" calcext:value-type="string">
            <text:p>W-W</text:p>
          </table:table-cell>
          <table:table-cell office:value-type="string" calcext:value-type="string">
            <text:p>PTM-0445</text:p>
          </table:table-cell>
          <table:table-cell office:value-type="string" calcext:value-type="string">
            <text:p>RESID; AA0544 --- PSI-MOD; 0181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1-amino-2-propano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379</text:p>
          </table:table-cell>
          <table:table-cell office:value-type="string" calcext:value-type="string">
            <text:p>RESID; AA0486 --- PSI-MOD; 0143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1-thiogly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004</text:p>
          </table:table-cell>
          <table:table-cell office:value-type="string" calcext:value-type="string">
            <text:p>RESID; AA0265 --- PSI-MOD; 0027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2',4',5'-topaquino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TPQ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009</text:p>
          </table:table-cell>
          <table:table-cell office:value-type="string" calcext:value-type="string">
            <text:p>RESID; AA0147 --- PSI-MOD; 0015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2'-(S-cysteinyl)-histidine (Cys-Hi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Cysteine-Histidine</text:p>
          </table:table-cell>
          <table:table-cell office:value-type="string" calcext:value-type="string">
            <text:p>C-H</text:p>
          </table:table-cell>
          <table:table-cell office:value-type="string" calcext:value-type="string">
            <text:p>PTM-0005</text:p>
          </table:table-cell>
          <table:table-cell office:value-type="string" calcext:value-type="string">
            <text:p>RESID; AA0109 --- PSI-MOD; 0011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2'-cysteinyl-6'-hydroxytryptophan sulfoxide (Trp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Tryptophan-Cysteine</text:p>
          </table:table-cell>
          <table:table-cell office:value-type="string" calcext:value-type="string">
            <text:p>W-C</text:p>
          </table:table-cell>
          <table:table-cell office:value-type="string" calcext:value-type="string">
            <text:p>PTM-0338</text:p>
          </table:table-cell>
          <table:table-cell office:value-type="string" calcext:value-type="string">
            <text:p>RESID; AA0451 --- PSI-MOD; 0138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2'-methylsulfonyltryptophan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Tryptopha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M-0304</text:p>
          </table:table-cell>
          <table:table-cell office:value-type="string" calcext:value-type="string">
            <text:p>RESID; AA0450 --- PSI-MOD; 0137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2,3-didehydroalanine (Cys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468</text:p>
          </table:table-cell>
          <table:table-cell office:value-type="string" calcext:value-type="string">
            <text:p>RESID; AA0181 --- PSI-MOD; 0079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2,3-didehydroalanine (Ser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006</text:p>
          </table:table-cell>
          <table:table-cell office:value-type="string" calcext:value-type="string">
            <text:p>RESID; AA0181 --- PSI-MOD; 0018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2,3-didehydrobuty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007</text:p>
          </table:table-cell>
          <table:table-cell office:value-type="string" calcext:value-type="string">
            <text:p>RESID; AA0182 --- RESID; AA0547 --- PSI-MOD; 00190 --- PSI-MOD; 0184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2,3-didehydro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008</text:p>
          </table:table-cell>
          <table:table-cell office:value-type="string" calcext:value-type="string">
            <text:p>PSI-MOD; 0070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2-(3-methylbutanoyl)-5-hydroxyoxazole-4-carbothionic acid (Leu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ucine-Cysteine</text:p>
          </table:table-cell>
          <table:table-cell office:value-type="string" calcext:value-type="string">
            <text:p>L-C</text:p>
          </table:table-cell>
          <table:table-cell office:value-type="string" calcext:value-type="string">
            <text:p>PTM-0448</text:p>
          </table:table-cell>
          <table:table-cell office:value-type="string" calcext:value-type="string">
            <text:p>RESID; AA0550 --- PSI-MOD; 0184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2-(4-guanidinobutanoyl)-5-hydroxyimidazole-4-carbothionic acid (Arg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ginine-Cysteine</text:p>
          </table:table-cell>
          <table:table-cell office:value-type="string" calcext:value-type="string">
            <text:p>R-C</text:p>
          </table:table-cell>
          <table:table-cell office:value-type="string" calcext:value-type="string">
            <text:p>PTM-0457</text:p>
          </table:table-cell>
          <table:table-cell office:value-type="string" calcext:value-type="string">
            <text:p>RESID; AA0553 --- PSI-MOD; 0187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2-(S-cysteinyl)pyruvic acid O-phosphothioketal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yruvate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424</text:p>
          </table:table-cell>
          <table:table-cell office:value-type="string" calcext:value-type="string">
            <text:p>RESID; AA0391 --- PSI-MOD; 0079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2-cysteinyl-D-allo-threonine (Cys-Th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D-amino acid; Thioether bond</text:p>
          </table:table-cell>
          <table:table-cell office:value-type="string" calcext:value-type="string">
            <text:p>Cysteine-Threonine</text:p>
          </table:table-cell>
          <table:table-cell office:value-type="string" calcext:value-type="string">
            <text:p>C-T</text:p>
          </table:table-cell>
          <table:table-cell office:value-type="string" calcext:value-type="string">
            <text:p>PTM-0010</text:p>
          </table:table-cell>
          <table:table-cell office:value-type="string" calcext:value-type="string">
            <text:p>RESID; AA0342 --- PSI-MOD; 0034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2-cysteinyl-D-phenylalanine (Cys-Phe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D-amino acid; Thioether bond</text:p>
          </table:table-cell>
          <table:table-cell office:value-type="string" calcext:value-type="string">
            <text:p>Cysteine-Phenylalanine</text:p>
          </table:table-cell>
          <table:table-cell office:value-type="string" calcext:value-type="string">
            <text:p>C-F</text:p>
          </table:table-cell>
          <table:table-cell office:value-type="string" calcext:value-type="string">
            <text:p>PTM-0011</text:p>
          </table:table-cell>
          <table:table-cell office:value-type="string" calcext:value-type="string">
            <text:p>RESID; AA0341 --- PSI-MOD; 0034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2-cysteinyl-L-phenylalanine (Cys-Phe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Cysteine-Phenylalanine</text:p>
          </table:table-cell>
          <table:table-cell office:value-type="string" calcext:value-type="string">
            <text:p>C-F</text:p>
          </table:table-cell>
          <table:table-cell office:value-type="string" calcext:value-type="string">
            <text:p>PTM-0012</text:p>
          </table:table-cell>
          <table:table-cell office:value-type="string" calcext:value-type="string">
            <text:p>RESID; AA0340 --- PSI-MOD; 0034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2-iminomethyl-5-imidazolinone (Gln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utamine-Glycine</text:p>
          </table:table-cell>
          <table:table-cell office:value-type="string" calcext:value-type="string">
            <text:p>Q-G</text:p>
          </table:table-cell>
          <table:table-cell office:value-type="string" calcext:value-type="string">
            <text:p>PTM-0013</text:p>
          </table:table-cell>
          <table:table-cell office:value-type="string" calcext:value-type="string">
            <text:p>RESID; AA0189 --- PSI-MOD; 0019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2-iminomethyl-5-imidazolinone (Glu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utamate-Glycine</text:p>
          </table:table-cell>
          <table:table-cell office:value-type="string" calcext:value-type="string">
            <text:p>E-G</text:p>
          </table:table-cell>
          <table:table-cell office:value-type="string" calcext:value-type="string">
            <text:p>PTM-0014</text:p>
          </table:table-cell>
          <table:table-cell office:value-type="string" calcext:value-type="string">
            <text:p>RESID; AA0378 --- PSI-MOD; 0038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2-iminomethyl-5-imidazolinone (Met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thionine-Glycine</text:p>
          </table:table-cell>
          <table:table-cell office:value-type="string" calcext:value-type="string">
            <text:p>M-G</text:p>
          </table:table-cell>
          <table:table-cell office:value-type="string" calcext:value-type="string">
            <text:p>PTM-0015</text:p>
          </table:table-cell>
          <table:table-cell office:value-type="string" calcext:value-type="string">
            <text:p>RESID; AA0379 --- PSI-MOD; 0038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2-methylglutam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Glutami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TM-0016</text:p>
          </table:table-cell>
          <table:table-cell office:value-type="string" calcext:value-type="string">
            <text:p>RESID; AA0273 --- PSI-MOD; 0027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2-oxobutanoic acid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017</text:p>
          </table:table-cell>
          <table:table-cell office:value-type="string" calcext:value-type="string">
            <text:p>RESID; AA0129 --- PSI-MOD; 0013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2-tetrahydro-2-pyridyl-5-imidazolinone (Lys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ysine-Glycine</text:p>
          </table:table-cell>
          <table:table-cell office:value-type="string" calcext:value-type="string">
            <text:p>K-G</text:p>
          </table:table-cell>
          <table:table-cell office:value-type="string" calcext:value-type="string">
            <text:p>PTM-0018</text:p>
          </table:table-cell>
          <table:table-cell office:value-type="string" calcext:value-type="string">
            <text:p>RESID; AA0382 --- PSI-MOD; 0038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',4'-dihydroxyphenylala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023</text:p>
          </table:table-cell>
          <table:table-cell office:value-type="string" calcext:value-type="string">
            <text:p>RESID; AA0146 --- PSI-MOD; 0015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'-(S-cysteinyl)-tyrosine (Cys-Ty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Cysteine-Tyrosine</text:p>
          </table:table-cell>
          <table:table-cell office:value-type="string" calcext:value-type="string">
            <text:p>C-Y</text:p>
          </table:table-cell>
          <table:table-cell office:value-type="string" calcext:value-type="string">
            <text:p>PTM-0019</text:p>
          </table:table-cell>
          <table:table-cell office:value-type="string" calcext:value-type="string">
            <text:p>RESID; AA0113 --- PSI-MOD; 0012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'-(S-cysteinyl)-tyrosine (Ty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Tyrosine-Cysteine</text:p>
          </table:table-cell>
          <table:table-cell office:value-type="string" calcext:value-type="string">
            <text:p>Y-C</text:p>
          </table:table-cell>
          <table:table-cell office:value-type="string" calcext:value-type="string">
            <text:p>PTM-0021</text:p>
          </table:table-cell>
          <table:table-cell office:value-type="string" calcext:value-type="string">
            <text:p>RESID; AA0113 --- PSI-MOD; 0012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'-geranyl-2',N2-cyclotryptophan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Prenylation</text:p>
          </table:table-cell>
          <table:table-cell office:value-type="string" calcext:value-type="string">
            <text:p>Tryptopha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M-0026</text:p>
          </table:table-cell>
          <table:table-cell office:value-type="string" calcext:value-type="string">
            <text:p>RESID; AA0408 --- PSI-MOD; 0081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'-histidyl-3-tyrosine (His-Ty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istidine-Tyrosine</text:p>
          </table:table-cell>
          <table:table-cell office:value-type="string" calcext:value-type="string">
            <text:p>H-Y</text:p>
          </table:table-cell>
          <table:table-cell office:value-type="string" calcext:value-type="string">
            <text:p>PTM-0027</text:p>
          </table:table-cell>
          <table:table-cell office:value-type="string" calcext:value-type="string">
            <text:p>RESID; AA0250 --- PSI-MOD; 0025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'-nitro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itration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434</text:p>
          </table:table-cell>
          <table:table-cell office:value-type="string" calcext:value-type="string">
            <text:p>RESID; AA0537 --- PSI-MOD; 0178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,4-dihydroxy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022</text:p>
          </table:table-cell>
          <table:table-cell office:value-type="string" calcext:value-type="string">
            <text:p>RESID; AA0369 --- PSI-MOD; 0037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,4-dihydroxypro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rolin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TM-0024</text:p>
          </table:table-cell>
          <table:table-cell office:value-type="string" calcext:value-type="string">
            <text:p>RESID; AA0282 --- PSI-MOD; 0028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-(O4'-tyrosyl)-valine (Val-Ty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aline-Tyrosine</text:p>
          </table:table-cell>
          <table:table-cell office:value-type="string" calcext:value-type="string">
            <text:p>V-Y</text:p>
          </table:table-cell>
          <table:table-cell office:value-type="string" calcext:value-type="string">
            <text:p>PTM-0390</text:p>
          </table:table-cell>
          <table:table-cell office:value-type="string" calcext:value-type="string">
            <text:p>RESID; AA0490 --- PSI-MOD; 0144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-(S-cysteinyl)-tyrosine (Cys-Ty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Cysteine-Tyrosine</text:p>
          </table:table-cell>
          <table:table-cell office:value-type="string" calcext:value-type="string">
            <text:p>C-Y</text:p>
          </table:table-cell>
          <table:table-cell office:value-type="string" calcext:value-type="string">
            <text:p>PTM-0020</text:p>
          </table:table-cell>
          <table:table-cell office:value-type="string" calcext:value-type="string">
            <text:p>RESID; AA0396 --- PSI-MOD; 0080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-cysteinyl-aspartic acid (Cys-Asp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Cysteine-Aspartate</text:p>
          </table:table-cell>
          <table:table-cell office:value-type="string" calcext:value-type="string">
            <text:p>C-D</text:p>
          </table:table-cell>
          <table:table-cell office:value-type="string" calcext:value-type="string">
            <text:p>PTM-0025</text:p>
          </table:table-cell>
          <table:table-cell office:value-type="string" calcext:value-type="string">
            <text:p>RESID; AA0314 --- PSI-MOD; 0031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-hydroxyasparag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Asparag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M-0028</text:p>
          </table:table-cell>
          <table:table-cell office:value-type="string" calcext:value-type="string">
            <text:p>RESID; AA0026 --- PSI-MOD; 0003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-hydroxyaspart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Aspart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TM-0029</text:p>
          </table:table-cell>
          <table:table-cell office:value-type="string" calcext:value-type="string">
            <text:p>RESID; AA0027 --- PSI-MOD; 0003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-hydroxyphenylala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henylalani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TM-0346</text:p>
          </table:table-cell>
          <table:table-cell office:value-type="string" calcext:value-type="string">
            <text:p>RESID; AA0462 --- PSI-MOD; 0138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-hydroxypro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rolin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TM-0030</text:p>
          </table:table-cell>
          <table:table-cell office:value-type="string" calcext:value-type="string">
            <text:p>RESID; AA0029 --- PSI-MOD; 0003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-hydroxypyridine-2,5-dicarboxylic acid (Se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-Cysteine-Serine</text:p>
          </table:table-cell>
          <table:table-cell office:value-type="string" calcext:value-type="string">
            <text:p>S-C-S</text:p>
          </table:table-cell>
          <table:table-cell office:value-type="string" calcext:value-type="string">
            <text:p>PTM-0454</text:p>
          </table:table-cell>
          <table:table-cell office:value-type="string" calcext:value-type="string">
            <text:p>RESID; AA0540 --- PSI-MOD; 0181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-hydroxypyridine-2,5-dicarboxylic acid (Ser-Se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-Serine-Cysteine</text:p>
          </table:table-cell>
          <table:table-cell office:value-type="string" calcext:value-type="string">
            <text:p>S-S-C</text:p>
          </table:table-cell>
          <table:table-cell office:value-type="string" calcext:value-type="string">
            <text:p>PTM-0455</text:p>
          </table:table-cell>
          <table:table-cell office:value-type="string" calcext:value-type="string">
            <text:p>RESID; AA0540 --- PSI-MOD; 0181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-hydroxytryptophan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Tryptopha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M-0031</text:p>
          </table:table-cell>
          <table:table-cell office:value-type="string" calcext:value-type="string">
            <text:p>RESID; AA0322 --- PSI-MOD; 0032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-hydroxyva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Valin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TM-0347</text:p>
          </table:table-cell>
          <table:table-cell office:value-type="string" calcext:value-type="string">
            <text:p>RESID; AA0463 --- PSI-MOD; 0138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-methylthioaspartic acid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part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TM-0032</text:p>
          </table:table-cell>
          <table:table-cell office:value-type="string" calcext:value-type="string">
            <text:p>RESID; AA0232 --- PSI-MOD; 0023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-oxoalanine (Cys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033</text:p>
          </table:table-cell>
          <table:table-cell office:value-type="string" calcext:value-type="string">
            <text:p>RESID; AA0185 --- PSI-MOD; 0019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-oxoalanine (Ser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034</text:p>
          </table:table-cell>
          <table:table-cell office:value-type="string" calcext:value-type="string">
            <text:p>RESID; AA0185 --- PSI-MOD; 0083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3-phenyllactic acid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henylalani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TM-0035</text:p>
          </table:table-cell>
          <table:table-cell office:value-type="string" calcext:value-type="string">
            <text:p>RESID; AA0128 --- PSI-MOD; 0013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4'-cysteinyl-tryptophylquinone (Cys-Trp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CTQ; Thioether bond</text:p>
          </table:table-cell>
          <table:table-cell office:value-type="string" calcext:value-type="string">
            <text:p>Cysteine-Tryptophan</text:p>
          </table:table-cell>
          <table:table-cell office:value-type="string" calcext:value-type="string">
            <text:p>C-W</text:p>
          </table:table-cell>
          <table:table-cell office:value-type="string" calcext:value-type="string">
            <text:p>PTM-0041</text:p>
          </table:table-cell>
          <table:table-cell office:value-type="string" calcext:value-type="string">
            <text:p>RESID; AA0313 --- PSI-MOD; 0031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4,5,5'-trihydroxy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Leucin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M-0372</text:p>
          </table:table-cell>
          <table:table-cell office:value-type="string" calcext:value-type="string">
            <text:p>RESID; AA0480 --- PSI-MOD; 0140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4,5-dihydroxy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036</text:p>
          </table:table-cell>
          <table:table-cell office:value-type="string" calcext:value-type="string">
            <text:p>RESID; AA0370 --- PSI-MOD; 0037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4-aspartylphosph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Aspart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TM-0038</text:p>
          </table:table-cell>
          <table:table-cell office:value-type="string" calcext:value-type="string">
            <text:p>RESID; AA0033 --- PSI-MOD; 0004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4-carboxyglutam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Gamma-carboxyglutamic acid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TM-0039</text:p>
          </table:table-cell>
          <table:table-cell office:value-type="string" calcext:value-type="string">
            <text:p>RESID; AA0032 --- PSI-MOD; 0004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4-cysteinyl-glutamic acid (Cys-Glu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Cysteine-Glutamate</text:p>
          </table:table-cell>
          <table:table-cell office:value-type="string" calcext:value-type="string">
            <text:p>C-E</text:p>
          </table:table-cell>
          <table:table-cell office:value-type="string" calcext:value-type="string">
            <text:p>PTM-0040</text:p>
          </table:table-cell>
          <table:table-cell office:value-type="string" calcext:value-type="string">
            <text:p>RESID; AA0315 --- PSI-MOD; 0032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4-hydroxy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042</text:p>
          </table:table-cell>
          <table:table-cell office:value-type="string" calcext:value-type="string">
            <text:p>RESID; AA0215 --- PSI-MOD; 0022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4-hydroxyglutam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TM-0453</text:p>
          </table:table-cell>
          <table:table-cell office:value-type="string" calcext:value-type="string">
            <text:p>RESID; AA0487 --- PSI-MOD; 0143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4-hydroxypro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rolin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TM-0043</text:p>
          </table:table-cell>
          <table:table-cell office:value-type="string" calcext:value-type="string">
            <text:p>RESID; AA0030 --- PSI-MOD; 0003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'-chlorotryptophan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yptopha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M-0444</text:p>
          </table:table-cell>
          <table:table-cell office:value-type="string" calcext:value-type="string">
            <text:p>RESID; AA0180 --- PSI-MOD; 0018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'-tyrosyl-5'-aminotyrosine (Tyr-Ty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yrosine-Tyrosine</text:p>
          </table:table-cell>
          <table:table-cell office:value-type="string" calcext:value-type="string">
            <text:p>Y-Y</text:p>
          </table:table-cell>
          <table:table-cell office:value-type="string" calcext:value-type="string">
            <text:p>PTM-0320</text:p>
          </table:table-cell>
          <table:table-cell office:value-type="string" calcext:value-type="string">
            <text:p>RESID; AA0459 --- PSI-MOD; 0178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(methoxymethyl)thiazole-4-carboxylic acid (Val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Methylation; Thioether bond</text:p>
          </table:table-cell>
          <table:table-cell office:value-type="string" calcext:value-type="string">
            <text:p>Valine-Cysteine</text:p>
          </table:table-cell>
          <table:table-cell office:value-type="string" calcext:value-type="string">
            <text:p>V-C</text:p>
          </table:table-cell>
          <table:table-cell office:value-type="string" calcext:value-type="string">
            <text:p>PTM-0373</text:p>
          </table:table-cell>
          <table:table-cell office:value-type="string" calcext:value-type="string">
            <text:p>RESID; AA0468 --- PSI-MOD; 0139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amino-piperideine-2,5-dicarboxylic acid (Se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-Cysteine-Serine</text:p>
          </table:table-cell>
          <table:table-cell office:value-type="string" calcext:value-type="string">
            <text:p>S-C-S</text:p>
          </table:table-cell>
          <table:table-cell office:value-type="string" calcext:value-type="string">
            <text:p>PTM-0348</text:p>
          </table:table-cell>
          <table:table-cell office:value-type="string" calcext:value-type="string">
            <text:p>RESID; AA0471 --- PSI-MOD; 0139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amino-piperideine-2,5-dicarboxylic acid (Ser-Se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-Serine-Cysteine</text:p>
          </table:table-cell>
          <table:table-cell office:value-type="string" calcext:value-type="string">
            <text:p>S-S-C</text:p>
          </table:table-cell>
          <table:table-cell office:value-type="string" calcext:value-type="string">
            <text:p>PTM-0349</text:p>
          </table:table-cell>
          <table:table-cell office:value-type="string" calcext:value-type="string">
            <text:p>RESID; AA0471 --- PSI-MOD; 0139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glutamyl 2-aminoadipic acid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TM-0406</text:p>
          </table:table-cell>
          <table:table-cell office:value-type="string" calcext:value-type="string">
            <text:p>RESID; AA0502 --- PSI-MOD; 0160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glutamyl glutam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TM-0479</text:p>
          </table:table-cell>
          <table:table-cell office:value-type="string" calcext:value-type="string">
            <text:p>PSI-MOD; 0197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glutamyl glycerylphosphorylethanolam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TM-0403</text:p>
          </table:table-cell>
          <table:table-cell office:value-type="string" calcext:value-type="string">
            <text:p>RESID; AA0170 --- PSI-MOD; 0017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glutamyl N2-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TM-0407</text:p>
          </table:table-cell>
          <table:table-cell office:value-type="string" calcext:value-type="string">
            <text:p>RESID; AA0505 --- PSI-MOD; 0160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glutamyl N2-ornith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TM-0478</text:p>
          </table:table-cell>
          <table:table-cell office:value-type="string" calcext:value-type="string">
            <text:p>PSI-MOD; 0197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glutamyl polyglutam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TM-0395</text:p>
          </table:table-cell>
          <table:table-cell office:value-type="string" calcext:value-type="string">
            <text:p>RESID; AA0202 --- PSI-MOD; 0020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glutamyl polygly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TM-0394</text:p>
          </table:table-cell>
          <table:table-cell office:value-type="string" calcext:value-type="string">
            <text:p>RESID; AA0201 --- PSI-MOD; 0020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hydroxy-3-methylproline (Ile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; Methylation</text:p>
          </table:table-cell>
          <table:table-cell office:value-type="string" calcext:value-type="string">
            <text:p>Isoleuc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TM-0466</text:p>
          </table:table-cell>
          <table:table-cell office:value-type="string" calcext:value-type="string">
            <text:p>RESID; AA0473 --- PSI-MOD; 0189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hydroxy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044</text:p>
          </table:table-cell>
          <table:table-cell office:value-type="string" calcext:value-type="string">
            <text:p>RESID; AA0028 --- PSI-MOD; 0003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imidazolinone (Ala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anine-Glycine</text:p>
          </table:table-cell>
          <table:table-cell office:value-type="string" calcext:value-type="string">
            <text:p>A-G</text:p>
          </table:table-cell>
          <table:table-cell office:value-type="string" calcext:value-type="string">
            <text:p>PTM-0045</text:p>
          </table:table-cell>
          <table:table-cell office:value-type="string" calcext:value-type="string">
            <text:p>RESID; AA0187 --- PSI-MOD; 0019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imidazolinone (Asn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paragine-Glycine</text:p>
          </table:table-cell>
          <table:table-cell office:value-type="string" calcext:value-type="string">
            <text:p>N-G</text:p>
          </table:table-cell>
          <table:table-cell office:value-type="string" calcext:value-type="string">
            <text:p>PTM-0046</text:p>
          </table:table-cell>
          <table:table-cell office:value-type="string" calcext:value-type="string">
            <text:p>RESID; AA0380 --- PSI-MOD; 0038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imidazolinone (Cys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-Glycine</text:p>
          </table:table-cell>
          <table:table-cell office:value-type="string" calcext:value-type="string">
            <text:p>C-G</text:p>
          </table:table-cell>
          <table:table-cell office:value-type="string" calcext:value-type="string">
            <text:p>PTM-0047</text:p>
          </table:table-cell>
          <table:table-cell office:value-type="string" calcext:value-type="string">
            <text:p>RESID; AA0188 --- PSI-MOD; 0019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imidazolinone (Lys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ysine-Glycine</text:p>
          </table:table-cell>
          <table:table-cell office:value-type="string" calcext:value-type="string">
            <text:p>K-G</text:p>
          </table:table-cell>
          <table:table-cell office:value-type="string" calcext:value-type="string">
            <text:p>PTM-0048</text:p>
          </table:table-cell>
          <table:table-cell office:value-type="string" calcext:value-type="string">
            <text:p>RESID; AA0381 --- PSI-MOD; 0038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imidazolinone (Ser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-Glycine</text:p>
          </table:table-cell>
          <table:table-cell office:value-type="string" calcext:value-type="string">
            <text:p>S-G</text:p>
          </table:table-cell>
          <table:table-cell office:value-type="string" calcext:value-type="string">
            <text:p>PTM-0049</text:p>
          </table:table-cell>
          <table:table-cell office:value-type="string" calcext:value-type="string">
            <text:p>RESID; AA0184 --- PSI-MOD; 0019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methoxythiazole-4-carboxylic acid (Val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Methylation; Thioether bond</text:p>
          </table:table-cell>
          <table:table-cell office:value-type="string" calcext:value-type="string">
            <text:p>Valine-Cysteine</text:p>
          </table:table-cell>
          <table:table-cell office:value-type="string" calcext:value-type="string">
            <text:p>V-C</text:p>
          </table:table-cell>
          <table:table-cell office:value-type="string" calcext:value-type="string">
            <text:p>PTM-0350</text:p>
          </table:table-cell>
          <table:table-cell office:value-type="string" calcext:value-type="string">
            <text:p>RESID; AA0468 --- PSI-MOD; 0139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methyl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050</text:p>
          </table:table-cell>
          <table:table-cell office:value-type="string" calcext:value-type="string">
            <text:p>RESID; AA0272 --- PSI-MOD; 0027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methyloxazole-4-carboxylic acid (Cys-Th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-Threonine</text:p>
          </table:table-cell>
          <table:table-cell office:value-type="string" calcext:value-type="string">
            <text:p>C-T</text:p>
          </table:table-cell>
          <table:table-cell office:value-type="string" calcext:value-type="string">
            <text:p>PTM-0461</text:p>
          </table:table-cell>
          <table:table-cell office:value-type="string" calcext:value-type="string">
            <text:p>RESID; AA0571 --- PSI-MOD; 0190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methyloxazole-4-carboxylic acid (Ser-Th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Serine-Threonine</text:p>
          </table:table-cell>
          <table:table-cell office:value-type="string" calcext:value-type="string">
            <text:p>S-T</text:p>
          </table:table-cell>
          <table:table-cell office:value-type="string" calcext:value-type="string">
            <text:p>PTM-0386</text:p>
          </table:table-cell>
          <table:table-cell office:value-type="string" calcext:value-type="string">
            <text:p>RESID; AA0474 --- PSI-MOD; 0139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methyloxazole-4-carboxylic acid (Thr-Th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reonine-Threonine</text:p>
          </table:table-cell>
          <table:table-cell office:value-type="string" calcext:value-type="string">
            <text:p>T-T</text:p>
          </table:table-cell>
          <table:table-cell office:value-type="string" calcext:value-type="string">
            <text:p>PTM-0462</text:p>
          </table:table-cell>
          <table:table-cell office:value-type="string" calcext:value-type="string">
            <text:p>RESID; AA0572 --- PSI-MOD; 0190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methyloxazoline-4-carboxylic acid (Ser-Th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-Threonine</text:p>
          </table:table-cell>
          <table:table-cell office:value-type="string" calcext:value-type="string">
            <text:p>S-T</text:p>
          </table:table-cell>
          <table:table-cell office:value-type="string" calcext:value-type="string">
            <text:p>PTM-0465</text:p>
          </table:table-cell>
          <table:table-cell office:value-type="string" calcext:value-type="string">
            <text:p>RESID; AA0575 --- PSI-MOD; 0190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5-methylthiazole-4-carboxylic acid (Asn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Methylation; Thioether bond</text:p>
          </table:table-cell>
          <table:table-cell office:value-type="string" calcext:value-type="string">
            <text:p>Asparagine-Cysteine</text:p>
          </table:table-cell>
          <table:table-cell office:value-type="string" calcext:value-type="string">
            <text:p>N-C</text:p>
          </table:table-cell>
          <table:table-cell office:value-type="string" calcext:value-type="string">
            <text:p>PTM-0352</text:p>
          </table:table-cell>
          <table:table-cell office:value-type="string" calcext:value-type="string">
            <text:p>RESID; AA0469 --- PSI-MOD; 0139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6'-bromotryptophan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Bromination</text:p>
          </table:table-cell>
          <table:table-cell office:value-type="string" calcext:value-type="string">
            <text:p>Tryptopha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M-0051</text:p>
          </table:table-cell>
          <table:table-cell office:value-type="string" calcext:value-type="string">
            <text:p>RESID; AA0179 --- PSI-MOD; 0018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6'-chlorotryptophan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yptopha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M-0052</text:p>
          </table:table-cell>
          <table:table-cell office:value-type="string" calcext:value-type="string">
            <text:p>RESID; AA0180 --- PSI-MOD; 0018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7'-hydroxytryptophan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Tryptopha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M-0427</text:p>
          </table:table-cell>
          <table:table-cell office:value-type="string" calcext:value-type="string">
            <text:p>RESID; AA0520 --- PSI-MOD; 0166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DP-ribosyl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DP-ribosylatio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053</text:p>
          </table:table-cell>
          <table:table-cell office:value-type="string" calcext:value-type="string">
            <text:p>RESID; AA0168 --- PSI-MOD; 0017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DP-ribosylasparag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DP-ribosylation</text:p>
          </table:table-cell>
          <table:table-cell office:value-type="string" calcext:value-type="string">
            <text:p>Asparag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M-0054</text:p>
          </table:table-cell>
          <table:table-cell office:value-type="string" calcext:value-type="string">
            <text:p>RESID; AA0231 --- PSI-MOD; 0023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DP-ribosyl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DP-ribosylatio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055</text:p>
          </table:table-cell>
          <table:table-cell office:value-type="string" calcext:value-type="string">
            <text:p>RESID; AA0169 --- PSI-MOD; 0017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DP-ribosyl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DP-ribosylatio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056</text:p>
          </table:table-cell>
          <table:table-cell office:value-type="string" calcext:value-type="string">
            <text:p>RESID; AA0237 --- PSI-MOD; 0024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lan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Alani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TM-0057</text:p>
          </table:table-cell>
          <table:table-cell office:value-type="string" calcext:value-type="string">
            <text:p>RESID; AA0081 --- PSI-MOD; 0009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lanine derivativ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ani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TM-0058</text:p>
          </table:table-cell>
          <table:table-cell office:value-type="string" calcext:value-type="string">
            <text:p>PSI-MOD; 0090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lanine isoaspartyl cyclopeptide (Ala-Asn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anine-Asparagine</text:p>
          </table:table-cell>
          <table:table-cell office:value-type="string" calcext:value-type="string">
            <text:p>A-N</text:p>
          </table:table-cell>
          <table:table-cell office:value-type="string" calcext:value-type="string">
            <text:p>PTM-0418</text:p>
          </table:table-cell>
          <table:table-cell office:value-type="string" calcext:value-type="string">
            <text:p>RESID; AA0515 --- PSI-MOD; 0161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l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059</text:p>
          </table:table-cell>
          <table:table-cell office:value-type="string" calcext:value-type="string">
            <text:p>RESID; AA0121 --- PSI-MOD; 0013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minomalonic acid (Ser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321</text:p>
          </table:table-cell>
          <table:table-cell office:value-type="string" calcext:value-type="string">
            <text:p>RESID; AA0458 --- PSI-MOD; 0138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rgin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060</text:p>
          </table:table-cell>
          <table:table-cell office:value-type="string" calcext:value-type="string">
            <text:p>RESID; AA0082 --- PSI-MOD; 0009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rginine derivativ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061</text:p>
          </table:table-cell>
          <table:table-cell office:value-type="string" calcext:value-type="string">
            <text:p>PSI-MOD; 0090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sparag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Asparag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M-0062</text:p>
          </table:table-cell>
          <table:table-cell office:value-type="string" calcext:value-type="string">
            <text:p>RESID; AA0083 --- PSI-MOD; 0009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spartate 1-(chondroitin 4-sulfate)-ester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roteoglycan</text:p>
          </table:table-cell>
          <table:table-cell office:value-type="string" calcext:value-type="string">
            <text:p>Aspart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TM-0334</text:p>
          </table:table-cell>
          <table:table-cell office:value-type="string" calcext:value-type="string">
            <text:p>RESID; AA0219 --- PSI-MOD; 0022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spartic acid 1-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Aspart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TM-0063</text:p>
          </table:table-cell>
          <table:table-cell office:value-type="string" calcext:value-type="string">
            <text:p>RESID; AA0084 --- PSI-MOD; 0009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spartic acid 1-[(3-aminopropyl)(5'-adenosyl)phosphono]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Asparag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M-0335</text:p>
          </table:table-cell>
          <table:table-cell office:value-type="string" calcext:value-type="string">
            <text:p>RESID; AA0328 --- PSI-MOD; 0033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spartyl aldehy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part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TM-0064</text:p>
          </table:table-cell>
          <table:table-cell office:value-type="string" calcext:value-type="string">
            <text:p>RESID; AA0373 --- PSI-MOD; 0037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spartyl isopeptide (Asn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parag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M-0065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spartyl isopeptide (Asp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part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TM-0313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Asymmetric dimethyl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066</text:p>
          </table:table-cell>
          <table:table-cell office:value-type="string" calcext:value-type="string">
            <text:p>RESID; AA0068 --- PSI-MOD; 0007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eta-decarboxylated aspart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part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TM-0314</text:p>
          </table:table-cell>
          <table:table-cell office:value-type="string" calcext:value-type="string">
            <text:p>RESID; AA0001 --- PSI-MOD; 0086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eta-methyllanthionine (Cys-Th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Cysteine-Threonine</text:p>
          </table:table-cell>
          <table:table-cell office:value-type="string" calcext:value-type="string">
            <text:p>C-T</text:p>
          </table:table-cell>
          <table:table-cell office:value-type="string" calcext:value-type="string">
            <text:p>PTM-0067</text:p>
          </table:table-cell>
          <table:table-cell office:value-type="string" calcext:value-type="string">
            <text:p>RESID; AA0112 --- PSI-MOD; 0012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eta-methyllanthionine (Th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Threonine-Cysteine</text:p>
          </table:table-cell>
          <table:table-cell office:value-type="string" calcext:value-type="string">
            <text:p>T-C</text:p>
          </table:table-cell>
          <table:table-cell office:value-type="string" calcext:value-type="string">
            <text:p>PTM-0068</text:p>
          </table:table-cell>
          <table:table-cell office:value-type="string" calcext:value-type="string">
            <text:p>RESID; AA0112 --- PSI-MOD; 0012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eta-methyllanthionine sulfoxide (Th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reonine-Cysteine</text:p>
          </table:table-cell>
          <table:table-cell office:value-type="string" calcext:value-type="string">
            <text:p>T-C</text:p>
          </table:table-cell>
          <table:table-cell office:value-type="string" calcext:value-type="string">
            <text:p>PTM-0069</text:p>
          </table:table-cell>
          <table:table-cell office:value-type="string" calcext:value-type="string">
            <text:p>RESID; AA0330 --- PSI-MOD; 0033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locked amino end (Ala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ani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TM-0070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locked amino end (Arg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071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locked amino end (Asn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parag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M-0072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locked amino end (Asp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part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TM-0073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locked amino end (Asx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paragine or Asparta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TM-0074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locked amino end (Cys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075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locked amino end (Gln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utami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TM-0076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locked amino end (Glu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TM-0077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locked amino end (Gly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078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locked amino end (Ile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soleuc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TM-0079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locked amino end (Leu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ucin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M-0080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locked amino end (Met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thion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TM-0081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locked amino end (Pro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olin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TM-0082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locked amino end (Ser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083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locked amino end (Thr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084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locked amino end (Val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alin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TM-0085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locked amino end (Xaa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TM-0086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locked carboxyl end (Arg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087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locked carboxyl end (His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istid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TM-0088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Bromo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Bromination</text:p>
          </table:table-cell>
          <table:table-cell office:value-type="string" calcext:value-type="string">
            <text:p>Histid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TM-0089</text:p>
          </table:table-cell>
          <table:table-cell office:value-type="string" calcext:value-type="string">
            <text:p>RESID; AA0173 --- PSI-MOD; 0018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holesterol glycine ester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090</text:p>
          </table:table-cell>
          <table:table-cell office:value-type="string" calcext:value-type="string">
            <text:p>RESID; AA0309 --- PSI-MOD; 0031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is-14-hydroxy-10,13-dioxo-7-heptadecenoic acid aspartate ester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Aspart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TM-0091</text:p>
          </table:table-cell>
          <table:table-cell office:value-type="string" calcext:value-type="string">
            <text:p>RESID; AA0316 --- PSI-MOD; 0032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itrul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Citrullinatio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092</text:p>
          </table:table-cell>
          <table:table-cell office:value-type="string" calcext:value-type="string">
            <text:p>RESID; AA0214 --- PSI-MOD; 0021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clopeptide (Ala-Arg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anine-Arginine</text:p>
          </table:table-cell>
          <table:table-cell office:value-type="string" calcext:value-type="string">
            <text:p>A-R</text:p>
          </table:table-cell>
          <table:table-cell office:value-type="string" calcext:value-type="string">
            <text:p>PTM-0093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clopeptide (Ala-Ile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anine-Isoleucine</text:p>
          </table:table-cell>
          <table:table-cell office:value-type="string" calcext:value-type="string">
            <text:p>A-I</text:p>
          </table:table-cell>
          <table:table-cell office:value-type="string" calcext:value-type="string">
            <text:p>PTM-0315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clopeptide (Ala-Pro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anine-Proline</text:p>
          </table:table-cell>
          <table:table-cell office:value-type="string" calcext:value-type="string">
            <text:p>A-P</text:p>
          </table:table-cell>
          <table:table-cell office:value-type="string" calcext:value-type="string">
            <text:p>PTM-0307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clopeptide (Arg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ginine-Cysteine</text:p>
          </table:table-cell>
          <table:table-cell office:value-type="string" calcext:value-type="string">
            <text:p>R-C</text:p>
          </table:table-cell>
          <table:table-cell office:value-type="string" calcext:value-type="string">
            <text:p>PTM-0094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clopeptide (Asn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paragine-Glycine</text:p>
          </table:table-cell>
          <table:table-cell office:value-type="string" calcext:value-type="string">
            <text:p>N-G</text:p>
          </table:table-cell>
          <table:table-cell office:value-type="string" calcext:value-type="string">
            <text:p>PTM-0095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clopeptide (Asp-Asn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partate-Asparagine</text:p>
          </table:table-cell>
          <table:table-cell office:value-type="string" calcext:value-type="string">
            <text:p>D-N</text:p>
          </table:table-cell>
          <table:table-cell office:value-type="string" calcext:value-type="string">
            <text:p>PTM-0096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clopeptide (Cys-Arg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-Arginine</text:p>
          </table:table-cell>
          <table:table-cell office:value-type="string" calcext:value-type="string">
            <text:p>C-R</text:p>
          </table:table-cell>
          <table:table-cell office:value-type="string" calcext:value-type="string">
            <text:p>PTM-0097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clopeptide (Gly-Asn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ycine-Asparagine</text:p>
          </table:table-cell>
          <table:table-cell office:value-type="string" calcext:value-type="string">
            <text:p>G-N</text:p>
          </table:table-cell>
          <table:table-cell office:value-type="string" calcext:value-type="string">
            <text:p>PTM-0098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clopeptide (Gly-Asp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ycine-Aspartate</text:p>
          </table:table-cell>
          <table:table-cell office:value-type="string" calcext:value-type="string">
            <text:p>G-D</text:p>
          </table:table-cell>
          <table:table-cell office:value-type="string" calcext:value-type="string">
            <text:p>PTM-0099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clopeptide (His-Asn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istidine-Asparagine</text:p>
          </table:table-cell>
          <table:table-cell office:value-type="string" calcext:value-type="string">
            <text:p>H-N</text:p>
          </table:table-cell>
          <table:table-cell office:value-type="string" calcext:value-type="string">
            <text:p>PTM-0436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clopeptide (His-Asp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istidine-Aspartate</text:p>
          </table:table-cell>
          <table:table-cell office:value-type="string" calcext:value-type="string">
            <text:p>H-D</text:p>
          </table:table-cell>
          <table:table-cell office:value-type="string" calcext:value-type="string">
            <text:p>PTM-0437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clopeptide (Ile-Pro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soleucine-Proline</text:p>
          </table:table-cell>
          <table:table-cell office:value-type="string" calcext:value-type="string">
            <text:p>I-P</text:p>
          </table:table-cell>
          <table:table-cell office:value-type="string" calcext:value-type="string">
            <text:p>PTM-0339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clopeptide (Leu-Leu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ucine-Leucine</text:p>
          </table:table-cell>
          <table:table-cell office:value-type="string" calcext:value-type="string">
            <text:p>L-L</text:p>
          </table:table-cell>
          <table:table-cell office:value-type="string" calcext:value-type="string">
            <text:p>PTM-0353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clopeptide (Leu-Trp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ucine-Tryptophan</text:p>
          </table:table-cell>
          <table:table-cell office:value-type="string" calcext:value-type="string">
            <text:p>L-W</text:p>
          </table:table-cell>
          <table:table-cell office:value-type="string" calcext:value-type="string">
            <text:p>PTM-0319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clopeptide (Lys-Asp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ysine-Aspartate</text:p>
          </table:table-cell>
          <table:table-cell office:value-type="string" calcext:value-type="string">
            <text:p>K-D</text:p>
          </table:table-cell>
          <table:table-cell office:value-type="string" calcext:value-type="string">
            <text:p>PTM-0100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clopeptide (Pro-Met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oline-Methionine</text:p>
          </table:table-cell>
          <table:table-cell office:value-type="string" calcext:value-type="string">
            <text:p>P-M</text:p>
          </table:table-cell>
          <table:table-cell office:value-type="string" calcext:value-type="string">
            <text:p>PTM-0316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clopeptide (Pro-Ty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oline-Tyrosine</text:p>
          </table:table-cell>
          <table:table-cell office:value-type="string" calcext:value-type="string">
            <text:p>P-Y</text:p>
          </table:table-cell>
          <table:table-cell office:value-type="string" calcext:value-type="string">
            <text:p>PTM-0317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clopeptide (Ser-Asn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-Asparagine</text:p>
          </table:table-cell>
          <table:table-cell office:value-type="string" calcext:value-type="string">
            <text:p>S-N</text:p>
          </table:table-cell>
          <table:table-cell office:value-type="string" calcext:value-type="string">
            <text:p>PTM-0101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clopeptide (Ser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-Glycine</text:p>
          </table:table-cell>
          <table:table-cell office:value-type="string" calcext:value-type="string">
            <text:p>S-G</text:p>
          </table:table-cell>
          <table:table-cell office:value-type="string" calcext:value-type="string">
            <text:p>PTM-0318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clo[(prolylserin)-O-yl] cystein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380</text:p>
          </table:table-cell>
          <table:table-cell office:value-type="string" calcext:value-type="string">
            <text:p>PSI-MOD; 0143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sO-cysteine adduct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433</text:p>
          </table:table-cell>
          <table:table-cell office:value-type="string" calcext:value-type="string">
            <text:p>RESID; AA0529 --- PSI-MOD; 0177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ste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102</text:p>
          </table:table-cell>
          <table:table-cell office:value-type="string" calcext:value-type="string">
            <text:p>RESID; AA0085 --- PSI-MOD; 0009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steine derivativ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103</text:p>
          </table:table-cell>
          <table:table-cell office:value-type="string" calcext:value-type="string">
            <text:p>PSI-MOD; 0090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steine methyl disulf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104</text:p>
          </table:table-cell>
          <table:table-cell office:value-type="string" calcext:value-type="string">
            <text:p>RESID; AA0101 --- PSI-MOD; 0011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steine methyl ester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105</text:p>
          </table:table-cell>
          <table:table-cell office:value-type="string" calcext:value-type="string">
            <text:p>RESID; AA0105 --- PSI-MOD; 0011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steine persulf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106</text:p>
          </table:table-cell>
          <table:table-cell office:value-type="string" calcext:value-type="string">
            <text:p>RESID; AA0269 --- PSI-MOD; 0027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steine sulfenic acid (-SOH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Oxidatio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107</text:p>
          </table:table-cell>
          <table:table-cell office:value-type="string" calcext:value-type="string">
            <text:p>RESID; AA0205 --- PSI-MOD; 0021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steine sulfinic acid (-SO2H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Oxidatio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108</text:p>
          </table:table-cell>
          <table:table-cell office:value-type="string" calcext:value-type="string">
            <text:p>RESID; AA0262 --- PSI-MOD; 0026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steinyl-selenocysteine (Cys-Sec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Selenocysteine</text:p>
          </table:table-cell>
          <table:table-cell office:value-type="string" calcext:value-type="string">
            <text:p>Cysteine-Selenocysteine</text:p>
          </table:table-cell>
          <table:table-cell office:value-type="string" calcext:value-type="string">
            <text:p>C-U</text:p>
          </table:table-cell>
          <table:table-cell office:value-type="string" calcext:value-type="string">
            <text:p>PTM-0109</text:p>
          </table:table-cell>
          <table:table-cell office:value-type="string" calcext:value-type="string">
            <text:p>RESID; AA0358 --- PSI-MOD; 0036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Cysteinyl-selenocysteine (Sec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Selenocysteine</text:p>
          </table:table-cell>
          <table:table-cell office:value-type="string" calcext:value-type="string">
            <text:p>Selenocysteine-Cysteine</text:p>
          </table:table-cell>
          <table:table-cell office:value-type="string" calcext:value-type="string">
            <text:p>U-C</text:p>
          </table:table-cell>
          <table:table-cell office:value-type="string" calcext:value-type="string">
            <text:p>PTM-0110</text:p>
          </table:table-cell>
          <table:table-cell office:value-type="string" calcext:value-type="string">
            <text:p>RESID; AA0358 --- PSI-MOD; 0036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-4-hydroxyva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; Hydroxylation</text:p>
          </table:table-cell>
          <table:table-cell office:value-type="string" calcext:value-type="string">
            <text:p>Valin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TM-0111</text:p>
          </table:table-cell>
          <table:table-cell office:value-type="string" calcext:value-type="string">
            <text:p>RESID; AA0388 --- PSI-MOD; 0075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-alanine (Ala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Alani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TM-0112</text:p>
          </table:table-cell>
          <table:table-cell office:value-type="string" calcext:value-type="string">
            <text:p>RESID; AA0191 --- PSI-MOD; 0019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-alanine (Ser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113</text:p>
          </table:table-cell>
          <table:table-cell office:value-type="string" calcext:value-type="string">
            <text:p>RESID; AA0191 --- PSI-MOD; 0085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-allo-iso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Isoleuc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TM-0114</text:p>
          </table:table-cell>
          <table:table-cell office:value-type="string" calcext:value-type="string">
            <text:p>RESID; AA0192 --- PSI-MOD; 0019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-asparag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Asparag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M-0115</text:p>
          </table:table-cell>
          <table:table-cell office:value-type="string" calcext:value-type="string">
            <text:p>RESID; AA0196 --- PSI-MOD; 0020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-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Leucin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M-0119</text:p>
          </table:table-cell>
          <table:table-cell office:value-type="string" calcext:value-type="string">
            <text:p>RESID; AA0197 --- PSI-MOD; 0020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-methi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Methion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TM-0120</text:p>
          </table:table-cell>
          <table:table-cell office:value-type="string" calcext:value-type="string">
            <text:p>RESID; AA0193 --- PSI-MOD; 0020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-phenylala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Phenylalani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TM-0121</text:p>
          </table:table-cell>
          <table:table-cell office:value-type="string" calcext:value-type="string">
            <text:p>RESID; AA0194 --- PSI-MOD; 0020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-serine (Cys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309</text:p>
          </table:table-cell>
          <table:table-cell office:value-type="string" calcext:value-type="string">
            <text:p>RESID; AA0195 --- PSI-MOD; 0089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-serine (Ser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308</text:p>
          </table:table-cell>
          <table:table-cell office:value-type="string" calcext:value-type="string">
            <text:p>RESID; AA0195 --- PSI-MOD; 0020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-thre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310</text:p>
          </table:table-cell>
          <table:table-cell office:value-type="string" calcext:value-type="string">
            <text:p>RESID; AA0199 --- PSI-MOD; 0086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-tryptophan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Tryptopha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M-0123</text:p>
          </table:table-cell>
          <table:table-cell office:value-type="string" calcext:value-type="string">
            <text:p>RESID; AA0198 --- PSI-MOD; 0020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-va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D-amino acid</text:p>
          </table:table-cell>
          <table:table-cell office:value-type="string" calcext:value-type="string">
            <text:p>Valin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TM-0124</text:p>
          </table:table-cell>
          <table:table-cell office:value-type="string" calcext:value-type="string">
            <text:p>RESID; AA0200 --- PSI-MOD; 0070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eamidated asparag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sparag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M-0116</text:p>
          </table:table-cell>
          <table:table-cell office:value-type="string" calcext:value-type="string">
            <text:p>RESID; AA0004 --- PSI-MOD; 0068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eamidated glutam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utami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TM-0117</text:p>
          </table:table-cell>
          <table:table-cell office:value-type="string" calcext:value-type="string">
            <text:p>RESID; AA0006 --- PSI-MOD; 0068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ecarboxylated thre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354</text:p>
          </table:table-cell>
          <table:table-cell office:value-type="string" calcext:value-type="string">
            <text:p>RESID; AA0465 --- PSI-MOD; 0138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iiodo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Iodination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408</text:p>
          </table:table-cell>
          <table:table-cell office:value-type="string" calcext:value-type="string">
            <text:p>RESID; AA0510 --- PSI-MOD; 0161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imethylated 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341</text:p>
          </table:table-cell>
          <table:table-cell office:value-type="string" calcext:value-type="string">
            <text:p>PSI-MOD; 0078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Diphth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istid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TM-0118</text:p>
          </table:table-cell>
          <table:table-cell office:value-type="string" calcext:value-type="string">
            <text:p>RESID; AA0040 --- PSI-MOD; 0004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FMN phosphoryl 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MN; Phosphoprotei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125</text:p>
          </table:table-cell>
          <table:table-cell office:value-type="string" calcext:value-type="string">
            <text:p>RESID; AA0350 --- PSI-MOD; 0035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FMN phosphoryl thre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MN; Phosphoprotein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126</text:p>
          </table:table-cell>
          <table:table-cell office:value-type="string" calcext:value-type="string">
            <text:p>RESID; AA0349 --- PSI-MOD; 0035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lutamate methyl ester (Gln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Glutami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TM-0127</text:p>
          </table:table-cell>
          <table:table-cell office:value-type="string" calcext:value-type="string">
            <text:p>RESID; AA0072 --- PSI-MOD; 0065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lutamate methyl ester (Glu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TM-0128</text:p>
          </table:table-cell>
          <table:table-cell office:value-type="string" calcext:value-type="string">
            <text:p>RESID; AA0072 --- PSI-MOD; 0008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lutamic acid 1-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TM-0129</text:p>
          </table:table-cell>
          <table:table-cell office:value-type="string" calcext:value-type="string">
            <text:p>RESID; AA0087 --- PSI-MOD; 0009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lutam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Glutami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TM-0130</text:p>
          </table:table-cell>
          <table:table-cell office:value-type="string" calcext:value-type="string">
            <text:p>RESID; AA0086 --- PSI-MOD; 0009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lutamine derivativ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utami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TM-0131</text:p>
          </table:table-cell>
          <table:table-cell office:value-type="string" calcext:value-type="string">
            <text:p>PSI-MOD; 0090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lyc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132</text:p>
          </table:table-cell>
          <table:table-cell office:value-type="string" calcext:value-type="string">
            <text:p>RESID; AA0088 --- PSI-MOD; 0009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lycine radical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Organic radical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133</text:p>
          </table:table-cell>
          <table:table-cell office:value-type="string" calcext:value-type="string">
            <text:p>RESID; AA0008 --- PSI-MOD; 0001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lycyl adenyl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cleotide-binding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409</text:p>
          </table:table-cell>
          <table:table-cell office:value-type="string" calcext:value-type="string">
            <text:p>RESID; AA0511 --- PSI-MOD; 0161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lycyl cysteine dithioester (Cys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ster bond</text:p>
          </table:table-cell>
          <table:table-cell office:value-type="string" calcext:value-type="string">
            <text:p>Cysteine-Glycine</text:p>
          </table:table-cell>
          <table:table-cell office:value-type="string" calcext:value-type="string">
            <text:p>C-G</text:p>
          </table:table-cell>
          <table:table-cell office:value-type="string" calcext:value-type="string">
            <text:p>PTM-0413</text:p>
          </table:table-cell>
          <table:table-cell office:value-type="string" calcext:value-type="string">
            <text:p>RESID; AA0512 --- PSI-MOD; 0161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lycyl cysteine dithioester (Gly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ster bond</text:p>
          </table:table-cell>
          <table:table-cell office:value-type="string" calcext:value-type="string">
            <text:p>Glycine-Cysteine</text:p>
          </table:table-cell>
          <table:table-cell office:value-type="string" calcext:value-type="string">
            <text:p>G-C</text:p>
          </table:table-cell>
          <table:table-cell office:value-type="string" calcext:value-type="string">
            <text:p>PTM-0410</text:p>
          </table:table-cell>
          <table:table-cell office:value-type="string" calcext:value-type="string">
            <text:p>RESID; AA0512 --- PSI-MOD; 0161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lycyl cysteine thioester (Cys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ster bond</text:p>
          </table:table-cell>
          <table:table-cell office:value-type="string" calcext:value-type="string">
            <text:p>Cysteine-Glycine</text:p>
          </table:table-cell>
          <table:table-cell office:value-type="string" calcext:value-type="string">
            <text:p>C-G</text:p>
          </table:table-cell>
          <table:table-cell office:value-type="string" calcext:value-type="string">
            <text:p>PTM-0429</text:p>
          </table:table-cell>
          <table:table-cell office:value-type="string" calcext:value-type="string">
            <text:p>RESID; AA0206 --- PSI-MOD; 0021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lycyl lysine isopeptide (Gly-L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Glycine-Lysine</text:p>
          </table:table-cell>
          <table:table-cell office:value-type="string" calcext:value-type="string">
            <text:p>G-K</text:p>
          </table:table-cell>
          <table:table-cell office:value-type="string" calcext:value-type="string">
            <text:p>PTM-0134</text:p>
          </table:table-cell>
          <table:table-cell office:value-type="string" calcext:value-type="string">
            <text:p>RESID; AA0125 --- PSI-MOD; 0013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lycyl lysine isopeptide (Lys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Lysine-Glycine</text:p>
          </table:table-cell>
          <table:table-cell office:value-type="string" calcext:value-type="string">
            <text:p>K-G</text:p>
          </table:table-cell>
          <table:table-cell office:value-type="string" calcext:value-type="string">
            <text:p>PTM-0135</text:p>
          </table:table-cell>
          <table:table-cell office:value-type="string" calcext:value-type="string">
            <text:p>RESID; AA0125 --- PSI-MOD; 0013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lycyl serine ester (Gly-Se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ycine-Serine</text:p>
          </table:table-cell>
          <table:table-cell office:value-type="string" calcext:value-type="string">
            <text:p>G-S</text:p>
          </table:table-cell>
          <table:table-cell office:value-type="string" calcext:value-type="string">
            <text:p>PTM-0425</text:p>
          </table:table-cell>
          <table:table-cell office:value-type="string" calcext:value-type="string">
            <text:p>RESID; AA0495 --- PSI-MOD; 0158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lycyl serine ester (Ser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-Glycine</text:p>
          </table:table-cell>
          <table:table-cell office:value-type="string" calcext:value-type="string">
            <text:p>S-G</text:p>
          </table:table-cell>
          <table:table-cell office:value-type="string" calcext:value-type="string">
            <text:p>PTM-0422</text:p>
          </table:table-cell>
          <table:table-cell office:value-type="string" calcext:value-type="string">
            <text:p>RESID; AA0495 --- PSI-MOD; 0158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lycyl threonine ester (Gly-Th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ycine-Threonine</text:p>
          </table:table-cell>
          <table:table-cell office:value-type="string" calcext:value-type="string">
            <text:p>G-T</text:p>
          </table:table-cell>
          <table:table-cell office:value-type="string" calcext:value-type="string">
            <text:p>PTM-0426</text:p>
          </table:table-cell>
          <table:table-cell office:value-type="string" calcext:value-type="string">
            <text:p>RESID; AA0496 --- PSI-MOD; 0158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lycyl threonine ester (Thr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reonine-Glycine</text:p>
          </table:table-cell>
          <table:table-cell office:value-type="string" calcext:value-type="string">
            <text:p>T-G</text:p>
          </table:table-cell>
          <table:table-cell office:value-type="string" calcext:value-type="string">
            <text:p>PTM-0423</text:p>
          </table:table-cell>
          <table:table-cell office:value-type="string" calcext:value-type="string">
            <text:p>RESID; AA0496 --- PSI-MOD; 0158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PI-anchor amidated alan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Alani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TM-0136</text:p>
          </table:table-cell>
          <table:table-cell office:value-type="string" calcext:value-type="string">
            <text:p>RESID; AA0163 --- PSI-MOD; 0017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PI-anchor amidated asparag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Asparag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M-0137</text:p>
          </table:table-cell>
          <table:table-cell office:value-type="string" calcext:value-type="string">
            <text:p>RESID; AA0158 --- PSI-MOD; 0016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PI-anchor amidated aspartat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Aspart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TM-0138</text:p>
          </table:table-cell>
          <table:table-cell office:value-type="string" calcext:value-type="string">
            <text:p>RESID; AA0159 --- PSI-MOD; 0016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PI-anchor amidated carboxyl end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TM-0139</text:p>
          </table:table-cell>
          <table:table-cell office:value-type="string" calcext:value-type="string">
            <text:p>PSI-MOD; 0081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PI-anchor amidated 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140</text:p>
          </table:table-cell>
          <table:table-cell office:value-type="string" calcext:value-type="string">
            <text:p>RESID; AA0160 --- PSI-MOD; 0016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PI-anchor amidated glyc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141</text:p>
          </table:table-cell>
          <table:table-cell office:value-type="string" calcext:value-type="string">
            <text:p>RESID; AA0161 --- PSI-MOD; 0017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PI-anchor amidated ser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142</text:p>
          </table:table-cell>
          <table:table-cell office:value-type="string" calcext:value-type="string">
            <text:p>RESID; AA0162 --- PSI-MOD; 0017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PI-anchor amidated threon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143</text:p>
          </table:table-cell>
          <table:table-cell office:value-type="string" calcext:value-type="string">
            <text:p>RESID; AA0164 --- PSI-MOD; 0017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PI-like-anchor amidated alan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Alani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TM-0144</text:p>
          </table:table-cell>
          <table:table-cell office:value-type="string" calcext:value-type="string">
            <text:p>RESID; AA0424 --- PSI-MOD; 0117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PI-like-anchor amidated asparag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Asparag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M-0145</text:p>
          </table:table-cell>
          <table:table-cell office:value-type="string" calcext:value-type="string">
            <text:p>RESID; AA0425 --- PSI-MOD; 0117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PI-like-anchor amidated aspartat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Aspart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TM-0322</text:p>
          </table:table-cell>
          <table:table-cell office:value-type="string" calcext:value-type="string">
            <text:p>RESID; AA0439 --- PSI-MOD; 0086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PI-like-anchor amidated glyc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146</text:p>
          </table:table-cell>
          <table:table-cell office:value-type="string" calcext:value-type="string">
            <text:p>RESID; AA0165 --- PSI-MOD; 0017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GPI-like-anchor amidated ser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GPI-anchor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147</text:p>
          </table:table-cell>
          <table:table-cell office:value-type="string" calcext:value-type="string">
            <text:p>RESID; AA0166 --- PSI-MOD; 0017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Histid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Histid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TM-0148</text:p>
          </table:table-cell>
          <table:table-cell office:value-type="string" calcext:value-type="string">
            <text:p>RESID; AA0089 --- PSI-MOD; 0009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Hydroxypro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Prolin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TM-0149</text:p>
          </table:table-cell>
          <table:table-cell office:value-type="string" calcext:value-type="string">
            <text:p>PSI-MOD; 0067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Hypu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pusine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50</text:p>
          </table:table-cell>
          <table:table-cell office:value-type="string" calcext:value-type="string">
            <text:p>RESID; AA0116 --- PSI-MOD; 0012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Iodo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Iodination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411</text:p>
          </table:table-cell>
          <table:table-cell office:value-type="string" calcext:value-type="string">
            <text:p>RESID; AA0509 --- PSI-MOD; 0161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Isoaspartyl cysteine isopeptide (Cys-Asn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Cysteine-Asparagine</text:p>
          </table:table-cell>
          <table:table-cell office:value-type="string" calcext:value-type="string">
            <text:p>C-N</text:p>
          </table:table-cell>
          <table:table-cell office:value-type="string" calcext:value-type="string">
            <text:p>PTM-0151</text:p>
          </table:table-cell>
          <table:table-cell office:value-type="string" calcext:value-type="string">
            <text:p>RESID; AA0216 --- PSI-MOD; 0022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Isoaspartyl glycine isopeptide (Gly-Asn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Glycine-Asparagine</text:p>
          </table:table-cell>
          <table:table-cell office:value-type="string" calcext:value-type="string">
            <text:p>G-N</text:p>
          </table:table-cell>
          <table:table-cell office:value-type="string" calcext:value-type="string">
            <text:p>PTM-0152</text:p>
          </table:table-cell>
          <table:table-cell office:value-type="string" calcext:value-type="string">
            <text:p>RESID; AA0126 --- PSI-MOD; 0013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Isoaspartyl lysine isopeptide (Asn-L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Asparagine-Lysine</text:p>
          </table:table-cell>
          <table:table-cell office:value-type="string" calcext:value-type="string">
            <text:p>N-K</text:p>
          </table:table-cell>
          <table:table-cell office:value-type="string" calcext:value-type="string">
            <text:p>PTM-0153</text:p>
          </table:table-cell>
          <table:table-cell office:value-type="string" calcext:value-type="string">
            <text:p>RESID; AA0294 --- PSI-MOD; 0029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Isoaspartyl lysine isopeptide (Lys-Asn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Lysine-Asparagine</text:p>
          </table:table-cell>
          <table:table-cell office:value-type="string" calcext:value-type="string">
            <text:p>K-N</text:p>
          </table:table-cell>
          <table:table-cell office:value-type="string" calcext:value-type="string">
            <text:p>PTM-0330 --- PTM-0154</text:p>
          </table:table-cell>
          <table:table-cell office:value-type="string" calcext:value-type="string">
            <text:p>RESID; AA0294 --- PSI-MOD; 0029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Isoaspartyl lysine isopeptide (Lys-Asp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Lysine-Aspartate</text:p>
          </table:table-cell>
          <table:table-cell office:value-type="string" calcext:value-type="string">
            <text:p>K-D</text:p>
          </table:table-cell>
          <table:table-cell office:value-type="string" calcext:value-type="string">
            <text:p>PTM-0486</text:p>
          </table:table-cell>
          <table:table-cell office:value-type="string" calcext:value-type="string">
            <text:p>RESID; AA0294 --- PSI-MOD; 0191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Isodityrosine (Tyr-Ty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yrosine-Tyrosine</text:p>
          </table:table-cell>
          <table:table-cell office:value-type="string" calcext:value-type="string">
            <text:p>Y-Y</text:p>
          </table:table-cell>
          <table:table-cell office:value-type="string" calcext:value-type="string">
            <text:p>PTM-0155</text:p>
          </table:table-cell>
          <table:table-cell office:value-type="string" calcext:value-type="string">
            <text:p>RESID; AA0368 --- PSI-MOD; 0037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Isoglutamyl cysteine thioester (Cys-Gln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ster bond</text:p>
          </table:table-cell>
          <table:table-cell office:value-type="string" calcext:value-type="string">
            <text:p>Cysteine-Glutamine</text:p>
          </table:table-cell>
          <table:table-cell office:value-type="string" calcext:value-type="string">
            <text:p>C-Q</text:p>
          </table:table-cell>
          <table:table-cell office:value-type="string" calcext:value-type="string">
            <text:p>PTM-0156</text:p>
          </table:table-cell>
          <table:table-cell office:value-type="string" calcext:value-type="string">
            <text:p>RESID; AA0108 --- PSI-MOD; 0011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Isoglutamyl glycine isopeptide (Gly-Glu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Glycine-Glutamate</text:p>
          </table:table-cell>
          <table:table-cell office:value-type="string" calcext:value-type="string">
            <text:p>G-E</text:p>
          </table:table-cell>
          <table:table-cell office:value-type="string" calcext:value-type="string">
            <text:p>PTM-0157</text:p>
          </table:table-cell>
          <table:table-cell office:value-type="string" calcext:value-type="string">
            <text:p>RESID; AA0360 --- PSI-MOD; 0036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Isoglutamyl lysine isopeptide (Gln-L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Glutamine-Lysine</text:p>
          </table:table-cell>
          <table:table-cell office:value-type="string" calcext:value-type="string">
            <text:p>Q-K</text:p>
          </table:table-cell>
          <table:table-cell office:value-type="string" calcext:value-type="string">
            <text:p>PTM-0158</text:p>
          </table:table-cell>
          <table:table-cell office:value-type="string" calcext:value-type="string">
            <text:p>RESID; AA0124 --- PSI-MOD; 0013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Isoglutamyl lysine isopeptide (Glu-L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Glutamate-Lysine</text:p>
          </table:table-cell>
          <table:table-cell office:value-type="string" calcext:value-type="string">
            <text:p>E-K</text:p>
          </table:table-cell>
          <table:table-cell office:value-type="string" calcext:value-type="string">
            <text:p>PTM-0397</text:p>
          </table:table-cell>
          <table:table-cell office:value-type="string" calcext:value-type="string">
            <text:p>RESID; AA0124 --- PSI-MOD; 0163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Isoglutamyl lysine isopeptide (Lys-Gln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Lysine-Glutamine</text:p>
          </table:table-cell>
          <table:table-cell office:value-type="string" calcext:value-type="string">
            <text:p>K-Q</text:p>
          </table:table-cell>
          <table:table-cell office:value-type="string" calcext:value-type="string">
            <text:p>PTM-0159 --- PTM-0160</text:p>
          </table:table-cell>
          <table:table-cell office:value-type="string" calcext:value-type="string">
            <text:p>RESID; AA0124 --- PSI-MOD; 0013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Isoglutamyl lysine isopeptide (Lys-Glu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Lysine-Glutamate</text:p>
          </table:table-cell>
          <table:table-cell office:value-type="string" calcext:value-type="string">
            <text:p>K-E</text:p>
          </table:table-cell>
          <table:table-cell office:value-type="string" calcext:value-type="string">
            <text:p>PTM-0398</text:p>
          </table:table-cell>
          <table:table-cell office:value-type="string" calcext:value-type="string">
            <text:p>RESID; AA0124 --- PSI-MOD; 0163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Isoleuc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Isoleuc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TM-0161</text:p>
          </table:table-cell>
          <table:table-cell office:value-type="string" calcext:value-type="string">
            <text:p>RESID; AA0090 --- PSI-MOD; 0009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Isoleucine derivativ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soleuc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TM-0162</text:p>
          </table:table-cell>
          <table:table-cell office:value-type="string" calcext:value-type="string">
            <text:p>PSI-MOD; 0091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L-allo-iso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soleuc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TM-0442</text:p>
          </table:table-cell>
          <table:table-cell office:value-type="string" calcext:value-type="string">
            <text:p>RESID; AA0546 --- PSI-MOD; 0184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Lactic acid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163</text:p>
          </table:table-cell>
          <table:table-cell office:value-type="string" calcext:value-type="string">
            <text:p>RESID; AA0186 --- PSI-MOD; 0019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Lanthionine (Cys-Se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Cysteine-Serine</text:p>
          </table:table-cell>
          <table:table-cell office:value-type="string" calcext:value-type="string">
            <text:p>C-S</text:p>
          </table:table-cell>
          <table:table-cell office:value-type="string" calcext:value-type="string">
            <text:p>PTM-0164</text:p>
          </table:table-cell>
          <table:table-cell office:value-type="string" calcext:value-type="string">
            <text:p>RESID; AA0110 --- PSI-MOD; 0012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Lanthionine (Se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Serine-Cysteine</text:p>
          </table:table-cell>
          <table:table-cell office:value-type="string" calcext:value-type="string">
            <text:p>S-C</text:p>
          </table:table-cell>
          <table:table-cell office:value-type="string" calcext:value-type="string">
            <text:p>PTM-0165</text:p>
          </table:table-cell>
          <table:table-cell office:value-type="string" calcext:value-type="string">
            <text:p>RESID; AA0110 --- PSI-MOD; 0012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Leuc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Leucin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M-0166</text:p>
          </table:table-cell>
          <table:table-cell office:value-type="string" calcext:value-type="string">
            <text:p>RESID; AA0091 --- PSI-MOD; 0010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Leucine methyl ester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Leucin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M-0167</text:p>
          </table:table-cell>
          <table:table-cell office:value-type="string" calcext:value-type="string">
            <text:p>RESID; AA0299 --- PSI-MOD; 0030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Lys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68</text:p>
          </table:table-cell>
          <table:table-cell office:value-type="string" calcext:value-type="string">
            <text:p>RESID; AA0092 --- PSI-MOD; 0010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Lysine derivativ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69</text:p>
          </table:table-cell>
          <table:table-cell office:value-type="string" calcext:value-type="string">
            <text:p>PSI-MOD; 0091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Lysine methyl ester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70</text:p>
          </table:table-cell>
          <table:table-cell office:value-type="string" calcext:value-type="string">
            <text:p>RESID; AA0318 --- PSI-MOD; 0032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Lysine tyrosylquinone (Lys-Ty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LTQ</text:p>
          </table:table-cell>
          <table:table-cell office:value-type="string" calcext:value-type="string">
            <text:p>Lysine-Tyrosine</text:p>
          </table:table-cell>
          <table:table-cell office:value-type="string" calcext:value-type="string">
            <text:p>K-Y</text:p>
          </table:table-cell>
          <table:table-cell office:value-type="string" calcext:value-type="string">
            <text:p>PTM-0171</text:p>
          </table:table-cell>
          <table:table-cell office:value-type="string" calcext:value-type="string">
            <text:p>RESID; AA0233 --- PSI-MOD; 0023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Lysine tyrosylquinone (Tyr-L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LTQ</text:p>
          </table:table-cell>
          <table:table-cell office:value-type="string" calcext:value-type="string">
            <text:p>Tyrosine-Lysine</text:p>
          </table:table-cell>
          <table:table-cell office:value-type="string" calcext:value-type="string">
            <text:p>Y-K</text:p>
          </table:table-cell>
          <table:table-cell office:value-type="string" calcext:value-type="string">
            <text:p>PTM-0323</text:p>
          </table:table-cell>
          <table:table-cell office:value-type="string" calcext:value-type="string">
            <text:p>RESID; AA0233 --- PSI-MOD; 0023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Lysino-D-alanine (Lys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439</text:p>
          </table:table-cell>
          <table:table-cell office:value-type="string" calcext:value-type="string">
            <text:p>RESID; AA0123 --- PSI-MOD; 0183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Lysinoalanine (Ser-L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-Lysine</text:p>
          </table:table-cell>
          <table:table-cell office:value-type="string" calcext:value-type="string">
            <text:p>S-K</text:p>
          </table:table-cell>
          <table:table-cell office:value-type="string" calcext:value-type="string">
            <text:p>PTM-0172</text:p>
          </table:table-cell>
          <table:table-cell office:value-type="string" calcext:value-type="string">
            <text:p>RESID; AA0123 --- PSI-MOD; 0013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Methionine (R)-sulfox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Oxidation</text:p>
          </table:table-cell>
          <table:table-cell office:value-type="string" calcext:value-type="string">
            <text:p>Methion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TM-0480</text:p>
          </table:table-cell>
          <table:table-cell office:value-type="string" calcext:value-type="string">
            <text:p>RESID; AA0581 --- PSI-MOD; 0072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Methionine (S)-sulfox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Oxidation</text:p>
          </table:table-cell>
          <table:table-cell office:value-type="string" calcext:value-type="string">
            <text:p>Methion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TM-0481</text:p>
          </table:table-cell>
          <table:table-cell office:value-type="string" calcext:value-type="string">
            <text:p>PSI-MOD; 0072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Methion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Methion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TM-0173</text:p>
          </table:table-cell>
          <table:table-cell office:value-type="string" calcext:value-type="string">
            <text:p>RESID; AA0093 --- PSI-MOD; 0010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Methionine derivativ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thion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TM-0174</text:p>
          </table:table-cell>
          <table:table-cell office:value-type="string" calcext:value-type="string">
            <text:p>PSI-MOD; 0091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Methionine sulfo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Oxidation</text:p>
          </table:table-cell>
          <table:table-cell office:value-type="string" calcext:value-type="string">
            <text:p>Methion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TM-0175</text:p>
          </table:table-cell>
          <table:table-cell office:value-type="string" calcext:value-type="string">
            <text:p>RESID; AA0251 --- PSI-MOD; 0025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Methionine sulfox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Oxidation</text:p>
          </table:table-cell>
          <table:table-cell office:value-type="string" calcext:value-type="string">
            <text:p>Methion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TM-0469</text:p>
          </table:table-cell>
          <table:table-cell office:value-type="string" calcext:value-type="string">
            <text:p>PSI-MOD; 0071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Methyl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Histid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TM-0176</text:p>
          </table:table-cell>
          <table:table-cell office:value-type="string" calcext:value-type="string">
            <text:p>PSI-MOD; 0066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,N,N-trimethylala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Alani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TM-0177</text:p>
          </table:table-cell>
          <table:table-cell office:value-type="string" calcext:value-type="string">
            <text:p>RESID; AA0062 --- PSI-MOD; 0007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,N,N-trimethylgly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485</text:p>
          </table:table-cell>
          <table:table-cell office:value-type="string" calcext:value-type="string">
            <text:p>RESID; AA0619 --- PSI-MOD; 0198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,N,N-trimethyl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430</text:p>
          </table:table-cell>
          <table:table-cell office:value-type="string" calcext:value-type="string">
            <text:p>RESID; AA0535 --- PSI-MOD; 0178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,N-(cysteine-1,S-diyl)phenylalanine (Cys-Phe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-Phenylalanine</text:p>
          </table:table-cell>
          <table:table-cell office:value-type="string" calcext:value-type="string">
            <text:p>C-F</text:p>
          </table:table-cell>
          <table:table-cell office:value-type="string" calcext:value-type="string">
            <text:p>PTM-0451</text:p>
          </table:table-cell>
          <table:table-cell office:value-type="string" calcext:value-type="string">
            <text:p>RESID; AA0562 --- PSI-MOD; 0185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,N-(cysteine-1,S-diyl)serine (Cys-Se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-Serine</text:p>
          </table:table-cell>
          <table:table-cell office:value-type="string" calcext:value-type="string">
            <text:p>C-S</text:p>
          </table:table-cell>
          <table:table-cell office:value-type="string" calcext:value-type="string">
            <text:p>PTM-0037</text:p>
          </table:table-cell>
          <table:table-cell office:value-type="string" calcext:value-type="string">
            <text:p>RESID; AA0344 --- PSI-MOD; 0034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,N-dimethylala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Alani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TM-0178</text:p>
          </table:table-cell>
          <table:table-cell office:value-type="string" calcext:value-type="string">
            <text:p>RESID; AA0433 --- PSI-MOD; 0117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,N-dimethylgly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484</text:p>
          </table:table-cell>
          <table:table-cell office:value-type="string" calcext:value-type="string">
            <text:p>RESID; AA0620 --- PSI-MOD; 0198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,N-dimethyl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Leucin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M-0435</text:p>
          </table:table-cell>
          <table:table-cell office:value-type="string" calcext:value-type="string">
            <text:p>RESID; AA0538 --- PSI-MOD; 0180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,N-dimethylpro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rolin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TM-0179</text:p>
          </table:table-cell>
          <table:table-cell office:value-type="string" calcext:value-type="string">
            <text:p>RESID; AA0066 --- PSI-MOD; 0007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,N-dimethyl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431</text:p>
          </table:table-cell>
          <table:table-cell office:value-type="string" calcext:value-type="string">
            <text:p>RESID; AA0534 --- PSI-MOD; 0178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(12-oxomyristoyl)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Myristate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420</text:p>
          </table:table-cell>
          <table:table-cell office:value-type="string" calcext:value-type="string">
            <text:p>RESID; AA0517 --- PSI-MOD; 0169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acetylala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Alani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TM-0199</text:p>
          </table:table-cell>
          <table:table-cell office:value-type="string" calcext:value-type="string">
            <text:p>RESID; AA0041 --- PSI-MOD; 0005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acetylaspart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Asparta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TM-0200</text:p>
          </table:table-cell>
          <table:table-cell office:value-type="string" calcext:value-type="string">
            <text:p>RESID; AA0042 --- PSI-MOD; 0005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acetylated 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482</text:p>
          </table:table-cell>
          <table:table-cell office:value-type="string" calcext:value-type="string">
            <text:p>PSI-MOD; 0072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acetyl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01</text:p>
          </table:table-cell>
          <table:table-cell office:value-type="string" calcext:value-type="string">
            <text:p>RESID; AA0043 --- PSI-MOD; 0005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acetylglutamat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TM-0202</text:p>
          </table:table-cell>
          <table:table-cell office:value-type="string" calcext:value-type="string">
            <text:p>RESID; AA0044 --- PSI-MOD; 0005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acetylgly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203</text:p>
          </table:table-cell>
          <table:table-cell office:value-type="string" calcext:value-type="string">
            <text:p>RESID; AA0046 --- PSI-MOD; 0005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acetyliso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Isoleuc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TM-0204</text:p>
          </table:table-cell>
          <table:table-cell office:value-type="string" calcext:value-type="string">
            <text:p>RESID; AA0047 --- PSI-MOD; 0005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acetylmethi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Methion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TM-0205</text:p>
          </table:table-cell>
          <table:table-cell office:value-type="string" calcext:value-type="string">
            <text:p>RESID; AA0049 --- PSI-MOD; 0005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acetylpro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Prolin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TM-0206</text:p>
          </table:table-cell>
          <table:table-cell office:value-type="string" calcext:value-type="string">
            <text:p>RESID; AA0050 --- PSI-MOD; 0005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acetyl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207</text:p>
          </table:table-cell>
          <table:table-cell office:value-type="string" calcext:value-type="string">
            <text:p>RESID; AA0051 --- PSI-MOD; 0006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acetylthre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208</text:p>
          </table:table-cell>
          <table:table-cell office:value-type="string" calcext:value-type="string">
            <text:p>RESID; AA0052 --- PSI-MOD; 0006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acetyl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209</text:p>
          </table:table-cell>
          <table:table-cell office:value-type="string" calcext:value-type="string">
            <text:p>RESID; AA0053 --- PSI-MOD; 0006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acetylva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Valin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TM-0210</text:p>
          </table:table-cell>
          <table:table-cell office:value-type="string" calcext:value-type="string">
            <text:p>RESID; AA0054 --- PSI-MOD; 0006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carbamoylala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ani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TM-0374</text:p>
          </table:table-cell>
          <table:table-cell office:value-type="string" calcext:value-type="string">
            <text:p>RESID; AA0343 --- PSI-MOD; 0034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D-glucuronoyl gly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Glycoprotein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331</text:p>
          </table:table-cell>
          <table:table-cell office:value-type="string" calcext:value-type="string">
            <text:p>RESID; AA0058 --- PSI-MOD; 0006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formylgly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ormylation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211</text:p>
          </table:table-cell>
          <table:table-cell office:value-type="string" calcext:value-type="string">
            <text:p>RESID; AA0057 --- PSI-MOD; 0006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formylmethi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ormylation</text:p>
          </table:table-cell>
          <table:table-cell office:value-type="string" calcext:value-type="string">
            <text:p>Methion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TM-0212</text:p>
          </table:table-cell>
          <table:table-cell office:value-type="string" calcext:value-type="string">
            <text:p>RESID; AA0021 --- PSI-MOD; 0003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methylala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Alani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TM-0214</text:p>
          </table:table-cell>
          <table:table-cell office:value-type="string" calcext:value-type="string">
            <text:p>RESID; AA0061 --- PSI-MOD; 0007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methylgly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483</text:p>
          </table:table-cell>
          <table:table-cell office:value-type="string" calcext:value-type="string">
            <text:p>RESID; AA0063 --- PSI-MOD; 0007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methyliso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Isoleucin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TM-0215</text:p>
          </table:table-cell>
          <table:table-cell office:value-type="string" calcext:value-type="string">
            <text:p>RESID; AA0336 --- PSI-MOD; 0034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methylleuc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Leucin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TM-0216</text:p>
          </table:table-cell>
          <table:table-cell office:value-type="string" calcext:value-type="string">
            <text:p>RESID; AA0337 --- PSI-MOD; 0034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methylmethi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Methion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TM-0217</text:p>
          </table:table-cell>
          <table:table-cell office:value-type="string" calcext:value-type="string">
            <text:p>RESID; AA0064 --- PSI-MOD; 0007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methylphenylala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henylalani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TM-0218</text:p>
          </table:table-cell>
          <table:table-cell office:value-type="string" calcext:value-type="string">
            <text:p>RESID; AA0065 --- PSI-MOD; 0007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methylpro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Prolin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TM-0219</text:p>
          </table:table-cell>
          <table:table-cell office:value-type="string" calcext:value-type="string">
            <text:p>RESID; AA0419 --- PSI-MOD; 0083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methyl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432</text:p>
          </table:table-cell>
          <table:table-cell office:value-type="string" calcext:value-type="string">
            <text:p>RESID; AA0533 --- PSI-MOD; 0178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methyl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220</text:p>
          </table:table-cell>
          <table:table-cell office:value-type="string" calcext:value-type="string">
            <text:p>RESID; AA0338 --- PSI-MOD; 0034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myristoyl glyc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Myristate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221</text:p>
          </table:table-cell>
          <table:table-cell office:value-type="string" calcext:value-type="string">
            <text:p>RESID; AA0059 --- PSI-MOD; 0006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palmitoyl 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Palmitate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22</text:p>
          </table:table-cell>
          <table:table-cell office:value-type="string" calcext:value-type="string">
            <text:p>RESID; AA0060 --- PSI-MOD; 0006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palmitoyl glyc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Palmitate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223</text:p>
          </table:table-cell>
          <table:table-cell office:value-type="string" calcext:value-type="string">
            <text:p>RESID; AA0339 --- PSI-MOD; 0034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pyruvate 2-iminyl-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yruvate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24</text:p>
          </table:table-cell>
          <table:table-cell office:value-type="string" calcext:value-type="string">
            <text:p>RESID; AA0274 --- PSI-MOD; 0027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pyruvate 2-iminyl-val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yruvate</text:p>
          </table:table-cell>
          <table:table-cell office:value-type="string" calcext:value-type="string">
            <text:p>Valin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TM-0225</text:p>
          </table:table-cell>
          <table:table-cell office:value-type="string" calcext:value-type="string">
            <text:p>RESID; AA0275 --- PSI-MOD; 0028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-[(12R)-12-hydroxymyristoyl]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Myristate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419</text:p>
          </table:table-cell>
          <table:table-cell office:value-type="string" calcext:value-type="string">
            <text:p>RESID; AA0516 --- PSI-MOD; 0169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2,N2-dimethyl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459</text:p>
          </table:table-cell>
          <table:table-cell office:value-type="string" calcext:value-type="string">
            <text:p>RESID; AA0569 --- PSI-MOD; 0189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2-acetyl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180</text:p>
          </table:table-cell>
          <table:table-cell office:value-type="string" calcext:value-type="string">
            <text:p>RESID; AA0354 --- PSI-MOD; 0035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2-succinyltryptophan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yptopha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M-0181</text:p>
          </table:table-cell>
          <table:table-cell office:value-type="string" calcext:value-type="string">
            <text:p>RESID; AA0130 --- PSI-MOD; 0013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4,N4-dimethylasparag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Asparag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M-0182</text:p>
          </table:table-cell>
          <table:table-cell office:value-type="string" calcext:value-type="string">
            <text:p>RESID; AA0311 --- PSI-MOD; 0031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4-methylasparag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Asparag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M-0183</text:p>
          </table:table-cell>
          <table:table-cell office:value-type="string" calcext:value-type="string">
            <text:p>RESID; AA0070 --- PSI-MOD; 0007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5-methyl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184</text:p>
          </table:table-cell>
          <table:table-cell office:value-type="string" calcext:value-type="string">
            <text:p>RESID; AA0305 --- PSI-MOD; 0031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5-methylglutam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Glutami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TM-0185</text:p>
          </table:table-cell>
          <table:table-cell office:value-type="string" calcext:value-type="string">
            <text:p>RESID; AA0071 --- PSI-MOD; 0008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6,N6,N6-trimethyl-5-hydroxy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; Meth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86</text:p>
          </table:table-cell>
          <table:table-cell office:value-type="string" calcext:value-type="string">
            <text:p>RESID; AA0359 --- PSI-MOD; 0036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6,N6,N6-trimethyl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87</text:p>
          </table:table-cell>
          <table:table-cell office:value-type="string" calcext:value-type="string">
            <text:p>RESID; AA0074 --- PSI-MOD; 0008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6,N6-dimethyl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88</text:p>
          </table:table-cell>
          <table:table-cell office:value-type="string" calcext:value-type="string">
            <text:p>RESID; AA0075 --- PSI-MOD; 0008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6-(3,6-diaminohexanoyl)-5-hydroxy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Hydrox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474</text:p>
          </table:table-cell>
          <table:table-cell office:value-type="string" calcext:value-type="string">
            <text:p>PSI-MOD; 0178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6-(ADP-ribosyl)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DP-ribos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355</text:p>
          </table:table-cell>
          <table:table-cell office:value-type="string" calcext:value-type="string">
            <text:p>RESID; AA0476 --- PSI-MOD; 0139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6-(pyridoxal phosphate)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yridoxal phosphate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387</text:p>
          </table:table-cell>
          <table:table-cell office:value-type="string" calcext:value-type="string">
            <text:p>RESID; AA0119 --- PSI-MOD; 0012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6-(retinylidene)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Retinal protei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388</text:p>
          </table:table-cell>
          <table:table-cell office:value-type="string" calcext:value-type="string">
            <text:p>RESID; AA0120 --- PSI-MOD; 0012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6-1-carboxyethyl 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89</text:p>
          </table:table-cell>
          <table:table-cell office:value-type="string" calcext:value-type="string">
            <text:p>RESID; AA0115 --- PSI-MOD; 0012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6-acetyl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90</text:p>
          </table:table-cell>
          <table:table-cell office:value-type="string" calcext:value-type="string">
            <text:p>RESID; AA0055 --- PSI-MOD; 0006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6-biotinyl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Bioti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382</text:p>
          </table:table-cell>
          <table:table-cell office:value-type="string" calcext:value-type="string">
            <text:p>RESID; AA0117 --- PSI-MOD; 0012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6-carboxy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91</text:p>
          </table:table-cell>
          <table:table-cell office:value-type="string" calcext:value-type="string">
            <text:p>RESID; AA0114 --- PSI-MOD; 0012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6-crotonyl-L-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475</text:p>
          </table:table-cell>
          <table:table-cell office:value-type="string" calcext:value-type="string">
            <text:p>RESID; AA0567 --- PSI-MOD; 0189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6-formyl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orm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92</text:p>
          </table:table-cell>
          <table:table-cell office:value-type="string" calcext:value-type="string">
            <text:p>RESID; AA0211 --- PSI-MOD; 0021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6-lipoyl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Lipoyl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383</text:p>
          </table:table-cell>
          <table:table-cell office:value-type="string" calcext:value-type="string">
            <text:p>RESID; AA0118 --- PSI-MOD; 0012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6-malonyl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467</text:p>
          </table:table-cell>
          <table:table-cell office:value-type="string" calcext:value-type="string">
            <text:p>RESID; AA0568 --- PSI-MOD; 0189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6-methylated 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93</text:p>
          </table:table-cell>
          <table:table-cell office:value-type="string" calcext:value-type="string">
            <text:p>PSI-MOD; 0066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6-methyl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94</text:p>
          </table:table-cell>
          <table:table-cell office:value-type="string" calcext:value-type="string">
            <text:p>RESID; AA0076 --- PSI-MOD; 0008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6-murein peptidoglycan 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eptidoglycan-anchor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95</text:p>
          </table:table-cell>
          <table:table-cell office:value-type="string" calcext:value-type="string">
            <text:p>RESID; AA0218 --- PSI-MOD; 0022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6-myristoyl lys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Myristate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96</text:p>
          </table:table-cell>
          <table:table-cell office:value-type="string" calcext:value-type="string">
            <text:p>RESID; AA0078 --- PSI-MOD; 0008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6-palmitoyl lys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Palmitate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97</text:p>
          </table:table-cell>
          <table:table-cell office:value-type="string" calcext:value-type="string">
            <text:p>RESID; AA0077 --- PSI-MOD; 0008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6-poly(methylaminopropyl)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198</text:p>
          </table:table-cell>
          <table:table-cell office:value-type="string" calcext:value-type="string">
            <text:p>RESID; AA0278 --- PSI-MOD; 0028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6-succinylly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TM-0438</text:p>
          </table:table-cell>
          <table:table-cell office:value-type="string" calcext:value-type="string">
            <text:p>RESID; AA0545 --- PSI-MOD; 0181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Nitrated 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itration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213</text:p>
          </table:table-cell>
          <table:table-cell office:value-type="string" calcext:value-type="string">
            <text:p>PSI-MOD; 0135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-(2-aminoethylphosphoryl)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399</text:p>
          </table:table-cell>
          <table:table-cell office:value-type="string" calcext:value-type="string">
            <text:p>RESID; AA0497 --- PSI-MOD; 0158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-(2-cholinephosphoryl)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400</text:p>
          </table:table-cell>
          <table:table-cell office:value-type="string" calcext:value-type="string">
            <text:p>RESID; AA0498 --- PSI-MOD; 0158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-(5'-phospho-DNA)-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Covalent protein-DNA linkage; Phosphoprotei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226</text:p>
          </table:table-cell>
          <table:table-cell office:value-type="string" calcext:value-type="string">
            <text:p>RESID; AA0246 --- PSI-MOD; 0025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-(5'-phospho-DNA)-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Covalent protein-DNA linkage; Phosphoprotein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228</text:p>
          </table:table-cell>
          <table:table-cell office:value-type="string" calcext:value-type="string">
            <text:p>RESID; AA0254 --- PSI-MOD; 0025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-(5'-phospho-RNA)-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Covalent protein-RNA linkage; Phosphoprotei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227</text:p>
          </table:table-cell>
          <table:table-cell office:value-type="string" calcext:value-type="string">
            <text:p>RESID; AA0213 --- PSI-MOD; 0021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-(5'-phospho-RNA)-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Covalent protein-RNA linkage; Phosphoprotein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229</text:p>
          </table:table-cell>
          <table:table-cell office:value-type="string" calcext:value-type="string">
            <text:p>RESID; AA0249 --- PSI-MOD; 0025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-(pantetheine 4'-phosphoryl)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antetheine; Phosphoprotei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391</text:p>
          </table:table-cell>
          <table:table-cell office:value-type="string" calcext:value-type="string">
            <text:p>RESID; AA0150 --- PSI-MOD; 0015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-(phosphoribosyl dephospho-coenzyme A)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389</text:p>
          </table:table-cell>
          <table:table-cell office:value-type="string" calcext:value-type="string">
            <text:p>RESID; AA0167 --- PSI-MOD; 0017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-(sn-1-glycerophosphoryl)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230</text:p>
          </table:table-cell>
          <table:table-cell office:value-type="string" calcext:value-type="string">
            <text:p>RESID; AA0264 --- PSI-MOD; 0026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-8alpha-FAD 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231</text:p>
          </table:table-cell>
          <table:table-cell office:value-type="string" calcext:value-type="string">
            <text:p>RESID; AA0145 --- PSI-MOD; 0015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-acetyl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232</text:p>
          </table:table-cell>
          <table:table-cell office:value-type="string" calcext:value-type="string">
            <text:p>RESID; AA0364 --- PSI-MOD; 0036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-acetylthre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cetylation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233</text:p>
          </table:table-cell>
          <table:table-cell office:value-type="string" calcext:value-type="string">
            <text:p>RESID; AA0423 --- PSI-MOD; 0117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-AMP-thre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cleotide-binding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393</text:p>
          </table:table-cell>
          <table:table-cell office:value-type="string" calcext:value-type="string">
            <text:p>RESID; AA0267 --- PSI-MOD; 0027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-AMP-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cleotide-binding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332</text:p>
          </table:table-cell>
          <table:table-cell office:value-type="string" calcext:value-type="string">
            <text:p>RESID; AA0203 --- PSI-MOD; 0020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-decanoyl ser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234</text:p>
          </table:table-cell>
          <table:table-cell office:value-type="string" calcext:value-type="string">
            <text:p>RESID; AA0385 --- PSI-MOD; 0039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-decanoyl threon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235</text:p>
          </table:table-cell>
          <table:table-cell office:value-type="string" calcext:value-type="string">
            <text:p>RESID; AA0387 --- PSI-MOD; 0039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-methylthre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356</text:p>
          </table:table-cell>
          <table:table-cell office:value-type="string" calcext:value-type="string">
            <text:p>RESID; AA0464 --- PSI-MOD; 0138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-octanoyl ser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239</text:p>
          </table:table-cell>
          <table:table-cell office:value-type="string" calcext:value-type="string">
            <text:p>RESID; AA0290 --- PSI-MOD; 0029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-octanoyl threon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240</text:p>
          </table:table-cell>
          <table:table-cell office:value-type="string" calcext:value-type="string">
            <text:p>RESID; AA0386 --- PSI-MOD; 0039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-palmitoyl ser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Palmitate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241</text:p>
          </table:table-cell>
          <table:table-cell office:value-type="string" calcext:value-type="string">
            <text:p>RESID; AA0080 --- PSI-MOD; 0008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-palmitoyl threon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Palmitate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242</text:p>
          </table:table-cell>
          <table:table-cell office:value-type="string" calcext:value-type="string">
            <text:p>RESID; AA0079 --- PSI-MOD; 0008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-UMP-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cleotide-binding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333</text:p>
          </table:table-cell>
          <table:table-cell office:value-type="string" calcext:value-type="string">
            <text:p>RESID; AA0256 --- PSI-MOD; 0026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mega-hydroxyceramide glutamate ester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Glutami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TM-0236</text:p>
          </table:table-cell>
          <table:table-cell office:value-type="string" calcext:value-type="string">
            <text:p>RESID; AA0347 --- PSI-MOD; 0035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mega-N-methyl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237</text:p>
          </table:table-cell>
          <table:table-cell office:value-type="string" calcext:value-type="string">
            <text:p>RESID; AA0069 --- PSI-MOD; 0007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mega-N-methylated 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238</text:p>
          </table:table-cell>
          <table:table-cell office:value-type="string" calcext:value-type="string">
            <text:p>PSI-MOD; 0065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xazole-4-carboxylic acid (Cys-Se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-Serine</text:p>
          </table:table-cell>
          <table:table-cell office:value-type="string" calcext:value-type="string">
            <text:p>C-S</text:p>
          </table:table-cell>
          <table:table-cell office:value-type="string" calcext:value-type="string">
            <text:p>PTM-0376</text:p>
          </table:table-cell>
          <table:table-cell office:value-type="string" calcext:value-type="string">
            <text:p>RESID; AA0238 --- PSI-MOD; 0024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xazole-4-carboxylic acid (Gly-Se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ycine-Serine</text:p>
          </table:table-cell>
          <table:table-cell office:value-type="string" calcext:value-type="string">
            <text:p>G-S</text:p>
          </table:table-cell>
          <table:table-cell office:value-type="string" calcext:value-type="string">
            <text:p>PTM-0377</text:p>
          </table:table-cell>
          <table:table-cell office:value-type="string" calcext:value-type="string">
            <text:p>RESID; AA0240 --- PSI-MOD; 0024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xazole-4-carboxylic acid (Ile-Se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soleucine-Serine</text:p>
          </table:table-cell>
          <table:table-cell office:value-type="string" calcext:value-type="string">
            <text:p>I-S</text:p>
          </table:table-cell>
          <table:table-cell office:value-type="string" calcext:value-type="string">
            <text:p>PTM-0463</text:p>
          </table:table-cell>
          <table:table-cell office:value-type="string" calcext:value-type="string">
            <text:p>RESID; AA0573 --- PSI-MOD; 0190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xazole-4-carboxylic acid (Ser-Se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-Serine</text:p>
          </table:table-cell>
          <table:table-cell office:value-type="string" calcext:value-type="string">
            <text:p>S-S</text:p>
          </table:table-cell>
          <table:table-cell office:value-type="string" calcext:value-type="string">
            <text:p>PTM-0464</text:p>
          </table:table-cell>
          <table:table-cell office:value-type="string" calcext:value-type="string">
            <text:p>RESID; AA0574 --- PSI-MOD; 0190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Oxazoline-4-carboxylic acid (Cys-Se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-Serine</text:p>
          </table:table-cell>
          <table:table-cell office:value-type="string" calcext:value-type="string">
            <text:p>C-S</text:p>
          </table:table-cell>
          <table:table-cell office:value-type="string" calcext:value-type="string">
            <text:p>PTM-0381</text:p>
          </table:table-cell>
          <table:table-cell office:value-type="string" calcext:value-type="string">
            <text:p>RESID; AA0239 --- PSI-MOD; 0024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entaglycyl murein peptidoglycan amidated ala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eptidoglycan-anchor</text:p>
          </table:table-cell>
          <table:table-cell office:value-type="string" calcext:value-type="string">
            <text:p>Alanin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TM-0245</text:p>
          </table:table-cell>
          <table:table-cell office:value-type="string" calcext:value-type="string">
            <text:p>RESID; AA0383 --- PSI-MOD; 0038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entaglycyl murein peptidoglycan amidated thre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eptidoglycan-anchor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246</text:p>
          </table:table-cell>
          <table:table-cell office:value-type="string" calcext:value-type="string">
            <text:p>RESID; AA0345 --- PSI-MOD; 0035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eptide (Met-Gly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thionine-Glycine</text:p>
          </table:table-cell>
          <table:table-cell office:value-type="string" calcext:value-type="string">
            <text:p>M-G</text:p>
          </table:table-cell>
          <table:table-cell office:value-type="string" calcext:value-type="string">
            <text:p>PTM-0247</text:p>
          </table:table-cell>
          <table:table-cell office:value-type="string" calcext:value-type="string">
            <text:p>null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henylalan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Phenylalani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TM-0248</text:p>
          </table:table-cell>
          <table:table-cell office:value-type="string" calcext:value-type="string">
            <text:p>RESID; AA0094 --- PSI-MOD; 0010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hosphatidylethanolamine amidated glyc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Glyc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TM-0249</text:p>
          </table:table-cell>
          <table:table-cell office:value-type="string" calcext:value-type="string">
            <text:p>RESID; AA0346 --- PSI-MOD; 0035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hospho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250</text:p>
          </table:table-cell>
          <table:table-cell office:value-type="string" calcext:value-type="string">
            <text:p>RESID; AA0222 --- PSI-MOD; 0022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hospho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51</text:p>
          </table:table-cell>
          <table:table-cell office:value-type="string" calcext:value-type="string">
            <text:p>RESID; AA0034 --- PSI-MOD; 0004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hospho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Histid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TM-0252</text:p>
          </table:table-cell>
          <table:table-cell office:value-type="string" calcext:value-type="string">
            <text:p>PSI-MOD; 0089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hospho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253</text:p>
          </table:table-cell>
          <table:table-cell office:value-type="string" calcext:value-type="string">
            <text:p>RESID; AA0037 --- PSI-MOD; 0004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hosphothre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254</text:p>
          </table:table-cell>
          <table:table-cell office:value-type="string" calcext:value-type="string">
            <text:p>RESID; AA0038 --- PSI-MOD; 0004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hospho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255</text:p>
          </table:table-cell>
          <table:table-cell office:value-type="string" calcext:value-type="string">
            <text:p>RESID; AA0039 --- PSI-MOD; 0004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olyADP-ribosyl glutamic acid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DP-ribosylation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TM-0256</text:p>
          </table:table-cell>
          <table:table-cell office:value-type="string" calcext:value-type="string">
            <text:p>RESID; AA0295 --- PSI-MOD; 0030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roline 5-hydroxy-oxazole-4-carbothionic acid (Pro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oline-Cysteine</text:p>
          </table:table-cell>
          <table:table-cell office:value-type="string" calcext:value-type="string">
            <text:p>P-C</text:p>
          </table:table-cell>
          <table:table-cell office:value-type="string" calcext:value-type="string">
            <text:p>PTM-0449</text:p>
          </table:table-cell>
          <table:table-cell office:value-type="string" calcext:value-type="string">
            <text:p>RESID; AA0551 --- PSI-MOD; 0184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rol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Prolin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TM-0257</text:p>
          </table:table-cell>
          <table:table-cell office:value-type="string" calcext:value-type="string">
            <text:p>RESID; AA0095 --- PSI-MOD; 0010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ros-8alpha-FAD 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Histid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TM-0258</text:p>
          </table:table-cell>
          <table:table-cell office:value-type="string" calcext:value-type="string">
            <text:p>RESID; AA0144 --- PSI-MOD; 0015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ros-methyl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Histid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TM-0259</text:p>
          </table:table-cell>
          <table:table-cell office:value-type="string" calcext:value-type="string">
            <text:p>RESID; AA0073 --- PSI-MOD; 0008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ros-phospho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Histid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TM-0260</text:p>
          </table:table-cell>
          <table:table-cell office:value-type="string" calcext:value-type="string">
            <text:p>RESID; AA0036 --- PSI-MOD; 0004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yridine-2,5-dicarboxylic acid (Se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-Cysteine-Serine</text:p>
          </table:table-cell>
          <table:table-cell office:value-type="string" calcext:value-type="string">
            <text:p>S-C-S</text:p>
          </table:table-cell>
          <table:table-cell office:value-type="string" calcext:value-type="string">
            <text:p>PTM-0357</text:p>
          </table:table-cell>
          <table:table-cell office:value-type="string" calcext:value-type="string">
            <text:p>RESID; AA0470 --- PSI-MOD; 0139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yridine-2,5-dicarboxylic acid (Ser-Se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-Serine-Cysteine</text:p>
          </table:table-cell>
          <table:table-cell office:value-type="string" calcext:value-type="string">
            <text:p>S-S-C</text:p>
          </table:table-cell>
          <table:table-cell office:value-type="string" calcext:value-type="string">
            <text:p>PTM-0358</text:p>
          </table:table-cell>
          <table:table-cell office:value-type="string" calcext:value-type="string">
            <text:p>RESID; AA0470 --- PSI-MOD; 0139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yrrolidone carboxylic acid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yrrolidone carboxylic acid</text:p>
          </table:table-cell>
          <table:table-cell office:value-type="string" calcext:value-type="string">
            <text:p>Glutamin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TM-0261</text:p>
          </table:table-cell>
          <table:table-cell office:value-type="string" calcext:value-type="string">
            <text:p>RESID; AA0031 --- PSI-MOD; 0004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yrrolidone carboxylic acid (Glu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yrrolidone carboxylic acid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TM-0262</text:p>
          </table:table-cell>
          <table:table-cell office:value-type="string" calcext:value-type="string">
            <text:p>RESID; AA0031 --- PSI-MOD; 0042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yrroloquinoline quinone (Glu-Ty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lutamate-Tyrosine</text:p>
          </table:table-cell>
          <table:table-cell office:value-type="string" calcext:value-type="string">
            <text:p>E-Y</text:p>
          </table:table-cell>
          <table:table-cell office:value-type="string" calcext:value-type="string">
            <text:p>PTM-0263</text:p>
          </table:table-cell>
          <table:table-cell office:value-type="string" calcext:value-type="string">
            <text:p>RESID; AA0283 --- PSI-MOD; 0028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yruvic acid (Cys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yruvate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65</text:p>
          </table:table-cell>
          <table:table-cell office:value-type="string" calcext:value-type="string">
            <text:p>RESID; AA0127 --- PSI-MOD; 0013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Pyruvic acid (Ser)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yruvate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266</text:p>
          </table:table-cell>
          <table:table-cell office:value-type="string" calcext:value-type="string">
            <text:p>RESID; AA0127 --- PSI-MOD; 0080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(15-deoxy-Delta12,14-prostaglandin J2-9-yl)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447</text:p>
          </table:table-cell>
          <table:table-cell office:value-type="string" calcext:value-type="string">
            <text:p>RESID; AA0426 --- PSI-MOD; 0117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(2-aminovinyl)-3-methyl-D-cysteine (Th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D-amino acid; Thioether bond</text:p>
          </table:table-cell>
          <table:table-cell office:value-type="string" calcext:value-type="string">
            <text:p>Threonine-Cysteine</text:p>
          </table:table-cell>
          <table:table-cell office:value-type="string" calcext:value-type="string">
            <text:p>T-C</text:p>
          </table:table-cell>
          <table:table-cell office:value-type="string" calcext:value-type="string">
            <text:p>PTM-0267</text:p>
          </table:table-cell>
          <table:table-cell office:value-type="string" calcext:value-type="string">
            <text:p>RESID; AA0253 --- PSI-MOD; 0025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(2-aminovinyl)-D-cysteine (Cys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D-amino acid; Thioether bond</text:p>
          </table:table-cell>
          <table:table-cell office:value-type="string" calcext:value-type="string">
            <text:p>Cysteine-Cysteine</text:p>
          </table:table-cell>
          <table:table-cell office:value-type="string" calcext:value-type="string">
            <text:p>C-C</text:p>
          </table:table-cell>
          <table:table-cell office:value-type="string" calcext:value-type="string">
            <text:p>PTM-0446</text:p>
          </table:table-cell>
          <table:table-cell office:value-type="string" calcext:value-type="string">
            <text:p>RESID; AA0204 --- PSI-MOD; 0184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(2-aminovinyl)-D-cysteine (Se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D-amino acid; Thioether bond</text:p>
          </table:table-cell>
          <table:table-cell office:value-type="string" calcext:value-type="string">
            <text:p>Serine-Cysteine</text:p>
          </table:table-cell>
          <table:table-cell office:value-type="string" calcext:value-type="string">
            <text:p>S-C</text:p>
          </table:table-cell>
          <table:table-cell office:value-type="string" calcext:value-type="string">
            <text:p>PTM-0268</text:p>
          </table:table-cell>
          <table:table-cell office:value-type="string" calcext:value-type="string">
            <text:p>RESID; AA0204 --- PSI-MOD; 0020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(2-aminovinyl)-L-cysteine (Cys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Cysteine-Cysteine</text:p>
          </table:table-cell>
          <table:table-cell office:value-type="string" calcext:value-type="string">
            <text:p>C-C</text:p>
          </table:table-cell>
          <table:table-cell office:value-type="string" calcext:value-type="string">
            <text:p>PTM-0443</text:p>
          </table:table-cell>
          <table:table-cell office:value-type="string" calcext:value-type="string">
            <text:p>RESID; AA0548 --- PSI-MOD; 0184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(4-hydroxycinnamyl)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Chromophore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414</text:p>
          </table:table-cell>
          <table:table-cell office:value-type="string" calcext:value-type="string">
            <text:p>RESID; AA0207 --- PSI-MOD; 0021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(coelenterazin-3a-yl)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428</text:p>
          </table:table-cell>
          <table:table-cell office:value-type="string" calcext:value-type="string">
            <text:p>PSI-MOD; 0169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(dipyrrolylmethanemethyl)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421</text:p>
          </table:table-cell>
          <table:table-cell office:value-type="string" calcext:value-type="string">
            <text:p>RESID; AA0252 --- PSI-MOD; 0025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12-hydroxyfarnesyl 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Prenylatio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69</text:p>
          </table:table-cell>
          <table:table-cell office:value-type="string" calcext:value-type="string">
            <text:p>RESID; AA0103 --- PSI-MOD; 0011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4a-FMN 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M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70</text:p>
          </table:table-cell>
          <table:table-cell office:value-type="string" calcext:value-type="string">
            <text:p>RESID; AA0351 --- PSI-MOD; 0035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6-FMN 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M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71</text:p>
          </table:table-cell>
          <table:table-cell office:value-type="string" calcext:value-type="string">
            <text:p>RESID; AA0220 --- PSI-MOD; 0022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8alpha-FAD 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72</text:p>
          </table:table-cell>
          <table:table-cell office:value-type="string" calcext:value-type="string">
            <text:p>RESID; AA0143 --- PSI-MOD; 0015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archaeol 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73</text:p>
          </table:table-cell>
          <table:table-cell office:value-type="string" calcext:value-type="string">
            <text:p>RESID; AA0223 --- PSI-MOD; 0022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bacillithiol cysteine disulf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452</text:p>
          </table:table-cell>
          <table:table-cell office:value-type="string" calcext:value-type="string">
            <text:p>RESID; AA0563 --- PSI-MOD; 0186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cysteinyl 3-(oxidosulfanyl)alanine (Cys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Disulfide bond</text:p>
          </table:table-cell>
          <table:table-cell office:value-type="string" calcext:value-type="string">
            <text:p>Cysteine-Cysteine</text:p>
          </table:table-cell>
          <table:table-cell office:value-type="string" calcext:value-type="string">
            <text:p>C-C</text:p>
          </table:table-cell>
          <table:table-cell office:value-type="string" calcext:value-type="string">
            <text:p>PTM-0324</text:p>
          </table:table-cell>
          <table:table-cell office:value-type="string" calcext:value-type="string">
            <text:p>RESID; AA0457 --- PSI-MOD; 0138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cysteinyl 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415</text:p>
          </table:table-cell>
          <table:table-cell office:value-type="string" calcext:value-type="string">
            <text:p>RESID; AA0025 --- PSI-MOD; 0076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diacylglycerol 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74</text:p>
          </table:table-cell>
          <table:table-cell office:value-type="string" calcext:value-type="string">
            <text:p>RESID; AA0107 --- PSI-MOD; 0011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farnesyl 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Prenylatio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77</text:p>
          </table:table-cell>
          <table:table-cell office:value-type="string" calcext:value-type="string">
            <text:p>RESID; AA0102 --- PSI-MOD; 0011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geranylgeranyl 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Prenylatio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78</text:p>
          </table:table-cell>
          <table:table-cell office:value-type="string" calcext:value-type="string">
            <text:p>RESID; AA0104 --- PSI-MOD; 0011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glutathionyl 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Glutathionylatio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311</text:p>
          </table:table-cell>
          <table:table-cell office:value-type="string" calcext:value-type="string">
            <text:p>RESID; AA0229 --- PSI-MOD; 0023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Lysyl-methionine sulfilimine (Lys-Met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ysine-Methionine</text:p>
          </table:table-cell>
          <table:table-cell office:value-type="string" calcext:value-type="string">
            <text:p>K-M</text:p>
          </table:table-cell>
          <table:table-cell office:value-type="string" calcext:value-type="string">
            <text:p>PTM-0402</text:p>
          </table:table-cell>
          <table:table-cell office:value-type="string" calcext:value-type="string">
            <text:p>RESID; AA0501 --- PSI-MOD; 0160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Lysyl-methionine sulfilimine (Met-L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thionine-Lysine</text:p>
          </table:table-cell>
          <table:table-cell office:value-type="string" calcext:value-type="string">
            <text:p>M-K</text:p>
          </table:table-cell>
          <table:table-cell office:value-type="string" calcext:value-type="string">
            <text:p>PTM-0401</text:p>
          </table:table-cell>
          <table:table-cell office:value-type="string" calcext:value-type="string">
            <text:p>RESID; AA0501 --- PSI-MOD; 0160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methyl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79</text:p>
          </table:table-cell>
          <table:table-cell office:value-type="string" calcext:value-type="string">
            <text:p>RESID; AA0234 --- PSI-MOD; 0023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nitroso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S-nitrosylatio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80</text:p>
          </table:table-cell>
          <table:table-cell office:value-type="string" calcext:value-type="string">
            <text:p>RESID; AA0230 --- PSI-MOD; 0023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palmitoyl 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Palmitate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81</text:p>
          </table:table-cell>
          <table:table-cell office:value-type="string" calcext:value-type="string">
            <text:p>RESID; AA0106 --- PSI-MOD; 0011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selanylcyste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Selenium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82</text:p>
          </table:table-cell>
          <table:table-cell office:value-type="string" calcext:value-type="string">
            <text:p>RESID; AA0277 --- PSI-MOD; 0028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-stearoyl cysteine</text:p>
          </table:table-cell>
          <table:table-cell office:value-type="string" calcext:value-type="string">
            <text:p>LIPID</text:p>
          </table:table-cell>
          <table:table-cell office:value-type="string" calcext:value-type="string">
            <text:p>Lipoprotein</text:p>
          </table:table-cell>
          <table:table-cell office:value-type="string" calcext:value-type="string">
            <text:p>Cystein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TM-0283</text:p>
          </table:table-cell>
          <table:table-cell office:value-type="string" calcext:value-type="string">
            <text:p>RESID; AA0407 --- PSI-MOD; 0081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er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275</text:p>
          </table:table-cell>
          <table:table-cell office:value-type="string" calcext:value-type="string">
            <text:p>RESID; AA0096 --- PSI-MOD; 0010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erine microcin E492 siderophore ester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276</text:p>
          </table:table-cell>
          <table:table-cell office:value-type="string" calcext:value-type="string">
            <text:p>RESID; AA0374 --- PSI-MOD; 0037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ulfoser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Sulfation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TM-0284</text:p>
          </table:table-cell>
          <table:table-cell office:value-type="string" calcext:value-type="string">
            <text:p>RESID; AA0361 --- PSI-MOD; 0036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ulfothre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Sulfation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285</text:p>
          </table:table-cell>
          <table:table-cell office:value-type="string" calcext:value-type="string">
            <text:p>RESID; AA0362 --- PSI-MOD; 0036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ulfotyros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Sulfation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286</text:p>
          </table:table-cell>
          <table:table-cell office:value-type="string" calcext:value-type="string">
            <text:p>RESID; AA0172 --- PSI-MOD; 00181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Symmetric dimethylargi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TM-0287</text:p>
          </table:table-cell>
          <table:table-cell office:value-type="string" calcext:value-type="string">
            <text:p>RESID; AA0067 --- PSI-MOD; 0007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ele-(1,2,3-trihydroxypropan-2-yl)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istid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TM-0416</text:p>
          </table:table-cell>
          <table:table-cell office:value-type="string" calcext:value-type="string">
            <text:p>RESID; AA0431 --- PSI-MOD; 0117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ele-8alpha-FAD 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Histid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TM-0288</text:p>
          </table:table-cell>
          <table:table-cell office:value-type="string" calcext:value-type="string">
            <text:p>RESID; AA0221 --- PSI-MOD; 0022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ele-8alpha-FMN 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FMN</text:p>
          </table:table-cell>
          <table:table-cell office:value-type="string" calcext:value-type="string">
            <text:p>Histid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TM-0289</text:p>
          </table:table-cell>
          <table:table-cell office:value-type="string" calcext:value-type="string">
            <text:p>RESID; AA0352 --- PSI-MOD; 0035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ele-methyl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Histid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TM-0290</text:p>
          </table:table-cell>
          <table:table-cell office:value-type="string" calcext:value-type="string">
            <text:p>RESID; AA0317 --- PSI-MOD; 00322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ele-phosphohistid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Phosphoprotein</text:p>
          </table:table-cell>
          <table:table-cell office:value-type="string" calcext:value-type="string">
            <text:p>Histidin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TM-0325</text:p>
          </table:table-cell>
          <table:table-cell office:value-type="string" calcext:value-type="string">
            <text:p>RESID; AA0035 --- PSI-MOD; 0004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hiazole-4-carboxylic acid (Arg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Arginine-Cysteine</text:p>
          </table:table-cell>
          <table:table-cell office:value-type="string" calcext:value-type="string">
            <text:p>R-C</text:p>
          </table:table-cell>
          <table:table-cell office:value-type="string" calcext:value-type="string">
            <text:p>PTM-0460</text:p>
          </table:table-cell>
          <table:table-cell office:value-type="string" calcext:value-type="string">
            <text:p>RESID; AA0570 --- PSI-MOD; 0189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hiazole-4-carboxylic acid (Asn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Asparagine-Cysteine</text:p>
          </table:table-cell>
          <table:table-cell office:value-type="string" calcext:value-type="string">
            <text:p>N-C</text:p>
          </table:table-cell>
          <table:table-cell office:value-type="string" calcext:value-type="string">
            <text:p>PTM-0359</text:p>
          </table:table-cell>
          <table:table-cell office:value-type="string" calcext:value-type="string">
            <text:p>RESID; AA0481 --- PSI-MOD; 0140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hiazole-4-carboxylic acid (Cys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Cysteine-Cysteine</text:p>
          </table:table-cell>
          <table:table-cell office:value-type="string" calcext:value-type="string">
            <text:p>C-C</text:p>
          </table:table-cell>
          <table:table-cell office:value-type="string" calcext:value-type="string">
            <text:p>PTM-0360</text:p>
          </table:table-cell>
          <table:table-cell office:value-type="string" calcext:value-type="string">
            <text:p>RESID; AA0244 --- PSI-MOD; 0024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hiazole-4-carboxylic acid (Glu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Glutamate-Cysteine</text:p>
          </table:table-cell>
          <table:table-cell office:value-type="string" calcext:value-type="string">
            <text:p>E-C</text:p>
          </table:table-cell>
          <table:table-cell office:value-type="string" calcext:value-type="string">
            <text:p>PTM-0456</text:p>
          </table:table-cell>
          <table:table-cell office:value-type="string" calcext:value-type="string">
            <text:p>RESID; AA0541 --- PSI-MOD; 01815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hiazole-4-carboxylic acid (Gly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Glycine-Cysteine</text:p>
          </table:table-cell>
          <table:table-cell office:value-type="string" calcext:value-type="string">
            <text:p>G-C</text:p>
          </table:table-cell>
          <table:table-cell office:value-type="string" calcext:value-type="string">
            <text:p>PTM-0378</text:p>
          </table:table-cell>
          <table:table-cell office:value-type="string" calcext:value-type="string">
            <text:p>RESID; AA0241 --- PSI-MOD; 0024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hiazole-4-carboxylic acid (Ile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Isoleucine-Cysteine</text:p>
          </table:table-cell>
          <table:table-cell office:value-type="string" calcext:value-type="string">
            <text:p>I-C</text:p>
          </table:table-cell>
          <table:table-cell office:value-type="string" calcext:value-type="string">
            <text:p>PTM-0361</text:p>
          </table:table-cell>
          <table:table-cell office:value-type="string" calcext:value-type="string">
            <text:p>RESID; AA0466 --- PSI-MOD; 01389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hiazole-4-carboxylic acid (Phe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Phenylalanine-Cysteine</text:p>
          </table:table-cell>
          <table:table-cell office:value-type="string" calcext:value-type="string">
            <text:p>F-C</text:p>
          </table:table-cell>
          <table:table-cell office:value-type="string" calcext:value-type="string">
            <text:p>PTM-0375</text:p>
          </table:table-cell>
          <table:table-cell office:value-type="string" calcext:value-type="string">
            <text:p>RESID; AA0243 --- PSI-MOD; 0024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hiazole-4-carboxylic acid (Pro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Proline-Cysteine</text:p>
          </table:table-cell>
          <table:table-cell office:value-type="string" calcext:value-type="string">
            <text:p>P-C</text:p>
          </table:table-cell>
          <table:table-cell office:value-type="string" calcext:value-type="string">
            <text:p>PTM-0362</text:p>
          </table:table-cell>
          <table:table-cell office:value-type="string" calcext:value-type="string">
            <text:p>RESID; AA0282 --- PSI-MOD; 0028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hiazole-4-carboxylic acid (Se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Serine-Cysteine</text:p>
          </table:table-cell>
          <table:table-cell office:value-type="string" calcext:value-type="string">
            <text:p>S-C</text:p>
          </table:table-cell>
          <table:table-cell office:value-type="string" calcext:value-type="string">
            <text:p>PTM-0363</text:p>
          </table:table-cell>
          <table:table-cell office:value-type="string" calcext:value-type="string">
            <text:p>RESID; AA0242 --- PSI-MOD; 0024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hiazole-4-carboxylic acid (Th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Threonine-Cysteine</text:p>
          </table:table-cell>
          <table:table-cell office:value-type="string" calcext:value-type="string">
            <text:p>T-C</text:p>
          </table:table-cell>
          <table:table-cell office:value-type="string" calcext:value-type="string">
            <text:p>PTM-0364</text:p>
          </table:table-cell>
          <table:table-cell office:value-type="string" calcext:value-type="string">
            <text:p>RESID; AA0283 --- PSI-MOD; 0028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hiazole-4-carboxylic acid (Val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Valine-Cysteine</text:p>
          </table:table-cell>
          <table:table-cell office:value-type="string" calcext:value-type="string">
            <text:p>V-C</text:p>
          </table:table-cell>
          <table:table-cell office:value-type="string" calcext:value-type="string">
            <text:p>PTM-0365</text:p>
          </table:table-cell>
          <table:table-cell office:value-type="string" calcext:value-type="string">
            <text:p>RESID; AA0467 --- PSI-MOD; 0139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hiazoline-4-carboxylic acid (Phe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hioether bond</text:p>
          </table:table-cell>
          <table:table-cell office:value-type="string" calcext:value-type="string">
            <text:p>Phenylalanine-Cysteine</text:p>
          </table:table-cell>
          <table:table-cell office:value-type="string" calcext:value-type="string">
            <text:p>F-C</text:p>
          </table:table-cell>
          <table:table-cell office:value-type="string" calcext:value-type="string">
            <text:p>PTM-0366</text:p>
          </table:table-cell>
          <table:table-cell office:value-type="string" calcext:value-type="string">
            <text:p>RESID; AA0484 --- PSI-MOD; 0140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hreonine 5-hydroxy-oxazole-4-carbonthionic acid (Thr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reonine-Cysteine</text:p>
          </table:table-cell>
          <table:table-cell office:value-type="string" calcext:value-type="string">
            <text:p>T-C</text:p>
          </table:table-cell>
          <table:table-cell office:value-type="string" calcext:value-type="string">
            <text:p>PTM-0458</text:p>
          </table:table-cell>
          <table:table-cell office:value-type="string" calcext:value-type="string">
            <text:p>RESID; AA0554 --- PSI-MOD; 0187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hreon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293</text:p>
          </table:table-cell>
          <table:table-cell office:value-type="string" calcext:value-type="string">
            <text:p>RESID; AA0097 --- PSI-MOD; 0010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hreonine methyl ester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Methylation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TM-0412</text:p>
          </table:table-cell>
          <table:table-cell office:value-type="string" calcext:value-type="string">
            <text:p>RESID; AA0507 --- PSI-MOD; 01610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hreonyl lysine isopeptide (Lys-Th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Lysine-Threonine</text:p>
          </table:table-cell>
          <table:table-cell office:value-type="string" calcext:value-type="string">
            <text:p>K-T</text:p>
          </table:table-cell>
          <table:table-cell office:value-type="string" calcext:value-type="string">
            <text:p>PTM-0326</text:p>
          </table:table-cell>
          <table:table-cell office:value-type="string" calcext:value-type="string">
            <text:p>RESID; AA0440 --- PSI-MOD; 0092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hreonyl lysine isopeptide (Thr-L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Isopeptide bond</text:p>
          </table:table-cell>
          <table:table-cell office:value-type="string" calcext:value-type="string">
            <text:p>Threonine-Lysine</text:p>
          </table:table-cell>
          <table:table-cell office:value-type="string" calcext:value-type="string">
            <text:p>T-K</text:p>
          </table:table-cell>
          <table:table-cell office:value-type="string" calcext:value-type="string">
            <text:p>PTM-0327</text:p>
          </table:table-cell>
          <table:table-cell office:value-type="string" calcext:value-type="string">
            <text:p>RESID; AA0440 --- PSI-MOD; 00924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hyrox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Iodination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294</text:p>
          </table:table-cell>
          <table:table-cell office:value-type="string" calcext:value-type="string">
            <text:p>RESID; AA0178 --- PSI-MOD; 0018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riiodothyroni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Iodination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295</text:p>
          </table:table-cell>
          <table:table-cell office:value-type="string" calcext:value-type="string">
            <text:p>RESID; AA0177 --- PSI-MOD; 0018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rithiocysteine (Cys-Cys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ysteine-Cysteine</text:p>
          </table:table-cell>
          <table:table-cell office:value-type="string" calcext:value-type="string">
            <text:p>C-C</text:p>
          </table:table-cell>
          <table:table-cell office:value-type="string" calcext:value-type="string">
            <text:p>PTM-0417</text:p>
          </table:table-cell>
          <table:table-cell office:value-type="string" calcext:value-type="string">
            <text:p>RESID; AA0513 --- PSI-MOD; 01616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ryptophan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Tryptopha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M-0296</text:p>
          </table:table-cell>
          <table:table-cell office:value-type="string" calcext:value-type="string">
            <text:p>RESID; AA0098 --- PSI-MOD; 0010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ryptophan derivativ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yptopha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M-0297</text:p>
          </table:table-cell>
          <table:table-cell office:value-type="string" calcext:value-type="string">
            <text:p>PSI-MOD; 0091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ryptophan tryptophylquinone (Trp-Trp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TTQ</text:p>
          </table:table-cell>
          <table:table-cell office:value-type="string" calcext:value-type="string">
            <text:p>Tryptophan-Tryptophan</text:p>
          </table:table-cell>
          <table:table-cell office:value-type="string" calcext:value-type="string">
            <text:p>W-W</text:p>
          </table:table-cell>
          <table:table-cell office:value-type="string" calcext:value-type="string">
            <text:p>PTM-0298</text:p>
          </table:table-cell>
          <table:table-cell office:value-type="string" calcext:value-type="string">
            <text:p>RESID; AA0149 --- PSI-MOD; 0015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ryptophyl-tyrosyl-methioninium (Trp-Tyr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yptophan-Tyrosine-Methionine</text:p>
          </table:table-cell>
          <table:table-cell office:value-type="string" calcext:value-type="string">
            <text:p>W-Y-M</text:p>
          </table:table-cell>
          <table:table-cell office:value-type="string" calcext:value-type="string">
            <text:p>PTM-0328</text:p>
          </table:table-cell>
          <table:table-cell office:value-type="string" calcext:value-type="string">
            <text:p>RESID; AA0348 --- PSI-MOD; 0035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ryptophyl-tyrosyl-methioninium (Tyr-Met)</text:p>
          </table:table-cell>
          <table:table-cell office:value-type="string" calcext:value-type="string">
            <text:p>CROSSLNK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yrosine-Methionine-Tryptophan</text:p>
          </table:table-cell>
          <table:table-cell office:value-type="string" calcext:value-type="string">
            <text:p>Y-M-W</text:p>
          </table:table-cell>
          <table:table-cell office:value-type="string" calcext:value-type="string">
            <text:p>PTM-0329</text:p>
          </table:table-cell>
          <table:table-cell office:value-type="string" calcext:value-type="string">
            <text:p>RESID; AA0348 --- PSI-MOD; 00353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ryptophylquinon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yptopha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TM-0299</text:p>
          </table:table-cell>
          <table:table-cell office:value-type="string" calcext:value-type="string">
            <text:p>RESID; AA0148 --- PSI-MOD; 00157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Tyros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TM-0302</text:p>
          </table:table-cell>
          <table:table-cell office:value-type="string" calcext:value-type="string">
            <text:p>RESID; AA0099 --- PSI-MOD; 00108</text:p>
          </table:table-cell>
          <table:table-cell table:number-columns-repeated="250"/>
        </table:table-row>
        <table:table-row table:style-name="ro2">
          <table:table-cell office:value-type="string" calcext:value-type="string">
            <text:p>Valine amide</text:p>
          </table:table-cell>
          <table:table-cell office:value-type="string" calcext:value-type="string">
            <text:p>MOD_RES</text:p>
          </table:table-cell>
          <table:table-cell office:value-type="string" calcext:value-type="string">
            <text:p>Amidation</text:p>
          </table:table-cell>
          <table:table-cell office:value-type="string" calcext:value-type="string">
            <text:p>Valin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TM-0303</text:p>
          </table:table-cell>
          <table:table-cell office:value-type="string" calcext:value-type="string">
            <text:p>RESID; AA0100 --- PSI-MOD; 00109</text:p>
          </table:table-cell>
          <table:table-cell table:number-columns-repeated="250"/>
        </table:table-row>
        <table:table-row table:style-name="ro2" table:number-rows-repeated="1048111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3T15:49:34.327222028</dc:date>
    <meta:generator>LibreOffice/4.2.7.2$Linux_X86_64 LibreOffice_project/420m0$Build-2</meta:generator>
    <meta:editing-duration>P0D</meta:editing-duration>
    <meta:editing-cycles>1</meta:editing-cycles>
    <meta:document-statistic meta:table-count="2" meta:cell-count="7307" meta:object-count="0"/>
  </office:meta>
</office:document-meta>
</file>